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1'"/>
    <style:font-face style:name="Calibri Light2" svg:font-family="'Calibri Light'"/>
    <style:font-face style:name="Calibri1" svg:font-family="Calibri1"/>
    <style:font-face style:name="Calibri2" svg:font-family="Calibri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6.112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5.927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5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38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1.746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3.254cm"/>
    </style:style>
    <style:style style:name="co32" style:family="table-column">
      <style:table-column-properties fo:break-before="auto" style:column-width="0.926cm"/>
    </style:style>
    <style:style style:name="co33" style:family="table-column">
      <style:table-column-properties fo:break-before="auto" style:column-width="2.355cm"/>
    </style:style>
    <style:style style:name="co34" style:family="table-column">
      <style:table-column-properties fo:break-before="auto" style:column-width="0.847cm"/>
    </style:style>
    <style:style style:name="co28" style:family="table-column">
      <style:table-column-properties fo:break-before="auto" style:column-width="1.799cm"/>
    </style:style>
    <style:style style:name="co35" style:family="table-column">
      <style:table-column-properties fo:break-before="auto" style:column-width="3.863cm"/>
    </style:style>
    <style:style style:name="co36" style:family="table-column">
      <style:table-column-properties fo:break-before="auto" style:column-width="2.619cm"/>
    </style:style>
    <style:style style:name="co37" style:family="table-column">
      <style:table-column-properties fo:break-before="auto" style:column-width="1.773cm"/>
    </style:style>
    <style:style style:name="co38" style:family="table-column">
      <style:table-column-properties fo:break-before="auto" style:column-width="1.296cm"/>
    </style:style>
    <style:style style:name="co39" style:family="table-column">
      <style:table-column-properties fo:break-before="auto" style:column-width="1.085cm"/>
    </style:style>
    <style:style style:name="co40" style:family="table-column">
      <style:table-column-properties fo:break-before="auto" style:column-width="2.196cm"/>
    </style:style>
    <style:style style:name="co41" style:family="table-column">
      <style:table-column-properties fo:break-before="auto" style:column-width="0.212cm"/>
    </style:style>
    <style:style style:name="co42" style:family="table-column">
      <style:table-column-properties fo:break-before="auto" style:column-width="1.429cm"/>
    </style:style>
    <style:style style:name="co43" style:family="table-column">
      <style:table-column-properties fo:break-before="auto" style:column-width="2.275cm"/>
    </style:style>
    <style:style style:name="co44" style:family="table-column">
      <style:table-column-properties fo:break-before="auto" style:column-width="1.482cm"/>
    </style:style>
    <style:style style:name="co45" style:family="table-column">
      <style:table-column-properties fo:break-before="auto" style:column-width="1.535cm"/>
    </style:style>
    <style:style style:name="co46" style:family="table-column">
      <style:table-column-properties fo:break-before="auto" style:column-width="1.826cm"/>
    </style:style>
    <style:style style:name="co47" style:family="table-column">
      <style:table-column-properties fo:break-before="auto" style:column-width="0.9cm"/>
    </style:style>
    <style:style style:name="co48" style:family="table-column">
      <style:table-column-properties fo:break-before="auto" style:column-width="1.349cm"/>
    </style:style>
    <style:style style:name="co49" style:family="table-column">
      <style:table-column-properties fo:break-before="auto" style:column-width="2.672cm"/>
    </style:style>
    <style:style style:name="co50" style:family="table-column">
      <style:table-column-properties fo:break-before="auto" style:column-width="2.752cm"/>
    </style:style>
    <style:style style:name="co51" style:family="table-column">
      <style:table-column-properties fo:break-before="auto" style:column-width="2.937cm"/>
    </style:style>
    <style:style style:name="co52" style:family="table-column">
      <style:table-column-properties fo:break-before="auto" style:column-width="0.318cm"/>
    </style:style>
    <style:style style:name="co54" style:family="table-column">
      <style:table-column-properties fo:break-before="auto" style:column-width="5.477cm"/>
    </style:style>
    <style:style style:name="co55" style:family="table-column">
      <style:table-column-properties fo:break-before="auto" style:column-width="1.561cm"/>
    </style:style>
    <style:style style:name="co56" style:family="table-column">
      <style:table-column-properties fo:break-before="auto" style:column-width="1.508cm"/>
    </style:style>
    <style:style style:name="co57" style:family="table-column">
      <style:table-column-properties fo:break-before="auto" style:column-width="2.461cm"/>
    </style:style>
    <style:style style:name="ro1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2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103P0"/>
    </number:currency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10104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0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36"/>
    <style:style style:name="ce21" style:family="table-cell" style:parent-style-name="Default" style:data-style-name="N11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/>
    <style:style style:name="ce15" style:family="table-cell" style:parent-style-name="Default" style:data-style-name="N114"/>
    <style:style style:name="ce2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36"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0">
      <style:text-properties fo:font-style="italic" style:font-style-asian="italic" style:font-style-complex="italic"/>
    </style:style>
    <style:style style:name="ce40" style:family="table-cell" style:parent-style-name="Default" style:data-style-name="N4">
      <style:text-properties fo:font-style="italic" style:font-style-asian="italic" style:font-style-complex="italic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transparent"/>
      <style:text-properties fo:color="#ff0000"/>
    </style:style>
    <style:style style:name="ce46" style:family="table-cell" style:parent-style-name="Default" style:data-style-name="N4">
      <style:table-cell-properties fo:background-color="transparent"/>
    </style:style>
    <style:style style:name="ce4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52" style:family="table-cell" style:parent-style-name="Default" style:data-style-name="N36">
      <style:table-cell-properties fo:background-color="#e8f2a1"/>
    </style:style>
    <style:style style:name="ce53" style:family="table-cell" style:parent-style-name="Default" style:data-style-name="N4">
      <style:table-cell-properties fo:background-color="#e8f2a1"/>
    </style:style>
    <style:style style:name="ce54" style:family="table-cell" style:parent-style-name="Default" style:data-style-name="N36">
      <style:table-cell-properties fo:background-color="#ffd7d7"/>
    </style:style>
    <style:style style:name="ce55" style:family="table-cell" style:parent-style-name="Default" style:data-style-name="N4">
      <style:table-cell-properties fo:background-color="#ffd7d7"/>
    </style:style>
    <style:style style:name="ce56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65" style:family="table-cell" style:parent-style-name="Default" style:data-style-name="N4">
      <style:text-properties fo:color="#c9211e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8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style:font-name="Calibri" style:font-name-asian="Calibri2" style:font-name-complex="Calibri2"/>
    </style:style>
    <style:style style:name="ce79" style:family="table-cell" style:parent-style-name="Default" style:data-style-name="N101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 style:data-style-name="N0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85" style:family="table-cell" style:parent-style-name="Default" style:data-style-name="N20104">
      <style:table-cell-properties fo:background-color="transparent"/>
    </style:style>
    <style:style style:name="ce86" style:family="table-cell" style:parent-style-name="Default" style:data-style-name="N20104">
      <style:text-properties fo:font-weight="bold" style:font-weight-asian="bold" style:font-weight-complex="bold"/>
    </style:style>
    <style:style style:name="ce87" style:family="table-cell" style:parent-style-name="Default" style:data-style-name="N10104">
      <style:table-cell-properties fo:background-color="transparent"/>
    </style:style>
    <style:style style:name="ce88" style:family="table-cell" style:parent-style-name="Default" style:data-style-name="N10104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90" style:family="table-cell" style:parent-style-name="Default" style:data-style-name="N20104"/>
    <style:style style:name="ce91" style:family="table-cell" style:parent-style-name="Default" style:data-style-name="N10104">
      <style:table-cell-properties fo:background-color="#81d41a"/>
    </style:style>
    <style:style style:name="ce92" style:family="table-cell" style:parent-style-name="Default" style:data-style-name="N10104">
      <style:table-cell-properties fo:background-color="#d4ea6b"/>
    </style:style>
    <style:style style:name="ce100" style:family="table-cell" style:parent-style-name="Default" style:data-style-name="N0">
      <style:text-properties style:font-name="Calibri Light" fo:font-size="9pt" style:font-name-asian="Calibri Light2" style:font-size-asian="9pt" style:font-name-complex="Calibri Light2" style:font-size-complex="9pt"/>
    </style:style>
    <style:style style:name="ce101" style:family="table-cell" style:parent-style-name="Default" style:data-style-name="N1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2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3" style:family="table-cell" style:parent-style-name="Default" style:data-style-name="N2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4" style:family="table-cell" style:parent-style-name="Default" style:data-style-name="N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6" style:family="table-cell" style:parent-style-name="Default" style:data-style-name="N36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 Light1" fo:font-size="9pt" style:font-name-asian="Calibri Light1" style:font-size-asian="9pt" style:font-name-complex="Calibri Light1" style:font-size-complex="9pt"/>
    </style:style>
    <style:style style:name="ce108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9" style:family="table-cell" style:parent-style-name="Default" style:data-style-name="N1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0" style:family="table-cell" style:parent-style-name="Default" style:data-style-name="N4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11" style:family="table-cell" style:parent-style-name="Default" style:data-style-name="N2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3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5" style:family="table-cell" style:parent-style-name="Default" style:data-style-name="N2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6" style:family="table-cell" style:parent-style-name="Default" style:data-style-name="N4">
      <style:text-properties style:font-name="Calibri Light" fo:font-size="9pt" style:font-name-asian="Calibri Light2" style:font-size-asian="9pt" style:font-name-complex="Calibri Light2" style:font-size-complex="9pt"/>
    </style:style>
    <style:style style:name="ce117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3" style:family="table-cell" style:parent-style-name="Default" style:data-style-name="N0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4" style:family="table-cell" style:parent-style-name="Default" style:data-style-name="N0">
      <style:text-properties style:font-name="Calibri Light" fo:font-size="9pt" fo:font-weight="bold" style:font-name-asian="Calibri Light2" style:font-size-asian="9pt" style:font-weight-asian="bold" style:font-name-complex="Calibri Light2" style:font-size-complex="9pt" style:font-weight-complex="bold"/>
    </style:style>
    <style:style style:name="ce95" style:family="table-cell" style:parent-style-name="Default" style:data-style-name="N1010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6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7" style:family="table-cell" style:parent-style-name="Default" style:data-style-name="N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116">
      <style:table-cell-properties style:vertical-align="middle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10113">
      <style:table-cell-properties style:vertical-align="middle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11">
      <style:table-cell-properties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122" style:family="table-cell" style:parent-style-name="Default" style:data-style-name="N20104">
      <style:table-cell-properties style:vertical-align="middle"/>
      <style:text-properties style:font-name="Abyssinica SIL" style:font-name-asian="Abyssinica SIL" style:font-name-complex="Abyssinica SIL"/>
    </style:style>
    <style:style style:name="ce123" style:family="table-cell" style:parent-style-name="Excel_20_Built-in_20_Normal" style:data-style-name="N10000">
      <style:table-cell-properties fo:background-color="transparent" style:vertical-align="middle"/>
      <style:text-properties style:font-name="Abyssinica SIL" fo:font-size="10pt" style:font-name-asian="Abyssinica SIL" style:font-size-asian="10pt" style:font-name-complex="Abyssinica SIL" style:font-size-complex="10pt"/>
    </style:style>
    <style:style style:name="ce124" style:family="table-cell" style:parent-style-name="Default" style:data-style-name="N20103">
      <style:table-cell-properties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0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8" style:family="table-cell" style:parent-style-name="Default" style:data-style-name="N0">
      <style:table-cell-properties style:vertical-align="middle"/>
    </style:style>
    <style:style style:name="ce129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30" style:family="table-cell" style:parent-style-name="Default" style:data-style-name="N201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1" style:family="table-cell" style:parent-style-name="Default" style:data-style-name="N20103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2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133" style:family="table-cell" style:parent-style-name="Default" style:data-style-name="N116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5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7" style:family="table-cell" style:parent-style-name="Default" style:data-style-name="N11">
      <style:table-cell-properties fo:border-bottom="none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38" style:family="table-cell" style:parent-style-name="Default" style:data-style-name="N1011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0" style:family="table-cell" style:parent-style-name="Default" style:data-style-name="N2010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2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3" style:family="table-cell" style:parent-style-name="Default" style:data-style-name="N116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116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115">
      <style:table-cell-properties fo:border-bottom="0.06pt solid #000000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48" style:family="table-cell" style:parent-style-name="Default" style:data-style-name="N10104">
      <style:table-cell-properties fo:border-bottom="0.06pt solid #000000" fo:background-color="#e8f2a1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20104">
      <style:table-cell-properties fo:border-bottom="0.06pt solid #000000" fo:background-color="#e8f2a1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20104">
      <style:table-cell-properties fo:border-bottom="0.06pt solid #000000" fo:background-color="#d4ea6b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1" style:family="table-cell" style:parent-style-name="Default" style:data-style-name="N20103">
      <style:table-cell-properties fo:border-bottom="0.06pt solid #000000" fo:background-color="#ffd7d7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20104">
      <style:table-cell-properties fo:border-bottom="0.06pt solid #000000" fo:background-color="#ffd7d7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20104">
      <style:table-cell-properties fo:border-bottom="0.06pt solid #000000" fo:background-color="#ffd7d7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4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20104">
      <style:table-cell-properties fo:background-color="transparent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7" style:family="table-cell" style:parent-style-name="Default" style:data-style-name="N10104">
      <style:table-cell-properties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59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11">
      <style:table-cell-properties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61" style:family="table-cell" style:parent-style-name="Default" style:data-style-name="N10113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20103">
      <style:table-cell-properties style:vertical-align="middle"/>
      <style:text-properties style:font-name="Abyssinica SIL" fo:font-size="7pt" style:font-name-asian="Abyssinica SIL" style:font-size-asian="7pt" style:font-name-complex="Abyssinica SIL" style:font-size-complex="7pt"/>
    </style:style>
    <style:style style:name="ce163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20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1000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1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10113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11">
      <style:table-cell-properties fo:border-bottom="0.06pt solid #000000" fo:border-left="0.06pt solid #000000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69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0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11">
      <style:table-cell-properties fo:border-bottom="0.06pt solid #000000" fo:border-left="none" fo:border-right="none" fo:border-top="0.06pt solid #000000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17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10113">
      <style:table-cell-properties fo:border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76" style:family="table-cell" style:parent-style-name="Default" style:data-style-name="N116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78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0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1" style:family="table-cell" style:parent-style-name="Default" style:data-style-name="N10104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2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10113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185" style:family="table-cell" style:parent-style-name="Default" style:data-style-name="N201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6" style:family="table-cell" style:parent-style-name="Default" style:data-style-name="N2010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1011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8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9" style:family="table-cell" style:parent-style-name="Default" style:data-style-name="N115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9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1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2" style:family="table-cell" style:parent-style-name="Default" style:data-style-name="N2010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3" style:family="table-cell" style:parent-style-name="Default" style:data-style-name="N36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5" style:family="table-cell" style:parent-style-name="Default" style:data-style-name="N20104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197" style:family="table-cell" style:parent-style-name="Default" style:data-style-name="N0">
      <style:table-cell-properties fo:border-bottom="0.06pt solid #000000" fo:border-left="none" fo:border-right="none" fo:border-top="none" style:vertical-align="middle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weight="bold" style:font-weight-asian="bold" style:font-weight-complex="bold"/>
    </style:style>
    <style:style style:name="ce199" style:family="table-cell" style:parent-style-name="Default" style:data-style-name="N113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0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202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3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4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8" style:family="table-cell" style:parent-style-name="Default" style:data-style-name="N10104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209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210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4" style:family="table-cell" style:parent-style-name="Default" style:data-style-name="N1000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15" style:family="table-cell" style:parent-style-name="Default" style:data-style-name="N10104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2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19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220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221" style:family="table-cell" style:parent-style-name="Default" style:data-style-name="N2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22" style:family="table-cell" style:parent-style-name="Default" style:data-style-name="N1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23" style:family="table-cell" style:parent-style-name="Default" style:data-style-name="N0">
      <style:table-cell-properties fo:background-color="transparent"/>
    </style:style>
    <style:style style:name="ce224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25" style:family="table-cell" style:parent-style-name="Default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40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40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427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450" style:family="table-cell" style:parent-style-name="Default" style:data-style-name="N0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226" style:family="table-cell" style:parent-style-name="Default" style:data-style-name="N112">
      <style:table-cell-properties style:vertical-align="middle"/>
      <style:text-properties style:font-name="Abyssinica SIL" style:font-name-asian="Abyssinica SIL" style:font-name-complex="Abyssinica SIL"/>
    </style:style>
    <style:style style:name="ce227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8" style:family="table-cell" style:parent-style-name="Default" style:data-style-name="N11">
      <style:table-cell-properties style:vertical-align="middle"/>
      <style:text-properties style:font-name="Abyssinica SIL" style:font-name-asian="Abyssinica SIL" style:font-name-complex="Abyssinica SIL"/>
    </style:style>
    <style:style style:name="ce229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0" style:family="table-cell" style:parent-style-name="Default" style:data-style-name="N10113"/>
    <style:style style:name="ce231" style:family="table-cell" style:parent-style-name="Excel_20_Built-in_20_Normal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232" style:family="table-cell" style:parent-style-name="Excel_20_Built-in_20_Normal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447" style:family="table-cell" style:parent-style-name="Default" style:data-style-name="N0"/>
    <style:style style:name="ce448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9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5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53" style:family="table-cell" style:parent-style-name="Default" style:data-style-name="N10104">
      <style:text-properties fo:font-weight="bold" style:font-weight-asian="bold" style:font-weight-complex="bold"/>
    </style:style>
    <style:style style:name="ce454" style:family="table-cell" style:parent-style-name="Default" style:data-style-name="N10104"/>
    <style:style style:name="ce13" style:family="table-cell" style:parent-style-name="Default" style:data-style-name="N0"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14" style:family="table-cell" style:parent-style-name="Default" style:data-style-name="N114"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457" style:family="table-cell" style:parent-style-name="Default" style:data-style-name="N36"/>
    <style:style style:name="ce458" style:family="table-cell" style:parent-style-name="Default" style:data-style-name="N114"/>
    <style:style style:name="ce22" style:family="table-cell" style:parent-style-name="Default" style:data-style-name="N111"/>
    <style:style style:name="ce8" style:family="table-cell" style:parent-style-name="Default" style:data-style-name="N0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463" style:family="table-cell" style:parent-style-name="Default" style:data-style-name="N4"/>
    <style:style style:name="ce10" style:family="table-cell" style:parent-style-name="Default" style:data-style-name="N4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46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4">
      <style:table-cell-properties fo:border="0.06pt solid #000000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20" style:family="table-cell" style:parent-style-name="Default" style:data-style-name="N4">
      <style:text-properties style:font-name="Liberation Sans2" style:text-underline-style="solid" style:text-underline-width="auto" style:text-underline-color="font-color" fo:font-weight="bold" style:font-name-asian="Liberation Sans2" style:font-weight-asian="bold" style:font-name-complex="Liberation Sans2" style:font-weight-complex="bold"/>
    </style:style>
    <style:style style:name="ce469" style:family="table-cell" style:parent-style-name="Default" style:data-style-name="N11"/>
    <style:style style:name="ce470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1" style:family="table-cell" style:parent-style-name="Default" style:data-style-name="N0">
      <style:text-properties fo:font-weight="bold" style:font-weight-asian="bold" style:font-weight-complex="bold"/>
    </style:style>
    <style:style style:name="ce47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3" style:family="table-cell" style:parent-style-name="Default" style:data-style-name="N4">
      <style:text-properties fo:font-weight="bold" style:font-weight-asian="bold" style:font-weight-complex="bold"/>
    </style:style>
    <style:style style:name="ce47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5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7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78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9" style:family="table-cell" style:parent-style-name="Default" style:data-style-name="N36">
      <style:text-properties fo:font-weight="bold" style:font-weight-asian="bold" style:font-weight-complex="bold"/>
    </style:style>
    <style:style style:name="ce480" style:family="table-cell" style:parent-style-name="Default" style:data-style-name="N3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481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8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4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4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ackground-color="transparent"/>
    </style:style>
    <style:style style:name="ce48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8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89" style:family="table-cell" style:parent-style-name="Default" style:data-style-name="N36">
      <style:table-cell-properties fo:background-color="#e8f2a1"/>
    </style:style>
    <style:style style:name="ce490" style:family="table-cell" style:parent-style-name="Default" style:data-style-name="N36">
      <style:table-cell-properties fo:background-color="#ffd7d7"/>
    </style:style>
    <style:style style:name="ce491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92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49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94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5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49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98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499" style:family="table-cell" style:parent-style-name="Default" style:data-style-name="N0">
      <style:text-properties fo:font-style="italic" style:font-style-asian="italic" style:font-style-complex="italic"/>
    </style:style>
    <style:style style:name="ce500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50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502" style:family="table-cell" style:parent-style-name="Default" style:data-style-name="N4">
      <style:text-properties fo:font-style="italic" style:font-style-asian="italic" style:font-style-complex="italic"/>
    </style:style>
    <style:style style:name="ce50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504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505" style:family="table-cell" style:parent-style-name="Default" style:data-style-name="N4">
      <style:table-cell-properties fo:background-color="#e8f2a1"/>
    </style:style>
    <style:style style:name="ce506" style:family="table-cell" style:parent-style-name="Default" style:data-style-name="N4">
      <style:table-cell-properties fo:background-color="#ffd7d7"/>
    </style:style>
    <style:style style:name="ce507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0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09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10" style:family="table-cell" style:parent-style-name="Default" style:data-style-name="N4">
      <style:table-cell-properties fo:background-color="transparent"/>
      <style:text-properties fo:color="#ff0000"/>
    </style:style>
    <style:style style:name="ce511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1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15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516" style:family="table-cell" style:parent-style-name="Default" style:data-style-name="N4">
      <style:table-cell-properties fo:background-color="transparent"/>
    </style:style>
    <style:style style:name="ce517" style:family="table-cell" style:parent-style-name="Default" style:data-style-name="N4">
      <style:text-properties fo:color="#c9211e"/>
    </style:style>
    <style:style style:name="ce518" style:family="table-cell" style:parent-style-name="Default" style:data-style-name="N0">
      <style:text-properties style:font-name="Calibri" style:font-name-asian="Calibri2" style:font-name-complex="Calibri2"/>
    </style:style>
    <style:style style:name="ce72" style:family="table-cell" style:parent-style-name="Default" style:data-style-name="N112">
      <style:text-properties fo:font-weight="bold" style:font-weight-asian="bold" style:font-weight-complex="bold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11">
      <style:text-properties fo:font-weight="bold" style:font-weight-asian="bold" style:font-weight-complex="bold"/>
    </style:style>
    <style:style style:name="ce526" style:family="table-cell" style:parent-style-name="Default" style:data-style-name="N0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527" style:family="table-cell" style:parent-style-name="Default" style:data-style-name="N101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2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29" style:family="table-cell" style:parent-style-name="Default" style:data-style-name="N10104">
      <style:table-cell-properties fo:background-color="transparent"/>
    </style:style>
    <style:style style:name="ce530" style:family="table-cell" style:parent-style-name="Default" style:data-style-name="N10104">
      <style:table-cell-properties fo:background-color="transparent"/>
      <style:text-properties fo:font-weight="bold" style:font-weight-asian="bold" style:font-weight-complex="bold"/>
    </style:style>
    <style:style style:name="ce531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32" style:family="table-cell" style:parent-style-name="Default" style:data-style-name="N10104">
      <style:table-cell-properties fo:background-color="#81d41a"/>
    </style:style>
    <style:style style:name="ce533" style:family="table-cell" style:parent-style-name="Default" style:data-style-name="N10104">
      <style:table-cell-properties fo:background-color="#d4ea6b"/>
    </style:style>
    <style:style style:name="ce5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35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36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537" style:family="table-cell" style:parent-style-name="Default" style:data-style-name="N20104">
      <style:table-cell-properties fo:background-color="transparent"/>
    </style:style>
    <style:style style:name="ce538" style:family="table-cell" style:parent-style-name="Default" style:data-style-name="N20104">
      <style:text-properties fo:font-weight="bold" style:font-weight-asian="bold" style:font-weight-complex="bold"/>
    </style:style>
    <style:style style:name="ce539" style:family="table-cell" style:parent-style-name="Default" style:data-style-name="N20104"/>
    <style:style style:name="ce540" style:family="table-cell" style:parent-style-name="Default" style:data-style-name="N0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41" style:family="table-cell" style:parent-style-name="Default" style:data-style-name="N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4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43" style:family="table-cell" style:parent-style-name="Default" style:data-style-name="N36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44" style:family="table-cell" style:parent-style-name="Default" style:data-style-name="N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45" style:family="table-cell" style:parent-style-name="Default" style:data-style-name="N0">
      <style:text-properties style:font-name="Calibri Light" fo:font-size="9pt" fo:font-weight="bold" style:font-name-asian="Calibri Light2" style:font-size-asian="9pt" style:font-weight-asian="bold" style:font-name-complex="Calibri Light2" style:font-size-complex="9pt" style:font-weight-complex="bold"/>
    </style:style>
    <style:style style:name="ce546" style:family="table-cell" style:parent-style-name="Default" style:data-style-name="N0">
      <style:text-properties style:font-name="Calibri Light" fo:font-size="9pt" style:font-name-asian="Calibri Light2" style:font-size-asian="9pt" style:font-name-complex="Calibri Light2" style:font-size-complex="9pt"/>
    </style:style>
    <style:style style:name="ce54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 Light1" fo:font-size="9pt" style:font-name-asian="Calibri Light1" style:font-size-asian="9pt" style:font-name-complex="Calibri Light1" style:font-size-complex="9pt"/>
    </style:style>
    <style:style style:name="ce548" style:family="table-cell" style:parent-style-name="Default" style:data-style-name="N4">
      <style:text-properties style:font-name="Calibri Light" fo:font-size="9pt" style:font-name-asian="Calibri Light2" style:font-size-asian="9pt" style:font-name-complex="Calibri Light2" style:font-size-complex="9pt"/>
    </style:style>
    <style:style style:name="ce549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50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1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2" style:family="table-cell" style:parent-style-name="Default" style:data-style-name="N4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53" style:family="table-cell" style:parent-style-name="Default" style:data-style-name="N1010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4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5" style:family="table-cell" style:parent-style-name="Default" style:data-style-name="N1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56" style:family="table-cell" style:parent-style-name="Default" style:data-style-name="N1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7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5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59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60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61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62" style:family="table-cell" style:parent-style-name="Default" style:data-style-name="N2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563" style:family="table-cell" style:parent-style-name="Default" style:data-style-name="N2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64" style:family="table-cell" style:parent-style-name="Default" style:data-style-name="N2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6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566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6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68" style:family="table-cell" style:parent-style-name="Default" style:data-style-name="N0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69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570" style:family="table-cell" style:parent-style-name="Default" style:data-style-name="N0">
      <style:table-cell-properties style:vertical-align="middle"/>
    </style:style>
    <style:style style:name="ce571" style:family="table-cell" style:parent-style-name="Default" style:data-style-name="N36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72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73" style:family="table-cell" style:parent-style-name="Default" style:data-style-name="N116">
      <style:table-cell-properties style:vertical-align="middle"/>
      <style:text-properties style:font-name="Abyssinica SIL" style:font-name-asian="Abyssinica SIL" style:font-name-complex="Abyssinica SIL"/>
    </style:style>
    <style:style style:name="ce574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57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76" style:family="table-cell" style:parent-style-name="Default" style:data-style-name="N116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77" style:family="table-cell" style:parent-style-name="Default" style:data-style-name="N116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578" style:family="table-cell" style:parent-style-name="Default" style:data-style-name="N20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79" style:family="table-cell" style:parent-style-name="Default" style:data-style-name="N116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80" style:family="table-cell" style:parent-style-name="Default" style:data-style-name="N201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81" style:family="table-cell" style:parent-style-name="Default" style:data-style-name="N2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82" style:family="table-cell" style:parent-style-name="Default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8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584" style:family="table-cell" style:parent-style-name="Default" style:data-style-name="N20103">
      <style:table-cell-properties style:vertical-align="middle"/>
      <style:text-properties style:font-name="Abyssinica SIL" fo:font-size="7pt" style:font-name-asian="Abyssinica SIL" style:font-size-asian="7pt" style:font-name-complex="Abyssinica SIL" style:font-size-complex="7pt"/>
    </style:style>
    <style:style style:name="ce585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8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58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58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589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90" style:family="table-cell" style:parent-style-name="Default" style:data-style-name="N1000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591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92" style:family="table-cell" style:parent-style-name="Default" style:data-style-name="N0">
      <style:table-cell-properties fo:border-bottom="0.06pt solid #000000" fo:border-left="none" fo:border-right="none" fo:border-top="none" style:vertical-align="middle"/>
    </style:style>
    <style:style style:name="ce593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594" style:family="table-cell" style:parent-style-name="Default" style:data-style-name="N1000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95" style:family="table-cell" style:parent-style-name="Default" style:data-style-name="N1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96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97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98" style:family="table-cell" style:parent-style-name="Default" style:data-style-name="N116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99" style:family="table-cell" style:parent-style-name="Default" style:data-style-name="N10104">
      <style:table-cell-properties style:vertical-align="middle"/>
      <style:text-properties style:font-name="Abyssinica SIL" style:font-name-asian="Abyssinica SIL" style:font-name-complex="Abyssinica SIL"/>
    </style:style>
    <style:style style:name="ce600" style:family="table-cell" style:parent-style-name="Default" style:data-style-name="N1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601" style:family="table-cell" style:parent-style-name="Default" style:data-style-name="N10104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02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weight="bold" style:font-weight-asian="bold" style:font-weight-complex="bold"/>
    </style:style>
    <style:style style:name="ce60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604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60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06" style:family="table-cell" style:parent-style-name="Default" style:data-style-name="N10104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607" style:family="table-cell" style:parent-style-name="Default" style:data-style-name="N10113">
      <style:table-cell-properties style:vertical-align="middle"/>
      <style:text-properties style:font-name="Abyssinica SIL" style:font-name-asian="Abyssinica SIL" style:font-name-complex="Abyssinica SIL"/>
    </style:style>
    <style:style style:name="ce60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09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10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11" style:family="table-cell" style:parent-style-name="Default" style:data-style-name="N10113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12" style:family="table-cell" style:parent-style-name="Default" style:data-style-name="N10113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613" style:family="table-cell" style:parent-style-name="Default" style:data-style-name="N0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614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615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16" style:family="table-cell" style:parent-style-name="Default" style:data-style-name="N11">
      <style:table-cell-properties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61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1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19" style:family="table-cell" style:parent-style-name="Default" style:data-style-name="N11">
      <style:table-cell-properties fo:border-bottom="none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0" style:family="table-cell" style:parent-style-name="Default" style:data-style-name="N115">
      <style:table-cell-properties fo:border-bottom="0.06pt solid #000000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2" style:family="table-cell" style:parent-style-name="Default" style:data-style-name="N11">
      <style:table-cell-properties fo:border-bottom="0.06pt solid #000000" fo:border-left="0.06pt solid #000000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3" style:family="table-cell" style:parent-style-name="Default" style:data-style-name="N11">
      <style:table-cell-properties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4" style:family="table-cell" style:parent-style-name="Default" style:data-style-name="N115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25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62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627" style:family="table-cell" style:parent-style-name="Default" style:data-style-name="N113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28" style:family="table-cell" style:parent-style-name="Default" style:data-style-name="N1011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29" style:family="table-cell" style:parent-style-name="Default" style:data-style-name="N10104">
      <style:table-cell-properties fo:border-bottom="0.06pt solid #000000" fo:background-color="#e8f2a1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630" style:family="table-cell" style:parent-style-name="Default" style:data-style-name="N10113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631" style:family="table-cell" style:parent-style-name="Default" style:data-style-name="N10104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32" style:family="table-cell" style:parent-style-name="Default" style:data-style-name="N2010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33" style:family="table-cell" style:parent-style-name="Default" style:data-style-name="N201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34" style:family="table-cell" style:parent-style-name="Default" style:data-style-name="N20103">
      <style:table-cell-properties style:vertical-align="middle"/>
      <style:text-properties style:font-name="Abyssinica SIL" style:font-name-asian="Abyssinica SIL" style:font-name-complex="Abyssinica SIL"/>
    </style:style>
    <style:style style:name="ce635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636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37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638" style:family="table-cell" style:parent-style-name="Default" style:data-style-name="N20104">
      <style:table-cell-properties fo:border-bottom="0.06pt solid #000000" fo:background-color="#e8f2a1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39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640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641" style:family="table-cell" style:parent-style-name="Default" style:data-style-name="N1011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42" style:family="table-cell" style:parent-style-name="Default" style:data-style-name="N20104">
      <style:table-cell-properties style:vertical-align="middle"/>
      <style:text-properties style:font-name="Abyssinica SIL" style:font-name-asian="Abyssinica SIL" style:font-name-complex="Abyssinica SIL"/>
    </style:style>
    <style:style style:name="ce643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44" style:family="table-cell" style:parent-style-name="Default" style:data-style-name="N20104">
      <style:table-cell-properties fo:border-bottom="0.06pt solid #000000" fo:background-color="#d4ea6b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45" style:family="table-cell" style:parent-style-name="Default" style:data-style-name="N20104">
      <style:table-cell-properties fo:background-color="transparent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46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647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648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649" style:family="table-cell" style:parent-style-name="Default" style:data-style-name="N20104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0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1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3" style:family="table-cell" style:parent-style-name="Default" style:data-style-name="N11">
      <style:table-cell-properties fo:border-bottom="0.06pt solid #000000" fo:border-left="none" fo:border-right="none" fo:border-top="0.06pt solid #000000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654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655" style:family="table-cell" style:parent-style-name="Excel_20_Built-in_20_Normal" style:data-style-name="N10000">
      <style:table-cell-properties fo:background-color="transparent" style:vertical-align="middle"/>
      <style:text-properties style:font-name="Abyssinica SIL" fo:font-size="10pt" style:font-name-asian="Abyssinica SIL" style:font-size-asian="10pt" style:font-name-complex="Abyssinica SIL" style:font-size-complex="10pt"/>
    </style:style>
    <style:style style:name="ce656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7" style:family="table-cell" style:parent-style-name="Default" style:data-style-name="N20103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8" style:family="table-cell" style:parent-style-name="Default" style:data-style-name="N2010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59" style:family="table-cell" style:parent-style-name="Default" style:data-style-name="N20103">
      <style:table-cell-properties fo:border-bottom="0.06pt solid #000000" fo:background-color="#ffd7d7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660" style:family="table-cell" style:parent-style-name="Default" style:data-style-name="N2010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661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62" style:family="table-cell" style:parent-style-name="Default" style:data-style-name="N20104">
      <style:table-cell-properties fo:border-bottom="0.06pt solid #000000" fo:background-color="#ffd7d7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63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6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65" style:family="table-cell" style:parent-style-name="Default" style:data-style-name="N0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66" style:family="table-cell" style:parent-style-name="Default" style:data-style-name="N20104">
      <style:table-cell-properties fo:border-bottom="0.06pt solid #000000" fo:background-color="#ffd7d7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6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668" style:family="table-cell" style:parent-style-name="Default" style:data-style-name="N10113">
      <style:table-cell-properties fo:border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6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670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671" style:family="table-cell" style:parent-style-name="Default" style:data-style-name="N112">
      <style:table-cell-properties style:vertical-align="middle"/>
      <style:text-properties style:font-name="Abyssinica SIL" style:font-name-asian="Abyssinica SIL" style:font-name-complex="Abyssinica SIL"/>
    </style:style>
    <style:style style:name="ce672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673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74" style:family="table-cell" style:parent-style-name="Excel_20_Built-in_20_Normal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675" style:family="table-cell" style:parent-style-name="Default" style:data-style-name="N10113"/>
    <style:style style:name="ce676" style:family="table-cell" style:parent-style-name="Excel_20_Built-in_20_Normal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677" style:family="table-cell" style:parent-style-name="Default" style:data-style-name="N11">
      <style:table-cell-properties style:vertical-align="middle"/>
      <style:text-properties style:font-name="Abyssinica SIL" style:font-name-asian="Abyssinica SIL" style:font-name-complex="Abyssinica SIL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bold" style:font-name-asian="F" style:font-size-asian="10pt" style:font-style-asian="normal" style:font-weight-asian="bold" style:font-name-complex="F" style:font-size-complex="10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name-asian="F" style:font-size-asian="10pt" style:font-style-asian="normal" style:font-weight-asian="normal" style:font-name-complex="F" style:font-size-complex="10pt" style:font-style-complex="normal" style:font-weight-complex="normal"/>
    </style:style>
    <style:style style:name="T3" style:family="text">
      <style:text-properties fo:color="#000000" fo:font-size="10pt" fo:font-weight="bold" style:text-underline-style="solid" style:text-underline-width="auto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ce447"/>
        <table:table-column table:style-name="co2" table:default-cell-style-name="ce447"/>
        <table:table-column table:style-name="co1" table:default-cell-style-name="ce447"/>
        <table:table-column table:style-name="co3" table:default-cell-style-name="ce447"/>
        <table:table-column table:style-name="co4" table:default-cell-style-name="ce447"/>
        <table:table-column table:style-name="co5" table:default-cell-style-name="ce447"/>
        <table:table-column table:style-name="co6" table:number-columns-repeated="1018" table:default-cell-style-name="ce447"/>
        <table:table-row table:style-name="ro1" table:number-rows-repeated="8">
          <table:table-cell table:number-columns-repeated="1024"/>
        </table:table-row>
        <table:table-row table:style-name="ro1">
          <table:table-cell table:style-name="ce448" office:value-type="date" office:date-value="2023-02-10" calcext:value-type="date">
            <text:p>10.02.2023</text:p>
          </table:table-cell>
          <table:table-cell table:style-name="ce449" office:value-type="string" calcext:value-type="string">
            <text:p>tarihine ka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452" office:value-type="string" calcext:value-type="string">
            <text:p>Alına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52" office:value-type="string" calcext:value-type="string">
            <text:p>Kira</text:p>
          </table:table-cell>
          <table:table-cell table:style-name="ce452" office:value-type="string" calcext:value-type="string">
            <text:p>Ödeme</text:p>
          </table:table-cell>
          <table:table-cell table:style-name="ce452" office:value-type="string" calcext:value-type="string">
            <text:p>Kalan</text:p>
          </table:table-cell>
          <table:table-cell table:style-name="ce452" office:value-type="string" calcext:value-type="string">
            <text:p>Temin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454" table:formula="of:=[.C12]-[.D12]" office:value-type="currency" office:currency="TRY" office:value="2000" calcext:value-type="currency">
            <text:p>₺2.000,00</text:p>
          </table:table-cell>
          <table:table-cell table:style-name="ce454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454" table:formula="of:=[.C13]-[.D13]" office:value-type="currency" office:currency="TRY" office:value="0" calcext:value-type="currency">
            <text:p>₺0,00</text:p>
          </table:table-cell>
          <table:table-cell table:style-name="ce454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454" table:formula="of:=[.C14]-[.D14]" office:value-type="currency" office:currency="TRY" office:value="0" calcext:value-type="currency">
            <text:p>₺0,00</text:p>
          </table:table-cell>
          <table:table-cell table:style-name="ce454" office:value-type="currency" office:currency="TRY" office:value="1200" calcext:value-type="currency">
            <text:p>₺1.2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454" table:formula="of:=[.C15]-[.D15]" office:value-type="currency" office:currency="TRY" office:value="0" calcext:value-type="currency">
            <text:p>₺0,00</text:p>
          </table:table-cell>
          <table:table-cell table:style-name="ce454" office:value-type="currency" office:currency="TRY" office:value="750" calcext:value-type="currency">
            <text:p>₺75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454" table:formula="of:=[.C16]-[.D16]" office:value-type="currency" office:currency="TRY" office:value="0" calcext:value-type="currency">
            <text:p>₺0,00</text:p>
          </table:table-cell>
          <table:table-cell table:style-name="ce454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454" table:formula="of:=[.C17]-[.D17]" office:value-type="currency" office:currency="TRY" office:value="13840" calcext:value-type="currency">
            <text:p>₺13.840,00</text:p>
          </table:table-cell>
          <table:table-cell table:style-name="ce45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454" table:formula="of:=[.C18]-[.D18]" office:value-type="currency" office:currency="TRY" office:value="2650" calcext:value-type="currency">
            <text:p>₺2.650,00</text:p>
          </table:table-cell>
          <table:table-cell table:style-name="ce45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45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454" table:formula="of:=[.C20]-[.D20]" office:value-type="currency" office:currency="TRY" office:value="4000" calcext:value-type="currency">
            <text:p>₺4.000,00</text:p>
          </table:table-cell>
          <table:table-cell table:style-name="ce454" office:value-type="currency" office:currency="TRY" office:value="800" calcext:value-type="currency">
            <text:p>₺800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454" table:formula="of:=[.C22]-[.D22]" office:value-type="currency" office:currency="TRY" office:value="1650" calcext:value-type="currency">
            <text:p>₺1.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454" table:formula="of:=[.C23]-[.D23]" office:value-type="currency" office:currency="TRY" office:value="39000" calcext:value-type="currency">
            <text:p>₺39.000,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51" office:value-type="string" calcext:value-type="string">
            <text:p>Toplamlar</text:p>
          </table:table-cell>
          <table:table-cell table:style-name="ce453" table:formula="of:=SUM([.C12:.C26])" office:value-type="currency" office:currency="TRY" office:value="440210" calcext:value-type="currency">
            <text:p>₺440.210,00</text:p>
          </table:table-cell>
          <table:table-cell table:style-name="ce453" table:formula="of:=SUM([.D12:.D26])" office:value-type="currency" office:currency="TRY" office:value="377070" calcext:value-type="currency">
            <text:p>₺377.070,00</text:p>
          </table:table-cell>
          <table:table-cell table:style-name="ce453" table:formula="of:=SUM([.E12:.E26])" office:value-type="currency" office:currency="TRY" office:value="63140" calcext:value-type="currency">
            <text:p>₺63.140,00</text:p>
          </table:table-cell>
          <table:table-cell table:style-name="ce453" table:formula="of:=SUM([.F12:.F26])" office:value-type="currency" office:currency="TRY" office:value="2750" calcext:value-type="currency">
            <text:p>₺2.750,0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A105-22" table:style-name="ta1">
        <table:table-column table:style-name="co1" table:default-cell-style-name="ce447"/>
        <table:table-column table:style-name="co7" table:default-cell-style-name="ce447"/>
        <table:table-column table:style-name="co1" table:default-cell-style-name="ce447"/>
        <table:table-column table:style-name="co1" table:default-cell-style-name="ce463"/>
        <table:table-column table:style-name="co1" table:number-columns-repeated="3" table:default-cell-style-name="ce447"/>
        <table:table-column table:style-name="co6" table:number-columns-repeated="1017" table:default-cell-style-name="ce447"/>
        <table:table-row table:style-name="ro8">
          <table:table-cell/>
          <table:table-cell table:style-name="ce8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SnyA105-22</text:p>
          </table:table-cell>
          <table:table-cell table:style-name="ce10" office:value-type="string" calcext:value-type="string">
            <text:p>Boya kira</text:p>
          </table:table-cell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8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Toplamlar</text:p>
          </table:table-cell>
          <table:table-cell table:number-columns-repeated="2"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11" office:value-type="string" calcext:value-type="string">
            <text:p>Kira Bedeli</text:p>
          </table:table-cell>
          <table:table-cell table:style-name="ce10" table:formula="of:=SUM([.C84:.C90])" office:value-type="float" office:value="0" calcext:value-type="float">
            <text:p>0,00</text:p>
          </table:table-cell>
          <table:table-cell table:style-name="ce10" table:number-columns-repeated="2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11" office:value-type="string" calcext:value-type="string">
            <text:p>Toplam Ödeme</text:p>
          </table:table-cell>
          <table:table-cell table:style-name="ce10" table:formula="of:=SUM([.D30:.D45])" office:value-type="float" office:value="84000" calcext:value-type="float">
            <text:p>84.000,00</text:p>
          </table:table-cell>
          <table:table-cell table:style-name="ce10" table:number-columns-repeated="2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11" office:value-type="string" calcext:value-type="string">
            <text:p>Bakiye</text:p>
          </table:table-cell>
          <table:table-cell table:style-name="ce10" table:formula="of:=[.E45]" office:value-type="float" office:value="0" calcext:value-type="float">
            <text:p>0,00</text:p>
          </table:table-cell>
          <table:table-cell table:style-name="ce10" table:number-columns-repeated="2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11" office:value-type="string" calcext:value-type="string">
            <text:p><text:s/>Masraf</text:p>
          </table:table-cell>
          <table:table-cell table:style-name="ce10" table:formula="of:=[.D51]" office:value-type="float" office:value="0" calcext:value-type="float">
            <text:p>0,00</text:p>
          </table:table-cell>
          <table:table-cell table:style-name="ce10" table:number-columns-repeated="2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12" office:value-type="string" calcext:value-type="string">
            <text:p>Net Kira</text:p>
          </table:table-cell>
          <table:table-cell table:style-name="ce10" table:formula="of:=[.C6]-[.C8]" office:value-type="float" office:value="84000" calcext:value-type="float">
            <text:p>84.000,00</text:p>
          </table:table-cell>
          <table:table-cell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8"/>
          <table:table-cell table:style-name="ce10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8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13" office:value-type="string" calcext:value-type="string">
            <text:p>Tarih</text:p>
          </table:table-cell>
          <table:table-cell table:style-name="ce13" office:value-type="string" calcext:value-type="string">
            <text:p>Açıklama</text:p>
          </table:table-cell>
          <table:table-cell table:style-name="ce12" office:value-type="string" calcext:value-type="string">
            <text:p>Kira bedeli</text:p>
          </table:table-cell>
          <table:table-cell table:style-name="ce12" office:value-type="string" calcext:value-type="string">
            <text:p>Ödeme</text:p>
          </table:table-cell>
          <table:table-cell table:style-name="ce12" office:value-type="string" calcext:value-type="string">
            <text:p>Bakiye</text:p>
          </table:table-cell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/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Samed Turgut - Yıkamacı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4" office:value-type="date" office:date-value="2023-08-28" calcext:value-type="date">
            <text:p>28.Ağu</text:p>
          </table:table-cell>
          <table:table-cell office:value-type="string" calcext:value-type="string">
            <text:p>Ahmet ilterin devrettiği 3. şahıslardan devralmak için yanıma geldi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Ödeme peşin olursa devralabileceğini söyledim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Ödemeyi 01-09-2023 Cuma günü yapacağını ifade etti. Tamam dedim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4" office:value-type="date" office:date-value="2023-09-01" calcext:value-type="date">
            <text:p>1.Eyl</text:p>
          </table:table-cell>
          <table:table-cell office:value-type="string" calcext:value-type="string">
            <text:p>Ödeme yapılmadı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4" office:value-type="date" office:date-value="2023-09-05" calcext:value-type="date">
            <text:p>5.Eyl</text:p>
          </table:table-cell>
          <table:table-cell office:value-type="string" calcext:value-type="string">
            <text:p>Çağırdım. 3. şahıslarla kavga ettiklerini bana ödeyecekleri kira bedelini onlara, aldıklar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malzeme bedeli olarak ödediklerini, şahin marka arabasını satıp bedeli ödeyeceklerini 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ama aracında bir arkadaşı tarafından kaza yapıp pert olduğunu söyledi.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Bunun üzerine 30 Eylül 2023 tarine kadar ödeme için süre verdim. 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Ekim ayına geçilirse aylık tüfe farkı ekleme yapacağımı söyledim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Eylülde ödeme yapılmazsa ekim başında ahmet ilterin tahliyesini devreye alacam.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Samedle sözleşme yapmadığım için halen ahmet ilter resmen kiracı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4" office:value-type="date" office:date-value="2023-09-27" calcext:value-type="date">
            <text:p>27.Eyl</text:p>
          </table:table-cell>
          <table:table-cell office:value-type="string" calcext:value-type="string">
            <text:p>Ödeme yapıldı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13"/>
          <table:table-cell office:value-type="string" calcext:value-type="string">
            <text:p>süreyi eylül sonu olarak başlattım</text:p>
          </table:table-cell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 table:number-rows-repeated="2">
          <table:table-cell table:style-name="ce13"/>
          <table:table-cell/>
          <table:table-cell table:style-name="ce12" table:number-columns-repeated="3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 office:value-type="date" office:date-value="2023-09-28" calcext:value-type="date">
            <text:p>28.09.2023</text:p>
          </table:table-cell>
          <table:table-cell office:value-type="string" calcext:value-type="string">
            <text:p>30-09-2023 – 29-09-2024</text:p>
          </table:table-cell>
          <table:table-cell office:value-type="float" office:value="84000" calcext:value-type="float">
            <text:p>84000</text:p>
          </table:table-cell>
          <table:table-cell/>
          <table:table-cell table:formula="of:=[.C30]" office:value-type="float" office:value="84000" calcext:value-type="float">
            <text:p>84000</text:p>
          </table:table-cell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8" office:value-type="date" office:date-value="2023-09-27" calcext:value-type="date">
            <text:p>27.Eyl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74000" calcext:value-type="float">
            <text:p>74.000,00</text:p>
          </table:table-cell>
          <table:table-cell table:style-name="ce463" table:formula="of:=[.E30]+[.C31]-[.D31]" office:value-type="float" office:value="10000" calcext:value-type="float">
            <text:p>10.000,00</text:p>
          </table:table-cell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8" office:value-type="date" office:date-value="2023-09-27" calcext:value-type="date">
            <text:p>27.Eyl</text:p>
          </table:table-cell>
          <table:table-cell office:value-type="string" calcext:value-type="string">
            <text:p>Bankadan umuta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463" table:formula="of:=[.E31]+[.C32]-[.D32]" office:value-type="float" office:value="0" calcext:value-type="float">
            <text:p>0,00</text:p>
          </table:table-cell>
          <table:table-cell table:style-name="ce463" table:number-columns-repeated="2"/>
          <table:table-cell table:number-columns-repeated="1017"/>
        </table:table-row>
        <table:table-row table:style-name="ro8" table:number-rows-repeated="11">
          <table:table-cell table:number-columns-repeated="5"/>
          <table:table-cell table:style-name="ce463" table:number-columns-repeated="2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63" table:number-columns-repeated="2"/>
          <table:table-cell table:style-name="ce16"/>
          <table:table-cell table:style-name="ce17"/>
          <table:table-cell table:number-columns-repeated="1019"/>
        </table:table-row>
        <table:table-row table:style-name="ro8">
          <table:table-cell/>
          <table:table-cell table:style-name="ce463" table:number-columns-repeated="2"/>
          <table:table-cell table:style-name="ce466"/>
          <table:table-cell table:style-name="ce463"/>
          <table:table-cell table:number-columns-repeated="1019"/>
        </table:table-row>
        <table:table-row table:style-name="ro8" table:number-rows-repeated="4">
          <table:table-cell table:style-name="ce457"/>
          <table:table-cell/>
          <table:table-cell table:style-name="ce463"/>
          <table:table-cell/>
          <table:table-cell table:style-name="ce463"/>
          <table:table-cell table:number-columns-repeated="1019"/>
        </table:table-row>
        <table:table-row table:style-name="ro8">
          <table:table-cell table:style-name="ce457"/>
          <table:table-cell table:style-name="ce8" office:value-type="string" calcext:value-type="string">
            <text:p>Masraflar</text:p>
          </table:table-cell>
          <table:table-cell/>
          <table:table-cell table:style-name="ce10" table:formula="of:=SUM([.D52:.D68])" office:value-type="float" office:value="0" calcext:value-type="float">
            <text:p>0,00</text:p>
          </table:table-cell>
          <table:table-cell table:style-name="ce463"/>
          <table:table-cell table:number-columns-repeated="1019"/>
        </table:table-row>
        <table:table-row table:style-name="ro8">
          <table:table-cell table:style-name="ce457"/>
          <table:table-cell table:style-name="ce8"/>
          <table:table-cell/>
          <table:table-cell table:style-name="ce447"/>
          <table:table-cell/>
          <table:table-cell table:style-name="ce463"/>
          <table:table-cell table:number-columns-repeated="1018"/>
        </table:table-row>
        <table:table-row table:style-name="ro8">
          <table:table-cell table:style-name="ce457"/>
          <table:table-cell/>
          <table:table-cell table:style-name="ce463"/>
          <table:table-cell/>
          <table:table-cell table:style-name="ce463"/>
          <table:table-cell table:number-columns-repeated="1019"/>
        </table:table-row>
        <table:table-row table:style-name="ro8">
          <table:table-cell/>
          <table:table-cell table:style-name="ce463" table:number-columns-repeated="2"/>
          <table:table-cell/>
          <table:table-cell table:style-name="ce463"/>
          <table:table-cell table:number-columns-repeated="1019"/>
        </table:table-row>
        <table:table-row table:style-name="ro8">
          <table:table-cell/>
          <table:table-cell table:style-name="ce463" table:number-columns-repeated="2"/>
          <table:table-cell/>
          <table:table-cell table:style-name="ce20"/>
          <table:table-cell table:number-columns-repeated="1019"/>
        </table:table-row>
        <table:table-row table:style-name="ro8" table:number-rows-repeated="2">
          <table:table-cell/>
          <table:table-cell table:style-name="ce463"/>
          <table:table-cell table:style-name="ce8"/>
          <table:table-cell/>
          <table:table-cell table:style-name="ce10"/>
          <table:table-cell table:number-columns-repeated="1019"/>
        </table:table-row>
        <table:table-row table:style-name="ro8" table:number-rows-repeated="5">
          <table:table-cell/>
          <table:table-cell table:style-name="ce463" table:number-columns-repeated="2"/>
          <table:table-cell/>
          <table:table-cell table:style-name="ce8"/>
          <table:table-cell table:style-name="ce469"/>
          <table:table-cell table:style-name="ce10"/>
          <table:table-cell table:number-columns-repeated="1017"/>
        </table:table-row>
        <table:table-row table:style-name="ro8" table:number-rows-repeated="16">
          <table:table-cell/>
          <table:table-cell table:style-name="ce463" table:number-columns-repeated="2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Yıkamacı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Ahmet İlter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 table:number-rows-repeated="2">
          <table:table-cell table:number-columns-repeated="2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20-11-2022 – 19-11-2023 Kira Bedeli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7" office:value-type="date" office:date-value="2022-11-20" calcext:value-type="date">
            <text:p>20.11.2022</text:p>
          </table:table-cell>
          <table:table-cell office:value-type="string" calcext:value-type="string">
            <text:p>Kira Bedeli 42000</text:p>
          </table:table-cell>
          <table:table-cell table:style-name="ce463"/>
          <table:table-cell/>
          <table:table-cell table:style-name="ce463" table:formula="of:=[.E80]+[.C84]-[.D84]" office:value-type="float" office:value="0" calcext:value-type="float">
            <text:p>0,00</text:p>
          </table:table-cell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/>
          <table:table-cell/>
          <table:table-cell table:style-name="ce463"/>
          <table:table-cell/>
          <table:table-cell table:style-name="ce463" table:formula="of:=[.E84]+[.C85]-[.D85]" office:value-type="float" office:value="0" calcext:value-type="float">
            <text:p>0,00</text:p>
          </table:table-cell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/>
          <table:table-cell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7"/>
          <table:table-cell office:value-type="string" calcext:value-type="string">
            <text:p>42000 TL OLAN KİRA BEDELİNİN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7"/>
          <table:table-cell office:value-type="string" calcext:value-type="string">
            <text:p>2000 TL Sİ ÖDENMEDİĞİ İÇİN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TARİH</text:p>
          </table:table-cell>
          <table:table-cell table:style-name="ce463"/>
          <table:table-cell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/>
          <table:table-cell office:value-type="string" calcext:value-type="string">
            <text:p>30-10-2022 – 29-10-2023</text:p>
          </table:table-cell>
          <table:table-cell table:style-name="ce463"/>
          <table:table-cell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/>
          <table:table-cell table:style-name="ce8" office:value-type="string" calcext:value-type="string">
            <text:p>BEDEL</text:p>
          </table:table-cell>
          <table:table-cell table:number-columns-repeated="2"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 table:style-name="ce457"/>
          <table:table-cell office:value-type="string" calcext:value-type="string">
            <text:p>42000 TL</text:p>
          </table:table-cell>
          <table:table-cell table:number-columns-repeated="2"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Tarih 20 gün geri çekildi</text:p>
          </table:table-cell>
          <table:table-cell/>
          <table:table-cell table:style-name="ce447"/>
          <table:table-cell table:style-name="ce10"/>
          <table:table-cell table:style-name="ce463" table:number-columns-repeated="2"/>
          <table:table-cell table:number-columns-repeated="1017"/>
        </table:table-row>
        <table:table-row table:style-name="ro8">
          <table:table-cell/>
          <table:table-cell table:style-name="ce463" table:number-columns-repeated="2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7" office:value-type="date" office:date-value="2023-07-25" calcext:value-type="date">
            <text:p>25.07.2023</text:p>
          </table:table-cell>
          <table:table-cell table:style-name="ce463" office:value-type="string" calcext:value-type="string">
            <text:p>Ahmet ilter ebubekir ve ahmet tolan adında 2 kişiye izinsiz devir yaptı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7" office:value-type="date" office:date-value="2023-07-30" calcext:value-type="date">
            <text:p>30.07.2023</text:p>
          </table:table-cell>
          <table:table-cell table:style-name="ce463" office:value-type="string" calcext:value-type="string">
            <text:p>Tahliye taahütnamesine gerekli eklemeler yapılarak avukata verildi.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22" office:value-type="date" office:date-value="2023-08-10" calcext:value-type="date">
            <text:p>10.08.2023</text:p>
          </table:table-cell>
          <table:table-cell table:style-name="ce463" office:value-type="string" calcext:value-type="string">
            <text:p>Örnek 14 tahliye emri yollandı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8" office:value-type="date" office:date-value="2023-08-22" calcext:value-type="date">
            <text:p>22.Ağu</text:p>
          </table:table-cell>
          <table:table-cell table:style-name="ce463" office:value-type="string" calcext:value-type="string">
            <text:p>10-08 de bilinen adrese yapılan tebligat teslim edilemediğinden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tebligat mernis adresine tebligat kanunu 22/1 maddesine göre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gönderildi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tebligat ilk önce borçlunun bilinen son adresine gönderilir.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teslim edilemezse tekrar mernis adresine gönderilir ve muhtara bırakılır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Muhtara teslim tarihi tebliğ tarihidir ve ödeme emrindeki süreler 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bu tarihe göre hesaplanır.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 table:style-name="ce458" office:value-type="date" office:date-value="2023-08-29" calcext:value-type="date">
            <text:p>29.Ağu</text:p>
          </table:table-cell>
          <table:table-cell table:style-name="ce463" office:value-type="string" calcext:value-type="string">
            <text:p>İtiraz süresi içerisinde itiraz edilmediği için tahliye kesinleşti.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Bu aşamada icra dairesi gerekirse kiracıyı zorla çıkarır.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Biz bu yola gitmeye hazırlanırken 3. şahıslar Samed TURGUT a devir</text:p>
          </table:table-cell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8">
          <table:table-cell/>
          <table:table-cell table:style-name="ce463" office:value-type="string" calcext:value-type="string">
            <text:p>yaptılar</text:p>
          </table:table-cell>
          <table:table-cell table:number-columns-repeated="1022"/>
        </table:table-row>
        <table:table-row table:style-name="ro8">
          <table:table-cell>
            <draw:frame draw:z-index="0" draw:name="Resim 1" draw:style-name="gr1" draw:text-style-name="P1" svg:width="18.3cm" svg:height="21.319cm" svg:x="0.116cm" svg:y="0.248cm">
              <draw:image>
                <text:p/>
              </draw:image>
            </draw:frame>
          </table:table-cell>
          <table:table-cell table:number-columns-repeated="1023"/>
        </table:table-row>
        <table:table-row table:style-name="ro8" table:number-rows-repeated="104846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nyB202-22" table:style-name="ta1">
        <table:table-column table:style-name="co1" table:default-cell-style-name="ce447"/>
        <table:table-column table:style-name="co7" table:default-cell-style-name="ce447"/>
        <table:table-column table:style-name="co1" table:default-cell-style-name="ce447"/>
        <table:table-column table:style-name="co1" table:default-cell-style-name="ce463"/>
        <table:table-column table:style-name="co1" table:number-columns-repeated="3" table:default-cell-style-name="ce447"/>
        <table:table-column table:style-name="co6" table:number-columns-repeated="1017" table:default-cell-style-name="ce447"/>
        <table:table-row table:style-name="ro1">
          <table:table-cell/>
          <table:table-cell table:style-name="ce471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1">
          <table:table-cell/>
          <table:table-cell table:style-name="ce471" office:value-type="string" calcext:value-type="string">
            <text:p>SnyB203-22 <text:s/></text:p>
          </table:table-cell>
          <table:table-cell table:style-name="ce473" office:value-type="string" calcext:value-type="string">
            <text:p>200 m2 Karo kira</text:p>
          </table:table-cell>
          <table:table-cell/>
          <table:table-cell table:style-name="ce463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73"/>
          <table:table-cell/>
          <table:table-cell table:style-name="ce463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471"/>
          <table:table-cell table:style-name="ce473"/>
          <table:table-cell/>
          <table:table-cell table:style-name="ce463" table:number-columns-repeated="3"/>
          <table:table-cell table:number-columns-repeated="1017"/>
        </table:table-row>
        <table:table-row table:style-name="ro1">
          <table:table-cell/>
          <table:table-cell table:style-name="ce471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1">
          <table:table-cell/>
          <table:table-cell table:style-name="ce471" office:value-type="string" calcext:value-type="string">
            <text:p>Toplamlar</text:p>
          </table:table-cell>
          <table:table-cell table:number-columns-repeated="2"/>
          <table:table-cell table:style-name="ce473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51" office:value-type="string" calcext:value-type="string">
            <text:p><text:s/>Kira Bedeli</text:p>
          </table:table-cell>
          <table:table-cell table:style-name="ce473" table:formula="of:=SUM([.C17:.C28])" office:value-type="float" office:value="0" calcext:value-type="float">
            <text:p>0,00</text:p>
          </table:table-cell>
          <table:table-cell table:style-name="ce473" table:number-columns-repeated="2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51" office:value-type="string" calcext:value-type="string">
            <text:p>Toplam Ödeme</text:p>
          </table:table-cell>
          <table:table-cell table:style-name="ce473" table:formula="of:=SUM([.D17:.D27])" office:value-type="float" office:value="0" calcext:value-type="float">
            <text:p>0,00</text:p>
          </table:table-cell>
          <table:table-cell table:style-name="ce473" table:number-columns-repeated="2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51" office:value-type="string" calcext:value-type="string">
            <text:p>Bakiye</text:p>
          </table:table-cell>
          <table:table-cell table:style-name="ce473" table:formula="of:=[.E37]" office:value-type="float" office:value="791.33" calcext:value-type="float">
            <text:p>791,33</text:p>
          </table:table-cell>
          <table:table-cell table:style-name="ce473" table:number-columns-repeated="2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51" office:value-type="string" calcext:value-type="string">
            <text:p>Masraf</text:p>
          </table:table-cell>
          <table:table-cell table:style-name="ce473" table:formula="of:=[.D40]" office:value-type="float" office:value="0" calcext:value-type="float">
            <text:p>0,00</text:p>
          </table:table-cell>
          <table:table-cell table:style-name="ce473" table:number-columns-repeated="2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72" office:value-type="string" calcext:value-type="string">
            <text:p>Net Kira</text:p>
          </table:table-cell>
          <table:table-cell table:style-name="ce473" table:formula="of:=[.C10]-[.C12]" office:value-type="float" office:value="0" calcext:value-type="float">
            <text:p>0,00</text:p>
          </table:table-cell>
          <table:table-cell/>
          <table:table-cell table:style-name="ce473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71"/>
          <table:table-cell table:style-name="ce473" table:number-columns-repeated="3"/>
          <table:table-cell table:style-name="ce463" table:number-columns-repeated="2"/>
          <table:table-cell table:number-columns-repeated="1017"/>
        </table:table-row>
        <table:table-row table:style-name="ro1">
          <table:table-cell/>
          <table:table-cell table:style-name="ce471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1">
          <table:table-cell table:style-name="ce470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style-name="ce46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63"/>
          <table:table-cell/>
          <table:table-cell table:style-name="ce463" table:number-columns-repeated="3"/>
          <table:table-cell table:number-columns-repeated="1017"/>
        </table:table-row>
        <table:table-row table:style-name="ro1">
          <table:table-cell/>
          <table:table-cell table:style-name="ce471" office:value-type="string" calcext:value-type="string">
            <text:p>Salih Ant</text:p>
          </table:table-cell>
          <table:table-cell/>
          <table:table-cell table:style-name="ce447"/>
          <table:table-cell table:style-name="ce473" table:formula="of:=[.C18]-[.D18]+[.E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63"/>
          <table:table-cell/>
          <table:table-cell table:style-name="ce447"/>
          <table:table-cell table:style-name="ce473" table:formula="of:=[.C19]-[.D19]+[.E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table:style-name="ce471" office:value-type="string" calcext:value-type="string">
            <text:p>7-11-22 de anlaşma yapıldı</text:p>
          </table:table-cell>
          <table:table-cell table:style-name="ce463"/>
          <table:table-cell table:style-name="ce466"/>
          <table:table-cell table:style-name="ce473" table:formula="of:=[.C20]-[.D20]+[.E1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2-11-07" calcext:value-type="date">
            <text:p>07.11.2022</text:p>
          </table:table-cell>
          <table:table-cell table:style-name="ce471" office:value-type="string" calcext:value-type="string">
            <text:p>1-1-23 <text:s/>- <text:s/>31-12-23 kira bedeli</text:p>
          </table:table-cell>
          <table:table-cell/>
          <table:table-cell table:style-name="ce447"/>
          <table:table-cell table:style-name="ce473" table:formula="of:=[.C21]-[.D21]+[.E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ödeme nakit</text:p>
          </table:table-cell>
          <table:table-cell table:style-name="ce463"/>
          <table:table-cell table:style-name="ce474"/>
          <table:table-cell table:style-name="ce473" table:formula="of:=[.C22]-[.D22]+[.E2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3]-[.D23]+[.E2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4]-[.D24]+[.E23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5]-[.D25]+[.E24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6]-[.D26]+[.E2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7]-[.D27]+[.E2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8]-[.D28]+[.E2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29]-[.D29]+[.E2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30]-[.D30]+[.E2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31]-[.D31]+[.E3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73" table:formula="of:=[.C32]-[.D32]+[.E3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ELEKTRİK TEMİNAT BEDELİ</text:p>
          </table:table-cell>
          <table:table-cell table:style-name="ce463" office:value-type="float" office:value="1200" calcext:value-type="float">
            <text:p>1.200,00</text:p>
          </table:table-cell>
          <table:table-cell/>
          <table:table-cell table:style-name="ce473" table:formula="of:=[.C33]-[.D33]+[.E32]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6-05" calcext:value-type="date">
            <text:p>05.06.2023</text:p>
          </table:table-cell>
          <table:table-cell office:value-type="string" calcext:value-type="string">
            <text:p>2023-05 tmnt</text:p>
          </table:table-cell>
          <table:table-cell table:style-name="ce463"/>
          <table:table-cell office:value-type="float" office:value="100.01" calcext:value-type="float">
            <text:p>100,01</text:p>
          </table:table-cell>
          <table:table-cell table:style-name="ce473" table:formula="of:=[.C34]-[.D34]+[.E33]" office:value-type="float" office:value="1099.99" calcext:value-type="float">
            <text:p>1.099,99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6 tmnt</text:p>
          </table:table-cell>
          <table:table-cell table:style-name="ce463"/>
          <table:table-cell office:value-type="float" office:value="100.12" calcext:value-type="float">
            <text:p>100,12</text:p>
          </table:table-cell>
          <table:table-cell table:style-name="ce473" table:formula="of:=[.C35]-[.D35]+[.E34]" office:value-type="float" office:value="999.87" calcext:value-type="float">
            <text:p>999,87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7 tmnt</text:p>
          </table:table-cell>
          <table:table-cell table:style-name="ce463"/>
          <table:table-cell office:value-type="float" office:value="101.24" calcext:value-type="float">
            <text:p>101,24</text:p>
          </table:table-cell>
          <table:table-cell table:style-name="ce473" table:formula="of:=[.C36]-[.D36]+[.E35]" office:value-type="float" office:value="898.63" calcext:value-type="float">
            <text:p>898,63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8 tmnt</text:p>
          </table:table-cell>
          <table:table-cell table:style-name="ce463"/>
          <table:table-cell office:value-type="float" office:value="107.3" calcext:value-type="float">
            <text:p>107,30</text:p>
          </table:table-cell>
          <table:table-cell table:style-name="ce473" table:formula="of:=[.C37]-[.D37]+[.E36]" office:value-type="float" office:value="791.33" calcext:value-type="float">
            <text:p>791,33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9</text:p>
          </table:table-cell>
          <table:table-cell table:style-name="ce463"/>
          <table:table-cell office:value-type="float" office:value="109.73" calcext:value-type="float">
            <text:p>109,73</text:p>
          </table:table-cell>
          <table:table-cell table:style-name="ce473" table:formula="of:=[.C38]-[.D38]+[.E37]" office:value-type="float" office:value="681.6" calcext:value-type="float">
            <text:p>681,6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63"/>
          <table:table-cell table:number-columns-repeated="1019"/>
        </table:table-row>
        <table:table-row table:style-name="ro1">
          <table:table-cell table:style-name="ce457"/>
          <table:table-cell table:style-name="ce471" office:value-type="string" calcext:value-type="string">
            <text:p>Masraflar</text:p>
          </table:table-cell>
          <table:table-cell/>
          <table:table-cell table:style-name="ce473" table:formula="of:=SUM([.D41:.D57])" office:value-type="float" office:value="0" calcext:value-type="float">
            <text:p>0,00</text:p>
          </table:table-cell>
          <table:table-cell table:style-name="ce463"/>
          <table:table-cell table:number-columns-repeated="1019"/>
        </table:table-row>
        <table:table-row table:style-name="ro1" table:number-rows-repeated="2">
          <table:table-cell table:style-name="ce457"/>
          <table:table-cell/>
          <table:table-cell table:style-name="ce463"/>
          <table:table-cell/>
          <table:table-cell table:style-name="ce463"/>
          <table:table-cell table:number-columns-repeated="1019"/>
        </table:table-row>
        <table:table-row table:style-name="ro1">
          <table:table-cell/>
          <table:table-cell table:style-name="ce463" table:number-columns-repeated="2"/>
          <table:table-cell/>
          <table:table-cell table:style-name="ce463"/>
          <table:table-cell table:number-columns-repeated="1019"/>
        </table:table-row>
        <table:table-row table:style-name="ro1">
          <table:table-cell/>
          <table:table-cell table:style-name="ce463" table:number-columns-repeated="2"/>
          <table:table-cell/>
          <table:table-cell table:style-name="ce475"/>
          <table:table-cell table:number-columns-repeated="1019"/>
        </table:table-row>
        <table:table-row table:style-name="ro1" table:number-rows-repeated="2">
          <table:table-cell/>
          <table:table-cell table:style-name="ce463"/>
          <table:table-cell table:style-name="ce471"/>
          <table:table-cell/>
          <table:table-cell table:style-name="ce473"/>
          <table:table-cell table:number-columns-repeated="1019"/>
        </table:table-row>
        <table:table-row table:style-name="ro1" table:number-rows-repeated="5">
          <table:table-cell/>
          <table:table-cell table:style-name="ce463" table:number-columns-repeated="2"/>
          <table:table-cell/>
          <table:table-cell table:style-name="ce471"/>
          <table:table-cell table:style-name="ce469"/>
          <table:table-cell table:style-name="ce473"/>
          <table:table-cell table:number-columns-repeated="1017"/>
        </table:table-row>
        <table:table-row table:style-name="ro1" table:number-rows-repeated="44">
          <table:table-cell/>
          <table:table-cell table:style-name="ce463" table:number-columns-repeated="2"/>
          <table:table-cell/>
          <table:table-cell table:style-name="ce463" table:number-columns-repeated="3"/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C301-22" table:style-name="ta1">
        <table:table-column table:style-name="co3" table:default-cell-style-name="ce447"/>
        <table:table-column table:style-name="co8" table:default-cell-style-name="ce463"/>
        <table:table-column table:style-name="co3" table:default-cell-style-name="ce463"/>
        <table:table-column table:style-name="co9" table:default-cell-style-name="ce463"/>
        <table:table-column table:style-name="co1" table:default-cell-style-name="ce463"/>
        <table:table-column table:style-name="co5" table:default-cell-style-name="ce463"/>
        <table:table-column table:style-name="co10" table:default-cell-style-name="ce463"/>
        <table:table-column table:style-name="co1" table:number-columns-repeated="52" table:default-cell-style-name="ce447"/>
        <table:table-column table:style-name="co6" table:number-columns-repeated="965" table:default-cell-style-name="ce447"/>
        <table:table-row table:style-name="ro1">
          <table:table-cell/>
          <table:table-cell table:style-name="ce471"/>
          <table:table-cell table:number-columns-repeated="1022"/>
        </table:table-row>
        <table:table-row table:style-name="ro1">
          <table:table-cell/>
          <table:table-cell table:style-name="ce471" office:value-type="string" calcext:value-type="string">
            <text:p>Sanayi Vinç</text:p>
          </table:table-cell>
          <table:table-cell table:number-columns-repeated="1022"/>
        </table:table-row>
        <table:table-row table:style-name="ro1">
          <table:table-cell/>
          <table:table-cell table:style-name="ce471"/>
          <table:table-cell table:number-columns-repeated="1022"/>
        </table:table-row>
        <table:table-row table:style-name="ro1">
          <table:table-cell/>
          <table:table-cell table:style-name="ce471" office:value-type="string" calcext:value-type="string">
            <text:p>Toplamlar</text:p>
          </table:table-cell>
          <table:table-cell table:style-name="ce447" table:number-columns-repeated="2"/>
          <table:table-cell table:style-name="ce473"/>
          <table:table-cell table:number-columns-repeated="1019"/>
        </table:table-row>
        <table:table-row table:style-name="ro1">
          <table:table-cell/>
          <table:table-cell table:style-name="ce451" office:value-type="string" calcext:value-type="string">
            <text:p>2020 Kira Bedeli</text:p>
          </table:table-cell>
          <table:table-cell table:style-name="ce473" table:formula="of:=SUM([.C13:.C17])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9"/>
        </table:table-row>
        <table:table-row table:style-name="ro1">
          <table:table-cell/>
          <table:table-cell table:style-name="ce451" office:value-type="string" calcext:value-type="string">
            <text:p>2020 Toplam Ödeme</text:p>
          </table:table-cell>
          <table:table-cell table:style-name="ce473" table:formula="of:=SUM([.D13:.D19])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9"/>
        </table:table-row>
        <table:table-row table:style-name="ro1">
          <table:table-cell/>
          <table:table-cell table:style-name="ce451" office:value-type="string" calcext:value-type="string">
            <text:p>Toplam Ödenecek</text:p>
          </table:table-cell>
          <table:table-cell table:style-name="ce473" table:formula="of:=[.E18]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9"/>
        </table:table-row>
        <table:table-row table:style-name="ro1">
          <table:table-cell/>
          <table:table-cell table:style-name="ce451" office:value-type="string" calcext:value-type="string">
            <text:p>2020 Masraf</text:p>
          </table:table-cell>
          <table:table-cell table:style-name="ce473" table:formula="of:=[.D82]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9"/>
        </table:table-row>
        <table:table-row table:style-name="ro1">
          <table:table-cell/>
          <table:table-cell table:style-name="ce472" office:value-type="string" calcext:value-type="string">
            <text:p>2019-2020 Net Kira</text:p>
          </table:table-cell>
          <table:table-cell table:style-name="ce473" table:formula="of:=[.C6]-[.C8]" office:value-type="float" office:value="0" calcext:value-type="float">
            <text:p>0,00</text:p>
          </table:table-cell>
          <table:table-cell table:style-name="ce447"/>
          <table:table-cell table:style-name="ce473"/>
          <table:table-cell table:number-columns-repeated="1019"/>
        </table:table-row>
        <table:table-row table:style-name="ro1">
          <table:table-cell/>
          <table:table-cell table:style-name="ce471"/>
          <table:table-cell table:style-name="ce473" table:number-columns-repeated="3"/>
          <table:table-cell table:number-columns-repeated="1019"/>
        </table:table-row>
        <table:table-row table:style-name="ro1">
          <table:table-cell/>
          <table:table-cell table:style-name="ce471"/>
          <table:table-cell table:number-columns-repeated="1022"/>
        </table:table-row>
        <table:table-row table:style-name="ro1">
          <table:table-cell table:style-name="ce470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number-columns-repeated="1019"/>
        </table:table-row>
        <table:table-row table:style-name="ro1">
          <table:table-cell/>
          <table:table-cell table:style-name="ce471" office:value-type="string" calcext:value-type="string">
            <text:p>Hurdacı</text:p>
          </table:table-cell>
          <table:table-cell table:number-columns-repeated="1022"/>
        </table:table-row>
        <table:table-row table:style-name="ro1">
          <table:table-cell/>
          <table:table-cell table:style-name="ce447" office:value-type="string" calcext:value-type="string">
            <text:p>Ali Demirel</text:p>
          </table:table-cell>
          <table:table-cell table:number-columns-repeated="1022"/>
        </table:table-row>
        <table:table-row table:style-name="ro1">
          <table:table-cell/>
          <table:table-cell table:style-name="ce447" office:value-type="string" calcext:value-type="string">
            <text:p>29-11-2022 – 30-11-2023 Kira Bedeli</text:p>
          </table:table-cell>
          <table:table-cell table:number-columns-repeated="2"/>
          <table:table-cell table:formula="of:=[.E14]+[.C15]-[.D1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teminattan</text:p>
          </table:table-cell>
          <table:table-cell/>
          <table:table-cell table:style-name="ce447"/>
          <table:table-cell table:formula="of:=[.E15]+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teminattan</text:p>
          </table:table-cell>
          <table:table-cell/>
          <table:table-cell table:style-name="ce447"/>
          <table:table-cell table:formula="of:=[.E16]+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/>
          <table:table-cell/>
          <table:table-cell table:style-name="ce447"/>
          <table:table-cell table:formula="of:=[.E17]+[.C18]-[.D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1-22 kira bedeli 43160 TL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table:number-columns-repeated="2"/>
          <table:table-cell/>
          <table:table-cell table:style-name="ce447"/>
          <table:table-cell table:formula="of:=[.E19]+[.C20]-[.D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Ocak 2021- elektrik teminat için</text:p>
          </table:table-cell>
          <table:table-cell office:value-type="float" office:value="1200" calcext:value-type="float">
            <text:p>1.200,00</text:p>
          </table:table-cell>
          <table:table-cell table:style-name="ce447" office:value-type="float" office:value="42.07" calcext:value-type="float">
            <text:p>42,07</text:p>
          </table:table-cell>
          <table:table-cell table:formula="of:=[.E20]+[.C21]-[.D21]" office:value-type="float" office:value="1157.93" calcext:value-type="float">
            <text:p>1.157,93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şubat</text:p>
          </table:table-cell>
          <table:table-cell/>
          <table:table-cell table:style-name="ce447" office:value-type="float" office:value="34.45" calcext:value-type="float">
            <text:p>34,45</text:p>
          </table:table-cell>
          <table:table-cell table:formula="of:=[.E21]+[.C22]-[.D22]" office:value-type="float" office:value="1123.48" calcext:value-type="float">
            <text:p>1.123,48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mart</text:p>
          </table:table-cell>
          <table:table-cell/>
          <table:table-cell table:style-name="ce447" office:value-type="float" office:value="20.05" calcext:value-type="float">
            <text:p>20,05</text:p>
          </table:table-cell>
          <table:table-cell table:formula="of:=[.E22]+[.C23]-[.D23]" office:value-type="float" office:value="1103.43" calcext:value-type="float">
            <text:p>1.103,43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nisan</text:p>
          </table:table-cell>
          <table:table-cell/>
          <table:table-cell table:style-name="ce447" office:value-type="float" office:value="34.7" calcext:value-type="float">
            <text:p>34,7</text:p>
          </table:table-cell>
          <table:table-cell table:formula="of:=[.E23]+[.C24]-[.D24]" office:value-type="float" office:value="1068.73" calcext:value-type="float">
            <text:p>1.068,73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mayıs</text:p>
          </table:table-cell>
          <table:table-cell/>
          <table:table-cell table:style-name="ce447" office:value-type="float" office:value="34.34" calcext:value-type="float">
            <text:p>34,34</text:p>
          </table:table-cell>
          <table:table-cell table:formula="of:=[.E24]+[.C25]-[.D25]" office:value-type="float" office:value="1034.39" calcext:value-type="float">
            <text:p>1.034,39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haziran</text:p>
          </table:table-cell>
          <table:table-cell/>
          <table:table-cell table:style-name="ce447" office:value-type="float" office:value="-65.91" calcext:value-type="float">
            <text:p>-65,91</text:p>
          </table:table-cell>
          <table:table-cell table:formula="of:=[.E25]+[.C26]-[.D26]" office:value-type="float" office:value="1100.3" calcext:value-type="float">
            <text:p>1.100,3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temmuz</text:p>
          </table:table-cell>
          <table:table-cell/>
          <table:table-cell table:style-name="ce447" office:value-type="float" office:value="31.54" calcext:value-type="float">
            <text:p>31,54</text:p>
          </table:table-cell>
          <table:table-cell table:formula="of:=[.E26]+[.C27]-[.D27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ağustos</text:p>
          </table:table-cell>
          <table:table-cell/>
          <table:table-cell table:style-name="ce447" office:value-type="float" office:value="0" calcext:value-type="float">
            <text:p>0</text:p>
          </table:table-cell>
          <table:table-cell table:formula="of:=[.E27]+[.C28]-[.D28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eylül</text:p>
          </table:table-cell>
          <table:table-cell/>
          <table:table-cell table:style-name="ce447" office:value-type="float" office:value="45.99" calcext:value-type="float">
            <text:p>45,99</text:p>
          </table:table-cell>
          <table:table-cell table:formula="of:=[.E28]+[.C29]-[.D29]" office:value-type="float" office:value="1022.77" calcext:value-type="float">
            <text:p>1.022,77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ekim</text:p>
          </table:table-cell>
          <table:table-cell/>
          <table:table-cell table:style-name="ce447" office:value-type="float" office:value="42.89" calcext:value-type="float">
            <text:p>42,89</text:p>
          </table:table-cell>
          <table:table-cell table:formula="of:=[.E29]+[.C30]-[.D30]" office:value-type="float" office:value="979.88" calcext:value-type="float">
            <text:p>979,88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kasım</text:p>
          </table:table-cell>
          <table:table-cell/>
          <table:table-cell table:style-name="ce447" office:value-type="float" office:value="34.98" calcext:value-type="float">
            <text:p>34,98</text:p>
          </table:table-cell>
          <table:table-cell table:formula="of:=[.E30]+[.C31]-[.D31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aralık</text:p>
          </table:table-cell>
          <table:table-cell/>
          <table:table-cell table:style-name="ce447" office:value-type="float" office:value="0" calcext:value-type="float">
            <text:p>0</text:p>
          </table:table-cell>
          <table:table-cell table:formula="of:=[.E31]+[.C32]-[.D32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Ocak 2022- elektrik teminat için</text:p>
          </table:table-cell>
          <table:table-cell/>
          <table:table-cell table:style-name="ce447" office:value-type="float" office:value="30.04" calcext:value-type="float">
            <text:p>30,04</text:p>
          </table:table-cell>
          <table:table-cell table:formula="of:=[.E32]+[.C33]-[.D33]" office:value-type="float" office:value="914.86" calcext:value-type="float">
            <text:p>914,86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şubat</text:p>
          </table:table-cell>
          <table:table-cell/>
          <table:table-cell table:style-name="ce447" office:value-type="float" office:value="135.32" calcext:value-type="float">
            <text:p>135,32</text:p>
          </table:table-cell>
          <table:table-cell table:formula="of:=[.E33]+[.C34]-[.D34]" office:value-type="float" office:value="779.54" calcext:value-type="float">
            <text:p>779,54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mart</text:p>
          </table:table-cell>
          <table:table-cell/>
          <table:table-cell table:style-name="ce447" office:value-type="float" office:value="98.9" calcext:value-type="float">
            <text:p>98,9</text:p>
          </table:table-cell>
          <table:table-cell table:formula="of:=[.E34]+[.C35]-[.D35]" office:value-type="float" office:value="680.64" calcext:value-type="float">
            <text:p>680,64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nisan</text:p>
          </table:table-cell>
          <table:table-cell/>
          <table:table-cell table:style-name="ce447" office:value-type="float" office:value="135.6" calcext:value-type="float">
            <text:p>135,6</text:p>
          </table:table-cell>
          <table:table-cell table:formula="of:=[.E35]+[.C36]-[.D36]" office:value-type="float" office:value="545.04" calcext:value-type="float">
            <text:p>545,04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Mayıs <text:s text:c="10"/>50 su</text:p>
          </table:table-cell>
          <table:table-cell/>
          <table:table-cell table:style-name="ce447" office:value-type="float" office:value="214.37" calcext:value-type="float">
            <text:p>214,37</text:p>
          </table:table-cell>
          <table:table-cell table:formula="of:=[.E36]+[.C37]-[.D37]" office:value-type="float" office:value="330.67" calcext:value-type="float">
            <text:p>330,67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Haziran <text:s text:c="7"/>200 su</text:p>
          </table:table-cell>
          <table:table-cell/>
          <table:table-cell table:style-name="ce447" office:value-type="float" office:value="427.65" calcext:value-type="float">
            <text:p>427,65</text:p>
          </table:table-cell>
          <table:table-cell table:formula="of:=[.E37]+[.C38]-[.D38]" office:value-type="float" office:value="-96.9799999999998" calcext:value-type="float">
            <text:p>-96,98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Temmuz <text:s text:c="6"/>200 su</text:p>
          </table:table-cell>
          <table:table-cell/>
          <table:table-cell table:style-name="ce447" office:value-type="float" office:value="446.55" calcext:value-type="float">
            <text:p>446,55</text:p>
          </table:table-cell>
          <table:table-cell table:formula="of:=[.E38]+[.C39]-[.D39]" office:value-type="float" office:value="-543.53" calcext:value-type="float">
            <text:p>-543,53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Ağustos <text:s text:c="9"/>50 su</text:p>
          </table:table-cell>
          <table:table-cell/>
          <table:table-cell table:style-name="ce447" office:value-type="float" office:value="333.96" calcext:value-type="float">
            <text:p>333,96</text:p>
          </table:table-cell>
          <table:table-cell table:formula="of:=[.E39]+[.C40]-[.D40]" office:value-type="float" office:value="-877.49" calcext:value-type="float">
            <text:p>-877,49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Eylül <text:s text:c="14"/>50 su</text:p>
          </table:table-cell>
          <table:table-cell/>
          <table:table-cell table:style-name="ce447" office:value-type="float" office:value="324.51" calcext:value-type="float">
            <text:p>324,51</text:p>
          </table:table-cell>
          <table:table-cell table:formula="of:=[.E40]+[.C41]-[.D41]" office:value-type="float" office:value="-1202" calcext:value-type="float">
            <text:p>-1.202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Ekim <text:s text:c="14"/>50 su</text:p>
          </table:table-cell>
          <table:table-cell/>
          <table:table-cell table:style-name="ce447" office:value-type="float" office:value="331.27" calcext:value-type="float">
            <text:p>331,27</text:p>
          </table:table-cell>
          <table:table-cell table:formula="of:=[.E41]+[.C42]-[.D42]" office:value-type="float" office:value="-1533.27" calcext:value-type="float">
            <text:p>-1.533,27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su</text:p>
          </table:table-cell>
          <table:table-cell office:value-type="float" office:value="50" calcext:value-type="float">
            <text:p>50,00</text:p>
          </table:table-cell>
          <table:table-cell table:style-name="ce447"/>
          <table:table-cell table:formula="of:=[.E42]+[.C43]-[.D43]" office:value-type="float" office:value="-1483.27" calcext:value-type="float">
            <text:p>-1.483,27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kasım</text:p>
          </table:table-cell>
          <table:table-cell/>
          <table:table-cell table:style-name="ce447" office:value-type="float" office:value="412.42" calcext:value-type="float">
            <text:p>412,42</text:p>
          </table:table-cell>
          <table:table-cell table:formula="of:=[.E43]+[.C44]-[.D44]" office:value-type="float" office:value="-1895.69" calcext:value-type="float">
            <text:p>-1.895,69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aralık</text:p>
          </table:table-cell>
          <table:table-cell/>
          <table:table-cell table:style-name="ce447" office:value-type="float" office:value="426.12" calcext:value-type="float">
            <text:p>426,12</text:p>
          </table:table-cell>
          <table:table-cell table:formula="of:=[.E44]+[.C45]-[.D45]" office:value-type="float" office:value="-2321.81" calcext:value-type="float">
            <text:p>-2.321,81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kiradan kalan</text:p>
          </table:table-cell>
          <table:table-cell office:value-type="float" office:value="2000" calcext:value-type="float">
            <text:p>2.000,00</text:p>
          </table:table-cell>
          <table:table-cell table:style-name="ce447"/>
          <table:table-cell table:formula="of:=[.E45]+[.C46]-[.D46]" office:value-type="float" office:value="-321.81" calcext:value-type="float">
            <text:p>-321,81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motorcu tavanı alçıpan hasarı</text:p>
          </table:table-cell>
          <table:table-cell office:value-type="float" office:value="500" calcext:value-type="float">
            <text:p>500,00</text:p>
          </table:table-cell>
          <table:table-cell table:style-name="ce447"/>
          <table:table-cell table:formula="of:=[.E46]+[.C47]-[.D47]" office:value-type="float" office:value="178.19" calcext:value-type="float">
            <text:p>178,19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1 tmnt</text:p>
          </table:table-cell>
          <table:table-cell/>
          <table:table-cell table:style-name="ce447" office:value-type="float" office:value="178.19" calcext:value-type="float">
            <text:p>178,19</text:p>
          </table:table-cell>
          <table:table-cell table:formula="of:=[.E47]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/>
          <table:table-cell/>
          <table:table-cell table:style-name="ce447"/>
          <table:table-cell table:formula="of:=[.E48]+[.C49]-[.D4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3-10" calcext:value-type="date">
            <text:p>10.03.2023</text:p>
          </table:table-cell>
          <table:table-cell table:style-name="ce447" office:value-type="string" calcext:value-type="string">
            <text:p>2023-02 tmnt</text:p>
          </table:table-cell>
          <table:table-cell/>
          <table:table-cell table:style-name="ce447" office:value-type="float" office:value="270.52" calcext:value-type="float">
            <text:p>270,52</text:p>
          </table:table-cell>
          <table:table-cell table:formula="of:=[.E49]+[.C50]-[.D50]" office:value-type="float" office:value="-270.52" calcext:value-type="float">
            <text:p>-270,52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3 tmnt</text:p>
          </table:table-cell>
          <table:table-cell/>
          <table:table-cell table:style-name="ce447" office:value-type="float" office:value="229.48" calcext:value-type="float">
            <text:p>229,48</text:p>
          </table:table-cell>
          <table:table-cell table:formula="of:=[.E50]+[.C51]-[.D51]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4 tmnt</text:p>
          </table:table-cell>
          <table:table-cell/>
          <table:table-cell table:style-name="ce447" office:value-type="float" office:value="250.02" calcext:value-type="float">
            <text:p>250,02</text:p>
          </table:table-cell>
          <table:table-cell table:formula="of:=[.E51]+[.C52]-[.D52]" office:value-type="float" office:value="-750.02" calcext:value-type="float">
            <text:p>-750,02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5 tmnt</text:p>
          </table:table-cell>
          <table:table-cell/>
          <table:table-cell table:style-name="ce447" office:value-type="float" office:value="250.02" calcext:value-type="float">
            <text:p>250,02</text:p>
          </table:table-cell>
          <table:table-cell table:formula="of:=[.E52]+[.C53]-[.D53]" office:value-type="float" office:value="-1000.04" calcext:value-type="float">
            <text:p>-1.000,04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6 tmnt</text:p>
          </table:table-cell>
          <table:table-cell/>
          <table:table-cell table:style-name="ce447" office:value-type="float" office:value="250.02" calcext:value-type="float">
            <text:p>250,02</text:p>
          </table:table-cell>
          <table:table-cell table:formula="of:=[.E53]+[.C54]-[.D54]" office:value-type="float" office:value="-1250.06" calcext:value-type="float">
            <text:p>-1.250,06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7 tmnt</text:p>
          </table:table-cell>
          <table:table-cell/>
          <table:table-cell table:style-name="ce447" office:value-type="float" office:value="258.44" calcext:value-type="float">
            <text:p>258,44</text:p>
          </table:table-cell>
          <table:table-cell table:formula="of:=[.E54]+[.C55]-[.D55]" office:value-type="float" office:value="-1508.5" calcext:value-type="float">
            <text:p>-1.508,5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8 tmnt</text:p>
          </table:table-cell>
          <table:table-cell/>
          <table:table-cell table:style-name="ce447" office:value-type="float" office:value="259.79" calcext:value-type="float">
            <text:p>259,79</text:p>
          </table:table-cell>
          <table:table-cell table:formula="of:=[.E55]+[.C56]-[.D56]" office:value-type="float" office:value="-1768.29" calcext:value-type="float">
            <text:p>-1.768,29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47" office:value-type="string" calcext:value-type="string">
            <text:p>2023-09</text:p>
          </table:table-cell>
          <table:table-cell/>
          <table:table-cell table:style-name="ce447" office:value-type="float" office:value="254.64" calcext:value-type="float">
            <text:p>254,64</text:p>
          </table:table-cell>
          <table:table-cell table:formula="of:=[.E56]+[.C57]-[.D57]" office:value-type="float" office:value="-2022.93" calcext:value-type="float">
            <text:p>-2.022,93</text:p>
          </table:table-cell>
          <table:table-cell table:number-columns-repeated="1019"/>
        </table:table-row>
        <table:table-row table:style-name="ro1" table:number-rows-repeated="3">
          <table:table-cell table:style-name="ce457"/>
          <table:table-cell table:style-name="ce447"/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5-05" calcext:value-type="date">
            <text:p>05.05.2021</text:p>
          </table:table-cell>
          <table:table-cell table:style-name="ce447" office:value-type="string" calcext:value-type="string">
            <text:p>Büyük- küçük bina çatı trapez saclarında hasar var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6-20" calcext:value-type="date">
            <text:p>20.06.2021</text:p>
          </table:table-cell>
          <table:table-cell table:style-name="ce447" office:value-type="string" calcext:value-type="string">
            <text:p>büyük binanın saçağında hasar var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9-20" calcext:value-type="date">
            <text:p>20.09.2021</text:p>
          </table:table-cell>
          <table:table-cell table:style-name="ce447" office:value-type="string" calcext:value-type="string">
            <text:p>büyük binanın duvarında sıva hasarı var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9-20" calcext:value-type="date">
            <text:p>20.09.2021</text:p>
          </table:table-cell>
          <table:table-cell table:style-name="ce447" office:value-type="string" calcext:value-type="string">
            <text:p>büyük binanın iç tarafında tuğla ve sıva hasarı var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8-25" calcext:value-type="date">
            <text:p>25.08.2021</text:p>
          </table:table-cell>
          <table:table-cell table:style-name="ce447" office:value-type="string" calcext:value-type="string">
            <text:p>mutfak tezgahı kırık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9-10" calcext:value-type="date">
            <text:p>10.09.2021</text:p>
          </table:table-cell>
          <table:table-cell table:style-name="ce447" office:value-type="string" calcext:value-type="string">
            <text:p>paletli iş makinesi ile taban betonu hasarı var</text:p>
          </table:table-cell>
          <table:table-cell/>
          <table:table-cell table:style-name="ce447"/>
          <table:table-cell table:number-columns-repeated="1020"/>
        </table:table-row>
        <table:table-row table:style-name="ro1" table:number-rows-repeated="2">
          <table:table-cell table:style-name="ce457"/>
          <table:table-cell table:style-name="ce447"/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1-05" calcext:value-type="date">
            <text:p>05.01.2021</text:p>
          </table:table-cell>
          <table:table-cell table:style-name="ce447" office:value-type="string" calcext:value-type="string">
            <text:p>motorcunun alçıpanında hasar var ÖDENDİ TMNT</text:p>
          </table:table-cell>
          <table:table-cell/>
          <table:table-cell table:style-name="ce447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457" office:value-type="date" office:date-value="2021-01-05" calcext:value-type="date">
            <text:p>05.01.2021</text:p>
          </table:table-cell>
          <table:table-cell table:style-name="ce447" office:value-type="string" calcext:value-type="string">
            <text:p>motorcunun duvarında hasar var</text:p>
          </table:table-cell>
          <table:table-cell/>
          <table:table-cell table:style-name="ce447"/>
          <table:table-cell table:number-columns-repeated="1020"/>
        </table:table-row>
        <table:table-row table:style-name="ro1">
          <table:table-cell table:style-name="ce457" office:value-type="date" office:date-value="2021-02-25" calcext:value-type="date">
            <text:p>25.02.2021</text:p>
          </table:table-cell>
          <table:table-cell table:style-name="ce447" office:value-type="string" calcext:value-type="string">
            <text:p>tuvalet için izinsiz kapı açtı</text:p>
          </table:table-cell>
          <table:table-cell/>
          <table:table-cell table:style-name="ce447" office:value-type="string" calcext:value-type="string">
            <text:p>yapıldı</text:p>
          </table:table-cell>
          <table:table-cell table:number-columns-repeated="1020"/>
        </table:table-row>
        <table:table-row table:style-name="ro1">
          <table:table-cell table:style-name="ce457" office:value-type="date" office:date-value="2021-03-30" calcext:value-type="date">
            <text:p>30.03.2021</text:p>
          </table:table-cell>
          <table:table-cell table:style-name="ce447" office:value-type="string" calcext:value-type="string">
            <text:p>2021 de 2022 için ödemesi gereken kiraları ödemedi</text:p>
          </table:table-cell>
          <table:table-cell/>
          <table:table-cell table:style-name="ce447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457" office:value-type="date" office:date-value="2021-08-05" calcext:value-type="date">
            <text:p>05.08.2021</text:p>
          </table:table-cell>
          <table:table-cell table:style-name="ce447" office:value-type="string" calcext:value-type="string">
            <text:p>arsa önüne malzeme yığıntısı var OKKK</text:p>
          </table:table-cell>
          <table:table-cell/>
          <table:table-cell table:style-name="ce447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table:style-name="ce447" office:value-type="string" calcext:value-type="string">
            <text:p>karonun çatısı kameracı tarafından ezilmiş</text:p>
          </table:table-cell>
          <table:table-cell table:style-name="ce447"/>
          <table:table-cell table:style-name="ce447" office:value-type="string" calcext:value-type="string">
            <text:p>yapıldı</text:p>
          </table:table-cell>
          <table:table-cell table:number-columns-repeated="1020"/>
        </table:table-row>
        <table:table-row table:style-name="ro1" table:number-rows-repeated="7">
          <table:table-cell/>
          <table:table-cell table:style-name="ce447" table:number-columns-repeated="3"/>
          <table:table-cell table:number-columns-repeated="1020"/>
        </table:table-row>
        <table:table-row table:style-name="ro1">
          <table:table-cell/>
          <table:table-cell table:style-name="ce471" office:value-type="string" calcext:value-type="string">
            <text:p>Masraflar</text:p>
          </table:table-cell>
          <table:table-cell table:style-name="ce447"/>
          <table:table-cell table:style-name="ce473" table:formula="of:=SUM([.D84:.D103])" office:value-type="float" office:value="0" calcext:value-type="float">
            <text:p>0,00</text:p>
          </table:table-cell>
          <table:table-cell/>
          <table:table-cell table:style-name="ce447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474"/>
          <table:table-cell/>
          <table:table-cell table:style-name="ce447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466"/>
          <table:table-cell/>
          <table:table-cell table:style-name="ce447" table:number-columns-repeated="2"/>
          <table:table-cell table:number-columns-repeated="1017"/>
        </table:table-row>
        <table:table-row table:style-name="ro1" table:number-rows-repeated="7">
          <table:table-cell table:style-name="ce457"/>
          <table:table-cell table:style-name="ce447"/>
          <table:table-cell table:number-columns-repeated="3"/>
          <table:table-cell table:style-name="ce447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447" table:number-columns-repeated="2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471"/>
          <table:table-cell table:style-name="ce469"/>
          <table:table-cell table:style-name="ce473"/>
          <table:table-cell table:number-columns-repeated="1017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E502-22" table:style-name="ta1">
        <table:table-column table:style-name="co3" table:default-cell-style-name="ce447"/>
        <table:table-column table:style-name="co11" table:default-cell-style-name="ce463"/>
        <table:table-column table:style-name="co12" table:default-cell-style-name="ce463"/>
        <table:table-column table:style-name="co13" table:default-cell-style-name="ce463"/>
        <table:table-column table:style-name="co1" table:default-cell-style-name="ce463"/>
        <table:table-column table:style-name="co14" table:default-cell-style-name="ce463"/>
        <table:table-column table:style-name="co5" table:default-cell-style-name="ce463"/>
        <table:table-column table:style-name="co10" table:default-cell-style-name="ce463"/>
        <table:table-column table:style-name="co1" table:number-columns-repeated="52" table:default-cell-style-name="ce447"/>
        <table:table-column table:style-name="co6" table:number-columns-repeated="964" table:default-cell-style-name="ce447"/>
        <table:table-row table:style-name="ro1">
          <table:table-cell/>
          <table:table-cell table:style-name="ce471" table:number-columns-repeated="2"/>
          <table:table-cell table:number-columns-repeated="1021"/>
        </table:table-row>
        <table:table-row table:style-name="ro1">
          <table:table-cell/>
          <table:table-cell table:style-name="ce471" office:value-type="string" calcext:value-type="string">
            <text:p>SnE este</text:p>
          </table:table-cell>
          <table:table-cell table:style-name="ce471"/>
          <table:table-cell table:number-columns-repeated="1021"/>
        </table:table-row>
        <table:table-row table:style-name="ro1">
          <table:table-cell/>
          <table:table-cell table:style-name="ce471" table:number-columns-repeated="2"/>
          <table:table-cell table:number-columns-repeated="1021"/>
        </table:table-row>
        <table:table-row table:style-name="ro1">
          <table:table-cell/>
          <table:table-cell table:style-name="ce471" office:value-type="string" calcext:value-type="string">
            <text:p>Toplamlar</text:p>
          </table:table-cell>
          <table:table-cell table:style-name="ce471"/>
          <table:table-cell table:style-name="ce447" table:number-columns-repeated="2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47"/>
          <table:table-cell table:style-name="ce451" office:value-type="string" calcext:value-type="string">
            <text:p>Kira Bedeli</text:p>
          </table:table-cell>
          <table:table-cell table:style-name="ce473" table:formula="of:=SUM([.D32:.D41])" office:value-type="float" office:value="96000" calcext:value-type="float">
            <text:p>96.00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47"/>
          <table:table-cell table:style-name="ce451" office:value-type="string" calcext:value-type="string">
            <text:p>Toplam Ödeme</text:p>
          </table:table-cell>
          <table:table-cell table:style-name="ce473" table:formula="of:=SUM([.E32:.E42])" office:value-type="float" office:value="65000" calcext:value-type="float">
            <text:p>65.00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47"/>
          <table:table-cell table:style-name="ce451" office:value-type="string" calcext:value-type="string">
            <text:p>Toplam Ödenecek</text:p>
          </table:table-cell>
          <table:table-cell table:style-name="ce473" table:formula="of:=[.F42]" office:value-type="float" office:value="31000" calcext:value-type="float">
            <text:p>31.00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47"/>
          <table:table-cell table:style-name="ce451" office:value-type="string" calcext:value-type="string">
            <text:p><text:s/>Masraf</text:p>
          </table:table-cell>
          <table:table-cell table:style-name="ce473" table:formula="of:=[.E58]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47"/>
          <table:table-cell table:style-name="ce472" office:value-type="string" calcext:value-type="string">
            <text:p><text:s/>Net Kira</text:p>
          </table:table-cell>
          <table:table-cell table:style-name="ce473" table:formula="of:=[.D6]-[.D8]" office:value-type="float" office:value="65000" calcext:value-type="float">
            <text:p>65.000,00</text:p>
          </table:table-cell>
          <table:table-cell table:style-name="ce447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71" table:number-columns-repeated="2"/>
          <table:table-cell table:style-name="ce473" table:number-columns-repeated="3"/>
          <table:table-cell table:number-columns-repeated="1018"/>
        </table:table-row>
        <table:table-row table:style-name="ro1">
          <table:table-cell/>
          <table:table-cell table:style-name="ce471" table:number-columns-repeated="2"/>
          <table:table-cell table:number-columns-repeated="1021"/>
        </table:table-row>
        <table:table-row table:style-name="ro1">
          <table:table-cell table:style-name="ce470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0"/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style-name="ce470" table:number-columns-repeated="3"/>
          <table:table-cell table:style-name="ce472" table:number-columns-repeated="3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Motorcu</text:p>
          </table:table-cell>
          <table:table-cell table:style-name="ce471"/>
          <table:table-cell table:number-columns-repeated="1021"/>
        </table:table-row>
        <table:table-row table:style-name="ro1">
          <table:table-cell table:style-name="ce457" office:value-type="date" office:date-value="2022-08-01" calcext:value-type="date">
            <text:p>01.08.2022</text:p>
          </table:table-cell>
          <table:table-cell table:style-name="ce447" office:value-type="string" calcext:value-type="string">
            <text:p>Cihan Çam</text:p>
          </table:table-cell>
          <table:table-cell table:style-name="ce447"/>
          <table:table-cell table:number-columns-repeated="1021"/>
        </table:table-row>
        <table:table-row table:style-name="ro1">
          <table:table-cell/>
          <table:table-cell table:style-name="ce447" office:value-type="string" calcext:value-type="string">
            <text:p>22-23 kira bedeli 45000 TL</text:p>
          </table:table-cell>
          <table:table-cell table:style-name="ce447"/>
          <table:table-cell table:number-columns-repeated="1021"/>
        </table:table-row>
        <table:table-row table:style-name="ro1">
          <table:table-cell table:style-name="ce457" office:value-type="date" office:date-value="2022-08-01" calcext:value-type="date">
            <text:p>01.08.2022</text:p>
          </table:table-cell>
          <table:table-cell table:style-name="ce447" office:value-type="string" calcext:value-type="string">
            <text:p>Anlaşma yapıldı</text:p>
          </table:table-cell>
          <table:table-cell table:style-name="ce447"/>
          <table:table-cell table:number-columns-repeated="2"/>
          <table:table-cell table:formula="of:=[.F16]+[.D17]-[.E1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/>
          <table:table-cell table:style-name="ce447" office:value-type="string" calcext:value-type="string">
            <text:p>Elektrik Teminat Bedeli</text:p>
          </table:table-cell>
          <table:table-cell table:style-name="ce447"/>
          <table:table-cell table:number-columns-repeated="2"/>
          <table:table-cell table:formula="of:=[.F17]+[.D18]-[.E1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 office:value-type="date" office:date-value="2022-08-30" calcext:value-type="date">
            <text:p>30.08.2022</text:p>
          </table:table-cell>
          <table:table-cell table:style-name="ce447" office:value-type="string" calcext:value-type="string">
            <text:p>Kira Başlangıç Tarihi</text:p>
          </table:table-cell>
          <table:table-cell table:style-name="ce447"/>
          <table:table-cell table:number-columns-repeated="2"/>
          <table:table-cell table:formula="of:=[.F18]+[.D19]-[.E19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 office:value-type="date" office:date-value="2023-08-29" calcext:value-type="date">
            <text:p>29.08.2023</text:p>
          </table:table-cell>
          <table:table-cell table:style-name="ce447" office:value-type="string" calcext:value-type="string">
            <text:p>Kira Bitiş Tarihi</text:p>
          </table:table-cell>
          <table:table-cell table:style-name="ce447"/>
          <table:table-cell/>
          <table:table-cell table:style-name="ce447"/>
          <table:table-cell table:formula="of:=[.F19]+[.D20]-[.E20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/>
          <table:table-cell table:style-name="ce447" office:value-type="string" calcext:value-type="string">
            <text:p>Kira gün sayısı (1 ay ek süre verildi)</text:p>
          </table:table-cell>
          <table:table-cell table:style-name="ce447" table:formula="of:=[.A20]-[.A17]" office:value-type="float" office:value="393" calcext:value-type="float">
            <text:p>393</text:p>
          </table:table-cell>
          <table:table-cell table:style-name="ce447" table:number-columns-repeated="2"/>
          <table:table-cell table:formula="of:=[.F20]+[.D21]-[.E21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/>
          <table:table-cell table:style-name="ce447" office:value-type="string" calcext:value-type="string">
            <text:p>22-23 günlük kira bedeli TL</text:p>
          </table:table-cell>
          <table:table-cell table:style-name="ce447" table:formula="of:=[.D17]/[.C21]" office:value-type="float" office:value="0" calcext:value-type="float">
            <text:p>0</text:p>
          </table:table-cell>
          <table:table-cell/>
          <table:table-cell table:style-name="ce447"/>
          <table:table-cell table:formula="of:=[.F21]+[.D22]-[.E22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 office:value-type="date" office:date-value="2022-08-01" calcext:value-type="date">
            <text:p>01.08.2022</text:p>
          </table:table-cell>
          <table:table-cell table:style-name="ce447" office:value-type="string" calcext:value-type="string">
            <text:p>Nakit Ödeme</text:p>
          </table:table-cell>
          <table:table-cell table:style-name="ce447"/>
          <table:table-cell table:number-columns-repeated="2"/>
          <table:table-cell table:formula="of:=[.F22]+[.D23]-[.E2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 office:value-type="date" office:date-value="2022-08-05" calcext:value-type="date">
            <text:p>05.08.2022</text:p>
          </table:table-cell>
          <table:table-cell table:style-name="ce447" office:value-type="string" calcext:value-type="string">
            <text:p>Nakit Ödeme</text:p>
          </table:table-cell>
          <table:table-cell table:style-name="ce447"/>
          <table:table-cell table:number-columns-repeated="2"/>
          <table:table-cell table:formula="of:=[.F23]+[.D24]-[.E24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/>
          <table:table-cell table:style-name="ce447" table:number-columns-repeated="4"/>
          <table:table-cell table:formula="of:=[.F24]+[.D25]-[.E2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7" office:value-type="date" office:date-value="2023-07-20" calcext:value-type="date">
            <text:p>20.07.2023</text:p>
          </table:table-cell>
          <table:table-cell table:style-name="ce447" office:value-type="string" calcext:value-type="string">
            <text:p>şu an 84000 TL dedim</text:p>
          </table:table-cell>
          <table:table-cell table:style-name="ce447" table:number-columns-repeated="3"/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1-2 güne getir 80 000 olur dedim</text:p>
          </table:table-cell>
          <table:table-cell table:style-name="ce447" table:number-columns-repeated="3"/>
          <table:table-cell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30-8 de değişebilir dedim - temmuz enflasyonu %9,46 oldu</text:p>
          </table:table-cell>
          <table:table-cell table:style-name="ce447" table:number-columns-repeated="3"/>
          <table:table-cell table:formula="of:=[.F27]+[.D28]-[.E2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31-8 akşamı ne oldu diye ben aradım- kiranın 96000 olacağını söyledim</text:p>
          </table:table-cell>
          <table:table-cell table:style-name="ce447" table:number-columns-repeated="3"/>
          <table:table-cell table:number-columns-repeated="1019"/>
        </table:table-row>
        <table:table-row table:style-name="ro1">
          <table:table-cell/>
          <table:table-cell table:style-name="ce447" office:value-type="string" calcext:value-type="string">
            <text:p>30-8-2023-29-08-2024 Kira Bedeli</text:p>
          </table:table-cell>
          <table:table-cell table:style-name="ce447"/>
          <table:table-cell table:style-name="ce447" office:value-type="float" office:value="96000" calcext:value-type="float">
            <text:p>96000</text:p>
          </table:table-cell>
          <table:table-cell table:style-name="ce447"/>
          <table:table-cell table:number-columns-repeated="1019"/>
        </table:table-row>
        <table:table-row table:style-name="ro1">
          <table:table-cell/>
          <table:table-cell table:style-name="ce447" table:number-columns-repeated="4"/>
          <table:table-cell table:number-columns-repeated="1019"/>
        </table:table-row>
        <table:table-row table:style-name="ro1">
          <table:table-cell table:style-name="ce458" office:value-type="date" office:date-value="2023-08-30" calcext:value-type="date">
            <text:p>30.Ağu</text:p>
          </table:table-cell>
          <table:table-cell table:style-name="ce447" office:value-type="string" calcext:value-type="string">
            <text:p>Peşin alınacak Kira Bedeli</text:p>
          </table:table-cell>
          <table:table-cell table:style-name="ce447"/>
          <table:table-cell table:style-name="ce447" office:value-type="float" office:value="65000" calcext:value-type="float">
            <text:p>65000</text:p>
          </table:table-cell>
          <table:table-cell table:style-name="ce447"/>
          <table:table-cell table:formula="of:=[.F28]+[.D32]-[.E32]" office:value-type="float" office:value="65000" calcext:value-type="float">
            <text:p>65.00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09-02" calcext:value-type="date">
            <text:p>2.Eyl</text:p>
          </table:table-cell>
          <table:table-cell table:style-name="ce447" office:value-type="string" calcext:value-type="string">
            <text:p>Nakit elden</text:p>
          </table:table-cell>
          <table:table-cell table:style-name="ce447" table:number-columns-repeated="2"/>
          <table:table-cell table:style-name="ce447" office:value-type="float" office:value="65000" calcext:value-type="float">
            <text:p>65000</text:p>
          </table:table-cell>
          <table:table-cell table:formula="of:=[.F32]+[.D33]-[.E3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09-30" calcext:value-type="date">
            <text:p>30.Eyl</text:p>
          </table:table-cell>
          <table:table-cell table:style-name="ce447" office:value-type="string" calcext:value-type="string">
            <text:p>Kira Bedeli senet 1/5</text:p>
          </table:table-cell>
          <table:table-cell table:style-name="ce447"/>
          <table:table-cell table:style-name="ce447" office:value-type="float" office:value="6000" calcext:value-type="float">
            <text:p>6000</text:p>
          </table:table-cell>
          <table:table-cell table:style-name="ce447"/>
          <table:table-cell table:formula="of:=[.F33]+[.D34]-[.E34]" office:value-type="float" office:value="6000" calcext:value-type="float">
            <text:p>6.00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10-30" calcext:value-type="date">
            <text:p>30.Eki</text:p>
          </table:table-cell>
          <table:table-cell table:style-name="ce447" office:value-type="string" calcext:value-type="string">
            <text:p>Kira Bedeli senet 2/5</text:p>
          </table:table-cell>
          <table:table-cell table:style-name="ce447"/>
          <table:table-cell table:style-name="ce447" office:value-type="float" office:value="6000" calcext:value-type="float">
            <text:p>6000</text:p>
          </table:table-cell>
          <table:table-cell table:style-name="ce447"/>
          <table:table-cell table:formula="of:=[.F34]+[.D35]-[.E35]" office:value-type="float" office:value="12000" calcext:value-type="float">
            <text:p>12.00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11-30" calcext:value-type="date">
            <text:p>30.Kas</text:p>
          </table:table-cell>
          <table:table-cell table:style-name="ce447" office:value-type="string" calcext:value-type="string">
            <text:p>Kira Bedeli senet 3/5</text:p>
          </table:table-cell>
          <table:table-cell table:style-name="ce447"/>
          <table:table-cell table:style-name="ce447" office:value-type="float" office:value="6000" calcext:value-type="float">
            <text:p>6000</text:p>
          </table:table-cell>
          <table:table-cell table:style-name="ce447"/>
          <table:table-cell table:formula="of:=[.F35]+[.D36]-[.E36]" office:value-type="float" office:value="18000" calcext:value-type="float">
            <text:p>18.00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12-30" calcext:value-type="date">
            <text:p>30.Ara</text:p>
          </table:table-cell>
          <table:table-cell table:style-name="ce447" office:value-type="string" calcext:value-type="string">
            <text:p>Kira Bedeli senet 4/5</text:p>
          </table:table-cell>
          <table:table-cell table:style-name="ce447"/>
          <table:table-cell table:style-name="ce447" office:value-type="float" office:value="6000" calcext:value-type="float">
            <text:p>6000</text:p>
          </table:table-cell>
          <table:table-cell table:style-name="ce447"/>
          <table:table-cell table:formula="of:=[.F36]+[.D37]-[.E37]" office:value-type="float" office:value="24000" calcext:value-type="float">
            <text:p>24.000,00</text:p>
          </table:table-cell>
          <table:table-cell table:number-columns-repeated="1018"/>
        </table:table-row>
        <table:table-row table:style-name="ro1">
          <table:table-cell table:style-name="ce458" office:value-type="date" office:date-value="2023-01-30" calcext:value-type="date">
            <text:p>30.Oca</text:p>
          </table:table-cell>
          <table:table-cell table:style-name="ce447" office:value-type="string" calcext:value-type="string">
            <text:p>Kira Bedeli senet 5/5</text:p>
          </table:table-cell>
          <table:table-cell table:style-name="ce447"/>
          <table:table-cell table:style-name="ce447" office:value-type="float" office:value="7000" calcext:value-type="float">
            <text:p>7000</text:p>
          </table:table-cell>
          <table:table-cell table:style-name="ce447"/>
          <table:table-cell table:formula="of:=[.F37]+[.D38]-[.E38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458"/>
          <table:table-cell table:style-name="ce447" table:number-columns-repeated="4"/>
          <table:table-cell table:formula="of:=[.F38]+[.D39]-[.E39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4"/>
          <table:table-cell table:formula="of:=[.F39]+[.D40]-[.E40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4"/>
          <table:table-cell table:formula="of:=[.F40]+[.D41]-[.E41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452" office:value-type="string" calcext:value-type="string">
            <text:p>Kalan Bakiye</text:p>
          </table:table-cell>
          <table:table-cell table:style-name="ce447" table:number-columns-repeated="3"/>
          <table:table-cell table:formula="of:=[.F41]+[.D42]-[.E42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4"/>
          <table:table-cell table:number-columns-repeated="1019"/>
        </table:table-row>
        <table:table-row table:style-name="ro1">
          <table:table-cell/>
          <table:table-cell table:style-name="ce471" table:number-columns-repeated="2"/>
          <table:table-cell table:style-name="ce447" table:number-columns-repeated="2"/>
          <table:table-cell table:formula="of:=[.F28]+[.D44]-[.E44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Elektrik Teminat Bedeli</text:p>
          </table:table-cell>
          <table:table-cell table:style-name="ce471"/>
          <table:table-cell table:style-name="ce447" office:value-type="float" office:value="800" calcext:value-type="float">
            <text:p>800</text:p>
          </table:table-cell>
          <table:table-cell table:style-name="ce447"/>
          <table:table-cell table:formula="of:=[.F44]+[.D45]-[.E45]" office:value-type="float" office:value="800" calcext:value-type="float">
            <text:p>800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-8 elektrik tmnt</text:p>
          </table:table-cell>
          <table:table-cell table:style-name="ce447"/>
          <table:table-cell/>
          <table:table-cell table:style-name="ce447" office:value-type="float" office:value="32.35" calcext:value-type="float">
            <text:p>32,35</text:p>
          </table:table-cell>
          <table:table-cell table:formula="of:=[.F45]+[.D46]-[.E46]" office:value-type="float" office:value="767.65" calcext:value-type="float">
            <text:p>767,65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-9 elektrik tmnt</text:p>
          </table:table-cell>
          <table:table-cell table:style-name="ce447"/>
          <table:table-cell/>
          <table:table-cell table:style-name="ce447" office:value-type="float" office:value="39.91" calcext:value-type="float">
            <text:p>39,91</text:p>
          </table:table-cell>
          <table:table-cell table:formula="of:=[.F46]+[.D47]-[.E47]" office:value-type="float" office:value="727.74" calcext:value-type="float">
            <text:p>727,74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-10 elektrik tmnt</text:p>
          </table:table-cell>
          <table:table-cell table:style-name="ce447"/>
          <table:table-cell/>
          <table:table-cell office:value-type="float" office:value="8.99" calcext:value-type="float">
            <text:p>8,99</text:p>
          </table:table-cell>
          <table:table-cell table:formula="of:=[.F47]+[.D48]-[.E48]" office:value-type="float" office:value="718.75" calcext:value-type="float">
            <text:p>718,75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-11 elektrik tmnt</text:p>
          </table:table-cell>
          <table:table-cell table:style-name="ce447"/>
          <table:table-cell/>
          <table:table-cell office:value-type="float" office:value="60.27" calcext:value-type="float">
            <text:p>60,27</text:p>
          </table:table-cell>
          <table:table-cell table:formula="of:=[.F48]+[.D49]-[.E49]" office:value-type="float" office:value="658.48" calcext:value-type="float">
            <text:p>658,48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office:value-type="string" calcext:value-type="string">
            <text:p>toyota işçilik</text:p>
          </table:table-cell>
          <table:table-cell table:style-name="ce447" table:number-columns-repeated="2"/>
          <table:table-cell table:style-name="ce447" office:value-type="float" office:value="500" calcext:value-type="float">
            <text:p>500</text:p>
          </table:table-cell>
          <table:table-cell table:formula="of:=[.F49]+[.D50]-[.E50]" office:value-type="float" office:value="158.48" calcext:value-type="float">
            <text:p>158,48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office:value-type="string" calcext:value-type="string">
            <text:p>2022-12 elektrik tmnt</text:p>
          </table:table-cell>
          <table:table-cell table:style-name="ce447" table:number-columns-repeated="2"/>
          <table:table-cell table:style-name="ce447" office:value-type="float" office:value="58.48" calcext:value-type="float">
            <text:p>58,48</text:p>
          </table:table-cell>
          <table:table-cell table:formula="of:=[.F50]+[.D51]-[.E51]" office:value-type="float" office:value="100" calcext:value-type="float">
            <text:p>100,00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office:value-type="string" calcext:value-type="string">
            <text:p>2023-01 elektrik tmnt</text:p>
          </table:table-cell>
          <table:table-cell table:style-name="ce447" table:number-columns-repeated="2"/>
          <table:table-cell table:style-name="ce447" office:value-type="float" office:value="50" calcext:value-type="float">
            <text:p>50</text:p>
          </table:table-cell>
          <table:table-cell table:formula="of:=[.F51]+[.D52]-[.E52]" office:value-type="float" office:value="50" calcext:value-type="float">
            <text:p>50,00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office:value-type="string" calcext:value-type="string">
            <text:p>2023-02 elektrik tmnt</text:p>
          </table:table-cell>
          <table:table-cell table:style-name="ce447" table:number-columns-repeated="2"/>
          <table:table-cell table:style-name="ce447" office:value-type="float" office:value="37.76" calcext:value-type="float">
            <text:p>37,76</text:p>
          </table:table-cell>
          <table:table-cell table:formula="of:=[.F52]+[.D53]-[.E53]" office:value-type="float" office:value="12.24" calcext:value-type="float">
            <text:p>12,24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office:value-type="string" calcext:value-type="string">
            <text:p>2023-03 tmnt</text:p>
          </table:table-cell>
          <table:table-cell table:style-name="ce447" table:number-columns-repeated="2"/>
          <table:table-cell table:style-name="ce447" office:value-type="float" office:value="12.24" calcext:value-type="float">
            <text:p>12,24</text:p>
          </table:table-cell>
          <table:table-cell table:formula="of:=[.F53]+[.D54]-[.E54]" office:value-type="float" office:value="0.00000000000003019807" calcext:value-type="float">
            <text:p>0,00</text:p>
          </table:table-cell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table:number-columns-repeated="4"/>
          <table:table-cell/>
          <table:table-cell table:style-name="ce447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466"/>
          <table:table-cell/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47" table:number-columns-repeated="4"/>
          <table:table-cell/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57"/>
          <table:table-cell table:style-name="ce471" office:value-type="string" calcext:value-type="string">
            <text:p>Masraflar</text:p>
          </table:table-cell>
          <table:table-cell table:style-name="ce471"/>
          <table:table-cell table:style-name="ce447"/>
          <table:table-cell table:style-name="ce473" table:formula="of:=SUM([.E59:.E78])" office:value-type="float" office:value="0" calcext:value-type="float">
            <text:p>0,00</text:p>
          </table:table-cell>
          <table:table-cell/>
          <table:table-cell table:style-name="ce447" table:number-columns-repeated="2"/>
          <table:table-cell table:number-columns-repeated="1016"/>
        </table:table-row>
        <table:table-row table:style-name="ro1" table:number-rows-repeated="5">
          <table:table-cell table:style-name="ce457"/>
          <table:table-cell table:style-name="ce447" table:number-columns-repeated="2"/>
          <table:table-cell table:number-columns-repeated="3"/>
          <table:table-cell table:style-name="ce44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447" table:number-columns-repeated="2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471"/>
          <table:table-cell table:style-name="ce469"/>
          <table:table-cell table:style-name="ce473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F601-22" table:style-name="ta1">
        <table:table-column table:style-name="co15" table:default-cell-style-name="ce452"/>
        <table:table-column table:style-name="co16" table:default-cell-style-name="ce463"/>
        <table:table-column table:style-name="co17" table:default-cell-style-name="ce463"/>
        <table:table-column table:style-name="co18" table:default-cell-style-name="ce463"/>
        <table:table-column table:style-name="co19" table:default-cell-style-name="ce463"/>
        <table:table-column table:style-name="co15" table:default-cell-style-name="ce463"/>
        <table:table-column table:style-name="co5" table:default-cell-style-name="ce463"/>
        <table:table-column table:style-name="co10" table:default-cell-style-name="ce463"/>
        <table:table-column table:style-name="co1" table:number-columns-repeated="52" table:default-cell-style-name="ce447"/>
        <table:table-column table:style-name="co6" table:number-columns-repeated="964" table:default-cell-style-name="ce447"/>
        <table:table-row table:style-name="ro1">
          <table:table-cell/>
          <table:table-cell table:style-name="ce471" office:value-type="string" calcext:value-type="string">
            <text:p>Sanayi pano</text:p>
          </table:table-cell>
          <table:table-cell table:style-name="ce471"/>
          <table:table-cell table:number-columns-repeated="1021"/>
        </table:table-row>
        <table:table-row table:style-name="ro1">
          <table:table-cell/>
          <table:table-cell table:style-name="ce447" table:number-columns-repeated="2"/>
          <table:table-cell table:number-columns-repeated="1021"/>
        </table:table-row>
        <table:table-row table:style-name="ro3">
          <table:table-cell/>
          <table:table-cell table:style-name="ce482" office:value-type="string" calcext:value-type="string">
            <text:p>MERDAL KİPEL 2022-2023</text:p>
          </table:table-cell>
          <table:table-cell table:style-name="ce471"/>
          <table:table-cell table:number-columns-repeated="1021"/>
        </table:table-row>
        <table:table-row table:style-name="ro1">
          <table:table-cell/>
          <table:table-cell table:style-name="ce471" office:value-type="string" calcext:value-type="string">
            <text:p>Toplamlar</text:p>
          </table:table-cell>
          <table:table-cell table:style-name="ce471"/>
          <table:table-cell table:number-columns-repeated="2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Bedeli</text:p>
          </table:table-cell>
          <table:table-cell table:style-name="ce451"/>
          <table:table-cell table:style-name="ce473" table:formula="of:=SUM([.D28])" office:value-type="float" office:value="83160" calcext:value-type="float">
            <text:p>83.16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Toplam Ödeme</text:p>
          </table:table-cell>
          <table:table-cell table:style-name="ce451"/>
          <table:table-cell table:style-name="ce473" table:formula="of:=SUM([.E28:.E44])-[.F27]" office:value-type="float" office:value="93431.46" calcext:value-type="float">
            <text:p>93.431,46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Toplam Ödenecek</text:p>
          </table:table-cell>
          <table:table-cell table:style-name="ce451"/>
          <table:table-cell table:style-name="ce473" table:formula="of:=#REF!" office:value-type="string" office:string-value="#BAŞV!" calcext:value-type="string">
            <text:p>#BAŞV!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Masraf</text:p>
          </table:table-cell>
          <table:table-cell table:style-name="ce451"/>
          <table:table-cell table:style-name="ce473" table:formula="of:=[.E82]" office:value-type="float" office:value="0" calcext:value-type="float">
            <text:p>0,00</text:p>
          </table:table-cell>
          <table:table-cell table:style-name="ce473" table:number-columns-repeated="2"/>
          <table:table-cell table:number-columns-repeated="1018"/>
        </table:table-row>
        <table:table-row table:style-name="ro1">
          <table:table-cell/>
          <table:table-cell table:style-name="ce472" office:value-type="string" calcext:value-type="string">
            <text:p>Net Kira</text:p>
          </table:table-cell>
          <table:table-cell table:style-name="ce472"/>
          <table:table-cell table:style-name="ce473" table:formula="of:=[.D6]-[.D8]" office:value-type="float" office:value="93431.46" calcext:value-type="float">
            <text:p>93.431,46</text:p>
          </table:table-cell>
          <table:table-cell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71" table:number-columns-repeated="2"/>
          <table:table-cell table:number-columns-repeated="1021"/>
        </table:table-row>
        <table:table-row table:style-name="ro1">
          <table:table-cell table:style-name="ce476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0"/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31-3 31-12-2022 9 aylık kira bedeli 36000</text:p>
          </table:table-cell>
          <table:table-cell table:style-name="ce447"/>
          <table:table-cell office:value-type="float" office:value="36000" calcext:value-type="float">
            <text:p>36.000,00</text:p>
          </table:table-cell>
          <table:table-cell/>
          <table:table-cell table:formula="of:=[.D12]-[.E12]" office:value-type="float" office:value="36000" calcext:value-type="float">
            <text:p>36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2"/>
          <table:table-cell/>
          <table:table-cell table:style-name="ce473" office:value-type="float" office:value="28000" calcext:value-type="float">
            <text:p>28.000,00</text:p>
          </table:table-cell>
          <table:table-cell table:formula="of:=[.F12]+[.D13]-[.E13]" office:value-type="float" office:value="8000" calcext:value-type="float">
            <text:p>8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2"/>
          <table:table-cell/>
          <table:table-cell table:style-name="ce473" office:value-type="float" office:value="4000" calcext:value-type="float">
            <text:p>4.000,00</text:p>
          </table:table-cell>
          <table:table-cell table:formula="of:=[.F13]+[.D14]-[.E14]" office:value-type="float" office:value="4000" calcext:value-type="float">
            <text:p>4.000,00</text:p>
          </table:table-cell>
          <table:table-cell table:number-columns-repeated="1018"/>
        </table:table-row>
        <table:table-row table:style-name="ro1">
          <table:table-cell/>
          <table:table-cell table:style-name="ce447" table:number-columns-repeated="2"/>
          <table:table-cell/>
          <table:table-cell table:style-name="ce473" office:value-type="float" office:value="4000" calcext:value-type="float">
            <text:p>4.000,00</text:p>
          </table:table-cell>
          <table:table-cell table:formula="of:=[.F14]+[.D15]-[.E1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2-12-31" calcext:value-type="date">
            <text:p>31.12.2022</text:p>
          </table:table-cell>
          <table:table-cell table:style-name="ce447" office:value-type="string" calcext:value-type="string">
            <text:p>Ocak Kira Bedeli <text:s text:c="26"/></text:p>
          </table:table-cell>
          <table:table-cell table:style-name="ce447"/>
          <table:table-cell office:value-type="float" office:value="6928" calcext:value-type="float">
            <text:p>6.928,00</text:p>
          </table:table-cell>
          <table:table-cell/>
          <table:table-cell table:formula="of:=[.F15]+[.D16]-[.E16]" office:value-type="float" office:value="6928" calcext:value-type="float">
            <text:p>6.928,00</text:p>
          </table:table-cell>
          <table:table-cell table:number-columns-repeated="1018"/>
        </table:table-row>
        <table:table-row table:style-name="ro1">
          <table:table-cell table:style-name="ce478" office:value-type="date" office:date-value="2023-01-30" calcext:value-type="date">
            <text:p>30.01.2023</text:p>
          </table:table-cell>
          <table:table-cell table:style-name="ce471" office:value-type="string" calcext:value-type="string">
            <text:p>Ödeme Bankadan</text:p>
          </table:table-cell>
          <table:table-cell table:style-name="ce471"/>
          <table:table-cell table:style-name="ce473"/>
          <table:table-cell table:style-name="ce473" office:value-type="float" office:value="6920" calcext:value-type="float">
            <text:p>6.920,00</text:p>
          </table:table-cell>
          <table:table-cell table:formula="of:=[.F16]+[.D17]-[.E17]" office:value-type="float" office:value="8" calcext:value-type="float">
            <text:p>8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1-30" calcext:value-type="date">
            <text:p>30.01.2023</text:p>
          </table:table-cell>
          <table:table-cell table:style-name="ce447" office:value-type="string" calcext:value-type="string">
            <text:p>Şubat Kira Bedeli</text:p>
          </table:table-cell>
          <table:table-cell table:style-name="ce447"/>
          <table:table-cell table:formula="of:=[.D16]" office:value-type="float" office:value="6928" calcext:value-type="float">
            <text:p>6.928,00</text:p>
          </table:table-cell>
          <table:table-cell/>
          <table:table-cell table:formula="of:=[.F17]+[.D18]-[.E18]" office:value-type="float" office:value="6936" calcext:value-type="float">
            <text:p>6.936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2-28" calcext:value-type="date">
            <text:p>28.02.2023</text:p>
          </table:table-cell>
          <table:table-cell table:style-name="ce447" office:value-type="string" calcext:value-type="string">
            <text:p>Mart Kira Bedeli</text:p>
          </table:table-cell>
          <table:table-cell table:style-name="ce447"/>
          <table:table-cell table:formula="of:=[.D18]" office:value-type="float" office:value="6928" calcext:value-type="float">
            <text:p>6.928,00</text:p>
          </table:table-cell>
          <table:table-cell/>
          <table:table-cell table:formula="of:=[.F18]+[.D19]-[.E19]" office:value-type="float" office:value="13864" calcext:value-type="float">
            <text:p>13.864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icra dosya açma ücreti</text:p>
          </table:table-cell>
          <table:table-cell table:style-name="ce447"/>
          <table:table-cell office:value-type="float" office:value="500" calcext:value-type="float">
            <text:p>500,00</text:p>
          </table:table-cell>
          <table:table-cell/>
          <table:table-cell table:formula="of:=[.F19]+[.D20]-[.E20]" office:value-type="float" office:value="14364" calcext:value-type="float">
            <text:p>14.364,00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noter sözleşmenin yenilenmeyeceği ihtarname bedeli</text:p>
          </table:table-cell>
          <table:table-cell table:style-name="ce447"/>
          <table:table-cell office:value-type="float" office:value="752.54" calcext:value-type="float">
            <text:p>752,54</text:p>
          </table:table-cell>
          <table:table-cell/>
          <table:table-cell table:formula="of:=[.F20]+[.D21]-[.E21]" office:value-type="float" office:value="15116.54" calcext:value-type="float">
            <text:p>15.116,54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 den kalann mermer hesabı</text:p>
          </table:table-cell>
          <table:table-cell table:style-name="ce447"/>
          <table:table-cell office:value-type="float" office:value="375" calcext:value-type="float">
            <text:p>375,00</text:p>
          </table:table-cell>
          <table:table-cell/>
          <table:table-cell table:formula="of:=[.F21]+[.D22]-[.E22]" office:value-type="float" office:value="15491.54" calcext:value-type="float">
            <text:p>15.491,54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2 den 5 boy profil</text:p>
          </table:table-cell>
          <table:table-cell table:style-name="ce447"/>
          <table:table-cell office:value-type="float" office:value="1500" calcext:value-type="float">
            <text:p>1.500,00</text:p>
          </table:table-cell>
          <table:table-cell/>
          <table:table-cell table:formula="of:=[.F22]+[.D23]-[.E23]" office:value-type="float" office:value="16991.54" calcext:value-type="float">
            <text:p>16.991,54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4-13" calcext:value-type="date">
            <text:p>13.04.2023</text:p>
          </table:table-cell>
          <table:table-cell table:style-name="ce447" office:value-type="string" calcext:value-type="string">
            <text:p>Mart ayı elektrik bedeli</text:p>
          </table:table-cell>
          <table:table-cell table:style-name="ce447"/>
          <table:table-cell office:value-type="float" office:value="1447" calcext:value-type="float">
            <text:p>1.447,00</text:p>
          </table:table-cell>
          <table:table-cell/>
          <table:table-cell table:formula="of:=[.F23]+[.D24]-[.E24]" office:value-type="float" office:value="18438.54" calcext:value-type="float">
            <text:p>18.438,54</text:p>
          </table:table-cell>
          <table:table-cell table:number-columns-repeated="1018"/>
        </table:table-row>
        <table:table-row table:style-name="ro1">
          <table:table-cell table:style-name="ce478" office:value-type="date" office:date-value="2023-04-13" calcext:value-type="date">
            <text:p>13.04.2023</text:p>
          </table:table-cell>
          <table:table-cell table:style-name="ce471" office:value-type="string" calcext:value-type="string">
            <text:p>avukattan</text:p>
          </table:table-cell>
          <table:table-cell table:style-name="ce471"/>
          <table:table-cell/>
          <table:table-cell table:style-name="ce473" office:value-type="float" office:value="13000" calcext:value-type="float">
            <text:p>13.000,00</text:p>
          </table:table-cell>
          <table:table-cell table:formula="of:=[.F24]+[.D25]-[.E25]" office:value-type="float" office:value="5438.54" calcext:value-type="float">
            <text:p>5.438,54</text:p>
          </table:table-cell>
          <table:table-cell table:number-columns-repeated="1018"/>
        </table:table-row>
        <table:table-row table:style-name="ro1">
          <table:table-cell table:style-name="ce479" office:value-type="date" office:date-value="2023-04-19" calcext:value-type="date">
            <text:p>19.04.2023</text:p>
          </table:table-cell>
          <table:table-cell table:style-name="ce471" office:value-type="string" calcext:value-type="string">
            <text:p>Bankadan 28080 = 5438,54 + 22641,46</text:p>
          </table:table-cell>
          <table:table-cell table:style-name="ce471"/>
          <table:table-cell table:style-name="ce447"/>
          <table:table-cell table:style-name="ce473" office:value-type="float" office:value="5438.54" calcext:value-type="float">
            <text:p>5.438,54</text:p>
          </table:table-cell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80" office:value-type="date" office:date-value="2023-03-31" calcext:value-type="date">
            <text:p>31.03.2023</text:p>
          </table:table-cell>
          <table:table-cell table:style-name="ce483" office:value-type="string" calcext:value-type="string">
            <text:p>2022 kira Sonu Kalan borç Toplamı</text:p>
          </table:table-cell>
          <table:table-cell table:style-name="ce483"/>
          <table:table-cell table:style-name="ce501" table:number-columns-repeated="2"/>
          <table:table-cell table:style-name="ce515"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3-31" calcext:value-type="date">
            <text:p>31.03.2023</text:p>
          </table:table-cell>
          <table:table-cell table:style-name="ce471" office:value-type="string" calcext:value-type="string">
            <text:p>2023-24 Kira Bedeli</text:p>
          </table:table-cell>
          <table:table-cell table:style-name="ce447"/>
          <table:table-cell office:value-type="float" office:value="83160" calcext:value-type="float">
            <text:p>83.160,00</text:p>
          </table:table-cell>
          <table:table-cell/>
          <table:table-cell table:formula="of:=[.F27]+[.D28]-[.E28]" office:value-type="float" office:value="83160" calcext:value-type="float">
            <text:p>83.160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3-31" calcext:value-type="date">
            <text:p>31.03.2023</text:p>
          </table:table-cell>
          <table:table-cell/>
          <table:table-cell table:style-name="ce447"/>
          <table:table-cell table:number-columns-repeated="2"/>
          <table:table-cell table:formula="of:=[.F28]+[.D29]-[.E29]" office:value-type="float" office:value="83160" calcext:value-type="float">
            <text:p>83.160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5-03" calcext:value-type="date">
            <text:p>03.05.2023</text:p>
          </table:table-cell>
          <table:table-cell table:style-name="ce484" office:value-type="string" calcext:value-type="string">
            <text:p>Nisan Tüfe farkı 19 gün</text:p>
          </table:table-cell>
          <table:table-cell table:style-name="ce499" office:value-type="float" office:value="2.39" calcext:value-type="float">
            <text:p>2,39</text:p>
          </table:table-cell>
          <table:table-cell table:style-name="ce502" table:formula="of:=[.F28]*[.C30]/100/30*19" office:value-type="float" office:value="1258.7652" calcext:value-type="float">
            <text:p>1.258,77</text:p>
          </table:table-cell>
          <table:table-cell table:style-name="ce473"/>
          <table:table-cell table:formula="of:=[.F29]+[.D30]-[.E30]" office:value-type="float" office:value="84418.7652" calcext:value-type="float">
            <text:p>84.418,77</text:p>
          </table:table-cell>
          <table:table-cell table:number-columns-repeated="1018"/>
        </table:table-row>
        <table:table-row table:style-name="ro1">
          <table:table-cell table:style-name="ce479" office:value-type="date" office:date-value="2023-04-19" calcext:value-type="date">
            <text:p>19.04.2023</text:p>
          </table:table-cell>
          <table:table-cell table:style-name="ce485" office:value-type="string" calcext:value-type="string">
            <text:p>bankadan</text:p>
          </table:table-cell>
          <table:table-cell table:style-name="ce471"/>
          <table:table-cell table:style-name="ce447"/>
          <table:table-cell table:style-name="ce473" table:formula="of:=28080-5438.54" office:value-type="float" office:value="22641.46" calcext:value-type="float">
            <text:p>22.641,46</text:p>
          </table:table-cell>
          <table:table-cell table:formula="of:=[.F30]+[.D31]-[.E31]" office:value-type="float" office:value="61777.3052" calcext:value-type="float">
            <text:p>61.777,31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5-03" calcext:value-type="date">
            <text:p>03.05.2023</text:p>
          </table:table-cell>
          <table:table-cell table:style-name="ce484" office:value-type="string" calcext:value-type="string">
            <text:p>Nisan Tüfe farkı 11 gün</text:p>
          </table:table-cell>
          <table:table-cell table:style-name="ce499" office:value-type="float" office:value="2.39" calcext:value-type="float">
            <text:p>2,39</text:p>
          </table:table-cell>
          <table:table-cell table:style-name="ce502" table:formula="of:=[.F31]*[.C32]/100/30*11" office:value-type="float" office:value="541.375117902667" calcext:value-type="float">
            <text:p>541,38</text:p>
          </table:table-cell>
          <table:table-cell/>
          <table:table-cell table:formula="of:=[.F31]+[.D32]-[.E32]" office:value-type="float" office:value="62318.6803179027" calcext:value-type="float">
            <text:p>62.318,68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6-03" calcext:value-type="date">
            <text:p>03.06.2023</text:p>
          </table:table-cell>
          <table:table-cell table:style-name="ce447" office:value-type="string" calcext:value-type="string">
            <text:p>Mayıs ayı tüfe farkı</text:p>
          </table:table-cell>
          <table:table-cell table:style-name="ce447" office:value-type="float" office:value="5.32" calcext:value-type="float">
            <text:p>5,32</text:p>
          </table:table-cell>
          <table:table-cell table:style-name="ce502" table:formula="of:=[.F32]*[.C33]/100" office:value-type="float" office:value="3315.35379291242" calcext:value-type="float">
            <text:p>3.315,35</text:p>
          </table:table-cell>
          <table:table-cell/>
          <table:table-cell table:formula="of:=[.F32]+[.D33]-[.E33]" office:value-type="float" office:value="65634.0341108151" calcext:value-type="float">
            <text:p>65.634,03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7-03" calcext:value-type="date">
            <text:p>03.07.2023</text:p>
          </table:table-cell>
          <table:table-cell table:style-name="ce447" office:value-type="string" calcext:value-type="string">
            <text:p>Haziran Tüfe farkı <text:s/></text:p>
          </table:table-cell>
          <table:table-cell table:style-name="ce447" office:value-type="float" office:value="3.92" calcext:value-type="float">
            <text:p>3,92</text:p>
          </table:table-cell>
          <table:table-cell table:style-name="ce502" table:formula="of:=[.F33]*[.C34]/100" office:value-type="float" office:value="2572.85413714395" calcext:value-type="float">
            <text:p>2.572,85</text:p>
          </table:table-cell>
          <table:table-cell/>
          <table:table-cell table:formula="of:=[.F33]+[.D34]-[.E34]" office:value-type="float" office:value="68206.888247959" calcext:value-type="float">
            <text:p>68.206,89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8-03" calcext:value-type="date">
            <text:p>03.08.2023</text:p>
          </table:table-cell>
          <table:table-cell table:style-name="ce447" office:value-type="string" calcext:value-type="string">
            <text:p>Temmuz ayı tüfe farkı 15 günlük </text:p>
          </table:table-cell>
          <table:table-cell table:style-name="ce500" office:value-type="float" office:value="9.49" calcext:value-type="float">
            <text:p>9,49</text:p>
          </table:table-cell>
          <table:table-cell table:style-name="ce502" table:formula="of:=[.F34]*[.C35]/100/30*15" office:value-type="float" office:value="3236.41684736566" calcext:value-type="float">
            <text:p>3.236,42</text:p>
          </table:table-cell>
          <table:table-cell/>
          <table:table-cell table:formula="of:=[.F34]+[.D35]-[.E35]" office:value-type="float" office:value="71443.3050953247" calcext:value-type="float">
            <text:p>71.443,31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7-15" calcext:value-type="date">
            <text:p>15.07.2023</text:p>
          </table:table-cell>
          <table:table-cell table:style-name="ce486" office:value-type="string" calcext:value-type="string">
            <text:p>Çek ödendi Ziraat banktan </text:p>
          </table:table-cell>
          <table:table-cell table:style-name="ce486" table:number-columns-repeated="2"/>
          <table:table-cell table:style-name="ce509" office:value-type="float" office:value="50000" calcext:value-type="float">
            <text:p>50.000,00</text:p>
          </table:table-cell>
          <table:table-cell table:formula="of:=[.F35]+[.D36]-[.E36]" office:value-type="float" office:value="21443.3050953247" calcext:value-type="float">
            <text:p>21.443,31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8-03" calcext:value-type="date">
            <text:p>03.08.2023</text:p>
          </table:table-cell>
          <table:table-cell table:style-name="ce447" office:value-type="string" calcext:value-type="string">
            <text:p>Temmuz ayı tüfe farkı 15 günlük </text:p>
          </table:table-cell>
          <table:table-cell table:style-name="ce500" office:value-type="float" office:value="9.49" calcext:value-type="float">
            <text:p>9,49</text:p>
          </table:table-cell>
          <table:table-cell table:style-name="ce502" table:formula="of:=[.F36]*[.C37]/100/30*15" office:value-type="float" office:value="1017.48482677316" calcext:value-type="float">
            <text:p>1.017,48</text:p>
          </table:table-cell>
          <table:table-cell table:style-name="ce510"/>
          <table:table-cell table:formula="of:=[.F36]+[.D37]-[.E37]" office:value-type="float" office:value="22460.7899220979" calcext:value-type="float">
            <text:p>22.460,79</text:p>
          </table:table-cell>
          <table:table-cell table:style-name="ce516" table:number-columns-repeated="2"/>
          <table:table-cell table:style-name="ce486" table:number-columns-repeated="1016"/>
        </table:table-row>
        <table:table-row table:style-name="ro1">
          <table:table-cell table:style-name="ce477"/>
          <table:table-cell table:style-name="ce447" office:value-type="string" calcext:value-type="string">
            <text:p>maliye ceza</text:p>
          </table:table-cell>
          <table:table-cell table:style-name="ce447"/>
          <table:table-cell office:value-type="float" office:value="600" calcext:value-type="float">
            <text:p>600,00</text:p>
          </table:table-cell>
          <table:table-cell/>
          <table:table-cell table:formula="of:=[.F37]+[.D38]-[.E38]" office:value-type="float" office:value="23060.7899220979" calcext:value-type="float">
            <text:p>23.060,79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9-03" calcext:value-type="date">
            <text:p>03.09.2023</text:p>
          </table:table-cell>
          <table:table-cell table:style-name="ce447" office:value-type="string" calcext:value-type="string">
            <text:p>Ağustos Tüfe Farkı </text:p>
          </table:table-cell>
          <table:table-cell table:style-name="ce447" office:value-type="float" office:value="9.09" calcext:value-type="float">
            <text:p>9,09</text:p>
          </table:table-cell>
          <table:table-cell table:style-name="ce502" table:formula="of:=[.F38]*[.C39]/100" office:value-type="float" office:value="2096.2258039187" calcext:value-type="float">
            <text:p>2.096,23</text:p>
          </table:table-cell>
          <table:table-cell/>
          <table:table-cell table:formula="of:=[.F38]+[.D39]-[.E39]" office:value-type="float" office:value="25157.0157260166" calcext:value-type="float">
            <text:p>25.157,02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10-03" calcext:value-type="date">
            <text:p>03.10.2023</text:p>
          </table:table-cell>
          <table:table-cell table:style-name="ce447" office:value-type="string" calcext:value-type="string">
            <text:p>Eylül Tüfe Farkı </text:p>
          </table:table-cell>
          <table:table-cell table:style-name="ce447" office:value-type="float" office:value="9" calcext:value-type="float">
            <text:p>9</text:p>
          </table:table-cell>
          <table:table-cell table:style-name="ce502" table:formula="of:=[.F39]*[.C40]/100" office:value-type="float" office:value="2264.13141534149" calcext:value-type="float">
            <text:p>2.264,13</text:p>
          </table:table-cell>
          <table:table-cell/>
          <table:table-cell table:formula="of:=[.F39]+[.D40]-[.E40]" office:value-type="float" office:value="27421.147141358" calcext:value-type="float">
            <text:p>27.421,15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10-03" calcext:value-type="date">
            <text:p>03.10.2023</text:p>
          </table:table-cell>
          <table:table-cell table:style-name="ce471" office:value-type="string" calcext:value-type="string">
            <text:p>ödeme yapılamdı 3 ay geri sözleşme 31-12-23</text:p>
          </table:table-cell>
          <table:table-cell table:style-name="ce447"/>
          <table:table-cell table:style-name="ce502" table:formula="of:=[.F40]*[.C41]/100" office:value-type="float" office:value="0" calcext:value-type="float">
            <text:p>0,00</text:p>
          </table:table-cell>
          <table:table-cell table:formula="of:=[.D28]/12*3" office:value-type="float" office:value="20790" calcext:value-type="float">
            <text:p>20.790,00</text:p>
          </table:table-cell>
          <table:table-cell table:formula="of:=[.F40]+[.D41]-[.E41]" office:value-type="float" office:value="6631.14714135804" calcext:value-type="float">
            <text:p>6.631,15</text:p>
          </table:table-cell>
          <table:table-cell table:number-columns-repeated="1018"/>
        </table:table-row>
        <table:table-row table:style-name="ro1" table:number-rows-repeated="2">
          <table:table-cell table:style-name="ce477"/>
          <table:table-cell table:style-name="ce447" table:number-columns-repeated="2"/>
          <table:table-cell table:style-name="ce502"/>
          <table:table-cell table:number-columns-repeated="1020"/>
        </table:table-row>
        <table:table-row table:style-name="ro1" table:number-rows-repeated="3">
          <table:table-cell table:style-name="ce481"/>
          <table:table-cell table:style-name="ce447" table:number-columns-repeated="2"/>
          <table:table-cell table:style-name="ce502"/>
          <table:table-cell table:number-columns-repeated="1020"/>
        </table:table-row>
        <table:table-row table:style-name="ro1" table:number-rows-repeated="2">
          <table:table-cell/>
          <table:table-cell table:style-name="ce447" table:number-columns-repeated="3"/>
          <table:table-cell table:number-columns-repeated="1020"/>
        </table:table-row>
        <table:table-row table:style-name="ro1">
          <table:table-cell/>
          <table:table-cell table:style-name="ce487" office:value-type="string" calcext:value-type="string">
            <text:p>2023 ten yapılan ödeme miktarı</text:p>
          </table:table-cell>
          <table:table-cell table:style-name="ce447"/>
          <table:table-cell table:style-name="ce503" table:formula="of:=[.E31]+[.E36]" office:value-type="float" office:value="72641.46" calcext:value-type="float">
            <text:p>72.641,46</text:p>
          </table:table-cell>
          <table:table-cell table:number-columns-repeated="1020"/>
        </table:table-row>
        <table:table-row table:style-name="ro1">
          <table:table-cell/>
          <table:table-cell table:style-name="ce488" office:value-type="string" calcext:value-type="string">
            <text:p>ödeme yapılmış ay sayısı</text:p>
          </table:table-cell>
          <table:table-cell table:style-name="ce447"/>
          <table:table-cell table:style-name="ce504" table:formula="of:=[.D49]/[.D19]" office:value-type="float" office:value="10.4851991916859" calcext:value-type="float">
            <text:p>10,49</text:p>
          </table:table-cell>
          <table:table-cell table:number-columns-repeated="1020"/>
        </table:table-row>
        <table:table-row table:style-name="ro1">
          <table:table-cell/>
          <table:table-cell table:style-name="ce489" office:value-type="string" calcext:value-type="string">
            <text:p>nisan - 2023</text:p>
          </table:table-cell>
          <table:table-cell table:style-name="ce447"/>
          <table:table-cell table:style-name="ce505" table:formula="of:=[.D50]-1" office:value-type="float" office:value="9.48519919168591" calcext:value-type="float">
            <text:p>9,49</text:p>
          </table:table-cell>
          <table:table-cell table:number-columns-repeated="1020"/>
        </table:table-row>
        <table:table-row table:style-name="ro1">
          <table:table-cell/>
          <table:table-cell table:style-name="ce489" office:value-type="string" calcext:value-type="string">
            <text:p>mayıs - 2023</text:p>
          </table:table-cell>
          <table:table-cell table:style-name="ce447"/>
          <table:table-cell table:style-name="ce505" table:formula="of:=[.D51]-1" office:value-type="float" office:value="8.48519919168591" calcext:value-type="float">
            <text:p>8,49</text:p>
          </table:table-cell>
          <table:table-cell table:number-columns-repeated="1020"/>
        </table:table-row>
        <table:table-row table:style-name="ro1">
          <table:table-cell/>
          <table:table-cell table:style-name="ce489" office:value-type="string" calcext:value-type="string">
            <text:p>haziran - 2023</text:p>
          </table:table-cell>
          <table:table-cell table:style-name="ce447"/>
          <table:table-cell table:style-name="ce505" table:formula="of:=[.D52]-1" office:value-type="float" office:value="7.48519919168591" calcext:value-type="float">
            <text:p>7,49</text:p>
          </table:table-cell>
          <table:table-cell table:number-columns-repeated="1020"/>
        </table:table-row>
        <table:table-row table:style-name="ro1">
          <table:table-cell/>
          <table:table-cell table:style-name="ce490" office:value-type="string" calcext:value-type="string">
            <text:p>temmuz - 2023</text:p>
          </table:table-cell>
          <table:table-cell table:style-name="ce447"/>
          <table:table-cell table:style-name="ce506" table:formula="of:=[.D53]-1" office:value-type="float" office:value="6.48519919168591" calcext:value-type="float">
            <text:p>6,49</text:p>
          </table:table-cell>
          <table:table-cell table:number-columns-repeated="1020"/>
        </table:table-row>
        <table:table-row table:style-name="ro1">
          <table:table-cell/>
          <table:table-cell table:style-name="ce489" office:value-type="string" calcext:value-type="string">
            <text:p><text:s/>ağustos - 2023</text:p>
          </table:table-cell>
          <table:table-cell table:style-name="ce447"/>
          <table:table-cell table:style-name="ce506" table:formula="of:=[.D54]-1" office:value-type="float" office:value="5.48519919168591" calcext:value-type="float">
            <text:p>5,49</text:p>
          </table:table-cell>
          <table:table-cell table:number-columns-repeated="1020"/>
        </table:table-row>
        <table:table-row table:style-name="ro1">
          <table:table-cell/>
          <table:table-cell table:style-name="ce490" office:value-type="string" calcext:value-type="string">
            <text:p><text:s/>eylül <text:s/>- 2023</text:p>
          </table:table-cell>
          <table:table-cell table:style-name="ce447"/>
          <table:table-cell table:style-name="ce506" table:formula="of:=[.D55]-1" office:value-type="float" office:value="4.48519919168591" calcext:value-type="float">
            <text:p>4,49</text:p>
          </table:table-cell>
          <table:table-cell table:number-columns-repeated="1020"/>
        </table:table-row>
        <table:table-row table:style-name="ro1">
          <table:table-cell/>
          <table:table-cell table:style-name="ce489" office:value-type="string" calcext:value-type="string">
            <text:p><text:s/>ekim - 2023</text:p>
          </table:table-cell>
          <table:table-cell table:style-name="ce447"/>
          <table:table-cell table:style-name="ce506" table:formula="of:=[.D56]-1" office:value-type="float" office:value="3.48519919168591" calcext:value-type="float">
            <text:p>3,49</text:p>
          </table:table-cell>
          <table:table-cell table:number-columns-repeated="1020"/>
        </table:table-row>
        <table:table-row table:style-name="ro1">
          <table:table-cell/>
          <table:table-cell table:style-name="ce490" office:value-type="string" calcext:value-type="string">
            <text:p><text:s/>kasım - 2023</text:p>
          </table:table-cell>
          <table:table-cell table:style-name="ce447"/>
          <table:table-cell table:style-name="ce506" table:formula="of:=[.D57]-1" office:value-type="float" office:value="2.48519919168591" calcext:value-type="float">
            <text:p>2,49</text:p>
          </table:table-cell>
          <table:table-cell table:number-columns-repeated="1020"/>
        </table:table-row>
        <table:table-row table:style-name="ro1">
          <table:table-cell/>
          <table:table-cell table:style-name="ce490" office:value-type="string" calcext:value-type="string">
            <text:p><text:s/>aralık - 2023</text:p>
          </table:table-cell>
          <table:table-cell table:style-name="ce447"/>
          <table:table-cell table:style-name="ce506" table:formula="of:=[.D58]-1" office:value-type="float" office:value="1.48519919168591" calcext:value-type="float">
            <text:p>1,49</text:p>
          </table:table-cell>
          <table:table-cell table:number-columns-repeated="1020"/>
        </table:table-row>
        <table:table-row table:style-name="ro1">
          <table:table-cell table:style-name="ce477"/>
          <table:table-cell table:style-name="ce490" office:value-type="string" calcext:value-type="string">
            <text:p><text:s/>ocak -2024</text:p>
          </table:table-cell>
          <table:table-cell table:style-name="ce447"/>
          <table:table-cell table:style-name="ce506" table:formula="of:=[.D59]-1" office:value-type="float" office:value="0.485199191685911" calcext:value-type="float">
            <text:p>0,49</text:p>
          </table:table-cell>
          <table:table-cell table:number-columns-repeated="1020"/>
        </table:table-row>
        <table:table-row table:style-name="ro1">
          <table:table-cell table:style-name="ce477"/>
          <table:table-cell table:style-name="ce447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ktrik Teminat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formula="of:=[.F61]+[.D62]-[.E62]" office:value-type="float" office:value="1800" calcext:value-type="float">
            <text:p>1.800,00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4 elektrik tmnt</text:p>
          </table:table-cell>
          <table:table-cell table:style-name="ce447"/>
          <table:table-cell/>
          <table:table-cell office:value-type="float" office:value="20.95" calcext:value-type="float">
            <text:p>20,95</text:p>
          </table:table-cell>
          <table:table-cell table:formula="of:=[.F62]+[.D63]-[.E63]" office:value-type="float" office:value="1779.05" calcext:value-type="float">
            <text:p>1.779,05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5 elektrik tmnt</text:p>
          </table:table-cell>
          <table:table-cell table:style-name="ce447"/>
          <table:table-cell/>
          <table:table-cell office:value-type="float" office:value="11.93" calcext:value-type="float">
            <text:p>11,93</text:p>
          </table:table-cell>
          <table:table-cell table:formula="of:=[.F63]+[.D64]-[.E64]" office:value-type="float" office:value="1767.12" calcext:value-type="float">
            <text:p>1.767,12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6 elektrik tmnt</text:p>
          </table:table-cell>
          <table:table-cell table:style-name="ce447"/>
          <table:table-cell/>
          <table:table-cell office:value-type="float" office:value="0" calcext:value-type="float">
            <text:p>0,00</text:p>
          </table:table-cell>
          <table:table-cell table:formula="of:=[.F64]+[.D65]-[.E65]" office:value-type="float" office:value="1767.12" calcext:value-type="float">
            <text:p>1.767,12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7 elektrik tmnt</text:p>
          </table:table-cell>
          <table:table-cell table:style-name="ce447"/>
          <table:table-cell/>
          <table:table-cell office:value-type="float" office:value="23.25" calcext:value-type="float">
            <text:p>23,25</text:p>
          </table:table-cell>
          <table:table-cell table:formula="of:=[.F65]+[.D66]-[.E66]" office:value-type="float" office:value="1743.87" calcext:value-type="float">
            <text:p>1.743,87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8 elektrik tmnt</text:p>
          </table:table-cell>
          <table:table-cell table:style-name="ce447"/>
          <table:table-cell/>
          <table:table-cell office:value-type="float" office:value="42.14" calcext:value-type="float">
            <text:p>42,14</text:p>
          </table:table-cell>
          <table:table-cell table:formula="of:=[.F66]+[.D67]-[.E67]" office:value-type="float" office:value="1701.73" calcext:value-type="float">
            <text:p>1.701,73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9 elektrik tmnt</text:p>
          </table:table-cell>
          <table:table-cell table:style-name="ce447"/>
          <table:table-cell/>
          <table:table-cell office:value-type="float" office:value="39.37" calcext:value-type="float">
            <text:p>39,37</text:p>
          </table:table-cell>
          <table:table-cell table:formula="of:=[.F67]+[.D68]-[.E68]" office:value-type="float" office:value="1662.36" calcext:value-type="float">
            <text:p>1.662,36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10 elektrik tmnt</text:p>
          </table:table-cell>
          <table:table-cell table:style-name="ce447"/>
          <table:table-cell/>
          <table:table-cell office:value-type="float" office:value="150.16" calcext:value-type="float">
            <text:p>150,16</text:p>
          </table:table-cell>
          <table:table-cell table:formula="of:=[.F68]+[.D69]-[.E69]" office:value-type="float" office:value="1512.2" calcext:value-type="float">
            <text:p>1.512,20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11 elektrik tmnt</text:p>
          </table:table-cell>
          <table:table-cell table:style-name="ce447"/>
          <table:table-cell/>
          <table:table-cell office:value-type="float" office:value="216.76" calcext:value-type="float">
            <text:p>216,76</text:p>
          </table:table-cell>
          <table:table-cell table:formula="of:=[.F69]+[.D70]-[.E70]" office:value-type="float" office:value="1295.44" calcext:value-type="float">
            <text:p>1.295,44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022-12 elkrrik tmnt</text:p>
          </table:table-cell>
          <table:table-cell table:style-name="ce447"/>
          <table:table-cell/>
          <table:table-cell office:value-type="float" office:value="132.72" calcext:value-type="float">
            <text:p>132,72</text:p>
          </table:table-cell>
          <table:table-cell table:formula="of:=[.F70]+[.D71]-[.E71]" office:value-type="float" office:value="1162.72" calcext:value-type="float">
            <text:p>1.162,72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47" office:value-type="string" calcext:value-type="string">
            <text:p>23-01 tmnt</text:p>
          </table:table-cell>
          <table:table-cell table:style-name="ce447"/>
          <table:table-cell/>
          <table:table-cell office:value-type="float" office:value="142.48" calcext:value-type="float">
            <text:p>142,48</text:p>
          </table:table-cell>
          <table:table-cell table:formula="of:=[.F71]+[.D72]-[.E72]" office:value-type="float" office:value="1020.24" calcext:value-type="float">
            <text:p>1.020,24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71" office:value-type="string" calcext:value-type="string">
            <text:p>Duvar Sıva-alçıpan tamiri cihan</text:p>
          </table:table-cell>
          <table:table-cell table:style-name="ce471"/>
          <table:table-cell office:value-type="float" office:value="404.76" calcext:value-type="float">
            <text:p>404,76</text:p>
          </table:table-cell>
          <table:table-cell/>
          <table:table-cell table:formula="of:=[.F72]+[.D73]-[.E73]" office:value-type="float" office:value="1425" calcext:value-type="float">
            <text:p>1.425,00</text:p>
          </table:table-cell>
          <table:table-cell table:number-columns-repeated="1018"/>
        </table:table-row>
        <table:table-row table:style-name="ro1">
          <table:table-cell table:style-name="ce477"/>
          <table:table-cell table:style-name="ce471" office:value-type="string" calcext:value-type="string">
            <text:p>23-02 tmnt</text:p>
          </table:table-cell>
          <table:table-cell table:style-name="ce471"/>
          <table:table-cell/>
          <table:table-cell office:value-type="float" office:value="100.78" calcext:value-type="float">
            <text:p>100,78</text:p>
          </table:table-cell>
          <table:table-cell table:formula="of:=[.F73]+[.D74]-[.E74]" office:value-type="float" office:value="1324.22" calcext:value-type="float">
            <text:p>1.324,22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4-04" calcext:value-type="date">
            <text:p>04.04.2023</text:p>
          </table:table-cell>
          <table:table-cell table:style-name="ce471" office:value-type="string" calcext:value-type="string">
            <text:p>23-03 tmnt</text:p>
          </table:table-cell>
          <table:table-cell table:style-name="ce471"/>
          <table:table-cell/>
          <table:table-cell office:value-type="float" office:value="124.22" calcext:value-type="float">
            <text:p>124,22</text:p>
          </table:table-cell>
          <table:table-cell table:style-name="ce516" table:formula="of:=[.F74]+[.D75]-[.E75]" office:value-type="float" office:value="1200" calcext:value-type="float">
            <text:p>1.200,00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5-04" calcext:value-type="date">
            <text:p>04.05.2023</text:p>
          </table:table-cell>
          <table:table-cell table:style-name="ce471" office:value-type="string" calcext:value-type="string">
            <text:p>23-04 tmnt</text:p>
          </table:table-cell>
          <table:table-cell table:style-name="ce471"/>
          <table:table-cell/>
          <table:table-cell office:value-type="float" office:value="250.01" calcext:value-type="float">
            <text:p>250,01</text:p>
          </table:table-cell>
          <table:table-cell table:style-name="ce516" table:formula="of:=[.F75]+[.D76]-[.E76]" office:value-type="float" office:value="949.99" calcext:value-type="float">
            <text:p>949,99</text:p>
          </table:table-cell>
          <table:table-cell table:number-columns-repeated="1018"/>
        </table:table-row>
        <table:table-row table:style-name="ro1">
          <table:table-cell table:style-name="ce477" office:value-type="date" office:date-value="2023-06-02" calcext:value-type="date">
            <text:p>02.06.2023</text:p>
          </table:table-cell>
          <table:table-cell table:style-name="ce471" office:value-type="string" calcext:value-type="string">
            <text:p>23-05 tmnt</text:p>
          </table:table-cell>
          <table:table-cell table:style-name="ce471"/>
          <table:table-cell/>
          <table:table-cell office:value-type="float" office:value="250.87" calcext:value-type="float">
            <text:p>250,87</text:p>
          </table:table-cell>
          <table:table-cell table:style-name="ce516" table:formula="of:=[.F76]+[.D77]-[.E77]" office:value-type="float" office:value="699.12" calcext:value-type="float">
            <text:p>699,12</text:p>
          </table:table-cell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23-06 tmnt</text:p>
          </table:table-cell>
          <table:table-cell table:style-name="ce471"/>
          <table:table-cell/>
          <table:table-cell office:value-type="float" office:value="250.3" calcext:value-type="float">
            <text:p>250,30</text:p>
          </table:table-cell>
          <table:table-cell table:style-name="ce516" table:formula="of:=[.F77]+[.D78]-[.E78]" office:value-type="float" office:value="448.82" calcext:value-type="float">
            <text:p>448,82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3-07 tmnt</text:p>
          </table:table-cell>
          <table:table-cell table:style-name="ce471"/>
          <table:table-cell/>
          <table:table-cell office:value-type="float" office:value="253.91" calcext:value-type="float">
            <text:p>253,91</text:p>
          </table:table-cell>
          <table:table-cell table:style-name="ce516" table:formula="of:=[.F78]+[.D79]-[.E79]" office:value-type="float" office:value="194.91" calcext:value-type="float">
            <text:p>194,91</text:p>
          </table:table-cell>
          <table:table-cell table:number-columns-repeated="1018"/>
        </table:table-row>
        <table:table-row table:style-name="ro1">
          <table:table-cell/>
          <table:table-cell table:style-name="ce447" office:value-type="string" calcext:value-type="string">
            <text:p>2023-08 tmnt</text:p>
          </table:table-cell>
          <table:table-cell table:style-name="ce471"/>
          <table:table-cell/>
          <table:table-cell office:value-type="float" office:value="194.91" calcext:value-type="float">
            <text:p>194,91</text:p>
          </table:table-cell>
          <table:table-cell table:style-name="ce516" table:formula="of:=[.F79]+[.D80]-[.E80]" office:value-type="float" office:value="-0.00000000000022737368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2023-09</text:p>
          </table:table-cell>
          <table:table-cell table:style-name="ce471"/>
          <table:table-cell/>
          <table:table-cell office:value-type="float" office:value="0" calcext:value-type="float">
            <text:p>0,00</text:p>
          </table:table-cell>
          <table:table-cell table:style-name="ce516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Masraflar</text:p>
          </table:table-cell>
          <table:table-cell table:style-name="ce471"/>
          <table:table-cell/>
          <table:table-cell table:style-name="ce473" table:formula="of:=SUM([.E83:.E85])" office:value-type="float" office:value="0" calcext:value-type="float">
            <text:p>0,00</text:p>
          </table:table-cell>
          <table:table-cell/>
          <table:table-cell table:style-name="ce447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474"/>
          <table:table-cell/>
          <table:table-cell table:style-name="ce447" table:number-columns-repeated="2"/>
          <table:table-cell table:number-columns-repeated="1016"/>
        </table:table-row>
        <table:table-row table:style-name="ro1" table:number-rows-repeated="2">
          <table:table-cell table:style-name="ce477"/>
          <table:table-cell table:number-columns-repeated="5"/>
          <table:table-cell table:style-name="ce447" table:number-columns-repeated="2"/>
          <table:table-cell table:number-columns-repeated="1016"/>
        </table:table-row>
        <table:table-row table:style-name="ro1">
          <table:table-cell table:style-name="ce477"/>
          <table:table-cell table:number-columns-repeated="6"/>
          <table:table-cell table:style-name="ce454" table:number-columns-repeated="2"/>
          <table:table-cell table:number-columns-repeated="1015"/>
        </table:table-row>
        <table:table-row table:style-name="ro1">
          <table:table-cell table:style-name="ce477"/>
          <table:table-cell table:style-name="ce447"/>
          <table:table-cell table:number-columns-repeated="2"/>
          <table:table-cell table:style-name="ce473"/>
          <table:table-cell table:number-columns-repeated="1019"/>
        </table:table-row>
        <table:table-row table:style-name="ro1">
          <table:table-cell table:style-name="ce447"/>
          <table:table-cell table:style-name="ce447" office:value-type="string" calcext:value-type="string">
            <text:p>resmi işlem</text:p>
          </table:table-cell>
          <table:table-cell table:style-name="ce447"/>
          <table:table-cell/>
          <table:table-cell table:style-name="ce473"/>
          <table:table-cell table:number-columns-repeated="1019"/>
        </table:table-row>
        <table:table-row table:style-name="ro1">
          <table:table-cell table:style-name="ce447"/>
          <table:table-cell table:style-name="ce491" office:value-type="string" calcext:value-type="string">
            <text:p>2022-23 Kira Bedeli</text:p>
          </table:table-cell>
          <table:table-cell table:style-name="ce447"/>
          <table:table-cell table:style-name="ce507" office:value-type="float" office:value="48000" calcext:value-type="float">
            <text:p>48.000,00</text:p>
          </table:table-cell>
          <table:table-cell table:style-name="ce511" table:formula="of:=[.D89]" office:value-type="float" office:value="48000" calcext:value-type="float">
            <text:p>48.000,00</text:p>
          </table:table-cell>
          <table:table-cell table:style-name="ce447"/>
          <table:table-cell table:number-columns-repeated="1018"/>
        </table:table-row>
        <table:table-row table:style-name="ro1">
          <table:table-cell table:style-name="ce447"/>
          <table:table-cell table:style-name="ce492" office:value-type="string" calcext:value-type="string">
            <text:p>ödeme bankadan</text:p>
          </table:table-cell>
          <table:table-cell table:style-name="ce447"/>
          <table:table-cell office:value-type="float" office:value="6920" calcext:value-type="float">
            <text:p>6.920,00</text:p>
          </table:table-cell>
          <table:table-cell table:style-name="ce512" table:formula="of:=[.E89]-[.D90]" office:value-type="float" office:value="41080" calcext:value-type="float">
            <text:p>41.080,00</text:p>
          </table:table-cell>
          <table:table-cell table:style-name="ce447"/>
          <table:table-cell table:number-columns-repeated="1018"/>
        </table:table-row>
        <table:table-row table:style-name="ro1">
          <table:table-cell table:style-name="ce447"/>
          <table:table-cell table:style-name="ce493" office:value-type="string" calcext:value-type="string">
            <text:p>ödeme icradan</text:p>
          </table:table-cell>
          <table:table-cell table:style-name="ce447"/>
          <table:table-cell office:value-type="float" office:value="13000" calcext:value-type="float">
            <text:p>13.000,00</text:p>
          </table:table-cell>
          <table:table-cell table:style-name="ce512" table:formula="of:=[.E90]-[.D91]" office:value-type="float" office:value="28080" calcext:value-type="float">
            <text:p>28.080,00</text:p>
          </table:table-cell>
          <table:table-cell table:style-name="ce447"/>
          <table:table-cell table:number-columns-repeated="1018"/>
        </table:table-row>
        <table:table-row table:style-name="ro1">
          <table:table-cell table:style-name="ce447"/>
          <table:table-cell table:style-name="ce494" office:value-type="string" calcext:value-type="string">
            <text:p>2022-23 Kira Bedelinden kalan</text:p>
          </table:table-cell>
          <table:table-cell table:style-name="ce447" table:number-columns-repeated="2"/>
          <table:table-cell table:style-name="ce513" table:formula="of:=[.E91]-[.D92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2" office:value-type="string" calcext:value-type="string">
            <text:p>TR <text:s/>3100 0640 0000 1580 0126 8616</text:p>
          </table:table-cell>
          <table:table-cell table:style-name="ce447" table:number-columns-repeated="2"/>
          <table:table-cell table:style-name="ce513" table:formula="of:=[.E92]-[.D93]" office:value-type="float" office:value="28080" calcext:value-type="float">
            <text:p>28.080,00</text:p>
          </table:table-cell>
          <table:table-cell table:style-name="ce447"/>
          <table:table-cell table:number-columns-repeated="1018"/>
        </table:table-row>
        <table:table-row table:style-name="ro1">
          <table:table-cell table:style-name="ce447"/>
          <table:table-cell table:style-name="ce492" office:value-type="string" calcext:value-type="string">
            <text:p>Ali Umut BALCI İşbank hesabına yollanacak</text:p>
          </table:table-cell>
          <table:table-cell table:style-name="ce447" table:number-columns-repeated="2"/>
          <table:table-cell table:style-name="ce513" table:formula="of:=[.E93]-[.D94]" office:value-type="float" office:value="28080" calcext:value-type="float">
            <text:p>28.080,00</text:p>
          </table:table-cell>
          <table:table-cell table:style-name="ce473"/>
          <table:table-cell table:number-columns-repeated="1018"/>
        </table:table-row>
        <table:table-row table:style-name="ro4">
          <table:table-cell/>
          <table:table-cell table:style-name="ce495" office:value-type="string" calcext:value-type="string">
            <text:p>Açıklamaya “<text:span text:style-name="T3">2022-23 kira bedeli kalanı</text:span>”</text:p>
          </table:table-cell>
          <table:table-cell table:style-name="ce447" table:number-columns-repeated="2"/>
          <table:table-cell table:style-name="ce513" table:formula="of:=[.E94]-[.D95]" office:value-type="float" office:value="28080" calcext:value-type="float">
            <text:p>28.080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yazılacak</text:p>
          </table:table-cell>
          <table:table-cell table:style-name="ce447" table:number-columns-repeated="2"/>
          <table:table-cell table:style-name="ce513" table:formula="of:=[.E95]-[.D96]" office:value-type="float" office:value="28080" calcext:value-type="float">
            <text:p>28.080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19-4-23 banka havalesi</text:p>
          </table:table-cell>
          <table:table-cell table:style-name="ce447"/>
          <table:table-cell table:style-name="ce447" office:value-type="float" office:value="28080" calcext:value-type="float">
            <text:p>28080</text:p>
          </table:table-cell>
          <table:table-cell table:style-name="ce513" table:formula="of:=[.E96]-[.D97]" office:value-type="float" office:value="0" calcext:value-type="float">
            <text:p>0,00</text:p>
          </table:table-cell>
          <table:table-cell table:style-name="ce473"/>
          <table:table-cell table:number-columns-repeated="1018"/>
        </table:table-row>
        <table:table-row table:style-name="ro1" table:number-rows-repeated="3">
          <table:table-cell/>
          <table:table-cell table:style-name="ce492"/>
          <table:table-cell table:style-name="ce447" table:number-columns-repeated="2"/>
          <table:table-cell table:style-name="ce513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4" office:value-type="string" calcext:value-type="string">
            <text:p>Diğer Hesap</text:p>
          </table:table-cell>
          <table:table-cell table:style-name="ce447" table:number-columns-repeated="2"/>
          <table:table-cell table:style-name="ce513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mermer</text:p>
          </table:table-cell>
          <table:table-cell table:style-name="ce447"/>
          <table:table-cell office:value-type="float" office:value="375" calcext:value-type="float">
            <text:p>375,00</text:p>
          </table:table-cell>
          <table:table-cell table:style-name="ce512" table:formula="of:=[.E101]+[.D102]" office:value-type="float" office:value="375" calcext:value-type="float">
            <text:p>375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Noter-icra dosya</text:p>
          </table:table-cell>
          <table:table-cell table:style-name="ce447"/>
          <table:table-cell office:value-type="float" office:value="1252.54" calcext:value-type="float">
            <text:p>1.252,54</text:p>
          </table:table-cell>
          <table:table-cell table:style-name="ce512" table:formula="of:=[.E102]+[.D103]" office:value-type="float" office:value="1627.54" calcext:value-type="float">
            <text:p>1.627,54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3" office:value-type="string" calcext:value-type="string">
            <text:p>Mart 2023 elektrik</text:p>
          </table:table-cell>
          <table:table-cell table:style-name="ce447"/>
          <table:table-cell office:value-type="float" office:value="1447" calcext:value-type="float">
            <text:p>1.447,00</text:p>
          </table:table-cell>
          <table:table-cell table:style-name="ce512" table:formula="of:=[.E103]+[.D104]" office:value-type="float" office:value="3074.54" calcext:value-type="float">
            <text:p>3.074,54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3" office:value-type="string" calcext:value-type="string">
            <text:p>profil</text:p>
          </table:table-cell>
          <table:table-cell table:style-name="ce447"/>
          <table:table-cell office:value-type="float" office:value="1400" calcext:value-type="float">
            <text:p>1.400,00</text:p>
          </table:table-cell>
          <table:table-cell table:style-name="ce512" table:formula="of:=[.E104]+[.D105]" office:value-type="float" office:value="4474.54" calcext:value-type="float">
            <text:p>4.474,54</text:p>
          </table:table-cell>
          <table:table-cell table:style-name="ce517"/>
          <table:table-cell table:number-columns-repeated="1018"/>
        </table:table-row>
        <table:table-row table:style-name="ro1">
          <table:table-cell/>
          <table:table-cell table:style-name="ce492"/>
          <table:table-cell table:style-name="ce447" table:number-columns-repeated="2"/>
          <table:table-cell table:style-name="ce513"/>
          <table:table-cell table:style-name="ce517"/>
          <table:table-cell table:number-columns-repeated="1018"/>
        </table:table-row>
        <table:table-row table:style-name="ro1">
          <table:table-cell/>
          <table:table-cell table:style-name="ce496" office:value-type="string" calcext:value-type="string">
            <text:p>2023-24 Kira Bedeli</text:p>
          </table:table-cell>
          <table:table-cell table:style-name="ce447"/>
          <table:table-cell table:style-name="ce473" office:value-type="float" office:value="83000" calcext:value-type="float">
            <text:p>83.000,00</text:p>
          </table:table-cell>
          <table:table-cell table:style-name="ce513" office:value-type="float" office:value="83000" calcext:value-type="float">
            <text:p>83.000,00</text:p>
          </table:table-cell>
          <table:table-cell/>
          <table:table-cell table:style-name="ce447"/>
          <table:table-cell table:number-columns-repeated="1017"/>
        </table:table-row>
        <table:table-row table:style-name="ro1">
          <table:table-cell/>
          <table:table-cell table:style-name="ce492" office:value-type="string" calcext:value-type="string">
            <text:p>TR <text:s/>3100 0640 0000 1580 0126 8616</text:p>
          </table:table-cell>
          <table:table-cell table:style-name="ce447" table:number-columns-repeated="2"/>
          <table:table-cell table:style-name="ce513" table:formula="of:=[.E107]-[.D108]" office:value-type="float" office:value="83000" calcext:value-type="float">
            <text:p>83.000,00</text:p>
          </table:table-cell>
          <table:table-cell table:style-name="ce447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Ali Umut BALCI İşbank hesabına yollanacak</text:p>
          </table:table-cell>
          <table:table-cell table:style-name="ce447" table:number-columns-repeated="2"/>
          <table:table-cell table:style-name="ce513" table:formula="of:=[.E108]-[.D109]" office:value-type="float" office:value="83000" calcext:value-type="float">
            <text:p>83.000,00</text:p>
          </table:table-cell>
          <table:table-cell table:style-name="ce473"/>
          <table:table-cell table:number-columns-repeated="1018"/>
        </table:table-row>
        <table:table-row table:style-name="ro4">
          <table:table-cell/>
          <table:table-cell table:style-name="ce497" office:value-type="string" calcext:value-type="string">
            <text:p>Açıklamaya “<text:span text:style-name="T3">2023-24 kira bedeli kalanı</text:span>”</text:p>
          </table:table-cell>
          <table:table-cell table:style-name="ce447" table:number-columns-repeated="2"/>
          <table:table-cell table:style-name="ce513" table:formula="of:=[.E109]-[.D110]" office:value-type="float" office:value="83000" calcext:value-type="float">
            <text:p>83.000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7" office:value-type="string" calcext:value-type="string">
            <text:p>yazılacak</text:p>
          </table:table-cell>
          <table:table-cell table:style-name="ce447" table:number-columns-repeated="2"/>
          <table:table-cell table:style-name="ce513" table:formula="of:=[.E110]-[.D111]" office:value-type="float" office:value="83000" calcext:value-type="float">
            <text:p>83.000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7"/>
          <table:table-cell table:style-name="ce447"/>
          <table:table-cell/>
          <table:table-cell table:style-name="ce513" table:formula="of:=[.E111]-[.D112]" office:value-type="float" office:value="83000" calcext:value-type="float">
            <text:p>83.000,00</text:p>
          </table:table-cell>
          <table:table-cell table:style-name="ce473"/>
          <table:table-cell table:number-columns-repeated="1018"/>
        </table:table-row>
        <table:table-row table:style-name="ro1" table:number-rows-repeated="2">
          <table:table-cell/>
          <table:table-cell table:style-name="ce497"/>
          <table:table-cell table:style-name="ce447" table:number-columns-repeated="2"/>
          <table:table-cell table:style-name="ce513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8"/>
          <table:table-cell table:style-name="ce447"/>
          <table:table-cell table:style-name="ce508"/>
          <table:table-cell table:style-name="ce514"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47" table:number-columns-repeated="3"/>
          <table:table-cell/>
          <table:table-cell table:style-name="ce473"/>
          <table:table-cell table:number-columns-repeated="1018"/>
        </table:table-row>
        <table:table-row table:style-name="ro1">
          <table:table-cell/>
          <table:table-cell table:style-name="ce447" table:number-columns-repeated="4"/>
          <table:table-cell table:number-columns-repeated="1019"/>
        </table:table-row>
        <table:table-row table:style-name="ro1">
          <table:table-cell/>
          <table:table-cell table:style-name="ce447" office:value-type="string" calcext:value-type="string">
            <text:p>Aşağıdaki bilgiler mesaj olarak yollandı</text:p>
          </table:table-cell>
          <table:table-cell table:style-name="ce447" table:number-columns-repeated="2"/>
          <table:table-cell table:number-columns-repeated="1020"/>
        </table:table-row>
        <table:table-row table:style-name="ro1">
          <table:table-cell/>
          <table:table-cell table:style-name="ce491" office:value-type="string" calcext:value-type="string">
            <text:p>2022-23 Kira Bedeli</text:p>
          </table:table-cell>
          <table:table-cell table:style-name="ce447"/>
          <table:table-cell table:style-name="ce507" office:value-type="float" office:value="48000" calcext:value-type="float">
            <text:p>48.000,00</text:p>
          </table:table-cell>
          <table:table-cell table:style-name="ce511" table:formula="of:=[.D119]" office:value-type="float" office:value="48000" calcext:value-type="float">
            <text:p>48.000,00</text:p>
          </table:table-cell>
          <table:table-cell table:number-columns-repeated="1019"/>
        </table:table-row>
        <table:table-row table:style-name="ro1">
          <table:table-cell/>
          <table:table-cell table:style-name="ce492" office:value-type="string" calcext:value-type="string">
            <text:p>ödeme bankadan</text:p>
          </table:table-cell>
          <table:table-cell table:style-name="ce447"/>
          <table:table-cell office:value-type="float" office:value="6920" calcext:value-type="float">
            <text:p>6.920,00</text:p>
          </table:table-cell>
          <table:table-cell table:style-name="ce512" table:formula="of:=[.E119]-[.D120]" office:value-type="float" office:value="41080" calcext:value-type="float">
            <text:p>41.080,00</text:p>
          </table:table-cell>
          <table:table-cell table:number-columns-repeated="1019"/>
        </table:table-row>
        <table:table-row table:style-name="ro1">
          <table:table-cell/>
          <table:table-cell table:style-name="ce493" office:value-type="string" calcext:value-type="string">
            <text:p>ödeme icradan</text:p>
          </table:table-cell>
          <table:table-cell table:style-name="ce447"/>
          <table:table-cell office:value-type="float" office:value="13000" calcext:value-type="float">
            <text:p>13.000,00</text:p>
          </table:table-cell>
          <table:table-cell table:style-name="ce512" table:formula="of:=[.E120]-[.D121]" office:value-type="float" office:value="28080" calcext:value-type="float">
            <text:p>28.080,00</text:p>
          </table:table-cell>
          <table:table-cell table:style-name="ce473"/>
          <table:table-cell table:number-columns-repeated="1018"/>
        </table:table-row>
        <table:table-row table:style-name="ro1">
          <table:table-cell/>
          <table:table-cell table:style-name="ce494" office:value-type="string" calcext:value-type="string">
            <text:p>2022-23 Kira Bedelinden kalan</text:p>
          </table:table-cell>
          <table:table-cell table:style-name="ce447" table:number-columns-repeated="2"/>
          <table:table-cell table:style-name="ce513" table:formula="of:=[.E121]-[.D122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/>
          <table:table-cell table:style-name="ce492" office:value-type="string" calcext:value-type="string">
            <text:p>TR <text:s/>3100 0640 0000 1580 0126 8616</text:p>
          </table:table-cell>
          <table:table-cell table:style-name="ce447" table:number-columns-repeated="2"/>
          <table:table-cell table:style-name="ce513"/>
          <table:table-cell table:style-name="ce447"/>
          <table:table-cell table:number-columns-repeated="1018"/>
        </table:table-row>
        <table:table-row table:style-name="ro1">
          <table:table-cell/>
          <table:table-cell table:style-name="ce492" office:value-type="string" calcext:value-type="string">
            <text:p>Ali Umut BALCI İşbank hesabına yollanacak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4">
          <table:table-cell/>
          <table:table-cell table:style-name="ce495" office:value-type="string" calcext:value-type="string">
            <text:p>Açıklamaya “<text:span text:style-name="T3">2022-23 kira bedeli kalanı</text:span>”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/>
          <table:table-cell table:style-name="ce492" office:value-type="string" calcext:value-type="string">
            <text:p>yazılacak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/>
          <table:table-cell table:style-name="ce492"/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/>
          <table:table-cell table:style-name="ce494" office:value-type="string" calcext:value-type="string">
            <text:p>Diğer Hesap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 table:style-name="ce447"/>
          <table:table-cell table:style-name="ce492" office:value-type="string" calcext:value-type="string">
            <text:p>mermer</text:p>
          </table:table-cell>
          <table:table-cell table:style-name="ce447"/>
          <table:table-cell office:value-type="float" office:value="375" calcext:value-type="float">
            <text:p>375,00</text:p>
          </table:table-cell>
          <table:table-cell table:style-name="ce512" table:formula="of:=[.E128]+[.D129]" office:value-type="float" office:value="375" calcext:value-type="float">
            <text:p>375,00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2" office:value-type="string" calcext:value-type="string">
            <text:p>Noter-icra dosya</text:p>
          </table:table-cell>
          <table:table-cell table:style-name="ce447"/>
          <table:table-cell office:value-type="float" office:value="1252.54" calcext:value-type="float">
            <text:p>1.252,54</text:p>
          </table:table-cell>
          <table:table-cell table:style-name="ce512" table:formula="of:=[.E129]+[.D130]" office:value-type="float" office:value="1627.54" calcext:value-type="float">
            <text:p>1.627,54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3" office:value-type="string" calcext:value-type="string">
            <text:p>Mart 2023 elektrik</text:p>
          </table:table-cell>
          <table:table-cell table:style-name="ce447"/>
          <table:table-cell office:value-type="float" office:value="1447" calcext:value-type="float">
            <text:p>1.447,00</text:p>
          </table:table-cell>
          <table:table-cell table:style-name="ce512" table:formula="of:=[.E130]+[.D131]" office:value-type="float" office:value="3074.54" calcext:value-type="float">
            <text:p>3.074,54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3" office:value-type="string" calcext:value-type="string">
            <text:p>profil</text:p>
          </table:table-cell>
          <table:table-cell table:style-name="ce447"/>
          <table:table-cell office:value-type="float" office:value="1400" calcext:value-type="float">
            <text:p>1.400,00</text:p>
          </table:table-cell>
          <table:table-cell table:style-name="ce512" table:formula="of:=[.E131]+[.D132]" office:value-type="float" office:value="4474.54" calcext:value-type="float">
            <text:p>4.474,54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2"/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 table:style-name="ce447"/>
          <table:table-cell table:style-name="ce496" office:value-type="string" calcext:value-type="string">
            <text:p>2023-24 Kira Bedeli</text:p>
          </table:table-cell>
          <table:table-cell table:style-name="ce447"/>
          <table:table-cell table:style-name="ce473" office:value-type="float" office:value="83000" calcext:value-type="float">
            <text:p>83.000,00</text:p>
          </table:table-cell>
          <table:table-cell table:style-name="ce513" office:value-type="float" office:value="83000" calcext:value-type="float">
            <text:p>83.000,00</text:p>
          </table:table-cell>
          <table:table-cell table:number-columns-repeated="1019"/>
        </table:table-row>
        <table:table-row table:style-name="ro1">
          <table:table-cell table:style-name="ce447"/>
          <table:table-cell table:style-name="ce492" office:value-type="string" calcext:value-type="string">
            <text:p>TR <text:s/>3100 0640 0000 1580 0126 8616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 table:style-name="ce447"/>
          <table:table-cell table:style-name="ce492" office:value-type="string" calcext:value-type="string">
            <text:p>Ali Umut BALCI İşbank hesabına yollanacak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4">
          <table:table-cell table:style-name="ce447"/>
          <table:table-cell table:style-name="ce497" office:value-type="string" calcext:value-type="string">
            <text:p>Açıklamaya “<text:span text:style-name="T3">2023-24 kira bedeli kalanı</text:span>”</text:p>
          </table:table-cell>
          <table:table-cell table:style-name="ce447" table:number-columns-repeated="2"/>
          <table:table-cell table:style-name="ce513"/>
          <table:table-cell table:number-columns-repeated="1019"/>
        </table:table-row>
        <table:table-row table:style-name="ro1">
          <table:table-cell table:style-name="ce447"/>
          <table:table-cell table:style-name="ce498" office:value-type="string" calcext:value-type="string">
            <text:p>yazılacak</text:p>
          </table:table-cell>
          <table:table-cell table:style-name="ce447"/>
          <table:table-cell table:style-name="ce508"/>
          <table:table-cell table:style-name="ce514"/>
          <table:table-cell table:number-columns-repeated="1019"/>
        </table:table-row>
        <table:table-row table:style-name="ro1">
          <table:table-cell table:style-name="ce477"/>
          <table:table-cell table:style-name="ce447" table:number-columns-repeated="3"/>
          <table:table-cell table:style-name="ce473"/>
          <table:table-cell table:number-columns-repeated="1019"/>
        </table:table-row>
        <table:table-row table:style-name="ro1" table:number-rows-repeated="2">
          <table:table-cell table:style-name="ce477"/>
          <table:table-cell table:style-name="ce471" table:number-columns-repeated="2"/>
          <table:table-cell table:number-columns-repeated="1021"/>
        </table:table-row>
        <table:table-row table:style-name="ro1" table:number-rows-repeated="9">
          <table:table-cell/>
          <table:table-cell table:style-name="ce47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ce463"/>
          <table:table-cell table:number-columns-repeated="4"/>
          <table:table-cell table:style-name="ce447" table:number-columns-repeated="3"/>
          <table:table-cell table:number-columns-repeated="1016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G702-22" table:style-name="ta1">
        <table:table-column table:style-name="co1" table:default-cell-style-name="ce447"/>
        <table:table-column table:style-name="co20" table:default-cell-style-name="ce447"/>
        <table:table-column table:style-name="co1" table:number-columns-repeated="4" table:default-cell-style-name="ce447"/>
        <table:table-column table:style-name="co6" table:number-columns-repeated="1018" table:default-cell-style-name="ce447"/>
        <table:table-row table:style-name="ro1">
          <table:table-cell office:value-type="string" calcext:value-type="string">
            <text:p>SnyG702-22</text:p>
          </table:table-cell>
          <table:table-cell table:style-name="ce471" office:value-type="string" calcext:value-type="string">
            <text:p>Sanayi pano</text:p>
          </table:table-cell>
          <table:table-cell table:style-name="ce463" table:number-columns-repeated="4"/>
          <table:table-cell table:number-columns-repeated="1018"/>
        </table:table-row>
        <table:table-row table:style-name="ro1">
          <table:table-cell/>
          <table:table-cell table:style-name="ce518" office:value-type="string" calcext:value-type="string">
            <text:p>30 Eylül 2022 – 29 Eylül 2023</text:p>
          </table:table-cell>
          <table:table-cell table:style-name="ce463" table:number-columns-repeated="4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Metin Çelik 2022-2023</text:p>
          </table:table-cell>
          <table:table-cell table:style-name="ce463" table:number-columns-repeated="4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Toplamlar</text:p>
          </table:table-cell>
          <table:table-cell table:number-columns-repeated="2"/>
          <table:table-cell table:style-name="ce473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Kira Bedeli</text:p>
          </table:table-cell>
          <table:table-cell table:style-name="ce473" table:formula="of:=SUM([.C12:.C19])" office:value-type="float" office:value="96000" calcext:value-type="float">
            <text:p>96.000,00</text:p>
          </table:table-cell>
          <table:table-cell table:style-name="ce473" table:number-columns-repeated="2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Toplam Ödeme</text:p>
          </table:table-cell>
          <table:table-cell table:style-name="ce473" table:formula="of:=SUM([.D12:.D20])" office:value-type="float" office:value="86000" calcext:value-type="float">
            <text:p>86.000,00</text:p>
          </table:table-cell>
          <table:table-cell table:style-name="ce473" table:number-columns-repeated="2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Toplam Ödenecek</text:p>
          </table:table-cell>
          <table:table-cell table:style-name="ce473" table:formula="of:=[.E20]" office:value-type="float" office:value="10000" calcext:value-type="float">
            <text:p>10.000,00</text:p>
          </table:table-cell>
          <table:table-cell table:style-name="ce473" table:number-columns-repeated="2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51" office:value-type="string" calcext:value-type="string">
            <text:p><text:s/>Masraf</text:p>
          </table:table-cell>
          <table:table-cell table:style-name="ce473" table:formula="of:=[.D23]" office:value-type="float" office:value="0" calcext:value-type="float">
            <text:p>0,00</text:p>
          </table:table-cell>
          <table:table-cell table:style-name="ce473" table:number-columns-repeated="2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72" office:value-type="string" calcext:value-type="string">
            <text:p>Net Kira</text:p>
          </table:table-cell>
          <table:table-cell table:style-name="ce473" table:formula="of:=[.C6]-[.C8]" office:value-type="float" office:value="86000" calcext:value-type="float">
            <text:p>86.000,00</text:p>
          </table:table-cell>
          <table:table-cell/>
          <table:table-cell table:style-name="ce473"/>
          <table:table-cell table:style-name="ce463"/>
          <table:table-cell table:number-columns-repeated="1018"/>
        </table:table-row>
        <table:table-row table:style-name="ro1">
          <table:table-cell/>
          <table:table-cell table:style-name="ce471"/>
          <table:table-cell table:style-name="ce463" table:number-columns-repeated="4"/>
          <table:table-cell table:number-columns-repeated="1018"/>
        </table:table-row>
        <table:table-row table:style-name="ro1">
          <table:table-cell table:style-name="ce470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style-name="ce46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-09-2023 – 29-09-2024</text:p>
          </table:table-cell>
          <table:table-cell table:style-name="ce463" table:number-columns-repeated="4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1200 TL Elektrik Teminat Bedeli alındı</text:p>
          </table:table-cell>
          <table:table-cell table:style-name="ce463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ra bedeli 96000 </text:p>
          </table:table-cell>
          <table:table-cell table:style-name="ce463" office:value-type="float" office:value="96000" calcext:value-type="float">
            <text:p>96.000,00</text:p>
          </table:table-cell>
          <table:table-cell table:style-name="ce463"/>
          <table:table-cell table:style-name="ce463" table:formula="of:=[.E12]+[.C14]-[.D14]" office:value-type="float" office:value="96000" calcext:value-type="float">
            <text:p>96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 office:value-type="date" office:date-value="2023-09-25" calcext:value-type="date">
            <text:p>25.09.2023</text:p>
          </table:table-cell>
          <table:table-cell/>
          <table:table-cell table:style-name="ce463"/>
          <table:table-cell office:value-type="float" office:value="83000" calcext:value-type="float">
            <text:p>83000</text:p>
          </table:table-cell>
          <table:table-cell table:style-name="ce463" table:formula="of:=[.E14]+[.C15]-[.D15]" office:value-type="float" office:value="13000" calcext:value-type="float">
            <text:p>13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 office:value-type="date" office:date-value="2023-09-26" calcext:value-type="date">
            <text:p>26.09.2023</text:p>
          </table:table-cell>
          <table:table-cell/>
          <table:table-cell table:style-name="ce463"/>
          <table:table-cell office:value-type="float" office:value="3000" calcext:value-type="float">
            <text:p>3000</text:p>
          </table:table-cell>
          <table:table-cell table:style-name="ce463" table:formula="of:=[.E15]+[.C16]-[.D16]" office:value-type="float" office:value="10000" calcext:value-type="float">
            <text:p>10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 office:value-type="date" office:date-value="2023-10-30" calcext:value-type="date">
            <text:p>30.10.2023</text:p>
          </table:table-cell>
          <table:table-cell office:value-type="string" calcext:value-type="string">
            <text:p>10000 bankadan</text:p>
          </table:table-cell>
          <table:table-cell table:style-name="ce463"/>
          <table:table-cell/>
          <table:table-cell table:style-name="ce463" table:formula="of:=[.E16]+[.C17]-[.D17]" office:value-type="float" office:value="10000" calcext:value-type="float">
            <text:p>10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 office:value-type="date" office:date-value="2023-03-30" calcext:value-type="date">
            <text:p>30.03.2023</text:p>
          </table:table-cell>
          <table:table-cell/>
          <table:table-cell table:style-name="ce463" table:number-columns-repeated="2"/>
          <table:table-cell table:style-name="ce463" table:formula="of:=[.E17]+[.C18]-[.D18]" office:value-type="float" office:value="10000" calcext:value-type="float">
            <text:p>10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 office:value-type="date" office:date-value="2023-04-30" calcext:value-type="date">
            <text:p>30.04.2023</text:p>
          </table:table-cell>
          <table:table-cell/>
          <table:table-cell table:style-name="ce463" table:number-columns-repeated="2"/>
          <table:table-cell table:style-name="ce463" table:formula="of:=[.E18]+[.C19]-[.D19]" office:value-type="float" office:value="10000" calcext:value-type="float">
            <text:p>10.000,00</text:p>
          </table:table-cell>
          <table:table-cell table:style-name="ce463"/>
          <table:table-cell table:number-columns-repeated="1018"/>
        </table:table-row>
        <table:table-row table:style-name="ro1">
          <table:table-cell table:style-name="ce457"/>
          <table:table-cell table:number-columns-repeated="3"/>
          <table:table-cell table:style-name="ce473" table:formula="of:=[.E19]+[.C20]-[.D20]" office:value-type="float" office:value="10000" calcext:value-type="float">
            <text:p>10.000,00</text:p>
          </table:table-cell>
          <table:table-cell table:style-name="ce463"/>
          <table:table-cell table:number-columns-repeated="1018"/>
        </table:table-row>
        <table:table-row table:style-name="ro1" table:number-rows-repeated="2">
          <table:table-cell/>
          <table:table-cell table:style-name="ce471"/>
          <table:table-cell table:number-columns-repeated="2"/>
          <table:table-cell table:style-name="ce463" table:number-columns-repeated="2"/>
          <table:table-cell table:number-columns-repeated="1018"/>
        </table:table-row>
        <table:table-row table:style-name="ro1">
          <table:table-cell/>
          <table:table-cell table:style-name="ce471" office:value-type="string" calcext:value-type="string">
            <text:p>Masraflar</text:p>
          </table:table-cell>
          <table:table-cell/>
          <table:table-cell table:style-name="ce473" table:formula="of:=SUM([.D25:.D44])" office:value-type="float" office:value="0" calcext:value-type="float">
            <text:p>0,00</text:p>
          </table:table-cell>
          <table:table-cell table:style-name="ce463"/>
          <table:table-cell table:number-columns-repeated="1019"/>
        </table:table-row>
        <table:table-row table:style-name="ro1">
          <table:table-cell/>
          <table:table-cell table:style-name="ce463" table:number-columns-repeated="2"/>
          <table:table-cell table:style-name="ce474"/>
          <table:table-cell table:style-name="ce463"/>
          <table:table-cell table:number-columns-repeated="1019"/>
        </table:table-row>
        <table:table-row table:style-name="ro1">
          <table:table-cell table:style-name="ce457"/>
          <table:table-cell table:style-name="ce463" table:number-columns-repeated="2"/>
          <table:table-cell table:style-name="ce474"/>
          <table:table-cell table:style-name="ce463"/>
          <table:table-cell table:number-columns-repeated="1019"/>
        </table:table-row>
        <table:table-row table:style-name="ro1">
          <table:table-cell table:style-name="ce457"/>
          <table:table-cell table:style-name="ce463" table:number-columns-repeated="2"/>
          <table:table-cell table:style-name="ce466"/>
          <table:table-cell table:style-name="ce463"/>
          <table:table-cell table:number-columns-repeated="1019"/>
        </table:table-row>
        <table:table-row table:style-name="ro1" table:number-rows-repeated="7">
          <table:table-cell table:style-name="ce457"/>
          <table:table-cell table:style-name="ce463" table:number-columns-repeated="4"/>
          <table:table-cell table:number-columns-repeated="1019"/>
        </table:table-row>
        <table:table-row table:style-name="ro1" table:number-rows-repeated="3">
          <table:table-cell table:style-name="ce457"/>
          <table:table-cell table:style-name="ce463" table:number-columns-repeated="3"/>
          <table:table-cell table:style-name="ce471"/>
          <table:table-cell table:style-name="ce469"/>
          <table:table-cell table:number-columns-repeated="1018"/>
        </table:table-row>
        <table:table-row table:style-name="ro1" table:number-rows-repeated="2">
          <table:table-cell/>
          <table:table-cell table:style-name="ce463" table:number-columns-repeated="3"/>
          <table:table-cell table:style-name="ce471"/>
          <table:table-cell table:style-name="ce469"/>
          <table:table-cell table:number-columns-repeated="1018"/>
        </table:table-row>
        <table:table-row table:style-name="ro1" table:number-rows-repeated="3">
          <table:table-cell/>
          <table:table-cell table:style-name="ce463"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0-09-2022 – 29-09-2023</text:p>
          </table:table-cell>
          <table:table-cell table:style-name="ce463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deli 48000 den kalan 4000</text:p>
          </table:table-cell>
          <table:table-cell table:style-name="ce463" table:number-columns-repeated="2"/>
          <table:table-cell table:style-name="ce463" table:formula="of:=[.E45]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63" table:formula="of:=[.E46]+[.C47]-[.D4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463" office:value-type="float" office:value="1000" calcext:value-type="float">
            <text:p>1.000,00</text:p>
          </table:table-cell>
          <table:table-cell/>
          <table:table-cell table:style-name="ce463" table:formula="of:=[.E47]+[.C48]-[.D48]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463" office:value-type="float" office:value="1000" calcext:value-type="float">
            <text:p>1.000,00</text:p>
          </table:table-cell>
          <table:table-cell/>
          <table:table-cell table:style-name="ce463" table:formula="of:=[.E48]+[.C49]-[.D49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463" office:value-type="float" office:value="1000" calcext:value-type="float">
            <text:p>1.000,00</text:p>
          </table:table-cell>
          <table:table-cell table:style-name="ce463"/>
          <table:table-cell table:style-name="ce463" table:formula="of:=[.E49]+[.C50]-[.D50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463" office:value-type="float" office:value="1000" calcext:value-type="float">
            <text:p>1.000,00</text:p>
          </table:table-cell>
          <table:table-cell table:style-name="ce463"/>
          <table:table-cell table:style-name="ce463" table:formula="of:=[.E50]+[.C51]-[.D51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1">
          <table:table-cell table:style-name="ce457"/>
          <table:table-cell table:number-columns-repeated="3"/>
          <table:table-cell table:style-name="ce463" table:formula="of:=[.E51]+[.C52]-[.D52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1">
          <table:table-cell table:style-name="ce457"/>
          <table:table-cell table:style-name="ce471" office:value-type="string" calcext:value-type="string">
            <text:p>1200 TL Elektrik Teminat Bedelinden kalan</text:p>
          </table:table-cell>
          <table:table-cell table:style-name="ce463" office:value-type="float" office:value="400" calcext:value-type="float">
            <text:p>400,00</text:p>
          </table:table-cell>
          <table:table-cell/>
          <table:table-cell table:style-name="ce463" table:formula="of:=[.E52]+[.C53]-[.D53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1 elektrik tmnt 200 5/6</text:p>
          </table:table-cell>
          <table:table-cell table:style-name="ce463" table:number-columns-repeated="2"/>
          <table:table-cell table:style-name="ce463" table:formula="of:=[.E53]+[.C54]-[.D54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457"/>
          <table:table-cell office:value-type="string" calcext:value-type="string">
            <text:p>2023-02 elektrik tmnt 200 6/6</text:p>
          </table:table-cell>
          <table:table-cell table:style-name="ce463" table:number-columns-repeated="2"/>
          <table:table-cell table:style-name="ce463" table:formula="of:=[.E54]+[.C55]-[.D55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457"/>
          <table:table-cell/>
          <table:table-cell table:style-name="ce463"/>
          <table:table-cell/>
          <table:table-cell table:style-name="ce463" table:formula="of:=[.E55]+[.C56]-[.D56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 table:style-name="ce463"/>
          <table:table-cell office:value-type="float" office:value="2400" calcext:value-type="float">
            <text:p>2400</text:p>
          </table:table-cell>
          <table:table-cell table:style-name="ce463" table:formula="of:=[.E56]+[.C57]-[.D57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1">
          <table:table-cell table:style-name="ce457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/>
          <table:table-cell office:value-type="float" office:value="2400" calcext:value-type="float">
            <text:p>2400</text:p>
          </table:table-cell>
          <table:table-cell table:style-name="ce463" table:formula="of:=[.E57]+[.C58]-[.D58]" office:value-type="float" office:value="-400" calcext:value-type="float">
            <text:p>-400,00</text:p>
          </table:table-cell>
          <table:table-cell table:number-columns-repeated="1019"/>
        </table:table-row>
        <table:table-row table:style-name="ro1">
          <table:table-cell/>
          <table:table-cell table:style-name="ce471" office:value-type="string" calcext:value-type="string">
            <text:p>2023 şubat elektrik</text:p>
          </table:table-cell>
          <table:table-cell/>
          <table:table-cell office:value-type="float" office:value="-342.4" calcext:value-type="float">
            <text:p>-342,4</text:p>
          </table:table-cell>
          <table:table-cell table:style-name="ce463" table:formula="of:=[.E58]+[.C59]-[.D59]" office:value-type="float" office:value="-57.6" calcext:value-type="float">
            <text:p>-57,60</text:p>
          </table:table-cell>
          <table:table-cell table:number-columns-repeated="1019"/>
        </table:table-row>
        <table:table-row table:style-name="ro1">
          <table:table-cell/>
          <table:table-cell table:style-name="ce471" office:value-type="string" calcext:value-type="string">
            <text:p>elden nakit iade</text:p>
          </table:table-cell>
          <table:table-cell/>
          <table:table-cell office:value-type="float" office:value="-57.6" calcext:value-type="float">
            <text:p>-57,6</text:p>
          </table:table-cell>
          <table:table-cell table:style-name="ce463" table:formula="of:=[.E59]+[.C60]-[.D6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H_yazıhane" table:style-name="ta1">
        <table:table-column table:style-name="co21" table:default-cell-style-name="ce447"/>
        <table:table-column table:style-name="co22" table:default-cell-style-name="ce447"/>
        <table:table-column table:style-name="co4" table:default-cell-style-name="ce463"/>
        <table:table-column table:style-name="co5" table:default-cell-style-name="ce463"/>
        <table:table-column table:style-name="co23" table:default-cell-style-name="ce463"/>
        <table:table-column table:style-name="co5" table:default-cell-style-name="ce463"/>
        <table:table-column table:style-name="co10" table:default-cell-style-name="ce463"/>
        <table:table-column table:style-name="co1" table:number-columns-repeated="52" table:default-cell-style-name="ce447"/>
        <table:table-column table:style-name="co6" table:number-columns-repeated="965" table:default-cell-style-name="ce447"/>
        <table:table-row table:style-name="ro1">
          <table:table-cell/>
          <table:table-cell table:style-name="ce471"/>
          <table:table-cell table:number-columns-repeated="1022"/>
        </table:table-row>
        <table:table-row table:style-name="ro1">
          <table:table-cell/>
          <table:table-cell table:style-name="ce471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473" table:formula="of:=SUM([.F6:.F55])" office:value-type="float" office:value="594.06" calcext:value-type="float">
            <text:p>594,06</text:p>
          </table:table-cell>
          <table:table-cell table:style-name="ce473" table:formula="of:=[.G21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Tarih</text:p>
          </table:table-cell>
          <table:table-cell table:style-name="ce470" office:value-type="string" calcext:value-type="string">
            <text:p>Açıklama</text:p>
          </table:table-cell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style-name="ce472" office:value-type="string" calcext:value-type="string">
            <text:p>Masraf</text:p>
          </table:table-cell>
          <table:table-cell table:style-name="ce472" office:value-type="string" calcext:value-type="string">
            <text:p>Bakiy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74"/>
          <table:table-cell table:style-name="ce473"/>
          <table:table-cell table:number-columns-repeated="1017"/>
        </table:table-row>
        <table:table-row table:style-name="ro1">
          <table:table-cell table:style-name="ce457" office:value-type="date" office:date-value="2023-01-30" calcext:value-type="date">
            <text:p>30.01.2023</text:p>
          </table:table-cell>
          <table:table-cell office:value-type="string" calcext:value-type="string">
            <text:p>Elektrik 1-2022</text:p>
          </table:table-cell>
          <table:table-cell table:style-name="ce447" table:number-columns-repeated="2"/>
          <table:table-cell/>
          <table:table-cell office:value-type="float" office:value="183.26" calcext:value-type="float">
            <text:p>183,26</text:p>
          </table:table-cell>
          <table:table-cell table:formula="of:=[.G5]+[.E6]-[.F6]" office:value-type="float" office:value="-183.26" calcext:value-type="float">
            <text:p>-183,26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2-28" calcext:value-type="date">
            <text:p>28.02.2023</text:p>
          </table:table-cell>
          <table:table-cell office:value-type="string" calcext:value-type="string">
            <text:p>Elektrik 2-2022</text:p>
          </table:table-cell>
          <table:table-cell table:style-name="ce447" table:number-columns-repeated="2"/>
          <table:table-cell/>
          <table:table-cell office:value-type="float" office:value="87.69" calcext:value-type="float">
            <text:p>87,69</text:p>
          </table:table-cell>
          <table:table-cell table:formula="of:=[.G6]+[.E7]-[.F7]" office:value-type="float" office:value="-270.95" calcext:value-type="float">
            <text:p>-270,95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3-30" calcext:value-type="date">
            <text:p>30.03.2023</text:p>
          </table:table-cell>
          <table:table-cell office:value-type="string" calcext:value-type="string">
            <text:p>Elektrik 3-2022</text:p>
          </table:table-cell>
          <table:table-cell table:style-name="ce447" table:number-columns-repeated="2"/>
          <table:table-cell/>
          <table:table-cell office:value-type="float" office:value="64.93" calcext:value-type="float">
            <text:p>64,93</text:p>
          </table:table-cell>
          <table:table-cell table:formula="of:=[.G7]+[.E8]-[.F8]" office:value-type="float" office:value="-335.88" calcext:value-type="float">
            <text:p>-335,88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4-30" calcext:value-type="date">
            <text:p>30.04.2023</text:p>
          </table:table-cell>
          <table:table-cell office:value-type="string" calcext:value-type="string">
            <text:p>Elektrik 4-2022</text:p>
          </table:table-cell>
          <table:table-cell table:style-name="ce447" table:number-columns-repeated="2"/>
          <table:table-cell/>
          <table:table-cell office:value-type="float" office:value="107.14" calcext:value-type="float">
            <text:p>107,14</text:p>
          </table:table-cell>
          <table:table-cell table:formula="of:=[.G8]+[.E9]-[.F9]" office:value-type="float" office:value="-443.02" calcext:value-type="float">
            <text:p>-443,02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5-30" calcext:value-type="date">
            <text:p>30.05.2023</text:p>
          </table:table-cell>
          <table:table-cell office:value-type="string" calcext:value-type="string">
            <text:p>Elektrik 5-2022</text:p>
          </table:table-cell>
          <table:table-cell table:style-name="ce447" table:number-columns-repeated="2"/>
          <table:table-cell/>
          <table:table-cell office:value-type="float" office:value="109.31" calcext:value-type="float">
            <text:p>109,31</text:p>
          </table:table-cell>
          <table:table-cell table:formula="of:=[.G9]+[.E10]-[.F10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479" office:value-type="date" office:date-value="2023-05-14" calcext:value-type="date">
            <text:p>14.05.2023</text:p>
          </table:table-cell>
          <table:table-cell table:style-name="ce471" office:value-type="string" calcext:value-type="string">
            <text:p>Bina Vergisi 1</text:p>
          </table:table-cell>
          <table:table-cell table:style-name="ce447" table:number-columns-repeated="2"/>
          <table:table-cell/>
          <table:table-cell table:style-name="ce447"/>
          <table:table-cell table:formula="of:=[.G10]+[.E11]-[.F11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479" office:value-type="date" office:date-value="2023-05-14" calcext:value-type="date">
            <text:p>14.05.2023</text:p>
          </table:table-cell>
          <table:table-cell table:style-name="ce471" office:value-type="string" calcext:value-type="string">
            <text:p>Kültür Vergisi 1</text:p>
          </table:table-cell>
          <table:table-cell table:style-name="ce447" table:number-columns-repeated="2"/>
          <table:table-cell table:number-columns-repeated="2"/>
          <table:table-cell table:formula="of:=[.G11]+[.E12]-[.F12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5-30" calcext:value-type="date">
            <text:p>30.05.2023</text:p>
          </table:table-cell>
          <table:table-cell office:value-type="string" calcext:value-type="string">
            <text:p>Elektrik 6–2022</text:p>
          </table:table-cell>
          <table:table-cell table:style-name="ce447" table:number-columns-repeated="2"/>
          <table:table-cell table:number-columns-repeated="2"/>
          <table:table-cell table:formula="of:=[.G12]+[.E13]-[.F13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6-30" calcext:value-type="date">
            <text:p>30.06.2023</text:p>
          </table:table-cell>
          <table:table-cell office:value-type="string" calcext:value-type="string">
            <text:p>Elektrik 7–2022</text:p>
          </table:table-cell>
          <table:table-cell table:style-name="ce447" table:number-columns-repeated="2"/>
          <table:table-cell table:number-columns-repeated="2"/>
          <table:table-cell table:formula="of:=[.G13]+[.E14]-[.F14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7-30" calcext:value-type="date">
            <text:p>30.07.2023</text:p>
          </table:table-cell>
          <table:table-cell office:value-type="string" calcext:value-type="string">
            <text:p>Elektrik 8-2022</text:p>
          </table:table-cell>
          <table:table-cell table:style-name="ce447" table:number-columns-repeated="2"/>
          <table:table-cell/>
          <table:table-cell office:value-type="float" office:value="41.73" calcext:value-type="float">
            <text:p>41,73</text:p>
          </table:table-cell>
          <table:table-cell table:formula="of:=[.G14]+[.E15]-[.F15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8-30" calcext:value-type="date">
            <text:p>30.08.2023</text:p>
          </table:table-cell>
          <table:table-cell office:value-type="string" calcext:value-type="string">
            <text:p>Elektrik 9-2022</text:p>
          </table:table-cell>
          <table:table-cell table:style-name="ce447" table:number-columns-repeated="2"/>
          <table:table-cell table:number-columns-repeated="2"/>
          <table:table-cell table:formula="of:=[.G15]+[.E16]-[.F16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09-30" calcext:value-type="date">
            <text:p>30.09.2023</text:p>
          </table:table-cell>
          <table:table-cell office:value-type="string" calcext:value-type="string">
            <text:p>Elektrik 10-2022</text:p>
          </table:table-cell>
          <table:table-cell table:style-name="ce447" table:number-columns-repeated="2"/>
          <table:table-cell table:number-columns-repeated="2"/>
          <table:table-cell table:formula="of:=[.G16]+[.E17]-[.F17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10-30" calcext:value-type="date">
            <text:p>30.10.2023</text:p>
          </table:table-cell>
          <table:table-cell office:value-type="string" calcext:value-type="string">
            <text:p>Elektrik 11-2022</text:p>
          </table:table-cell>
          <table:table-cell table:style-name="ce447" table:number-columns-repeated="2"/>
          <table:table-cell table:number-columns-repeated="2"/>
          <table:table-cell table:formula="of:=[.G17]+[.E18]-[.F18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79" office:value-type="date" office:date-value="2023-10-14" calcext:value-type="date">
            <text:p>14.10.2023</text:p>
          </table:table-cell>
          <table:table-cell table:style-name="ce471" office:value-type="string" calcext:value-type="string">
            <text:p>Bina Vergisi 2</text:p>
          </table:table-cell>
          <table:table-cell table:style-name="ce447" table:number-columns-repeated="2"/>
          <table:table-cell/>
          <table:table-cell table:style-name="ce447"/>
          <table:table-cell table:formula="of:=[.G18]+[.E19]-[.F19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79" office:value-type="date" office:date-value="2023-10-14" calcext:value-type="date">
            <text:p>14.10.2023</text:p>
          </table:table-cell>
          <table:table-cell table:style-name="ce471" office:value-type="string" calcext:value-type="string">
            <text:p>Kültür Vergisi 2</text:p>
          </table:table-cell>
          <table:table-cell table:style-name="ce447" table:number-columns-repeated="2"/>
          <table:table-cell/>
          <table:table-cell table:style-name="ce447"/>
          <table:table-cell table:formula="of:=[.G19]+[.E20]-[.F20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457" office:value-type="date" office:date-value="2023-12-30" calcext:value-type="date">
            <text:p>30.12.2023</text:p>
          </table:table-cell>
          <table:table-cell office:value-type="string" calcext:value-type="string">
            <text:p>Elektrik 12-2022</text:p>
          </table:table-cell>
          <table:table-cell table:style-name="ce447"/>
          <table:table-cell table:number-columns-repeated="3"/>
          <table:table-cell table:formula="of:=[.G20]+[.E21]-[.F21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47" table:number-columns-repeated="4"/>
          <table:table-cell table:number-columns-repeated="1018"/>
        </table:table-row>
        <table:table-row table:style-name="ro1">
          <table:table-cell table:number-columns-repeated="3"/>
          <table:table-cell table:style-name="ce447"/>
          <table:table-cell table:number-columns-repeated="1020"/>
        </table:table-row>
        <table:table-row table:style-name="ro1">
          <table:table-cell table:style-name="ce457"/>
          <table:table-cell table:number-columns-repeated="1023"/>
        </table:table-row>
        <table:table-row table:style-name="ro1" table:number-rows-repeated="2">
          <table:table-cell table:style-name="ce457"/>
          <table:table-cell table:style-name="ce463"/>
          <table:table-cell/>
          <table:table-cell table:style-name="ce44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471"/>
          <table:table-cell table:number-columns-repeated="1019"/>
        </table:table-row>
        <table:table-row table:style-name="ro1" table:number-rows-repeated="2">
          <table:table-cell table:style-name="ce457"/>
          <table:table-cell table:number-columns-repeated="3"/>
          <table:table-cell table:style-name="ce471"/>
          <table:table-cell table:number-columns-repeated="1019"/>
        </table:table-row>
        <table:table-row table:style-name="ro1">
          <table:table-cell table:number-columns-repeated="4"/>
          <table:table-cell table:style-name="ce471"/>
          <table:table-cell table:number-columns-repeated="1019"/>
        </table:table-row>
        <table:table-row table:style-name="ro1">
          <table:table-cell table:style-name="ce457"/>
          <table:table-cell table:number-columns-repeated="3"/>
          <table:table-cell table:style-name="ce471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 table:style-name="ce473"/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0-TPLM" table:style-name="ta1">
        <table:table-column table:style-name="co54" table:default-cell-style-name="ce447"/>
        <table:table-column table:style-name="co23" table:number-columns-repeated="2" table:default-cell-style-name="ce447"/>
        <table:table-column table:style-name="co4" table:default-cell-style-name="ce447"/>
        <table:table-column table:style-name="co55" table:default-cell-style-name="ce447"/>
        <table:table-column table:style-name="co56" table:default-cell-style-name="ce447"/>
        <table:table-column table:style-name="co57" table:default-cell-style-name="ce447"/>
        <table:table-column table:style-name="co6" table:default-cell-style-name="ce447"/>
        <table:table-column table:style-name="co5" table:default-cell-style-name="ce447"/>
        <table:table-column table:style-name="co23" table:default-cell-style-name="ce447"/>
        <table:table-column table:style-name="co28" table:default-cell-style-name="ce447"/>
        <table:table-column table:style-name="co6" table:number-columns-repeated="1013" table:default-cell-style-name="ce447"/>
        <table:table-row table:style-name="ro1">
          <table:table-cell table:style-name="ce471" table:number-columns-repeated="3"/>
          <table:table-cell table:style-name="ce463" table:number-columns-repeated="5"/>
          <table:table-cell table:number-columns-repeated="2"/>
          <table:table-cell table:style-name="ce463" table:number-columns-repeated="2"/>
          <table:table-cell table:number-columns-repeated="1012"/>
        </table:table-row>
        <table:table-row table:style-name="ro1">
          <table:table-cell table:style-name="ce471" office:value-type="string" calcext:value-type="string">
            <text:p>Sanayi 1200 m2 kira</text:p>
          </table:table-cell>
          <table:table-cell table:style-name="ce471" table:number-columns-repeated="2"/>
          <table:table-cell table:style-name="ce463" table:number-columns-repeated="5"/>
          <table:table-cell table:number-columns-repeated="2"/>
          <table:table-cell table:style-name="ce463" table:number-columns-repeated="2"/>
          <table:table-cell table:number-columns-repeated="1012"/>
        </table:table-row>
        <table:table-row table:style-name="ro1">
          <table:table-cell table:style-name="ce470" office:value-type="string" calcext:value-type="string">
            <text:p>Açıklama</text:p>
          </table:table-cell>
          <table:table-cell table:style-name="ce470" office:value-type="string" calcext:value-type="string">
            <text:p>Başl.</text:p>
          </table:table-cell>
          <table:table-cell table:style-name="ce470" office:value-type="string" calcext:value-type="string">
            <text:p>bitiş</text:p>
          </table:table-cell>
          <table:table-cell table:style-name="ce472" office:value-type="string" calcext:value-type="string">
            <text:p>Kira bedeli</text:p>
          </table:table-cell>
          <table:table-cell table:style-name="ce472" office:value-type="string" calcext:value-type="string">
            <text:p>Ödeme</text:p>
          </table:table-cell>
          <table:table-cell table:style-name="ce472" office:value-type="string" calcext:value-type="string">
            <text:p>Bakiye</text:p>
          </table:table-cell>
          <table:table-cell table:style-name="ce472" office:value-type="string" calcext:value-type="string">
            <text:p>Masraf</text:p>
          </table:table-cell>
          <table:table-cell table:style-name="ce472" office:value-type="string" calcext:value-type="string">
            <text:p>Net Kira</text:p>
          </table:table-cell>
          <table:table-cell table:number-columns-repeated="2"/>
          <table:table-cell table:style-name="ce463"/>
          <table:table-cell table:style-name="ce466"/>
          <table:table-cell table:number-columns-repeated="1012"/>
        </table:table-row>
        <table:table-row table:style-name="ro1">
          <table:table-cell table:style-name="ce471" office:value-type="string" calcext:value-type="string">
            <text:p>2022 Kira</text:p>
          </table:table-cell>
          <table:table-cell table:style-name="ce471" table:number-columns-repeated="2"/>
          <table:table-cell table:style-name="ce463" table:number-columns-repeated="5"/>
          <table:table-cell table:number-columns-repeated="2"/>
          <table:table-cell table:style-name="ce463" table:number-columns-repeated="2"/>
          <table:table-cell table:number-columns-repeated="1012"/>
        </table:table-row>
        <table:table-row table:style-name="ro1">
          <table:table-cell table:style-name="ce471"/>
          <table:table-cell table:style-name="ce72" table:number-columns-repeated="2"/>
          <table:table-cell table:style-name="ce463" table:number-columns-repeated="5"/>
          <table:table-cell table:style-name="ce73" table:number-columns-repeated="2"/>
          <table:table-cell table:style-name="ce463" table:number-columns-repeated="2"/>
          <table:table-cell table:number-columns-repeated="1012"/>
        </table:table-row>
        <table:table-row table:style-name="ro1">
          <table:table-cell table:style-name="ce471" office:value-type="string" calcext:value-type="string">
            <text:p>SnA_Boya</text:p>
          </table:table-cell>
          <table:table-cell table:style-name="ce72" office:value-type="date" office:date-value="2023-09-30" calcext:value-type="date">
            <text:p>30.9.23</text:p>
          </table:table-cell>
          <table:table-cell table:style-name="ce72" office:value-type="date" office:date-value="2023-09-29" calcext:value-type="date">
            <text:p>29.9.23</text:p>
          </table:table-cell>
          <table:table-cell table:style-name="ce74" table:formula="of:=['SnyA105-22'.C5]" office:value-type="float" office:value="0" calcext:value-type="float">
            <text:p>0</text:p>
          </table:table-cell>
          <table:table-cell table:style-name="ce74" table:formula="of:=['SnyA105-22'.C6]" office:value-type="float" office:value="84000" calcext:value-type="float">
            <text:p>84.000</text:p>
          </table:table-cell>
          <table:table-cell table:style-name="ce74" table:formula="of:=['SnyA105-22'.C7]" office:value-type="float" office:value="0" calcext:value-type="float">
            <text:p>0</text:p>
          </table:table-cell>
          <table:table-cell table:style-name="ce74" table:formula="of:=['SnyA105-22'.C8]" office:value-type="float" office:value="0" calcext:value-type="float">
            <text:p>0</text:p>
          </table:table-cell>
          <table:table-cell table:style-name="ce74" table:formula="of:=[.E6]-[.G6]" office:value-type="float" office:value="84000" calcext:value-type="float">
            <text:p>84.000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B_Karo</text:p>
          </table:table-cell>
          <table:table-cell table:style-name="ce72" office:value-type="date" office:date-value="2024-01-01" calcext:value-type="date">
            <text:p>1.1.24</text:p>
          </table:table-cell>
          <table:table-cell table:style-name="ce72" office:value-type="date" office:date-value="2024-12-31" calcext:value-type="date">
            <text:p>31.12.24</text:p>
          </table:table-cell>
          <table:table-cell table:style-name="ce74" table:formula="of:=['SnyB202-22'.C9]" office:value-type="float" office:value="0" calcext:value-type="float">
            <text:p>0</text:p>
          </table:table-cell>
          <table:table-cell table:style-name="ce74" table:formula="of:=['SnyB202-22'.C10]" office:value-type="float" office:value="0" calcext:value-type="float">
            <text:p>0</text:p>
          </table:table-cell>
          <table:table-cell table:style-name="ce74" table:formula="of:=['SnyB202-22'.C11]" office:value-type="float" office:value="791.33" calcext:value-type="float">
            <text:p>791</text:p>
          </table:table-cell>
          <table:table-cell table:style-name="ce74" table:formula="of:=['SnyB202-22'.C12]" office:value-type="float" office:value="0" calcext:value-type="float">
            <text:p>0</text:p>
          </table:table-cell>
          <table:table-cell table:style-name="ce74" table:formula="of:=[.E7]-[.G7]" office:value-type="float" office:value="0" calcext:value-type="float">
            <text:p>0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CD_Vinç</text:p>
          </table:table-cell>
          <table:table-cell table:style-name="ce72" office:value-type="date" office:date-value="2023-11-30" calcext:value-type="date">
            <text:p>30.11.23</text:p>
          </table:table-cell>
          <table:table-cell table:style-name="ce72" office:value-type="date" office:date-value="2024-11-29" calcext:value-type="date">
            <text:p>29.11.24</text:p>
          </table:table-cell>
          <table:table-cell table:style-name="ce74" table:formula="of:=['SnyC301-22'.C5]" office:value-type="float" office:value="0" calcext:value-type="float">
            <text:p>0</text:p>
          </table:table-cell>
          <table:table-cell table:style-name="ce74" table:formula="of:=['SnyC301-22'.C6]" office:value-type="float" office:value="0" calcext:value-type="float">
            <text:p>0</text:p>
          </table:table-cell>
          <table:table-cell table:style-name="ce74" table:formula="of:=['SnyC301-22'.C7]" office:value-type="float" office:value="0" calcext:value-type="float">
            <text:p>0</text:p>
          </table:table-cell>
          <table:table-cell table:style-name="ce74" table:formula="of:=['SnyC301-22'.C8]" office:value-type="float" office:value="0" calcext:value-type="float">
            <text:p>0</text:p>
          </table:table-cell>
          <table:table-cell table:style-name="ce74" table:formula="of:=[.E8]-[.G8]" office:value-type="float" office:value="0" calcext:value-type="float">
            <text:p>0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E_Este</text:p>
          </table:table-cell>
          <table:table-cell table:style-name="ce72" office:value-type="date" office:date-value="2023-08-30" calcext:value-type="date">
            <text:p>30.8.23</text:p>
          </table:table-cell>
          <table:table-cell table:style-name="ce72" office:value-type="date" office:date-value="2024-08-29" calcext:value-type="date">
            <text:p>29.8.24</text:p>
          </table:table-cell>
          <table:table-cell table:style-name="ce74" table:formula="of:=['SnyE502-22'.D5]" office:value-type="float" office:value="96000" calcext:value-type="float">
            <text:p>96.000</text:p>
          </table:table-cell>
          <table:table-cell table:style-name="ce74" table:formula="of:=['SnyE502-22'.D6]" office:value-type="float" office:value="65000" calcext:value-type="float">
            <text:p>65.000</text:p>
          </table:table-cell>
          <table:table-cell table:style-name="ce74" table:formula="of:=['SnyE502-22'.D7]" office:value-type="float" office:value="31000" calcext:value-type="float">
            <text:p>31.000</text:p>
          </table:table-cell>
          <table:table-cell table:style-name="ce74" table:formula="of:=['SnyE502-22'.D8]" office:value-type="float" office:value="0" calcext:value-type="float">
            <text:p>0</text:p>
          </table:table-cell>
          <table:table-cell table:style-name="ce74" table:formula="of:=[.E9]-[.G9]" office:value-type="float" office:value="65000" calcext:value-type="float">
            <text:p>65.000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F_Pano</text:p>
          </table:table-cell>
          <table:table-cell table:style-name="ce72" office:value-type="date" office:date-value="2023-03-31" calcext:value-type="date">
            <text:p>31.3.23</text:p>
          </table:table-cell>
          <table:table-cell table:style-name="ce72" office:value-type="date" office:date-value="2024-03-30" calcext:value-type="date">
            <text:p>30.3.24</text:p>
          </table:table-cell>
          <table:table-cell table:style-name="ce74" table:formula="of:=['SnyF601-22'.D5]" office:value-type="float" office:value="83160" calcext:value-type="float">
            <text:p>83.160</text:p>
          </table:table-cell>
          <table:table-cell table:style-name="ce74" table:formula="of:=['SnyF601-22'.D6]" office:value-type="float" office:value="93431.46" calcext:value-type="float">
            <text:p>93.431</text:p>
          </table:table-cell>
          <table:table-cell table:style-name="ce74" table:formula="of:=['SnyF601-22'.D7]" office:value-type="string" office:string-value="#BAŞV!" calcext:value-type="string">
            <text:p>#BAŞV!</text:p>
          </table:table-cell>
          <table:table-cell table:style-name="ce74" table:formula="of:=['SnyF601-22'.D8]" office:value-type="float" office:value="0" calcext:value-type="float">
            <text:p>0</text:p>
          </table:table-cell>
          <table:table-cell table:style-name="ce74" table:formula="of:=[.E10]-[.G10]" office:value-type="float" office:value="93431.46" calcext:value-type="float">
            <text:p>93.431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G_Silim</text:p>
          </table:table-cell>
          <table:table-cell table:style-name="ce72" office:value-type="date" office:date-value="2023-09-30" calcext:value-type="date">
            <text:p>30.9.23</text:p>
          </table:table-cell>
          <table:table-cell table:style-name="ce72" office:value-type="date" office:date-value="2024-09-29" calcext:value-type="date">
            <text:p>29.9.24</text:p>
          </table:table-cell>
          <table:table-cell table:style-name="ce74" table:formula="of:=['SnyG702-22'.C5]" office:value-type="float" office:value="96000" calcext:value-type="float">
            <text:p>96.000</text:p>
          </table:table-cell>
          <table:table-cell table:style-name="ce74" table:formula="of:=['SnyG702-22'.C6]" office:value-type="float" office:value="86000" calcext:value-type="float">
            <text:p>86.000</text:p>
          </table:table-cell>
          <table:table-cell table:style-name="ce74" table:formula="of:=['SnyG702-22'.C7]" office:value-type="float" office:value="10000" calcext:value-type="float">
            <text:p>10.000</text:p>
          </table:table-cell>
          <table:table-cell table:style-name="ce74" table:formula="of:=['SnyG702-22'.C8]" office:value-type="float" office:value="0" calcext:value-type="float">
            <text:p>0</text:p>
          </table:table-cell>
          <table:table-cell table:style-name="ce74" table:formula="of:=[.E11]-[.G11]" office:value-type="float" office:value="86000" calcext:value-type="float">
            <text:p>86.000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/>
          <table:table-cell table:style-name="ce72" table:number-columns-repeated="2"/>
          <table:table-cell table:style-name="ce74" table:number-columns-repeated="5"/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office:value-type="string" calcext:value-type="string">
            <text:p>SnH_Yazıhane</text:p>
          </table:table-cell>
          <table:table-cell table:style-name="ce72" table:number-columns-repeated="2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4" table:formula="of:=[SnH_yazıhane.F2]*-1" office:value-type="float" office:value="-594.06" calcext:value-type="float">
            <text:p>-594</text:p>
          </table:table-cell>
          <table:table-cell table:style-name="ce74" table:formula="of:=[.E13]-[.G13]" office:value-type="float" office:value="594.06" calcext:value-type="float">
            <text:p>594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5"/>
          <table:table-cell table:style-name="ce463" table:number-columns-repeated="3"/>
          <table:table-cell table:style-name="ce474"/>
          <table:table-cell table:number-columns-repeated="1012"/>
        </table:table-row>
        <table:table-row table:style-name="ro1">
          <table:table-cell table:style-name="ce471" office:value-type="string" calcext:value-type="string">
            <text:p>Toplamlar</text:p>
          </table:table-cell>
          <table:table-cell table:style-name="ce471" table:number-columns-repeated="2"/>
          <table:table-cell table:style-name="ce75" table:formula="of:=SUM([.D4:.D14])" office:value-type="float" office:value="275160" calcext:value-type="float">
            <text:p>275.160</text:p>
          </table:table-cell>
          <table:table-cell table:style-name="ce75" table:formula="of:=SUM([.E4:.E14])" office:value-type="float" office:value="328431.46" calcext:value-type="float">
            <text:p>328.431</text:p>
          </table:table-cell>
          <table:table-cell table:style-name="ce76" table:formula="of:=SUM([.F4:.F14])" office:value-type="float" office:value="41791.33" calcext:value-type="float">
            <text:p>41.791</text:p>
          </table:table-cell>
          <table:table-cell table:style-name="ce75" table:formula="of:=SUM([.G4:.G14])" office:value-type="float" office:value="-594.06" calcext:value-type="float">
            <text:p>-594</text:p>
          </table:table-cell>
          <table:table-cell table:style-name="ce75" table:formula="of:=SUM([.H4:.H14])" office:value-type="float" office:value="329025.52" calcext:value-type="float">
            <text:p>329.026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style-name="ce471" table:number-columns-repeated="3"/>
          <table:table-cell table:style-name="ce75" table:number-columns-repeated="2"/>
          <table:table-cell table:style-name="ce77"/>
          <table:table-cell table:style-name="ce75" table:number-columns-repeated="2"/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8" office:value-type="string" calcext:value-type="string">
            <text:p>Sanayi 2022 Toplam Kira Geliri</text:p>
          </table:table-cell>
          <table:table-cell table:style-name="ce75" table:formula="of:=[.H15]" office:value-type="float" office:value="329025.52" calcext:value-type="float">
            <text:p>329.026</text:p>
          </table:table-cell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8"/>
          <table:table-cell table:style-name="ce75"/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3"/>
          <table:table-cell table:style-name="ce74"/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469"/>
          <table:table-cell table:style-name="ce74"/>
          <table:table-cell table:style-name="ce463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ce463" table:number-columns-repeated="7"/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1-GLR" table:style-name="ta1">
        <table:table-column table:style-name="co29" table:default-cell-style-name="ce447"/>
        <table:table-column table:style-name="co30" table:default-cell-style-name="ce447"/>
        <table:table-column table:style-name="co10" table:default-cell-style-name="ce447"/>
        <table:table-column table:style-name="co31" table:default-cell-style-name="ce447"/>
        <table:table-column table:style-name="co32" table:default-cell-style-name="ce447"/>
        <table:table-column table:style-name="co30" table:default-cell-style-name="ce454"/>
        <table:table-column table:style-name="co33" table:default-cell-style-name="ce454"/>
        <table:table-column table:style-name="co5" table:default-cell-style-name="ce447"/>
        <table:table-column table:style-name="co34" table:default-cell-style-name="ce447"/>
        <table:table-column table:style-name="co18" table:default-cell-style-name="ce463"/>
        <table:table-column table:style-name="co28" table:default-cell-style-name="ce447"/>
        <table:table-column table:style-name="co13" table:default-cell-style-name="ce463"/>
        <table:table-column table:style-name="co1" table:default-cell-style-name="ce447"/>
        <table:table-column table:style-name="co6" table:number-columns-repeated="1011" table:default-cell-style-name="ce447"/>
        <table:table-row table:style-name="ro5">
          <table:table-cell table:number-columns-repeated="5"/>
          <table:table-cell table:style-name="ce527" office:value-type="string" calcext:value-type="string">
            <text:p>kira bedeli</text:p>
          </table:table-cell>
          <table:table-cell table:style-name="ce527" office:value-type="string" calcext:value-type="string">
            <text:p>tahsilat</text:p>
          </table:table-cell>
          <table:table-cell table:style-name="ce534" office:value-type="string" calcext:value-type="string">
            <text:p>alacak bakiye</text:p>
          </table:table-cell>
          <table:table-cell table:style-name="ce451"/>
          <table:table-cell table:style-name="ce535"/>
          <table:table-cell table:number-columns-repeated="1014"/>
        </table:table-row>
        <table:table-row table:style-name="ro3">
          <table:table-cell table:number-columns-repeated="2"/>
          <table:table-cell table:style-name="ce526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528" office:value-type="string" calcext:value-type="string">
            <text:p>TL</text:p>
          </table:table-cell>
          <table:table-cell table:style-name="ce451" office:value-type="string" calcext:value-type="string">
            <text:p>TL</text:p>
          </table:table-cell>
          <table:table-cell table:style-name="ce451" office:value-type="string" calcext:value-type="string">
            <text:p>$-TL</text:p>
          </table:table-cell>
          <table:table-cell table:style-name="ce53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463" table:formula="of:=[.F3]-[.G3]" office:value-type="float" office:value="25000" calcext:value-type="float">
            <text:p>25.000,00</text:p>
          </table:table-cell>
          <table:table-cell/>
          <table:table-cell table:style-name="ce5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46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37" table:formula="of:=[.G4]/[.I4]" office:value-type="currency" office:currency="USD" office:value="1358.69565217391" calcext:value-type="currency">
            <text:p>$1,358.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46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37" table:formula="of:=[.G5]/[.I5]" office:value-type="currency" office:currency="USD" office:value="2556.81818181818" calcext:value-type="currency">
            <text:p>$2,556.8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57"/>
          <table:table-cell table:style-name="ce474" office:value-type="string" calcext:value-type="string">
            <text:p>TOPLAM</text:p>
          </table:table-cell>
          <table:table-cell/>
          <table:table-cell table:style-name="ce453" table:formula="of:=SUM([.F3:.F5])" office:value-type="currency" office:currency="TRY" office:value="25000" calcext:value-type="currency">
            <text:p>₺25.000,00</text:p>
          </table:table-cell>
          <table:table-cell table:style-name="ce453" table:formula="of:=SUM([.G4:.G5])" office:value-type="currency" office:currency="TRY" office:value="21000" calcext:value-type="currency">
            <text:p>₺21.000,00</text:p>
          </table:table-cell>
          <table:table-cell table:style-name="ce473"/>
          <table:table-cell table:style-name="ce471"/>
          <table:table-cell table:style-name="ce538" table:formula="of:=SUM([.J4:.J5])" office:value-type="currency" office:currency="USD" office:value="3915.5138339921" calcext:value-type="currency">
            <text:p>$3,915.5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57"/>
          <table:table-cell table:style-name="ce474"/>
          <table:table-cell/>
          <table:table-cell table:style-name="ce453" table:number-columns-repeated="2"/>
          <table:table-cell table:style-name="ce473"/>
          <table:table-cell table:style-name="ce471"/>
          <table:table-cell table:style-name="ce538"/>
          <table:table-cell table:number-columns-repeated="1014"/>
        </table:table-row>
        <table:table-row table:style-name="ro3">
          <table:table-cell table:number-columns-repeated="2"/>
          <table:table-cell table:style-name="ce526" office:value-type="float" office:value="2019" calcext:value-type="float">
            <text:p>2019</text:p>
          </table:table-cell>
          <table:table-cell table:number-columns-repeated="4"/>
          <table:table-cell table:style-name="ce463"/>
          <table:table-cell/>
          <table:table-cell table:style-name="ce53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6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37" table:formula="of:=[.G9]/[.I9]" office:value-type="currency" office:currency="USD" office:value="327.332242225859" calcext:value-type="currency">
            <text:p>$327.33</text:p>
          </table:table-cell>
          <table:table-cell table:number-columns-repeated="1014"/>
        </table:table-row>
        <table:table-row table:style-name="ro1">
          <table:table-cell/>
          <table:table-cell table:style-name="ce486" office:value-type="string" calcext:value-type="string">
            <text:p>SnyG701-18</text:p>
          </table:table-cell>
          <table:table-cell table:style-name="ce45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6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37" table:formula="of:=[.G10]/[.I10]" office:value-type="currency" office:currency="USD" office:value="343.642611683849" calcext:value-type="currency">
            <text:p>$343.64</text:p>
          </table:table-cell>
          <table:table-cell table:number-columns-repeated="1014"/>
        </table:table-row>
        <table:table-row table:style-name="ro1">
          <table:table-cell/>
          <table:table-cell table:style-name="ce486" office:value-type="string" calcext:value-type="string">
            <text:p>SnyG701-19</text:p>
          </table:table-cell>
          <table:table-cell table:style-name="ce45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529" office:value-type="currency" office:currency="TRY" office:value="30645" calcext:value-type="currency">
            <text:p>₺30.645,00</text:p>
          </table:table-cell>
          <table:table-cell table:style-name="ce529"/>
          <table:table-cell table:style-name="ce463" table:formula="of:=[.H10]+[.F11]-[.G11]" office:value-type="float" office:value="30645" calcext:value-type="float">
            <text:p>30.645,00</text:p>
          </table:table-cell>
          <table:table-cell/>
          <table:table-cell table:style-name="ce537"/>
          <table:table-cell table:number-columns-repeated="1014"/>
        </table:table-row>
        <table:table-row table:style-name="ro1">
          <table:table-cell/>
          <table:table-cell table:style-name="ce486" office:value-type="string" calcext:value-type="string">
            <text:p>SnyA101-19</text:p>
          </table:table-cell>
          <table:table-cell table:style-name="ce457" office:value-type="date" office:date-value="2019-11-30" calcext:value-type="date">
            <text:p>30.11.2019</text:p>
          </table:table-cell>
          <table:table-cell office:value-type="string" calcext:value-type="string">
            <text:p><text:s/>Fatih Uzun Parçacı</text:p>
          </table:table-cell>
          <table:table-cell table:style-name="ce463" office:value-type="string" calcext:value-type="string">
            <text:p>4ay</text:p>
          </table:table-cell>
          <table:table-cell table:style-name="ce529" office:value-type="currency" office:currency="TRY" office:value="4000" calcext:value-type="currency">
            <text:p>₺4.000,00</text:p>
          </table:table-cell>
          <table:table-cell table:style-name="ce529"/>
          <table:table-cell table:style-name="ce463" table:formula="of:=[.H11]+[.F12]-[.G12]" office:value-type="float" office:value="34645" calcext:value-type="float">
            <text:p>34.645,00</text:p>
          </table:table-cell>
          <table:table-cell/>
          <table:table-cell table:style-name="ce53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457" office:value-type="date" office:date-value="2019-11-30" calcext:value-type="date">
            <text:p>30.11.2019</text:p>
          </table:table-cell>
          <table:table-cell office:value-type="string" calcext:value-type="string">
            <text:p><text:s/>ödeme 19</text:p>
          </table:table-cell>
          <table:table-cell table:style-name="ce463"/>
          <table:table-cell table:style-name="ce529"/>
          <table:table-cell table:style-name="ce529" office:value-type="currency" office:currency="TRY" office:value="4000" calcext:value-type="currency">
            <text:p>₺4.000,00</text:p>
          </table:table-cell>
          <table:table-cell table:style-name="ce46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37" table:formula="of:=[.G13]/[.I13]" office:value-type="currency" office:currency="USD" office:value="698.080279232112" calcext:value-type="currency">
            <text:p>$698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45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529"/>
          <table:table-cell table:style-name="ce529" office:value-type="currency" office:currency="TRY" office:value="18500" calcext:value-type="currency">
            <text:p>₺18.500,00</text:p>
          </table:table-cell>
          <table:table-cell table:style-name="ce46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37" table:formula="of:=[.G14]/[.I14]" office:value-type="currency" office:currency="USD" office:value="3195.16407599309" calcext:value-type="currency">
            <text:p>$3,195.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57"/>
          <table:table-cell table:style-name="ce474" office:value-type="string" calcext:value-type="string">
            <text:p>TOPLAM</text:p>
          </table:table-cell>
          <table:table-cell/>
          <table:table-cell table:style-name="ce530" table:formula="of:=SUM([.F9:.F14])" office:value-type="currency" office:currency="TRY" office:value="34645" calcext:value-type="currency">
            <text:p>₺34.645,00</text:p>
          </table:table-cell>
          <table:table-cell table:style-name="ce530" table:formula="of:=SUM([.G9:.G14])" office:value-type="currency" office:currency="TRY" office:value="26500" calcext:value-type="currency">
            <text:p>₺26.500,00</text:p>
          </table:table-cell>
          <table:table-cell table:style-name="ce473"/>
          <table:table-cell table:style-name="ce471"/>
          <table:table-cell table:style-name="ce538" table:formula="of:=SUM([.J9:.J14])" office:value-type="currency" office:currency="USD" office:value="4564.21920913491" calcext:value-type="currency">
            <text:p>$4,564.22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26" office:value-type="float" office:value="2020" calcext:value-type="float">
            <text:p>2020</text:p>
          </table:table-cell>
          <table:table-cell table:style-name="ce463"/>
          <table:table-cell table:style-name="ce474"/>
          <table:table-cell table:style-name="ce531"/>
          <table:table-cell table:style-name="ce529"/>
          <table:table-cell table:style-name="ce463"/>
          <table:table-cell/>
          <table:table-cell table:style-name="ce539"/>
          <table:table-cell table:number-columns-repeated="1014"/>
        </table:table-row>
        <table:table-row table:style-name="ro1">
          <table:table-cell table:number-columns-repeated="2"/>
          <table:table-cell table:style-name="ce457"/>
          <table:table-cell table:style-name="ce463" office:value-type="string" calcext:value-type="string">
            <text:p>2019 dan devreden alacak</text:p>
          </table:table-cell>
          <table:table-cell table:style-name="ce474"/>
          <table:table-cell table:style-name="ce531"/>
          <table:table-cell table:style-name="ce529"/>
          <table:table-cell table:style-name="ce463" table:formula="of:=[.H14]+[.F17]-[.G17]" office:value-type="float" office:value="12145" calcext:value-type="float">
            <text:p>12.145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45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529" office:value-type="currency" office:currency="TRY" office:value="6200" calcext:value-type="currency">
            <text:p>₺6.200,00</text:p>
          </table:table-cell>
          <table:table-cell table:style-name="ce529"/>
          <table:table-cell table:style-name="ce463" table:formula="of:=[.H17]+[.F18]-[.G18]" office:value-type="float" office:value="18345" calcext:value-type="float">
            <text:p>18.345,00</text:p>
          </table:table-cell>
          <table:table-cell/>
          <table:table-cell table:style-name="ce53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45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529"/>
          <table:table-cell table:style-name="ce529" office:value-type="currency" office:currency="TRY" office:value="6200" calcext:value-type="currency">
            <text:p>₺6.200,00</text:p>
          </table:table-cell>
          <table:table-cell table:style-name="ce46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37" table:formula="of:=[.G19]/[.I19]" office:value-type="currency" office:currency="USD" office:value="964.230171073095" calcext:value-type="currency">
            <text:p>$964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45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529"/>
          <table:table-cell table:style-name="ce529" office:value-type="currency" office:currency="TRY" office:value="5000" calcext:value-type="currency">
            <text:p>₺5.000,00</text:p>
          </table:table-cell>
          <table:table-cell table:style-name="ce516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37" table:formula="of:=[.G20]/[.I20]" office:value-type="currency" office:currency="USD" office:value="753.012048192771" calcext:value-type="currency">
            <text:p>$753.0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45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529" office:value-type="currency" office:currency="TRY" office:value="30000" calcext:value-type="currency">
            <text:p>₺30.000,00</text:p>
          </table:table-cell>
          <table:table-cell table:style-name="ce529"/>
          <table:table-cell table:style-name="ce463" table:formula="of:=[.H20]+[.F21]-[.G21]" office:value-type="float" office:value="37145" calcext:value-type="float">
            <text:p>37.145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457" office:value-type="date" office:date-value="2020-08-20" calcext:value-type="date">
            <text:p>20.08.2020</text:p>
          </table:table-cell>
          <table:table-cell office:value-type="string" calcext:value-type="string">
            <text:p>nakit ödeme 20-3-7/12</text:p>
          </table:table-cell>
          <table:table-cell table:style-name="ce463"/>
          <table:table-cell table:style-name="ce529"/>
          <table:table-cell table:style-name="ce529" office:value-type="currency" office:currency="TRY" office:value="15000" calcext:value-type="currency">
            <text:p>₺15.000,00</text:p>
          </table:table-cell>
          <table:table-cell table:style-name="ce46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37" table:formula="of:=[.G22]/[.I22]" office:value-type="currency" office:currency="USD" office:value="2043.59673024523" calcext:value-type="currency">
            <text:p>$2,043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457" office:value-type="date" office:date-value="2020-09-30" calcext:value-type="date">
            <text:p>30.09.2020</text:p>
          </table:table-cell>
          <table:table-cell office:value-type="string" calcext:value-type="string">
            <text:p>Kira Ödemesii 20-8/12</text:p>
          </table:table-cell>
          <table:table-cell table:style-name="ce463"/>
          <table:table-cell table:style-name="ce529"/>
          <table:table-cell table:style-name="ce529" office:value-type="currency" office:currency="TRY" office:value="3000" calcext:value-type="currency">
            <text:p>₺3.000,00</text:p>
          </table:table-cell>
          <table:table-cell table:style-name="ce46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37" table:formula="of:=[.G23]/[.I23]" office:value-type="currency" office:currency="USD" office:value="384.615384615385" calcext:value-type="currency">
            <text:p>$384.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45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529" office:value-type="currency" office:currency="TRY" office:value="7800" calcext:value-type="currency">
            <text:p>₺7.800,00</text:p>
          </table:table-cell>
          <table:table-cell table:style-name="ce529"/>
          <table:table-cell table:style-name="ce463" table:formula="of:=[.H23]+[.F24]-[.G24]" office:value-type="float" office:value="26945" calcext:value-type="float">
            <text:p>26.945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45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529"/>
          <table:table-cell table:style-name="ce529" office:value-type="currency" office:currency="TRY" office:value="7800" calcext:value-type="currency">
            <text:p>₺7.800,00</text:p>
          </table:table-cell>
          <table:table-cell table:style-name="ce46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37" table:formula="of:=[.G25]/[.I25]" office:value-type="currency" office:currency="USD" office:value="1000" calcext:value-type="currency">
            <text:p>$1,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457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529" office:value-type="currency" office:currency="TRY" office:value="3014" calcext:value-type="currency">
            <text:p>₺3.014,00</text:p>
          </table:table-cell>
          <table:table-cell table:style-name="ce529"/>
          <table:table-cell table:style-name="ce463" table:formula="of:=[.H25]+[.F26]-[.G26]" office:value-type="float" office:value="22159" calcext:value-type="float">
            <text:p>22.15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457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529" office:value-type="currency" office:currency="TRY" office:value="1610" calcext:value-type="currency">
            <text:p>₺1.610,00</text:p>
          </table:table-cell>
          <table:table-cell table:style-name="ce529"/>
          <table:table-cell table:style-name="ce463" table:formula="of:=[.H26]+[.F27]-[.G27]" office:value-type="float" office:value="23769" calcext:value-type="float">
            <text:p>23.7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45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529" office:value-type="currency" office:currency="TRY" office:value="35000" calcext:value-type="currency">
            <text:p>₺35.000,00</text:p>
          </table:table-cell>
          <table:table-cell table:style-name="ce529"/>
          <table:table-cell table:style-name="ce463" table:formula="of:=[.H27]+[.F28]-[.G28]" office:value-type="float" office:value="58769" calcext:value-type="float">
            <text:p>58.7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457" office:value-type="date" office:date-value="2020-10-20" calcext:value-type="date">
            <text:p>20.10.2020</text:p>
          </table:table-cell>
          <table:table-cell office:value-type="string" calcext:value-type="string">
            <text:p>20-21 Kira Bedeli 20-1-7/12</text:p>
          </table:table-cell>
          <table:table-cell/>
          <table:table-cell table:style-name="ce529"/>
          <table:table-cell table:style-name="ce529" office:value-type="currency" office:currency="TRY" office:value="20000" calcext:value-type="currency">
            <text:p>₺20.000,00</text:p>
          </table:table-cell>
          <table:table-cell table:style-name="ce46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37" table:formula="of:=[.G29]/[.I29]" office:value-type="currency" office:currency="USD" office:value="2541.29606099111" calcext:value-type="currency">
            <text:p>$2,541.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457" office:value-type="date" office:date-value="2020-11-30" calcext:value-type="date">
            <text:p>30.11.2020</text:p>
          </table:table-cell>
          <table:table-cell office:value-type="string" calcext:value-type="string">
            <text:p>20-21 Kira Bedeli 20-8/12</text:p>
          </table:table-cell>
          <table:table-cell/>
          <table:table-cell table:style-name="ce529"/>
          <table:table-cell table:style-name="ce529" office:value-type="currency" office:currency="TRY" office:value="3000" calcext:value-type="currency">
            <text:p>₺3.000,00</text:p>
          </table:table-cell>
          <table:table-cell table:style-name="ce46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37" table:formula="of:=[.G30]/[.I30]" office:value-type="currency" office:currency="USD" office:value="385.109114249037" calcext:value-type="currency">
            <text:p>$385.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457" office:value-type="date" office:date-value="2020-11-12" calcext:value-type="date">
            <text:p>12.11.2020</text:p>
          </table:table-cell>
          <table:table-cell office:value-type="string" calcext:value-type="string">
            <text:p>Kira Ödemesi 20-9/12</text:p>
          </table:table-cell>
          <table:table-cell table:style-name="ce463"/>
          <table:table-cell table:style-name="ce529"/>
          <table:table-cell table:style-name="ce529" office:value-type="currency" office:currency="TRY" office:value="3000" calcext:value-type="currency">
            <text:p>₺3.000,00</text:p>
          </table:table-cell>
          <table:table-cell table:style-name="ce46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37" table:formula="of:=[.G31]/[.I31]" office:value-type="currency" office:currency="USD" office:value="375" calcext:value-type="currency">
            <text:p>$375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457" office:value-type="date" office:date-value="2020-12-12" calcext:value-type="date">
            <text:p>12.12.2020</text:p>
          </table:table-cell>
          <table:table-cell office:value-type="string" calcext:value-type="string">
            <text:p>Kira Ödemesi 20-10/12</text:p>
          </table:table-cell>
          <table:table-cell table:style-name="ce463"/>
          <table:table-cell table:style-name="ce529"/>
          <table:table-cell table:style-name="ce529" office:value-type="currency" office:currency="TRY" office:value="1500" calcext:value-type="currency">
            <text:p>₺1.500,00</text:p>
          </table:table-cell>
          <table:table-cell table:style-name="ce46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37" table:formula="of:=[.G32]/[.I32]" office:value-type="currency" office:currency="USD" office:value="187.5" calcext:value-type="currency">
            <text:p>$187.5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74" office:value-type="string" calcext:value-type="string">
            <text:p>TOPLAM</text:p>
          </table:table-cell>
          <table:table-cell/>
          <table:table-cell table:style-name="ce530" table:formula="of:=SUM([.F18:.F32])" office:value-type="currency" office:currency="TRY" office:value="83624" calcext:value-type="currency">
            <text:p>₺83.624,00</text:p>
          </table:table-cell>
          <table:table-cell table:style-name="ce530" table:formula="of:=SUM([.G18:.G32])" office:value-type="currency" office:currency="TRY" office:value="64500" calcext:value-type="currency">
            <text:p>₺64.500,00</text:p>
          </table:table-cell>
          <table:table-cell table:style-name="ce463"/>
          <table:table-cell/>
          <table:table-cell table:style-name="ce538" table:formula="of:=SUM([.J17:.J32])" office:value-type="currency" office:currency="USD" office:value="8634.35950936663" calcext:value-type="currency">
            <text:p>$8,634.36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2"/>
          <table:table-cell table:style-name="ce463"/>
          <table:table-cell table:style-name="ce474"/>
          <table:table-cell table:style-name="ce473"/>
          <table:table-cell table:style-name="ce529" table:number-columns-repeated="2"/>
          <table:table-cell/>
          <table:table-cell table:style-name="ce516"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3">
          <table:table-cell table:number-columns-repeated="2"/>
          <table:table-cell table:style-name="ce526" office:value-type="float" office:value="2021" calcext:value-type="float">
            <text:p>2021</text:p>
          </table:table-cell>
          <table:table-cell table:number-columns-repeated="2"/>
          <table:table-cell table:style-name="ce529" table:number-columns-repeated="2"/>
          <table:table-cell table:style-name="ce463"/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457" office:value-type="date" office:date-value="2021-01-30" calcext:value-type="date">
            <text:p>30.01.2021</text:p>
          </table:table-cell>
          <table:table-cell office:value-type="string" calcext:value-type="string">
            <text:p>2020-21 Kira Bedeli 9-10/12 senetli</text:p>
          </table:table-cell>
          <table:table-cell/>
          <table:table-cell table:style-name="ce529"/>
          <table:table-cell table:style-name="ce529" office:value-type="currency" office:currency="TRY" office:value="6000" calcext:value-type="currency">
            <text:p>₺6.000,00</text:p>
          </table:table-cell>
          <table:table-cell table:style-name="ce46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36]/[.I36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457" office:value-type="date" office:date-value="2021-03-30" calcext:value-type="date">
            <text:p>30.03.2021</text:p>
          </table:table-cell>
          <table:table-cell office:value-type="string" calcext:value-type="string">
            <text:p>2020-21 Kira Bedeli 11-12/12 senetli</text:p>
          </table:table-cell>
          <table:table-cell/>
          <table:table-cell table:style-name="ce529"/>
          <table:table-cell table:style-name="ce529" office:value-type="currency" office:currency="TRY" office:value="6000" calcext:value-type="currency">
            <text:p>₺6.000,00</text:p>
          </table:table-cell>
          <table:table-cell table:style-name="ce46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37]/[.I37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45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529" office:value-type="currency" office:currency="TRY" office:value="6800" calcext:value-type="currency">
            <text:p>₺6.800,00</text:p>
          </table:table-cell>
          <table:table-cell table:style-name="ce529"/>
          <table:table-cell table:style-name="ce463" table:formula="of:=[.H37]+[.F38]-[.G38]" office:value-type="float" office:value="26069" calcext:value-type="float">
            <text:p>26.0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45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529"/>
          <table:table-cell table:style-name="ce529" office:value-type="currency" office:currency="TRY" office:value="6800" calcext:value-type="currency">
            <text:p>₺6.800,00</text:p>
          </table:table-cell>
          <table:table-cell table:style-name="ce46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39]/[.I39]" office:value-type="currency" office:currency="USD" office:value="800" calcext:value-type="currency">
            <text:p>$8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45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29" office:value-type="currency" office:currency="TRY" office:value="24000" calcext:value-type="currency">
            <text:p>₺24.000,00</text:p>
          </table:table-cell>
          <table:table-cell table:style-name="ce529"/>
          <table:table-cell table:style-name="ce463" table:formula="of:=[.H39]+[.F40]-[.G40]" office:value-type="float" office:value="43269" calcext:value-type="float">
            <text:p>43.2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45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29"/>
          <table:table-cell table:style-name="ce529" office:value-type="currency" office:currency="TRY" office:value="24000" calcext:value-type="currency">
            <text:p>₺24.000,00</text:p>
          </table:table-cell>
          <table:table-cell table:style-name="ce46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1]/[.I41]" office:value-type="currency" office:currency="USD" office:value="2823.52941176471" calcext:value-type="currency">
            <text:p>$2,8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45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529"/>
          <table:table-cell table:style-name="ce529" office:value-type="currency" office:currency="TRY" office:value="1750" calcext:value-type="currency">
            <text:p>₺1.750,00</text:p>
          </table:table-cell>
          <table:table-cell table:style-name="ce46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2]/[.I42]" office:value-type="currency" office:currency="USD" office:value="205.882352941176" calcext:value-type="currency">
            <text:p>$2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45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529"/>
          <table:table-cell table:style-name="ce529" office:value-type="currency" office:currency="TRY" office:value="3000" calcext:value-type="currency">
            <text:p>₺3.000,00</text:p>
          </table:table-cell>
          <table:table-cell table:style-name="ce46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3]/[.I43]" office:value-type="currency" office:currency="USD" office:value="352.941176470588" calcext:value-type="currency">
            <text:p>$352.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45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529"/>
          <table:table-cell table:style-name="ce529" office:value-type="currency" office:currency="TRY" office:value="2750" calcext:value-type="currency">
            <text:p>₺2.750,00</text:p>
          </table:table-cell>
          <table:table-cell table:style-name="ce46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4]/[.I44]" office:value-type="currency" office:currency="USD" office:value="323.529411764706" calcext:value-type="currency">
            <text:p>$3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45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29" office:value-type="currency" office:currency="TRY" office:value="28800" calcext:value-type="currency">
            <text:p>₺28.800,00</text:p>
          </table:table-cell>
          <table:table-cell table:style-name="ce529"/>
          <table:table-cell table:style-name="ce463" table:formula="of:=[.H44]+[.F45]-[.G45]" office:value-type="float" office:value="40569" calcext:value-type="float">
            <text:p>40.5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45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29"/>
          <table:table-cell table:style-name="ce529" office:value-type="currency" office:currency="TRY" office:value="28800" calcext:value-type="currency">
            <text:p>₺28.800,00</text:p>
          </table:table-cell>
          <table:table-cell table:style-name="ce46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6]/[.I46]" office:value-type="currency" office:currency="USD" office:value="3388.23529411765" calcext:value-type="currency">
            <text:p>$3,388.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45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29" office:value-type="currency" office:currency="TRY" office:value="43160" calcext:value-type="currency">
            <text:p>₺43.160,00</text:p>
          </table:table-cell>
          <table:table-cell table:style-name="ce529"/>
          <table:table-cell table:style-name="ce463" table:formula="of:=[.H46]+[.F47]-[.G47]" office:value-type="float" office:value="54929" calcext:value-type="float">
            <text:p>54.92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45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29"/>
          <table:table-cell table:style-name="ce529" office:value-type="currency" office:currency="TRY" office:value="43160" calcext:value-type="currency">
            <text:p>₺43.160,00</text:p>
          </table:table-cell>
          <table:table-cell table:style-name="ce46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48]/[.I48]" office:value-type="currency" office:currency="USD" office:value="5077.64705882353" calcext:value-type="currency">
            <text:p>$5,077.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45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29" office:value-type="currency" office:currency="TRY" office:value="30000" calcext:value-type="currency">
            <text:p>₺30.000,00</text:p>
          </table:table-cell>
          <table:table-cell table:style-name="ce529"/>
          <table:table-cell table:style-name="ce463" table:formula="of:=[.H48]+[.F49]-[.G49]" office:value-type="float" office:value="41769" calcext:value-type="float">
            <text:p>41.7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45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29"/>
          <table:table-cell table:style-name="ce529" office:value-type="currency" office:currency="TRY" office:value="30000" calcext:value-type="currency">
            <text:p>₺30.000,00</text:p>
          </table:table-cell>
          <table:table-cell table:style-name="ce46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37" table:formula="of:=[.G50]/[.I50]" office:value-type="currency" office:currency="USD" office:value="3529.41176470588" calcext:value-type="currency">
            <text:p>$3,529.4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57"/>
          <table:table-cell table:number-columns-repeated="2"/>
          <table:table-cell table:style-name="ce529" table:number-columns-repeated="2"/>
          <table:table-cell table:style-name="ce463"/>
          <table:table-cell/>
          <table:table-cell table:style-name="ce537"/>
          <table:table-cell table:number-columns-repeated="1014"/>
        </table:table-row>
        <table:table-row table:style-name="ro1">
          <table:table-cell table:number-columns-repeated="3"/>
          <table:table-cell table:style-name="ce474" office:value-type="string" calcext:value-type="string">
            <text:p>2021 YIL KİRA TUTARI</text:p>
          </table:table-cell>
          <table:table-cell/>
          <table:table-cell table:style-name="ce530" table:formula="of:=SUM([.F36:.F50])" office:value-type="currency" office:currency="TRY" office:value="132760" calcext:value-type="currency">
            <text:p>₺132.760,00</text:p>
          </table:table-cell>
          <table:table-cell table:style-name="ce529"/>
          <table:table-cell table:style-name="ce463"/>
          <table:table-cell/>
          <table:table-cell table:style-name="ce538" table:formula="of:=SUM([.J36:.J51])" office:value-type="currency" office:currency="USD" office:value="17912.9411764706" calcext:value-type="currency">
            <text:p>$17,912.9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74" office:value-type="string" calcext:value-type="string">
            <text:p>2021 YILI TOPLAM GELİR</text:p>
          </table:table-cell>
          <table:table-cell/>
          <table:table-cell table:style-name="ce529"/>
          <table:table-cell table:style-name="ce53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39"/>
          <table:table-cell table:number-columns-repeated="1014"/>
        </table:table-row>
        <table:table-row table:style-name="ro1" table:number-rows-repeated="5">
          <table:table-cell table:number-columns-repeated="5"/>
          <table:table-cell table:style-name="ce529" table:number-columns-repeated="2"/>
          <table:table-cell table:number-columns-repeated="2"/>
          <table:table-cell table:style-name="ce539"/>
          <table:table-cell table:number-columns-repeated="1014"/>
        </table:table-row>
        <table:table-row table:style-name="ro3">
          <table:table-cell table:number-columns-repeated="2"/>
          <table:table-cell table:style-name="ce526" office:value-type="float" office:value="2022" calcext:value-type="float">
            <text:p>2022</text:p>
          </table:table-cell>
          <table:table-cell table:number-columns-repeated="2"/>
          <table:table-cell table:style-name="ce529" table:number-columns-repeated="2"/>
          <table:table-cell table:number-columns-repeated="2"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45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32" office:value-type="currency" office:currency="TRY" office:value="36000" calcext:value-type="currency">
            <text:p>₺36.000,00</text:p>
          </table:table-cell>
          <table:table-cell table:style-name="ce529"/>
          <table:table-cell table:style-name="ce463" table:formula="of:=[.H50]+[.F60]-[.G60]" office:value-type="float" office:value="47769" calcext:value-type="float">
            <text:p>47.7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45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29"/>
          <table:table-cell table:style-name="ce532" office:value-type="currency" office:currency="TRY" office:value="28000" calcext:value-type="currency">
            <text:p>₺28.000,00</text:p>
          </table:table-cell>
          <table:table-cell table:style-name="ce46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1]/[.I61]" office:value-type="currency" office:currency="USD" office:value="1513.51351351351" calcext:value-type="currency">
            <text:p>$1,513.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45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29"/>
          <table:table-cell table:style-name="ce532" office:value-type="currency" office:currency="TRY" office:value="4000" calcext:value-type="currency">
            <text:p>₺4.000,00</text:p>
          </table:table-cell>
          <table:table-cell table:style-name="ce46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2]/[.I62]" office:value-type="currency" office:currency="USD" office:value="216.216216216216" calcext:value-type="currency">
            <text:p>$216.22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45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29"/>
          <table:table-cell table:style-name="ce532" office:value-type="currency" office:currency="TRY" office:value="4000" calcext:value-type="currency">
            <text:p>₺4.000,00</text:p>
          </table:table-cell>
          <table:table-cell table:style-name="ce46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3]/[.I63]" office:value-type="currency" office:currency="USD" office:value="216.216216216216" calcext:value-type="currency">
            <text:p>$216.22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45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29" office:value-type="currency" office:currency="TRY" office:value="45000" calcext:value-type="currency">
            <text:p>₺45.000,00</text:p>
          </table:table-cell>
          <table:table-cell table:style-name="ce529"/>
          <table:table-cell table:style-name="ce463" table:formula="of:=[.H63]+[.F64]-[.G64]" office:value-type="float" office:value="56769" calcext:value-type="float">
            <text:p>56.769,00</text:p>
          </table:table-cell>
          <table:table-cell/>
          <table:table-cell table:style-name="ce5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45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29"/>
          <table:table-cell table:style-name="ce529" office:value-type="currency" office:currency="TRY" office:value="20000" calcext:value-type="currency">
            <text:p>₺20.000,00</text:p>
          </table:table-cell>
          <table:table-cell table:style-name="ce46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5]/[.I65]" office:value-type="currency" office:currency="USD" office:value="1081.08108108108" calcext:value-type="currency">
            <text:p>$1,08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457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29"/>
          <table:table-cell table:style-name="ce529" office:value-type="currency" office:currency="TRY" office:value="25000" calcext:value-type="currency">
            <text:p>₺25.000,00</text:p>
          </table:table-cell>
          <table:table-cell table:style-name="ce46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6]/[.I66]" office:value-type="currency" office:currency="USD" office:value="1351.35135135135" calcext:value-type="currency">
            <text:p>$1,351.35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33" office:value-type="currency" office:currency="TRY" office:value="48000" calcext:value-type="currency">
            <text:p>₺48.000,00</text:p>
          </table:table-cell>
          <table:table-cell table:style-name="ce529"/>
          <table:table-cell table:style-name="ce463" table:formula="of:=[.H66]+[.F67]-[.G67]" office:value-type="float" office:value="59769" calcext:value-type="float">
            <text:p>59.769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29"/>
          <table:table-cell table:style-name="ce533" office:value-type="currency" office:currency="TRY" office:value="40000" calcext:value-type="currency">
            <text:p>₺40.000,00</text:p>
          </table:table-cell>
          <table:table-cell table:style-name="ce46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8]/[.I68]" office:value-type="currency" office:currency="USD" office:value="2162.16216216216" calcext:value-type="currency">
            <text:p>$2,162.16</text:p>
          </table:table-cell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29"/>
          <table:table-cell table:style-name="ce533" office:value-type="currency" office:currency="TRY" office:value="1000" calcext:value-type="currency">
            <text:p>₺1.000,00</text:p>
          </table:table-cell>
          <table:table-cell table:style-name="ce46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69]/[.I69]" office:value-type="currency" office:currency="USD" office:value="54.0540540540541" calcext:value-type="currency">
            <text:p>$54.05</text:p>
          </table:table-cell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29"/>
          <table:table-cell table:style-name="ce533" office:value-type="currency" office:currency="TRY" office:value="1000" calcext:value-type="currency">
            <text:p>₺1.000,00</text:p>
          </table:table-cell>
          <table:table-cell table:style-name="ce46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0]/[.I70]" office:value-type="currency" office:currency="USD" office:value="54.0540540540541" calcext:value-type="currency">
            <text:p>$54.05</text:p>
          </table:table-cell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45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29" office:value-type="currency" office:currency="TRY" office:value="40000" calcext:value-type="currency">
            <text:p>₺40.000,00</text:p>
          </table:table-cell>
          <table:table-cell table:style-name="ce529"/>
          <table:table-cell table:style-name="ce463" table:formula="of:=[.H70]+[.F71]-[.G71]" office:value-type="float" office:value="57769" calcext:value-type="float">
            <text:p>57.769,00</text:p>
          </table:table-cell>
          <table:table-cell/>
          <table:table-cell table:style-name="ce539"/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45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29"/>
          <table:table-cell table:style-name="ce529" office:value-type="currency" office:currency="TRY" office:value="40000" calcext:value-type="currency">
            <text:p>₺40.000,00</text:p>
          </table:table-cell>
          <table:table-cell table:style-name="ce46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2]/[.I72]" office:value-type="currency" office:currency="USD" office:value="2162.16216216216" calcext:value-type="currency">
            <text:p>$2,162.16</text:p>
          </table:table-cell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29"/>
          <table:table-cell table:style-name="ce533" office:value-type="currency" office:currency="TRY" office:value="1000" calcext:value-type="currency">
            <text:p>₺1.000,00</text:p>
          </table:table-cell>
          <table:table-cell table:style-name="ce46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3]/[.I73]" office:value-type="currency" office:currency="USD" office:value="54.0540540540541" calcext:value-type="currency">
            <text:p>$54.05</text:p>
          </table:table-cell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463" table:formula="of:=[.H73]+[.F74]-[.G74]" office:value-type="float" office:value="98769" calcext:value-type="float">
            <text:p>98.769,00</text:p>
          </table:table-cell>
          <table:table-cell/>
          <table:table-cell table:style-name="ce539"/>
          <table:table-cell/>
          <table:table-cell table:style-name="ce457"/>
          <table:table-cell table:style-name="ce45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46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5]/[.I75]" office:value-type="currency" office:currency="USD" office:value="4324.32432432432" calcext:value-type="currency">
            <text:p>$4,324.32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6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6]/[.I76]" office:value-type="currency" office:currency="USD" office:value="108.108108108108" calcext:value-type="currency">
            <text:p>$108.11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463" table:formula="of:=[.H76]+[.F77]-[.G77]" office:value-type="float" office:value="100769" calcext:value-type="float">
            <text:p>100.769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45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46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78]/[.I78]" office:value-type="currency" office:currency="USD" office:value="4540.54054054054" calcext:value-type="currency">
            <text:p>$4,540.54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457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463" table:formula="of:=[.H78]+[.F79]-[.G79]" office:value-type="float" office:value="15769" calcext:value-type="float">
            <text:p>15.769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7"/>
          <table:table-cell table:style-name="ce463" table:formula="of:=[.H79]+[.F80]-[.G80]" office:value-type="float" office:value="15769" calcext:value-type="float">
            <text:p>15.769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46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81]/[.I81]" office:value-type="currency" office:currency="USD" office:value="636.162162162162" calcext:value-type="currency">
            <text:p>$636.16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office:value-type="currency" office:currency="TRY" office:value="3892.36" calcext:value-type="currency">
            <text:p>₺3.892,36</text:p>
          </table:table-cell>
          <table:table-cell/>
          <table:table-cell table:style-name="ce463" table:formula="of:=[.H81]+[.F82]-[.G82]" office:value-type="float" office:value="7892.36" calcext:value-type="float">
            <text:p>7.892,36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45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46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83]/[.I83]" office:value-type="currency" office:currency="USD" office:value="210.397837837838" calcext:value-type="currency">
            <text:p>$210.40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/>
          <table:table-cell table:style-name="ce463" table:formula="of:=[.H83]+[.F84]-[.G84]" office:value-type="float" office:value="15181.35" calcext:value-type="float">
            <text:p>15.181,35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4"/>
          <table:table-cell office:value-type="currency" office:currency="TRY" office:value="11181.35" calcext:value-type="currency">
            <text:p>₺11.181,35</text:p>
          </table:table-cell>
          <table:table-cell table:style-name="ce46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37" table:formula="of:=[.G85]/[.I85]" office:value-type="currency" office:currency="USD" office:value="604.397297297297" calcext:value-type="currency">
            <text:p>$604.40</text:p>
          </table:table-cell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7"/>
          <table:table-cell table:style-name="ce463" table:formula="of:=[.H85]+[.F86]-[.G86]" office:value-type="float" office:value="4000" calcext:value-type="float">
            <text:p>4.000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463" table:formula="of:=[.H86]+[.F87]-[.G87]" office:value-type="float" office:value="0" calcext:value-type="float">
            <text:p>0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7"/>
          <table:table-cell table:style-name="ce463" table:formula="of:=[.H87]+[.F88]-[.G88]" office:value-type="float" office:value="0" calcext:value-type="float">
            <text:p>0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9"/>
          <table:table-cell table:style-name="ce539"/>
          <table:table-cell table:number-columns-repeated="1014"/>
        </table:table-row>
        <table:table-row table:style-name="ro1">
          <table:table-cell table:number-columns-repeated="3"/>
          <table:table-cell table:style-name="ce474" office:value-type="string" calcext:value-type="string">
            <text:p>2022 YIL KİRA TUTARI</text:p>
          </table:table-cell>
          <table:table-cell/>
          <table:table-cell table:style-name="ce453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463"/>
          <table:table-cell/>
          <table:table-cell table:style-name="ce538" table:formula="of:=SUM([.J60:.J89])" office:value-type="currency" office:currency="USD" office:value="19288.7951351351" calcext:value-type="currency">
            <text:p>$19,288.8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74" office:value-type="string" calcext:value-type="string">
            <text:p>2022 YILI TOPLAM GELİR</text:p>
          </table:table-cell>
          <table:table-cell table:number-columns-repeated="2"/>
          <table:table-cell table:style-name="ce453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3"/>
          <table:table-cell table:style-name="ce474" office:value-type="string" calcext:value-type="string">
            <text:p>2022 YILI KALAN BAKİYE</text:p>
          </table:table-cell>
          <table:table-cell table:number-columns-repeated="3"/>
          <table:table-cell table:style-name="ce453" table:formula="of:=[.H88]" office:value-type="currency" office:currency="TRY" office:value="0" calcext:value-type="currency">
            <text:p>₺0,00</text:p>
          </table:table-cell>
          <table:table-cell/>
          <table:table-cell table:style-name="ce539"/>
          <table:table-cell/>
          <table:table-cell table:style-name="ce447"/>
          <table:table-cell table:number-columns-repeated="1012"/>
        </table:table-row>
        <table:table-row table:style-name="ro1">
          <table:table-cell table:number-columns-repeated="9"/>
          <table:table-cell table:style-name="ce539"/>
          <table:table-cell table:number-columns-repeated="1014"/>
        </table:table-row>
        <table:table-row table:style-name="ro1">
          <table:table-cell table:number-columns-repeated="3"/>
          <table:table-cell table:style-name="ce451" office:value-type="string" calcext:value-type="string">
            <text:p>2018-2022 GENEL TOPLAM</text:p>
          </table:table-cell>
          <table:table-cell/>
          <table:table-cell table:style-name="ce453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38" table:formula="of:=[.J90]+[.J52]+[.J33]+[.J15]+[.J6]" office:value-type="currency" office:currency="USD" office:value="54315.8288640994" calcext:value-type="currency">
            <text:p>$54,315.83</text:p>
          </table:table-cell>
          <table:table-cell/>
          <table:table-cell table:style-name="ce447"/>
          <table:table-cell table:number-columns-repeated="1012"/>
        </table:table-row>
        <table:table-row table:style-name="ro1" table:number-rows-repeated="14">
          <table:table-cell table:number-columns-repeated="9"/>
          <table:table-cell table:style-name="ce539"/>
          <table:table-cell table:number-columns-repeated="1014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2-GDR" table:style-name="ta1">
        <table:table-column table:style-name="co10" table:default-cell-style-name="ce541"/>
        <table:table-column table:style-name="co1" table:default-cell-style-name="ce541"/>
        <table:table-column table:style-name="co5" table:default-cell-style-name="ce541"/>
        <table:table-column table:style-name="co33" table:default-cell-style-name="ce546"/>
        <table:table-column table:style-name="co35" table:default-cell-style-name="ce541"/>
        <table:table-column table:style-name="co36" table:default-cell-style-name="ce555"/>
        <table:table-column table:style-name="co37" table:default-cell-style-name="ce549"/>
        <table:table-column table:style-name="co13" table:default-cell-style-name="ce549"/>
        <table:table-column table:style-name="co33" table:number-columns-repeated="1015" table:default-cell-style-name="ce541"/>
        <table:table-column table:style-name="co6" table:default-cell-style-name="ce541"/>
        <table:table-row table:style-name="ro6">
          <table:table-cell table:style-name="ce540" table:number-columns-repeated="2"/>
          <table:table-cell table:style-name="ce540" office:value-type="string" calcext:value-type="string">
            <text:p>MASRAF LİSTESİ</text:p>
          </table:table-cell>
          <table:table-cell table:style-name="ce545"/>
          <table:table-cell table:style-name="ce540" office:value-type="string" calcext:value-type="string">
            <text:p>2014-2022</text:p>
          </table:table-cell>
          <table:table-cell table:style-name="ce553"/>
          <table:table-cell table:style-name="ce559" table:number-columns-repeated="2"/>
          <table:table-cell table:number-columns-repeated="1016"/>
        </table:table-row>
        <table:table-row table:style-name="ro6">
          <table:table-cell table:style-name="ce540" table:number-columns-repeated="3"/>
          <table:table-cell table:style-name="ce545"/>
          <table:table-cell table:style-name="ce540"/>
          <table:table-cell table:style-name="ce554" office:value-type="string" calcext:value-type="string">
            <text:p>TL</text:p>
          </table:table-cell>
          <table:table-cell table:style-name="ce560" office:value-type="string" calcext:value-type="string">
            <text:p>USDTRY</text:p>
          </table:table-cell>
          <table:table-cell table:style-name="ce560" office:value-type="string" calcext:value-type="string">
            <text:p>USD</text:p>
          </table:table-cell>
          <table:table-cell table:number-columns-repeated="1016"/>
        </table:table-row>
        <table:table-row table:style-name="ro6">
          <table:table-cell table:style-name="ce54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office:value-type="currency" office:currency="TRY" office:value="-16.91" calcext:value-type="currency">
            <text:p>-₺16,91</text:p>
          </table:table-cell>
          <table:table-cell office:value-type="float" office:value="2.19" calcext:value-type="float">
            <text:p>2,19</text:p>
          </table:table-cell>
          <table:table-cell table:style-name="ce562" table:formula="of:=[.F3]/[.G3]" office:value-type="currency" office:currency="USD" office:value="-7.72146118721461" calcext:value-type="currency">
            <text:p>-$7.72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office:value-type="currency" office:currency="TRY" office:value="-3.31" calcext:value-type="currency">
            <text:p>-₺3,31</text:p>
          </table:table-cell>
          <table:table-cell office:value-type="float" office:value="2.19" calcext:value-type="float">
            <text:p>2,19</text:p>
          </table:table-cell>
          <table:table-cell table:style-name="ce562" table:formula="of:=[.F4]/[.G4]" office:value-type="currency" office:currency="USD" office:value="-1.51141552511416" calcext:value-type="currency">
            <text:p>-$1.5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47"/>
          <table:table-cell table:number-columns-repeated="4"/>
          <table:table-cell table:style-name="ce562"/>
          <table:table-cell table:number-columns-repeated="1016"/>
        </table:table-row>
        <table:table-row table:style-name="ro6">
          <table:table-cell table:style-name="ce54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office:value-type="currency" office:currency="TRY" office:value="-257.25" calcext:value-type="currency">
            <text:p>-₺257,25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6]/[.G6]" office:value-type="currency" office:currency="USD" office:value="-53.4823284823285" calcext:value-type="currency">
            <text:p>-$53.4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544" office:value-type="string" calcext:value-type="string">
            <text:p><text:s/>1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7]/[.G7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544" office:value-type="string" calcext:value-type="string">
            <text:p><text:s/>2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8]/[.G8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ce549" office:value-type="string" calcext:value-type="string">
            <text:p>2018-2</text:p>
          </table:table-cell>
          <table:table-cell office:value-type="currency" office:currency="TRY" office:value="-250.8" calcext:value-type="currency">
            <text:p>-₺250,80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9]/[.G9]" office:value-type="currency" office:currency="USD" office:value="-52.1413721413721" calcext:value-type="currency">
            <text:p>-$52.1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u</text:p>
          </table:table-cell>
          <table:table-cell table:style-name="ce549" office:value-type="string" calcext:value-type="string">
            <text:p>2017-18</text:p>
          </table:table-cell>
          <table:table-cell office:value-type="currency" office:currency="TRY" office:value="-197.61" calcext:value-type="currency">
            <text:p>-₺197,61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10]/[.G10]" office:value-type="currency" office:currency="USD" office:value="-41.0831600831601" calcext:value-type="currency">
            <text:p>-$41.0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lektrik</text:p>
          </table:table-cell>
          <table:table-cell table:style-name="ce549"/>
          <table:table-cell office:value-type="currency" office:currency="TRY" office:value="-265" calcext:value-type="currency">
            <text:p>-₺265,00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11]/[.G11]" office:value-type="currency" office:currency="USD" office:value="-55.0935550935551" calcext:value-type="currency">
            <text:p>-$55.09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Elektrik 1-2018</text:p>
          </table:table-cell>
          <table:table-cell table:style-name="ce549"/>
          <table:table-cell office:value-type="currency" office:currency="TRY" office:value="-95.3" calcext:value-type="currency">
            <text:p>-₺95,3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Elektrik 2-2018</text:p>
          </table:table-cell>
          <table:table-cell table:style-name="ce549"/>
          <table:table-cell office:value-type="currency" office:currency="TRY" office:value="-128.88" calcext:value-type="currency">
            <text:p>-₺128,88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Çedaş Teminat</text:p>
          </table:table-cell>
          <table:table-cell table:style-name="ce549"/>
          <table:table-cell office:value-type="currency" office:currency="TRY" office:value="-900" calcext:value-type="currency">
            <text:p>-₺900,00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14]/[.G14]" office:value-type="currency" office:currency="USD" office:value="-187.110187110187" calcext:value-type="currency">
            <text:p>-$187.11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karo tadilat (memer alçıpan)</text:p>
          </table:table-cell>
          <table:table-cell table:style-name="ce549"/>
          <table:table-cell office:value-type="currency" office:currency="TRY" office:value="-20000" calcext:value-type="currency">
            <text:p>-₺20.000,00</text:p>
          </table:table-cell>
          <table:table-cell office:value-type="float" office:value="4.81" calcext:value-type="float">
            <text:p>4,81</text:p>
          </table:table-cell>
          <table:table-cell table:style-name="ce562" table:formula="of:=[.F15]/[.G15]" office:value-type="currency" office:currency="USD" office:value="-4158.00415800416" calcext:value-type="currency">
            <text:p>-$4,158.00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0" office:value-type="string" calcext:value-type="string">
            <text:p>2014-18 Toplam</text:p>
          </table:table-cell>
          <table:table-cell table:style-name="ce556" table:formula="of:=SUM([.F3:.F15])" office:value-type="currency" office:currency="TRY" office:value="-22399.42" calcext:value-type="currency">
            <text:p>-₺22.399,42</text:p>
          </table:table-cell>
          <table:table-cell table:style-name="ce552"/>
          <table:table-cell table:style-name="ce563" table:formula="of:=SUM([.H3:.H15])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1" office:value-type="string" calcext:value-type="string">
            <text:p>Genel Toplam</text:p>
          </table:table-cell>
          <table:table-cell table:style-name="ce557" table:formula="of:=[.F16]" office:value-type="currency" office:currency="TRY" office:value="-22399.42" calcext:value-type="currency">
            <text:p>-₺22.399,42</text:p>
          </table:table-cell>
          <table:table-cell table:style-name="ce561"/>
          <table:table-cell table:style-name="ce564" table:formula="of:=[.H16]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47"/>
          <table:table-cell/>
          <table:table-cell table:style-name="ce549"/>
          <table:table-cell table:number-columns-repeated="2"/>
          <table:table-cell table:style-name="ce562"/>
          <table:table-cell table:number-columns-repeated="1016"/>
        </table:table-row>
        <table:table-row table:style-name="ro6">
          <table:table-cell table:style-name="ce54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1</text:span>-2019</text:p>
          </table:table-cell>
          <table:table-cell table:style-name="ce549"/>
          <table:table-cell table:number-columns-repeated="2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2-2019</text:p>
          </table:table-cell>
          <table:table-cell/>
          <table:table-cell office:value-type="currency" office:currency="TRY" office:value="-179.2" calcext:value-type="currency">
            <text:p>-₺179,20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0]/[.G20]" office:value-type="currency" office:currency="USD" office:value="-31.6049382716049" calcext:value-type="currency">
            <text:p>-$31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3-2019</text:p>
          </table:table-cell>
          <table:table-cell/>
          <table:table-cell office:value-type="currency" office:currency="TRY" office:value="-55.9" calcext:value-type="currency">
            <text:p>-₺55,90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1]/[.G21]" office:value-type="currency" office:currency="USD" office:value="-9.85890652557319" calcext:value-type="currency">
            <text:p>-$9.8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544" office:value-type="string" calcext:value-type="string">
            <text:p><text:s/>3 / 6</text:p>
          </table:table-cell>
          <table:table-cell office:value-type="currency" office:currency="TRY" office:value="-142.13" calcext:value-type="currency">
            <text:p>-₺142,13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2]/[.G22]" office:value-type="currency" office:currency="USD" office:value="-25.0670194003527" calcext:value-type="currency">
            <text:p>-$25.0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544" office:value-type="string" calcext:value-type="string">
            <text:p><text:s/>4-5-6 / 6</text:p>
          </table:table-cell>
          <table:table-cell office:value-type="currency" office:currency="TRY" office:value="-429.54" calcext:value-type="currency">
            <text:p>-₺429,54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3]/[.G23]" office:value-type="currency" office:currency="USD" office:value="-75.7566137566138" calcext:value-type="currency">
            <text:p>-$75.7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4-2019</text:p>
          </table:table-cell>
          <table:table-cell/>
          <table:table-cell office:value-type="currency" office:currency="TRY" office:value="-65.8" calcext:value-type="currency">
            <text:p>-₺65,80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4]/[.G24]" office:value-type="currency" office:currency="USD" office:value="-11.6049382716049" calcext:value-type="currency">
            <text:p>-$11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5-2019</text:p>
          </table:table-cell>
          <table:table-cell/>
          <table:table-cell office:value-type="currency" office:currency="TRY" office:value="-82.94" calcext:value-type="currency">
            <text:p>-₺82,94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5]/[.G25]" office:value-type="currency" office:currency="USD" office:value="-14.6278659611993" calcext:value-type="currency">
            <text:p>-$14.6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6-2019</text:p>
          </table:table-cell>
          <table:table-cell/>
          <table:table-cell office:value-type="currency" office:currency="TRY" office:value="-78.79" calcext:value-type="currency">
            <text:p>-₺78,79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6]/[.G26]" office:value-type="currency" office:currency="USD" office:value="-13.8959435626102" calcext:value-type="currency">
            <text:p>-$13.9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9-2019</text:p>
          </table:table-cell>
          <table:table-cell/>
          <table:table-cell office:value-type="currency" office:currency="TRY" office:value="-39.35" calcext:value-type="currency">
            <text:p>-₺39,35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7]/[.G27]" office:value-type="currency" office:currency="USD" office:value="-6.94003527336861" calcext:value-type="currency">
            <text:p>-$6.9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</text:p>
          </table:table-cell>
          <table:table-cell table:style-name="ce549" office:value-type="string" calcext:value-type="string">
            <text:p>2019/ 1-2</text:p>
          </table:table-cell>
          <table:table-cell office:value-type="currency" office:currency="TRY" office:value="-598.75" calcext:value-type="currency">
            <text:p>-₺598,75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8]/[.G28]" office:value-type="currency" office:currency="USD" office:value="-105.599647266314" calcext:value-type="currency">
            <text:p>-$105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11/2019</text:p>
          </table:table-cell>
          <table:table-cell/>
          <table:table-cell office:value-type="currency" office:currency="TRY" office:value="-100.02" calcext:value-type="currency">
            <text:p>-₺100,02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29]/[.G29]" office:value-type="currency" office:currency="USD" office:value="-17.6402116402116" calcext:value-type="currency">
            <text:p>-$17.6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548" office:value-type="string" calcext:value-type="string">
            <text:p><text:span text:style-name="T4">Elektrik </text:span>12/2019</text:p>
          </table:table-cell>
          <table:table-cell/>
          <table:table-cell office:value-type="currency" office:currency="TRY" office:value="-232.4" calcext:value-type="currency">
            <text:p>-₺232,40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30]/[.G30]" office:value-type="currency" office:currency="USD" office:value="-40.9876543209877" calcext:value-type="currency">
            <text:p>-$40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 table:style-name="ce549"/>
          <table:table-cell office:value-type="currency" office:currency="TRY" office:value="-1100" calcext:value-type="currency">
            <text:p>-₺1.100,00</text:p>
          </table:table-cell>
          <table:table-cell office:value-type="float" office:value="5.67" calcext:value-type="float">
            <text:p>5,67</text:p>
          </table:table-cell>
          <table:table-cell table:style-name="ce562" table:formula="of:=[.F31]/[.G31]" office:value-type="currency" office:currency="USD" office:value="-194.003527336861" calcext:value-type="currency">
            <text:p>-$194.00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0" office:value-type="string" calcext:value-type="string">
            <text:p>2019 Toplam</text:p>
          </table:table-cell>
          <table:table-cell table:style-name="ce556" table:formula="of:=SUM([.F19:.F31])" office:value-type="currency" office:currency="TRY" office:value="-3104.82" calcext:value-type="currency">
            <text:p>-₺3.104,82</text:p>
          </table:table-cell>
          <table:table-cell table:style-name="ce552"/>
          <table:table-cell table:style-name="ce563" table:formula="of:=SUM([.H19:.H31])" office:value-type="currency" office:currency="USD" office:value="-547.587301587302" calcext:value-type="currency">
            <text:p>-$547.59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1" office:value-type="string" calcext:value-type="string">
            <text:p>Genel Toplam</text:p>
          </table:table-cell>
          <table:table-cell table:style-name="ce557" table:formula="of:=[.F32]+[.F16]" office:value-type="currency" office:currency="TRY" office:value="-25504.24" calcext:value-type="currency">
            <text:p>-₺25.504,24</text:p>
          </table:table-cell>
          <table:table-cell table:style-name="ce561"/>
          <table:table-cell table:style-name="ce564" table:formula="of:=[.H32]+[.H16]" office:value-type="currency" office:currency="USD" office:value="-5162.85344233289" calcext:value-type="currency">
            <text:p>-$5,162.8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49"/>
          <table:table-cell table:number-columns-repeated="2"/>
          <table:table-cell table:style-name="ce562"/>
          <table:table-cell table:number-columns-repeated="1016"/>
        </table:table-row>
        <table:table-row table:style-name="ro6">
          <table:table-cell table:style-name="ce54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style-name="ce549"/>
          <table:table-cell office:value-type="currency" office:currency="TRY" office:value="-645.85" calcext:value-type="currency">
            <text:p>-₺645,85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35]/[.G35]" office:value-type="currency" office:currency="USD" office:value="-92.132667617689" calcext:value-type="currency">
            <text:p>-$92.1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11-25" calcext:value-type="date">
            <text:p>25.11.2020</text:p>
          </table:table-cell>
          <table:table-cell table:style-name="ce548" office:value-type="string" calcext:value-type="string">
            <text:p>tuğla sıva işçilik pire memet</text:p>
          </table:table-cell>
          <table:table-cell table:style-name="ce549"/>
          <table:table-cell office:value-type="currency" office:currency="TRY" office:value="-1050" calcext:value-type="currency">
            <text:p>-₺1.05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36]/[.G36]" office:value-type="currency" office:currency="USD" office:value="-149.786019971469" calcext:value-type="currency">
            <text:p>-$149.7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11-25" calcext:value-type="date">
            <text:p>25.11.2020</text:p>
          </table:table-cell>
          <table:table-cell table:style-name="ce548" office:value-type="string" calcext:value-type="string">
            <text:p>tuğla sıva işçilik muhammed</text:p>
          </table:table-cell>
          <table:table-cell table:style-name="ce549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37]/[.G3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um</text:p>
          </table:table-cell>
          <table:table-cell table:style-name="ce549"/>
          <table:table-cell office:value-type="currency" office:currency="TRY" office:value="-200" calcext:value-type="currency">
            <text:p>-₺2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38]/[.G38]" office:value-type="currency" office:currency="USD" office:value="-28.5306704707561" calcext:value-type="currency">
            <text:p>-$28.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8,5 tuğla 145 ad</text:p>
          </table:table-cell>
          <table:table-cell table:style-name="ce549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39]/[.G39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ığma tuğla 720 ad * 0,90 tl</text:p>
          </table:table-cell>
          <table:table-cell table:style-name="ce549"/>
          <table:table-cell office:value-type="currency" office:currency="TRY" office:value="-648" calcext:value-type="currency">
            <text:p>-₺648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0]/[.G40]" office:value-type="currency" office:currency="USD" office:value="-92.4393723252497" calcext:value-type="currency">
            <text:p>-$92.4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20 tr çimento</text:p>
          </table:table-cell>
          <table:table-cell table:style-name="ce549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1]/[.G41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15 tr kireç</text:p>
          </table:table-cell>
          <table:table-cell table:style-name="ce549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2]/[.G42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esme taşı – menteşe – elektrot</text:p>
          </table:table-cell>
          <table:table-cell table:style-name="ce549"/>
          <table:table-cell office:value-type="currency" office:currency="TRY" office:value="-68" calcext:value-type="currency">
            <text:p>-₺68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3]/[.G43]" office:value-type="currency" office:currency="USD" office:value="-9.70042796005706" calcext:value-type="currency">
            <text:p>-$9.7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04-20" calcext:value-type="date">
            <text:p>20.04.2020</text:p>
          </table:table-cell>
          <table:table-cell office:value-type="string" calcext:value-type="string">
            <text:p>Elektrik 04-2020</text:p>
          </table:table-cell>
          <table:table-cell table:style-name="ce549"/>
          <table:table-cell office:value-type="currency" office:currency="TRY" office:value="-44.1" calcext:value-type="currency">
            <text:p>-₺44,1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4]/[.G44]" office:value-type="currency" office:currency="USD" office:value="-6.29101283880171" calcext:value-type="currency">
            <text:p>-$6.2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548" office:value-type="string" calcext:value-type="string">
            <text:p><text:span text:style-name="T4">Elektrik </text:span>05-2020</text:p>
          </table:table-cell>
          <table:table-cell/>
          <table:table-cell office:value-type="currency" office:currency="TRY" office:value="-9.9" calcext:value-type="currency">
            <text:p>-₺9,9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5]/[.G45]" office:value-type="currency" office:currency="USD" office:value="-1.41226818830243" calcext:value-type="currency">
            <text:p>-$1.4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548" office:value-type="string" calcext:value-type="string">
            <text:p><text:span text:style-name="T4">Elektrik </text:span>06-2020</text:p>
          </table:table-cell>
          <table:table-cell/>
          <table:table-cell office:value-type="currency" office:currency="TRY" office:value="-5.46" calcext:value-type="currency">
            <text:p>-₺5,46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6]/[.G46]" office:value-type="currency" office:currency="USD" office:value="-0.778887303851641" calcext:value-type="currency">
            <text:p>-$0.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548" office:value-type="string" calcext:value-type="string">
            <text:p><text:span text:style-name="T4">Elektrik </text:span>07-2020</text:p>
          </table:table-cell>
          <table:table-cell/>
          <table:table-cell office:value-type="currency" office:currency="TRY" office:value="-13.65" calcext:value-type="currency">
            <text:p>-₺13,65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7]/[.G47]" office:value-type="currency" office:currency="USD" office:value="-1.9472182596291" calcext:value-type="currency">
            <text:p>-$1.9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548" office:value-type="string" calcext:value-type="string">
            <text:p><text:span text:style-name="T4">Elektrik </text:span>10-2020</text:p>
          </table:table-cell>
          <table:table-cell/>
          <table:table-cell office:value-type="currency" office:currency="TRY" office:value="-13" calcext:value-type="currency">
            <text:p>-₺13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8]/[.G48]" office:value-type="currency" office:currency="USD" office:value="-1.85449358059914" calcext:value-type="currency">
            <text:p>-$1.8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11-30" calcext:value-type="date">
            <text:p>30.11.2020</text:p>
          </table:table-cell>
          <table:table-cell table:style-name="ce548" office:value-type="string" calcext:value-type="string">
            <text:p><text:span text:style-name="T4">Elektrik </text:span>11-2020</text:p>
          </table:table-cell>
          <table:table-cell/>
          <table:table-cell office:value-type="currency" office:currency="TRY" office:value="-170" calcext:value-type="currency">
            <text:p>-₺17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49]/[.G49]" office:value-type="currency" office:currency="USD" office:value="-24.2510699001427" calcext:value-type="currency">
            <text:p>-$24.2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/>
          <table:table-cell table:style-name="ce548" office:value-type="string" calcext:value-type="string">
            <text:p><text:span text:style-name="T4">Elektrik </text:span>12-2020</text:p>
          </table:table-cell>
          <table:table-cell/>
          <table:table-cell office:value-type="currency" office:currency="TRY" office:value="-226.11" calcext:value-type="currency">
            <text:p>-₺226,11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0]/[.G50]" office:value-type="currency" office:currency="USD" office:value="-32.2553495007133" calcext:value-type="currency">
            <text:p>-$32.2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style-name="ce549"/>
          <table:table-cell office:value-type="currency" office:currency="TRY" office:value="-100" calcext:value-type="currency">
            <text:p>-₺1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1]/[.G51]" office:value-type="currency" office:currency="USD" office:value="-14.265335235378" calcext:value-type="currency">
            <text:p>-$14.2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azıhane önü kırma işçiliği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2]/[.G52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44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style-name="ce549"/>
          <table:table-cell office:value-type="currency" office:currency="TRY" office:value="-323" calcext:value-type="currency">
            <text:p>-₺323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3]/[.G53]" office:value-type="currency" office:currency="USD" office:value="-46.077032810271" calcext:value-type="currency">
            <text:p>-$46.08</text:p>
          </table:table-cell>
          <table:table-cell table:number-columns-repeated="1016"/>
        </table:table-row>
        <table:table-row table:style-name="ro6">
          <table:table-cell/>
          <table:table-cell table:style-name="ce542" office:value-type="string" calcext:value-type="string">
            <text:p>SnyH000-20</text:p>
          </table:table-cell>
          <table:table-cell table:style-name="ce543"/>
          <table:table-cell table:style-name="ce547"/>
          <table:table-cell table:style-name="ce552"/>
          <table:table-cell table:style-name="ce556" table:formula="of:=SUM([.F35:.F53])" office:value-type="currency" office:currency="TRY" office:value="-5097.07" calcext:value-type="currency">
            <text:p>-₺5.097,07</text:p>
          </table:table-cell>
          <table:table-cell table:style-name="ce552"/>
          <table:table-cell table:style-name="ce563" table:formula="of:=SUM([.H35:.H53])" office:value-type="currency" office:currency="USD" office:value="-727.114122681883" calcext:value-type="currency">
            <text:p>-$727.1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Boya-Çatı- Kapı</text:p>
          </table:table-cell>
          <table:table-cell table:style-name="ce549"/>
          <table:table-cell office:value-type="currency" office:currency="TRY" office:value="-1500" calcext:value-type="currency">
            <text:p>-₺1.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5]/[.G55]" office:value-type="currency" office:currency="USD" office:value="-213.98002853067" calcext:value-type="currency">
            <text:p>-$213.9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yıkama hela yapımı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6]/[.G56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55:.F56])" office:value-type="currency" office:currency="TRY" office:value="-2000" calcext:value-type="currency">
            <text:p>-₺2.000,00</text:p>
          </table:table-cell>
          <table:table-cell table:style-name="ce552"/>
          <table:table-cell table:style-name="ce563" table:formula="of:=SUM([.H55:.H56])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8-20" calcext:value-type="date">
            <text:p>20.08.2020</text:p>
          </table:table-cell>
          <table:table-cell office:value-type="string" calcext:value-type="string">
            <text:p>motorcu boya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8]/[.G58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8-22" calcext:value-type="date">
            <text:p>22.08.2020</text:p>
          </table:table-cell>
          <table:table-cell office:value-type="string" calcext:value-type="string">
            <text:p>motorcu hela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59]/[.G59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8-24" calcext:value-type="date">
            <text:p>24.08.2020</text:p>
          </table:table-cell>
          <table:table-cell office:value-type="string" calcext:value-type="string">
            <text:p>motorcu kapı</text:p>
          </table:table-cell>
          <table:table-cell table:style-name="ce549"/>
          <table:table-cell office:value-type="currency" office:currency="TRY" office:value="-2000" calcext:value-type="currency">
            <text:p>-₺2.0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0]/[.G60]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9-02" calcext:value-type="date">
            <text:p>02.09.2020</text:p>
          </table:table-cell>
          <table:table-cell office:value-type="string" calcext:value-type="string">
            <text:p>Alçıpan demir işleri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1]/[.G61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9-02" calcext:value-type="date">
            <text:p>02.09.2020</text:p>
          </table:table-cell>
          <table:table-cell office:value-type="string" calcext:value-type="string">
            <text:p>camcı</text:p>
          </table:table-cell>
          <table:table-cell table:style-name="ce549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2]/[.G62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9-02" calcext:value-type="date">
            <text:p>02.09.2020</text:p>
          </table:table-cell>
          <table:table-cell office:value-type="string" calcext:value-type="string">
            <text:p>motorcu arka duvar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3]/[.G63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44" office:value-type="date" office:date-value="2020-09-02" calcext:value-type="date">
            <text:p>02.09.2020</text:p>
          </table:table-cell>
          <table:table-cell office:value-type="string" calcext:value-type="string">
            <text:p>motorcu elektrik</text:p>
          </table:table-cell>
          <table:table-cell table:style-name="ce549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4]/[.G6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58:.F64])" office:value-type="currency" office:currency="TRY" office:value="-5500" calcext:value-type="currency">
            <text:p>-₺5.500,00</text:p>
          </table:table-cell>
          <table:table-cell table:style-name="ce552"/>
          <table:table-cell table:style-name="ce563" table:formula="of:=SUM([.H58:.H64])" office:value-type="currency" office:currency="USD" office:value="-784.593437945792" calcext:value-type="currency">
            <text:p>-$784.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office:value-type="string" calcext:value-type="string">
            <text:p>Toz Dolgu</text:p>
          </table:table-cell>
          <table:table-cell table:style-name="ce549"/>
          <table:table-cell office:value-type="currency" office:currency="TRY" office:value="-250" calcext:value-type="currency">
            <text:p>-₺25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6]/[.G66]" office:value-type="currency" office:currency="USD" office:value="-35.6633380884451" calcext:value-type="currency">
            <text:p>-$35.6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nakliye</text:p>
          </table:table-cell>
          <table:table-cell table:style-name="ce549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67]/[.G6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6" table:number-rows-repeated="3">
          <table:table-cell table:number-columns-repeated="4"/>
          <table:table-cell table:style-name="ce549"/>
          <table:table-cell table:number-columns-repeated="2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özer vinç</text:p>
          </table:table-cell>
          <table:table-cell table:style-name="ce549"/>
          <table:table-cell office:value-type="currency" office:currency="TRY" office:value="-1300" calcext:value-type="currency">
            <text:p>-₺1.3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1]/[.G71]" office:value-type="currency" office:currency="USD" office:value="-185.449358059914" calcext:value-type="currency">
            <text:p>-$185.4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hela altyapı</text:p>
          </table:table-cell>
          <table:table-cell table:style-name="ce549"/>
          <table:table-cell office:value-type="currency" office:currency="TRY" office:value="-1000" calcext:value-type="currency">
            <text:p>-₺1.0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2]/[.G72]" office:value-type="currency" office:currency="USD" office:value="-142.65335235378" calcext:value-type="currency">
            <text:p>-$142.6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ayakları kırım <text:s/>kepçeci</text:p>
          </table:table-cell>
          <table:table-cell table:style-name="ce549"/>
          <table:table-cell office:value-type="currency" office:currency="TRY" office:value="-4100" calcext:value-type="currency">
            <text:p>-₺4.1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3]/[.G73]" office:value-type="currency" office:currency="USD" office:value="-584.878744650499" calcext:value-type="currency">
            <text:p>-$584.8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işçilik</text:p>
          </table:table-cell>
          <table:table-cell table:style-name="ce549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4]/[.G7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yemek</text:p>
          </table:table-cell>
          <table:table-cell table:style-name="ce549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5]/[.G75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48" office:value-type="string" calcext:value-type="string">
            <text:p>helikopter beton işçiliği 6*300</text:p>
          </table:table-cell>
          <table:table-cell table:style-name="ce549"/>
          <table:table-cell office:value-type="currency" office:currency="TRY" office:value="-1800" calcext:value-type="currency">
            <text:p>-₺1.8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6]/[.G76]" office:value-type="currency" office:currency="USD" office:value="-256.776034236805" calcext:value-type="currency">
            <text:p>-$256.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48" office:value-type="string" calcext:value-type="string">
            <text:p>beton santralı 36 m3*170</text:p>
          </table:table-cell>
          <table:table-cell table:style-name="ce549"/>
          <table:table-cell office:value-type="currency" office:currency="TRY" office:value="-6120" calcext:value-type="currency">
            <text:p>-₺6.12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7]/[.G77]" office:value-type="currency" office:currency="USD" office:value="-873.038516405136" calcext:value-type="currency">
            <text:p>-$873.0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48" office:value-type="string" calcext:value-type="string">
            <text:p>ön beton (işçilik + beton)</text:p>
          </table:table-cell>
          <table:table-cell table:style-name="ce549"/>
          <table:table-cell office:value-type="currency" office:currency="TRY" office:value="-5000" calcext:value-type="currency">
            <text:p>-₺5.0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78]/[.G78]" office:value-type="currency" office:currency="USD" office:value="-713.266761768902" calcext:value-type="currency">
            <text:p>-$713.27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66:.F78])" office:value-type="currency" office:currency="TRY" office:value="-21220" calcext:value-type="currency">
            <text:p>-₺21.220,00</text:p>
          </table:table-cell>
          <table:table-cell table:style-name="ce552"/>
          <table:table-cell table:style-name="ce563" table:formula="of:=SUM([.H66:.H78])" office:value-type="currency" office:currency="USD" office:value="-3027.10413694722" calcext:value-type="currency">
            <text:p>-$3,027.1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600 m2 Taban kırım beton</text:p>
          </table:table-cell>
          <table:table-cell/>
          <table:table-cell office:value-type="currency" office:currency="TRY" office:value="-35000" calcext:value-type="currency">
            <text:p>-₺35.000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80]/[.G80]" office:value-type="currency" office:currency="USD" office:value="-4992.86733238231" calcext:value-type="currency">
            <text:p>-$4,992.8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İcra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81]/[.G81]" office:value-type="currency" office:currency="USD" office:value="-554.208273894437" calcext:value-type="currency">
            <text:p>-$554.2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tedaş <text:s text:c="3"/>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office:value-type="float" office:value="7.01" calcext:value-type="float">
            <text:p>7,01</text:p>
          </table:table-cell>
          <table:table-cell table:style-name="ce562" table:formula="of:=[.F82]/[.G82]" office:value-type="currency" office:currency="USD" office:value="-598.320114122682" calcext:value-type="currency">
            <text:p>-$598.32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80:.F82])" office:value-type="currency" office:currency="TRY" office:value="-43079.224" calcext:value-type="currency">
            <text:p>-₺43.079,22</text:p>
          </table:table-cell>
          <table:table-cell table:style-name="ce552"/>
          <table:table-cell table:style-name="ce563" table:formula="of:=SUM([.H80:.H82])" office:value-type="currency" office:currency="USD" office:value="-6145.39572039943" calcext:value-type="currency">
            <text:p>-$6,145.40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0" office:value-type="string" calcext:value-type="string">
            <text:p>2020 TOPLAM</text:p>
          </table:table-cell>
          <table:table-cell table:style-name="ce556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52"/>
          <table:table-cell table:style-name="ce563" table:formula="of:=[.H83]+[.H79]+[.H65]+[.H57]" office:value-type="currency" office:currency="USD" office:value="-10242.4" calcext:value-type="currency">
            <text:p>-$10,242.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1" office:value-type="string" calcext:value-type="string">
            <text:p>Genel Toplam</text:p>
          </table:table-cell>
          <table:table-cell table:style-name="ce557" table:formula="of:=[.F84]+[.F33]" office:value-type="currency" office:currency="TRY" office:value="-102400.534" calcext:value-type="currency">
            <text:p>-₺102.400,53</text:p>
          </table:table-cell>
          <table:table-cell table:style-name="ce561"/>
          <table:table-cell table:style-name="ce564" table:formula="of:=[.H84]+[.H33]" office:value-type="currency" office:currency="USD" office:value="-15405.2534423329" calcext:value-type="currency">
            <text:p>-$15,405.25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562"/>
          <table:table-cell table:number-columns-repeated="1016"/>
        </table:table-row>
        <table:table-row table:style-name="ro6">
          <table:table-cell table:style-name="ce54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44" office:value-type="date" office:date-value="2021-01-30" calcext:value-type="date">
            <text:p>30.01.2021</text:p>
          </table:table-cell>
          <table:table-cell office:value-type="string" calcext:value-type="string">
            <text:p>Elektrik 1-2021</text:p>
          </table:table-cell>
          <table:table-cell/>
          <table:table-cell office:value-type="currency" office:currency="TRY" office:value="-143.08" calcext:value-type="currency">
            <text:p>-₺143,08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2-28" calcext:value-type="date">
            <text:p>28.02.2021</text:p>
          </table:table-cell>
          <table:table-cell office:value-type="string" calcext:value-type="string">
            <text:p>Elektrik 2-2021</text:p>
          </table:table-cell>
          <table:table-cell/>
          <table:table-cell office:value-type="currency" office:currency="TRY" office:value="-69" calcext:value-type="currency">
            <text:p>-₺69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3-30" calcext:value-type="date">
            <text:p>30.03.2021</text:p>
          </table:table-cell>
          <table:table-cell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4-30" calcext:value-type="date">
            <text:p>30.04.2021</text:p>
          </table:table-cell>
          <table:table-cell office:value-type="string" calcext:value-type="string">
            <text:p>Elektrik 5-2021</text:p>
          </table:table-cell>
          <table:table-cell/>
          <table:table-cell office:value-type="currency" office:currency="TRY" office:value="-43.51" calcext:value-type="currency">
            <text:p>-₺43,51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5-30" calcext:value-type="date">
            <text:p>30.05.2021</text:p>
          </table:table-cell>
          <table:table-cell office:value-type="string" calcext:value-type="string">
            <text:p>Elektrik 6–2021</text:p>
          </table:table-cell>
          <table:table-cell table:style-name="ce549"/>
          <table:table-cell office:value-type="currency" office:currency="TRY" office:value="-8.55" calcext:value-type="currency">
            <text:p>-₺8,55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 table:style-name="ce549"/>
          <table:table-cell office:value-type="currency" office:currency="TRY" office:value="-297" calcext:value-type="currency">
            <text:p>-₺297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6-30" calcext:value-type="date">
            <text:p>30.06.2021</text:p>
          </table:table-cell>
          <table:table-cell office:value-type="string" calcext:value-type="string">
            <text:p>Elektrik 7–2021</text:p>
          </table:table-cell>
          <table:table-cell table:style-name="ce544"/>
          <table:table-cell office:value-type="currency" office:currency="TRY" office:value="-21.85" calcext:value-type="currency">
            <text:p>-₺21,85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7-30" calcext:value-type="date">
            <text:p>30.07.2021</text:p>
          </table:table-cell>
          <table:table-cell office:value-type="string" calcext:value-type="string">
            <text:p>Elektrik 8-2021</text:p>
          </table:table-cell>
          <table:table-cell table:style-name="ce544"/>
          <table:table-cell office:value-type="currency" office:currency="TRY" office:value="-5" calcext:value-type="currency">
            <text:p>-₺5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8-30" calcext:value-type="date">
            <text:p>30.08.2021</text:p>
          </table:table-cell>
          <table:table-cell office:value-type="string" calcext:value-type="string">
            <text:p>Elektrik 9-2021</text:p>
          </table:table-cell>
          <table:table-cell table:style-name="ce549"/>
          <table:table-cell office:value-type="currency" office:currency="TRY" office:value="-8" calcext:value-type="currency">
            <text:p>-₺8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09-30" calcext:value-type="date">
            <text:p>30.09.2021</text:p>
          </table:table-cell>
          <table:table-cell office:value-type="string" calcext:value-type="string">
            <text:p>Elektrik 10-2021</text:p>
          </table:table-cell>
          <table:table-cell table:style-name="ce549"/>
          <table:table-cell office:value-type="currency" office:currency="TRY" office:value="-20" calcext:value-type="currency">
            <text:p>-₺20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30" calcext:value-type="date">
            <text:p>30.10.2021</text:p>
          </table:table-cell>
          <table:table-cell office:value-type="string" calcext:value-type="string">
            <text:p>Elektrik 11-2021</text:p>
          </table:table-cell>
          <table:table-cell table:style-name="ce549"/>
          <table:table-cell office:value-type="currency" office:currency="TRY" office:value="-26" calcext:value-type="currency">
            <text:p>-₺26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 table:style-name="ce549"/>
          <table:table-cell office:value-type="currency" office:currency="TRY" office:value="-23.4" calcext:value-type="currency">
            <text:p>-₺23,4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/>
          <table:table-cell office:value-type="currency" office:currency="TRY" office:value="-297" calcext:value-type="currency">
            <text:p>-₺297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 office:value-type="date" office:date-value="2021-12-30" calcext:value-type="date">
            <text:p>30.12.2021</text:p>
          </table:table-cell>
          <table:table-cell office:value-type="string" calcext:value-type="string">
            <text:p>Elektrik 12-2021</text:p>
          </table:table-cell>
          <table:table-cell table:style-name="ce549"/>
          <table:table-cell office:value-type="currency" office:currency="TRY" office:value="-142" calcext:value-type="currency">
            <text:p>-₺142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44"/>
          <table:table-cell office:value-type="string" calcext:value-type="string">
            <text:p>yıkama elektrik abone bedeli</text:p>
          </table:table-cell>
          <table:table-cell table:style-name="ce549"/>
          <table:table-cell office:value-type="currency" office:currency="TRY" office:value="-3000" calcext:value-type="currency">
            <text:p>-₺3.000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87:.F103])" office:value-type="currency" office:currency="TRY" office:value="-4179.31" calcext:value-type="currency">
            <text:p>-₺4.179,31</text:p>
          </table:table-cell>
          <table:table-cell table:style-name="ce552" office:value-type="float" office:value="8.5" calcext:value-type="float">
            <text:p>8,50</text:p>
          </table:table-cell>
          <table:table-cell table:style-name="ce563" table:formula="of:=[.F104]/[.G104]" office:value-type="currency" office:currency="USD" office:value="-491.683529411765" calcext:value-type="currency">
            <text:p>-$491.6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 office:value-type="date" office:date-value="2021-08-15" calcext:value-type="date">
            <text:p>15.08.2021</text:p>
          </table:table-cell>
          <table:table-cell table:style-name="ce548" office:value-type="string" calcext:value-type="string">
            <text:p>Alçıpan 26*2,5=65 m2 * 35 TL işçilik</text:p>
          </table:table-cell>
          <table:table-cell table:style-name="ce549"/>
          <table:table-cell table:style-name="ce558" office:value-type="currency" office:currency="TRY" office:value="-2275" calcext:value-type="currency">
            <text:p>-₺2.275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48" office:value-type="string" calcext:value-type="string">
            <text:p>Alçıpan 22 ad*29 tl</text:p>
          </table:table-cell>
          <table:table-cell table:style-name="ce549"/>
          <table:table-cell table:style-name="ce558" office:value-type="currency" office:currency="TRY" office:value="-638" calcext:value-type="currency">
            <text:p>-₺638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vida</text:p>
          </table:table-cell>
          <table:table-cell table:style-name="ce549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Cam 6 mm 10 m2*360 tl</text:p>
          </table:table-cell>
          <table:table-cell table:style-name="ce549"/>
          <table:table-cell office:value-type="currency" office:currency="TRY" office:value="-3600" calcext:value-type="currency">
            <text:p>-₺3.6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cam işçiliği silikon</text:p>
          </table:table-cell>
          <table:table-cell table:style-name="ce549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tuğla işçilik 24m * 2,25 =54 m2 * 15 tl</text:p>
          </table:table-cell>
          <table:table-cell table:style-name="ce549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tuğla</text:p>
          </table:table-cell>
          <table:table-cell table:style-name="ce549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44"/>
          <table:table-cell office:value-type="string" calcext:value-type="string">
            <text:p>sıva işçilik</text:p>
          </table:table-cell>
          <table:table-cell table:style-name="ce549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48" office:value-type="string" calcext:value-type="string">
            <text:p>kum çimento kireç</text:p>
          </table:table-cell>
          <table:table-cell table:style-name="ce549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48" office:value-type="string" calcext:value-type="string">
            <text:p>kapı demir malzeme</text:p>
          </table:table-cell>
          <table:table-cell table:style-name="ce549"/>
          <table:table-cell office:value-type="currency" office:currency="TRY" office:value="-3000" calcext:value-type="currency">
            <text:p>-₺3.0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48" office:value-type="string" calcext:value-type="string">
            <text:p>kapı işçilik</text:p>
          </table:table-cell>
          <table:table-cell table:style-name="ce549"/>
          <table:table-cell office:value-type="currency" office:currency="TRY" office:value="-1500" calcext:value-type="currency">
            <text:p>-₺1.5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105:.F115])" office:value-type="currency" office:currency="TRY" office:value="-15585" calcext:value-type="currency">
            <text:p>-₺15.585,00</text:p>
          </table:table-cell>
          <table:table-cell table:style-name="ce552" office:value-type="float" office:value="8.5" calcext:value-type="float">
            <text:p>8,50</text:p>
          </table:table-cell>
          <table:table-cell table:style-name="ce563" table:formula="of:=[.F116]/[.G116]" office:value-type="currency" office:currency="USD" office:value="-1833.52941176471" calcext:value-type="currency">
            <text:p>-$1,833.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 office:value-type="date" office:date-value="2021-08-15" calcext:value-type="date">
            <text:p>15.08.2021</text:p>
          </table:table-cell>
          <table:table-cell table:style-name="ce548" office:value-type="string" calcext:value-type="string">
            <text:p>Alçıpan 26*2,5=65 m2 * 35 TL işçilik</text:p>
          </table:table-cell>
          <table:table-cell table:style-name="ce549"/>
          <table:table-cell table:style-name="ce558" office:value-type="currency" office:currency="TRY" office:value="-2275" calcext:value-type="currency">
            <text:p>-₺2.275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548" office:value-type="string" calcext:value-type="string">
            <text:p>Alçıpan 22 ad*29 tl</text:p>
          </table:table-cell>
          <table:table-cell table:style-name="ce549"/>
          <table:table-cell table:style-name="ce558" office:value-type="currency" office:currency="TRY" office:value="-638" calcext:value-type="currency">
            <text:p>-₺638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vida</text:p>
          </table:table-cell>
          <table:table-cell table:style-name="ce549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Cam 6 mm 12 m2*360 tl</text:p>
          </table:table-cell>
          <table:table-cell table:style-name="ce549"/>
          <table:table-cell office:value-type="currency" office:currency="TRY" office:value="-4320" calcext:value-type="currency">
            <text:p>-₺4.32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cam işçiliği silikon</text:p>
          </table:table-cell>
          <table:table-cell table:style-name="ce549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tuğla işçilik 24m * 2,25 =54 m2 * 15 tl</text:p>
          </table:table-cell>
          <table:table-cell table:style-name="ce549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tuğla</text:p>
          </table:table-cell>
          <table:table-cell table:style-name="ce549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44"/>
          <table:table-cell office:value-type="string" calcext:value-type="string">
            <text:p>sıva işçilik</text:p>
          </table:table-cell>
          <table:table-cell table:style-name="ce549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548" office:value-type="string" calcext:value-type="string">
            <text:p>kum çimento kireç</text:p>
          </table:table-cell>
          <table:table-cell table:style-name="ce549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548" office:value-type="string" calcext:value-type="string">
            <text:p>kapı işçilik</text:p>
          </table:table-cell>
          <table:table-cell table:style-name="ce549"/>
          <table:table-cell office:value-type="currency" office:currency="TRY" office:value="-500" calcext:value-type="currency">
            <text:p>-₺5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2"/>
          <table:table-cell table:style-name="ce556" table:formula="of:=SUM([.F117:.F126])" office:value-type="currency" office:currency="TRY" office:value="-12305" calcext:value-type="currency">
            <text:p>-₺12.305,00</text:p>
          </table:table-cell>
          <table:table-cell table:style-name="ce552" office:value-type="float" office:value="8.5" calcext:value-type="float">
            <text:p>8,50</text:p>
          </table:table-cell>
          <table:table-cell table:style-name="ce563" table:formula="of:=[.F127]/[.G127]" office:value-type="currency" office:currency="USD" office:value="-1447.64705882353" calcext:value-type="currency">
            <text:p>-$1,447.65</text:p>
          </table:table-cell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0" office:value-type="string" calcext:value-type="string">
            <text:p>2021 TOPLAM</text:p>
          </table:table-cell>
          <table:table-cell table:style-name="ce556" table:formula="of:=[.F127]+[.F116]+[.F104]" office:value-type="currency" office:currency="TRY" office:value="-32069.31" calcext:value-type="currency">
            <text:p>-₺32.069,31</text:p>
          </table:table-cell>
          <table:table-cell table:style-name="ce552"/>
          <table:table-cell table:style-name="ce563" table:formula="of:=[.H127]+[.H116]+[.H104]" office:value-type="currency" office:currency="USD" office:value="-3772.86" calcext:value-type="currency">
            <text:p>-$3,772.86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1" office:value-type="string" calcext:value-type="string">
            <text:p>Genel Toplam</text:p>
          </table:table-cell>
          <table:table-cell table:style-name="ce557" table:formula="of:=[.F128]+[.F85]" office:value-type="currency" office:currency="TRY" office:value="-134469.844" calcext:value-type="currency">
            <text:p>-₺134.469,84</text:p>
          </table:table-cell>
          <table:table-cell table:style-name="ce561"/>
          <table:table-cell table:style-name="ce564" table:formula="of:=[.H128]+[.H85]" office:value-type="currency" office:currency="USD" office:value="-19178.1134423329" calcext:value-type="currency">
            <text:p>-$19,178.11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562"/>
          <table:table-cell table:number-columns-repeated="1016"/>
        </table:table-row>
        <table:table-row table:style-name="ro6">
          <table:table-cell table:style-name="ce54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44" office:value-type="date" office:date-value="2022-12-31" calcext:value-type="date">
            <text:p>31.12.2022</text:p>
          </table:table-cell>
          <table:table-cell office:value-type="string" calcext:value-type="string">
            <text:p>Genel Masraf</text:p>
          </table:table-cell>
          <table:table-cell/>
          <table:table-cell table:formula="of:=[SnH_yazıhane.G2]" office:value-type="currency" office:currency="TRY" office:value="-594.06" calcext:value-type="currency">
            <text:p>-₺594,06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701-22</text:p>
          </table:table-cell>
          <table:table-cell table:style-name="ce544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'SnyG702-22'.C8]*-1" office:value-type="currency" office:currency="TRY" office:value="0" calcext:value-type="currency">
            <text:p>₺0,00</text:p>
          </table:table-cell>
          <table:table-cell table:style-name="ce541"/>
          <table:table-cell table:style-name="ce56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202-22</text:p>
          </table:table-cell>
          <table:table-cell table:style-name="ce544" office:value-type="date" office:date-value="2022-10-30" calcext:value-type="date">
            <text:p>30.10.2022</text:p>
          </table:table-cell>
          <table:table-cell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/>
          <table:table-cell table:style-name="ce562"/>
          <table:table-cell table:number-columns-repeated="1016"/>
        </table:table-row>
        <table:table-row table:style-name="ro6">
          <table:table-cell/>
          <table:table-cell table:style-name="ce542"/>
          <table:table-cell table:style-name="ce543"/>
          <table:table-cell table:style-name="ce547"/>
          <table:table-cell table:style-name="ce550" office:value-type="string" calcext:value-type="string">
            <text:p>2022 TOPLAM</text:p>
          </table:table-cell>
          <table:table-cell table:style-name="ce556" table:formula="of:=SUM([.F131:.F133])" office:value-type="currency" office:currency="TRY" office:value="-8594.06" calcext:value-type="currency">
            <text:p>-₺8.594,06</text:p>
          </table:table-cell>
          <table:table-cell table:style-name="ce552" office:value-type="float" office:value="18" calcext:value-type="float">
            <text:p>18,00</text:p>
          </table:table-cell>
          <table:table-cell table:style-name="ce563" table:formula="of:=[.F134]/[.G134]" office:value-type="currency" office:currency="USD" office:value="-477.447777777778" calcext:value-type="currency">
            <text:p>-$477.4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1" office:value-type="string" calcext:value-type="string">
            <text:p>Genel Toplam</text:p>
          </table:table-cell>
          <table:table-cell table:style-name="ce557" table:formula="of:=[.F134]+[.F129]" office:value-type="currency" office:currency="TRY" office:value="-143063.904" calcext:value-type="currency">
            <text:p>-₺143.063,90</text:p>
          </table:table-cell>
          <table:table-cell table:style-name="ce561"/>
          <table:table-cell table:style-name="ce564" table:formula="of:=[.H134]+[.H129]" office:value-type="currency" office:currency="USD" office:value="-19655.5612201107" calcext:value-type="currency">
            <text:p>-$19,655.56</text:p>
          </table:table-cell>
          <table:table-cell table:number-columns-repeated="1016"/>
        </table:table-row>
        <table:table-row table:style-name="ro6" table:number-rows-repeated="7">
          <table:table-cell table:number-columns-repeated="7"/>
          <table:table-cell table:style-name="ce562"/>
          <table:table-cell table:number-columns-repeated="1016"/>
        </table:table-row>
        <table:table-row table:style-name="ro6" table:number-rows-repeated="1048412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3-BKY" table:style-name="ta1">
        <table:table-column table:style-name="co4" table:default-cell-style-name="ce565"/>
        <table:table-column table:style-name="co38" table:default-cell-style-name="ce573"/>
        <table:table-column table:style-name="co39" table:default-cell-style-name="ce573"/>
        <table:table-column table:style-name="co29" table:default-cell-style-name="ce565"/>
        <table:table-column table:style-name="co40" table:default-cell-style-name="ce565"/>
        <table:table-column table:style-name="co41" table:default-cell-style-name="ce565"/>
        <table:table-column table:style-name="co42" table:default-cell-style-name="ce626"/>
        <table:table-column table:style-name="co43" table:default-cell-style-name="ce565"/>
        <table:table-column table:style-name="co44" table:default-cell-style-name="ce565"/>
        <table:table-column table:style-name="co30" table:default-cell-style-name="ce565"/>
        <table:table-column table:style-name="co30" table:default-cell-style-name="ce643"/>
        <table:table-column table:style-name="co41" table:default-cell-style-name="ce565"/>
        <table:table-column table:style-name="co45" table:default-cell-style-name="ce626"/>
        <table:table-column table:style-name="co9" table:default-cell-style-name="ce565"/>
        <table:table-column table:style-name="co46" table:default-cell-style-name="ce634"/>
        <table:table-column table:style-name="co43" table:default-cell-style-name="ce565"/>
        <table:table-column table:style-name="co30" table:default-cell-style-name="ce665"/>
        <table:table-column table:style-name="co41" table:default-cell-style-name="ce565"/>
        <table:table-column table:style-name="co47" table:default-cell-style-name="ce565"/>
        <table:table-column table:style-name="co5" table:default-cell-style-name="ce565"/>
        <table:table-column table:style-name="co30" table:default-cell-style-name="ce565"/>
        <table:table-column table:style-name="co46" table:default-cell-style-name="ce565"/>
        <table:table-column table:style-name="co1" table:number-columns-repeated="1001" table:default-cell-style-name="ce565"/>
        <table:table-column table:style-name="co6" table:default-cell-style-name="ce565"/>
        <table:table-row table:style-name="ro7">
          <table:table-cell table:number-columns-repeated="5"/>
          <table:table-cell table:style-name="ce607"/>
          <table:table-cell table:style-name="ce616"/>
          <table:table-cell table:number-columns-repeated="3"/>
          <table:table-cell table:style-name="ce642"/>
          <table:table-cell/>
          <table:table-cell table:style-name="ce616"/>
          <table:table-cell table:style-name="ce655"/>
          <table:table-cell table:number-columns-repeated="2"/>
          <table:table-cell table:style-name="ce565"/>
          <table:table-cell/>
          <table:table-cell table:style-name="ce607"/>
          <table:table-cell table:number-columns-repeated="1005"/>
        </table:table-row>
        <table:table-row table:style-name="ro6">
          <table:table-cell/>
          <table:table-cell table:style-name="ce574" office:value-type="string" calcext:value-type="string">
            <text:p>1203m2 arsa</text:p>
          </table:table-cell>
          <table:table-cell table:number-columns-repeated="2"/>
          <table:table-cell table:style-name="ce568"/>
          <table:table-cell/>
          <table:table-cell table:style-name="ce617" office:value-type="string" calcext:value-type="string" table:number-columns-spanned="5" table:number-rows-spanned="1">
            <text:p>HACI</text:p>
          </table:table-cell>
          <table:covered-table-cell table:number-columns-repeated="4"/>
          <table:table-cell/>
          <table:table-cell table:style-name="ce617" office:value-type="string" calcext:value-type="string" table:number-columns-spanned="5" table:number-rows-spanned="1">
            <text:p>NAZAN</text:p>
          </table:table-cell>
          <table:covered-table-cell table:number-columns-repeated="4"/>
          <table:table-cell table:number-columns-repeated="1007"/>
        </table:table-row>
        <table:table-row table:style-name="ro6">
          <table:table-cell/>
          <table:table-cell table:style-name="ce575" office:value-type="string" calcext:value-type="string">
            <text:p>S A N A Y İ</text:p>
          </table:table-cell>
          <table:table-cell table:number-columns-repeated="2"/>
          <table:table-cell table:style-name="ce575" office:value-type="string" calcext:value-type="string">
            <text:p>GELİR</text:p>
          </table:table-cell>
          <table:table-cell/>
          <table:table-cell table:style-name="ce617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575" office:value-type="string" calcext:value-type="string" table:number-columns-spanned="2" table:number-rows-spanned="1">
            <text:p>BAKİYE</text:p>
          </table:table-cell>
          <table:covered-table-cell/>
          <table:table-cell/>
          <table:table-cell table:style-name="ce617" office:value-type="string" calcext:value-type="string" table:number-columns-spanned="3" table:number-rows-spanned="1">
            <text:p>PAY</text:p>
          </table:table-cell>
          <table:covered-table-cell table:number-columns-repeated="2"/>
          <table:table-cell table:style-name="ce575" office:value-type="string" calcext:value-type="string" table:number-columns-spanned="2" table:number-rows-spanned="1">
            <text:p>BAKİYE</text:p>
          </table:table-cell>
          <table:covered-table-cell/>
          <table:table-cell/>
          <table:table-cell table:style-name="ce575" office:value-type="string" calcext:value-type="string">
            <text:p>USD</text:p>
          </table:table-cell>
          <table:table-cell table:number-columns-repeated="1005"/>
        </table:table-row>
        <table:table-row table:style-name="ro6">
          <table:table-cell/>
          <table:table-cell table:style-name="ce570"/>
          <table:table-cell table:number-columns-repeated="2"/>
          <table:table-cell table:style-name="ce575" office:value-type="string" calcext:value-type="string">
            <text:p>TL</text:p>
          </table:table-cell>
          <table:table-cell table:style-name="ce568"/>
          <table:table-cell table:style-name="ce618" office:value-type="string" calcext:value-type="string">
            <text:p>%</text:p>
          </table:table-cell>
          <table:table-cell table:style-name="ce575" office:value-type="string" calcext:value-type="string">
            <text:p>TL</text:p>
          </table:table-cell>
          <table:table-cell table:style-name="ce633" office:value-type="string" calcext:value-type="string">
            <text:p>USD</text:p>
          </table:table-cell>
          <table:table-cell table:style-name="ce575" office:value-type="string" calcext:value-type="string">
            <text:p>TL</text:p>
          </table:table-cell>
          <table:table-cell table:style-name="ce633" office:value-type="string" calcext:value-type="string">
            <text:p>USD</text:p>
          </table:table-cell>
          <table:table-cell table:style-name="ce575"/>
          <table:table-cell table:style-name="ce618" office:value-type="string" calcext:value-type="string">
            <text:p>%</text:p>
          </table:table-cell>
          <table:table-cell table:style-name="ce575" office:value-type="string" calcext:value-type="string">
            <text:p>TL</text:p>
          </table:table-cell>
          <table:table-cell table:style-name="ce657" office:value-type="string" calcext:value-type="string">
            <text:p>USD</text:p>
          </table:table-cell>
          <table:table-cell table:style-name="ce575" office:value-type="string" calcext:value-type="string">
            <text:p>TL</text:p>
          </table:table-cell>
          <table:table-cell table:style-name="ce575" office:value-type="string" calcext:value-type="string">
            <text:p>USD</text:p>
          </table:table-cell>
          <table:table-cell table:style-name="ce568"/>
          <table:table-cell table:style-name="ce575" office:value-type="string" calcext:value-type="string">
            <text:p>TRY</text:p>
          </table:table-cell>
          <table:table-cell table:number-columns-repeated="1005"/>
        </table:table-row>
        <table:table-row table:style-name="ro6">
          <table:table-cell table:style-name="ce566" office:value-type="float" office:value="2007" calcext:value-type="float">
            <text:p>2007</text:p>
          </table:table-cell>
          <table:table-cell table:style-name="ce576" table:number-columns-repeated="2"/>
          <table:table-cell table:style-name="ce589" office:value-type="string" calcext:value-type="string">
            <text:p>1203 m2 2007 değeri</text:p>
          </table:table-cell>
          <table:table-cell table:style-name="ce597" office:value-type="currency" office:currency="USD" office:value="450000" calcext:value-type="currency">
            <text:p>$450,000.00</text:p>
          </table:table-cell>
          <table:table-cell table:style-name="ce608"/>
          <table:table-cell table:style-name="ce619" table:formula="of:=[.K5]/[.$E$5]" office:value-type="percentage" office:value="0.5" calcext:value-type="percentage">
            <text:p>%50,00</text:p>
          </table:table-cell>
          <table:table-cell table:style-name="ce628" table:number-columns-repeated="3"/>
          <table:table-cell table:style-name="ce597" office:value-type="currency" office:currency="USD" office:value="225000" calcext:value-type="currency">
            <text:p>$225,000.00</text:p>
          </table:table-cell>
          <table:table-cell table:style-name="ce652"/>
          <table:table-cell table:style-name="ce619" table:formula="of:=[.Q5]/[.$E$5]" office:value-type="percentage" office:value="0.5" calcext:value-type="percentage">
            <text:p>%50,00</text:p>
          </table:table-cell>
          <table:table-cell table:style-name="ce628"/>
          <table:table-cell table:style-name="ce658"/>
          <table:table-cell table:style-name="ce628"/>
          <table:table-cell table:style-name="ce597" office:value-type="currency" office:currency="USD" office:value="225000" calcext:value-type="currency">
            <text:p>$225,000.00</text:p>
          </table:table-cell>
          <table:table-cell table:style-name="ce608"/>
          <table:table-cell table:style-name="ce669"/>
          <table:table-cell table:number-columns-repeated="1005"/>
        </table:table-row>
        <table:table-row table:style-name="ro6">
          <table:table-cell table:style-name="ce567" office:value-type="float" office:value="2017" calcext:value-type="float">
            <text:p>2017</text:p>
          </table:table-cell>
          <table:table-cell table:style-name="ce577"/>
          <table:table-cell table:style-name="ce583" office:value-type="string" calcext:value-type="string">
            <text:p>usd</text:p>
          </table:table-cell>
          <table:table-cell table:style-name="ce583"/>
          <table:table-cell table:style-name="ce598" office:value-type="string" calcext:value-type="string">
            <text:p>doğuş hesabı</text:p>
          </table:table-cell>
          <table:table-cell table:style-name="ce609"/>
          <table:table-cell table:style-name="ce620" table:formula="of:=[.K6]/[.$E$5]" office:value-type="percentage" office:value="0.782514044444445" calcext:value-type="percentage">
            <text:p>78,2514%</text:p>
          </table:table-cell>
          <table:table-cell table:style-name="ce629" office:value-type="string" calcext:value-type="string">
            <text:p>+ + +</text:p>
          </table:table-cell>
          <table:table-cell table:style-name="ce629"/>
          <table:table-cell table:style-name="ce638" office:value-type="currency" office:currency="USD" office:value="127131.32" calcext:value-type="currency">
            <text:p>$127,131.32</text:p>
          </table:table-cell>
          <table:table-cell table:style-name="ce644" table:formula="of:=[.K5]+[.J6]" office:value-type="currency" office:currency="USD" office:value="352131.32" calcext:value-type="currency">
            <text:p>$352,131.32</text:p>
          </table:table-cell>
          <table:table-cell table:style-name="ce609"/>
          <table:table-cell table:style-name="ce620" table:formula="of:=[.Q6]/[.$E$5]" office:value-type="percentage" office:value="0.217485955555555" calcext:value-type="percentage">
            <text:p>21,7486%</text:p>
          </table:table-cell>
          <table:table-cell table:style-name="ce583"/>
          <table:table-cell table:style-name="ce659" office:value-type="string" calcext:value-type="string">
            <text:p>- - -</text:p>
          </table:table-cell>
          <table:table-cell table:style-name="ce662" table:formula="of:=[.J6]" office:value-type="currency" office:currency="USD" office:value="127131.32" calcext:value-type="currency">
            <text:p>$127,131.32</text:p>
          </table:table-cell>
          <table:table-cell table:style-name="ce666" table:formula="of:=[.Q5]-[.P6]" office:value-type="currency" office:currency="USD" office:value="97868.68" calcext:value-type="currency">
            <text:p>$97,868.68</text:p>
          </table:table-cell>
          <table:table-cell table:style-name="ce609"/>
          <table:table-cell table:style-name="ce670"/>
          <table:table-cell table:number-columns-repeated="1005"/>
        </table:table-row>
        <table:table-row table:style-name="ro6">
          <table:table-cell table:style-name="ce568" office:value-type="float" office:value="2018" calcext:value-type="float">
            <text:p>2018</text:p>
          </table:table-cell>
          <table:table-cell table:number-columns-repeated="4"/>
          <table:table-cell table:style-name="ce610"/>
          <table:table-cell table:style-name="ce616"/>
          <table:table-cell table:number-columns-repeated="3"/>
          <table:table-cell table:style-name="ce645"/>
          <table:table-cell table:style-name="ce610"/>
          <table:table-cell table:style-name="ce616"/>
          <table:table-cell table:number-columns-repeated="3"/>
          <table:table-cell table:style-name="ce645"/>
          <table:table-cell table:style-name="ce610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9" table:formula="of:=['02-11-GLR'.G6]" office:value-type="currency" office:currency="TRY" office:value="21000" calcext:value-type="currency">
            <text:p>₺21.000,00</text:p>
          </table:table-cell>
          <table:table-cell table:style-name="ce610"/>
          <table:table-cell table:style-name="ce621" table:formula="of:=[.K8]/[.$E$5]" office:value-type="percentage" office:value="0.780675395061728" calcext:value-type="percentage">
            <text:p>%78,07</text:p>
          </table:table-cell>
          <table:table-cell table:style-name="ce607" table:formula="of:=[.G6]*[.E8]" office:value-type="currency" office:currency="TRY" office:value="16432.7949333333" calcext:value-type="currency">
            <text:p>₺16.432,79</text:p>
          </table:table-cell>
          <table:table-cell table:style-name="ce634" table:formula="of:=[.H8]/[.S8]" office:value-type="currency" office:currency="USD" office:value="2976.95560386473" calcext:value-type="currency">
            <text:p>$2,977</text:p>
          </table:table-cell>
          <table:table-cell table:style-name="ce607" table:formula="of:=[.J7]+[.H8]" office:value-type="currency" office:currency="TRY" office:value="16432.7949333333" calcext:value-type="currency">
            <text:p>₺16.432,79</text:p>
          </table:table-cell>
          <table:table-cell table:formula="of:=[.K6]-[.O8]" office:value-type="currency" office:currency="USD" office:value="351303.927777778" calcext:value-type="currency">
            <text:p>$351,303.93</text:p>
          </table:table-cell>
          <table:table-cell table:style-name="ce610"/>
          <table:table-cell table:style-name="ce623" table:formula="of:=[.Q8]/[.$E$5]" office:value-type="percentage" office:value="0.219324604938272" calcext:value-type="percentage">
            <text:p>%21,93</text:p>
          </table:table-cell>
          <table:table-cell table:style-name="ce607" table:formula="of:=[.M6]*[.E8]" office:value-type="currency" office:currency="TRY" office:value="4567.20506666667" calcext:value-type="currency">
            <text:p>₺4.567,21</text:p>
          </table:table-cell>
          <table:table-cell table:formula="of:=[.N8]/[.S8]" office:value-type="currency" office:currency="USD" office:value="827.392222222222" calcext:value-type="currency">
            <text:p>$827</text:p>
          </table:table-cell>
          <table:table-cell table:style-name="ce607" table:formula="of:=[.P7]+[.N8]" office:value-type="currency" office:currency="TRY" office:value="4567.20506666667" calcext:value-type="currency">
            <text:p>₺4.567,21</text:p>
          </table:table-cell>
          <table:table-cell table:style-name="ce643" table:formula="of:=[.Q6]+[.O8]" office:value-type="currency" office:currency="USD" office:value="98696.0722222222" calcext:value-type="currency">
            <text:p>$98,696.07</text:p>
          </table:table-cell>
          <table:table-cell table:style-name="ce61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84"/>
          <table:table-cell/>
          <table:table-cell table:style-name="ce599" table:formula="of:=['02-12-GDR'.F16]" office:value-type="currency" office:currency="TRY" office:value="-22399.42" calcext:value-type="currency">
            <text:p>-₺22.399,42</text:p>
          </table:table-cell>
          <table:table-cell table:style-name="ce611"/>
          <table:table-cell table:style-name="ce621" table:formula="of:=[.K9]/[.$E$5]" office:value-type="percentage" office:value="0.782653150272013" calcext:value-type="percentage">
            <text:p>%78,27</text:p>
          </table:table-cell>
          <table:table-cell table:style-name="ce607" table:formula="of:=[.G8]*[.E9]" office:value-type="currency" office:currency="TRY" office:value="-17486.6760576536" calcext:value-type="currency">
            <text:p>-₺17.486,68</text:p>
          </table:table-cell>
          <table:table-cell table:style-name="ce634" table:formula="of:=[.H9]/[.S9]" office:value-type="currency" office:currency="USD" office:value="-3167.87609740101" calcext:value-type="currency">
            <text:p>-$3,168</text:p>
          </table:table-cell>
          <table:table-cell table:style-name="ce607" table:formula="of:=[.J8]+[.H9]" office:value-type="currency" office:currency="TRY" office:value="-1053.88112432024" calcext:value-type="currency">
            <text:p>-₺1.053,88</text:p>
          </table:table-cell>
          <table:table-cell table:style-name="ce642" table:formula="of:=[.K8]-[.O9]" office:value-type="currency" office:currency="USD" office:value="352193.917622406" calcext:value-type="currency">
            <text:p>$352,193.92</text:p>
          </table:table-cell>
          <table:table-cell table:style-name="ce611"/>
          <table:table-cell table:style-name="ce621" table:formula="of:=[.Q9]/[.$E$5]" office:value-type="percentage" office:value="0.217346849727987" calcext:value-type="percentage">
            <text:p>%21,73</text:p>
          </table:table-cell>
          <table:table-cell table:style-name="ce607" table:formula="of:=[.M8]*[.E9]" office:value-type="currency" office:currency="TRY" office:value="-4912.74394234642" calcext:value-type="currency">
            <text:p>-₺4.912,74</text:p>
          </table:table-cell>
          <table:table-cell table:formula="of:=[.N9]/[.S9]" office:value-type="currency" office:currency="USD" office:value="-889.989844627974" calcext:value-type="currency">
            <text:p>-$890</text:p>
          </table:table-cell>
          <table:table-cell table:style-name="ce607" table:formula="of:=[.P8]+[.N9]" office:value-type="currency" office:currency="TRY" office:value="-345.538875679752" calcext:value-type="currency">
            <text:p>-₺345,54</text:p>
          </table:table-cell>
          <table:table-cell table:style-name="ce643" table:formula="of:=[.Q8]+[.O9]" office:value-type="currency" office:currency="USD" office:value="97806.0823775942" calcext:value-type="currency">
            <text:p>$97,806.08</text:p>
          </table:table-cell>
          <table:table-cell table:style-name="ce61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office:value-type="string" calcext:value-type="string">
            <text:p>Yıllık Toplam 2018</text:p>
          </table:table-cell>
          <table:table-cell table:style-name="ce578"/>
          <table:table-cell table:style-name="ce590" table:formula="of:=SUM([.D8:.D9])" office:value-type="float" office:value="25000" calcext:value-type="float">
            <text:p>25000</text:p>
          </table:table-cell>
          <table:table-cell table:style-name="ce600" table:formula="of:=SUM([.E8:.E9])" office:value-type="currency" office:currency="TRY" office:value="-1399.42" calcext:value-type="currency">
            <text:p>-₺1.399,42</text:p>
          </table:table-cell>
          <table:table-cell table:style-name="ce612"/>
          <table:table-cell table:style-name="ce622"/>
          <table:table-cell table:style-name="ce600" table:formula="of:=SUM([.H8:.H9])" office:value-type="currency" office:currency="TRY" office:value="-1053.88112432024" calcext:value-type="currency">
            <text:p>-₺1.053,88</text:p>
          </table:table-cell>
          <table:table-cell table:style-name="ce635" table:formula="of:=SUM([.I8:.I9])" office:value-type="currency" office:currency="USD" office:value="-190.920493536276" calcext:value-type="currency">
            <text:p>-$191</text:p>
          </table:table-cell>
          <table:table-cell table:style-name="ce639"/>
          <table:table-cell table:style-name="ce646"/>
          <table:table-cell table:style-name="ce613"/>
          <table:table-cell table:style-name="ce653"/>
          <table:table-cell table:style-name="ce600" table:formula="of:=SUM([.N8:.N9])" office:value-type="currency" office:currency="TRY" office:value="-345.538875679752" calcext:value-type="currency">
            <text:p>-₺345,54</text:p>
          </table:table-cell>
          <table:table-cell table:style-name="ce635" table:formula="of:=SUM([.O8:.O9])" office:value-type="currency" office:currency="USD" office:value="-62.5976224057522" calcext:value-type="currency">
            <text:p>-$63</text:p>
          </table:table-cell>
          <table:table-cell table:style-name="ce639"/>
          <table:table-cell table:style-name="ce667"/>
          <table:table-cell table:style-name="ce668"/>
          <table:table-cell table:style-name="ce667"/>
          <table:table-cell table:number-columns-repeated="1005"/>
        </table:table-row>
        <table:table-row table:style-name="ro6">
          <table:table-cell table:style-name="ce568" office:value-type="float" office:value="2019" calcext:value-type="float">
            <text:p>2019</text:p>
          </table:table-cell>
          <table:table-cell table:style-name="ce579" table:number-columns-repeated="2"/>
          <table:table-cell table:style-name="ce568"/>
          <table:table-cell/>
          <table:table-cell table:style-name="ce610"/>
          <table:table-cell table:style-name="ce621"/>
          <table:table-cell table:style-name="ce607" table:number-columns-repeated="3"/>
          <table:table-cell/>
          <table:table-cell table:style-name="ce610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9" table:formula="of:=['02-11-GLR'.G9]+['02-11-GLR'.G10]+['02-11-GLR'.G14]" office:value-type="currency" office:currency="TRY" office:value="22500" calcext:value-type="currency">
            <text:p>₺22.500,00</text:p>
          </table:table-cell>
          <table:table-cell table:style-name="ce610"/>
          <table:table-cell table:style-name="ce621" table:formula="of:=[.K12]/[.$E$5]" office:value-type="percentage" office:value="0.780756580902659" calcext:value-type="percentage">
            <text:p>%78,08</text:p>
          </table:table-cell>
          <table:table-cell table:style-name="ce607" table:formula="of:=[.G9]*[.E12]" office:value-type="currency" office:currency="TRY" office:value="17609.6958811203" calcext:value-type="currency">
            <text:p>₺17.609,7</text:p>
          </table:table-cell>
          <table:table-cell table:style-name="ce634" table:formula="of:=[.H12]/[.S12]" office:value-type="currency" office:currency="USD" office:value="3073.24535447125" calcext:value-type="currency">
            <text:p>$3,073</text:p>
          </table:table-cell>
          <table:table-cell table:style-name="ce607" table:formula="of:=[.J9]+[.H12]" office:value-type="currency" office:currency="TRY" office:value="16555.8147568" calcext:value-type="currency">
            <text:p>₺16.555,81</text:p>
          </table:table-cell>
          <table:table-cell table:formula="of:=[.K9]-[.O12]" office:value-type="currency" office:currency="USD" office:value="351340.461406196" calcext:value-type="currency">
            <text:p>$351,340.46</text:p>
          </table:table-cell>
          <table:table-cell table:style-name="ce610"/>
          <table:table-cell table:style-name="ce621" table:formula="of:=[.Q12]/[.$E$5]" office:value-type="percentage" office:value="0.219243419097341" calcext:value-type="percentage">
            <text:p>%21,92</text:p>
          </table:table-cell>
          <table:table-cell table:style-name="ce607" table:formula="of:=[.M9]*[.E12]" office:value-type="currency" office:currency="TRY" office:value="4890.30411887971" calcext:value-type="currency">
            <text:p>₺4.890,3</text:p>
          </table:table-cell>
          <table:table-cell table:formula="of:=[.N12]/[.S12]" office:value-type="currency" office:currency="USD" office:value="853.456216209374" calcext:value-type="currency">
            <text:p>$853</text:p>
          </table:table-cell>
          <table:table-cell table:style-name="ce607" table:formula="of:=[.P9]+[.N12]" office:value-type="currency" office:currency="TRY" office:value="4544.76524319996" calcext:value-type="currency">
            <text:p>₺4.544,77</text:p>
          </table:table-cell>
          <table:table-cell table:style-name="ce643" table:formula="of:=[.Q9]+[.O12]" office:value-type="currency" office:currency="USD" office:value="98659.5385938036" calcext:value-type="currency">
            <text:p>$98,659.54</text:p>
          </table:table-cell>
          <table:table-cell table:style-name="ce61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9" table:formula="of:=['02-11-GLR'.G13]" office:value-type="currency" office:currency="TRY" office:value="4000" calcext:value-type="currency">
            <text:p>₺4.000,00</text:p>
          </table:table-cell>
          <table:table-cell table:style-name="ce610"/>
          <table:table-cell table:style-name="ce621" table:formula="of:=[.K13]/[.$E$5]" office:value-type="percentage" office:value="0.780416470886607" calcext:value-type="percentage">
            <text:p>%78,04</text:p>
          </table:table-cell>
          <table:table-cell table:style-name="ce607" table:formula="of:=[.G12]*[.E13]" office:value-type="currency" office:currency="TRY" office:value="3123.02632361063" calcext:value-type="currency">
            <text:p>₺3.123,03</text:p>
          </table:table-cell>
          <table:table-cell table:style-name="ce634" table:formula="of:=[.H13]/[.S13]" office:value-type="currency" office:currency="USD" office:value="545.030772008837" calcext:value-type="currency">
            <text:p>$545</text:p>
          </table:table-cell>
          <table:table-cell table:style-name="ce607" table:formula="of:=[.J12]+[.H13]" office:value-type="currency" office:currency="TRY" office:value="19678.8410804107" calcext:value-type="currency">
            <text:p>₺19.678,84</text:p>
          </table:table-cell>
          <table:table-cell table:formula="of:=[.K12]-[.O13]" office:value-type="currency" office:currency="USD" office:value="351187.411898973" calcext:value-type="currency">
            <text:p>$351,187.41</text:p>
          </table:table-cell>
          <table:table-cell table:style-name="ce610"/>
          <table:table-cell table:style-name="ce621" table:formula="of:=[.Q13]/[.$E$5]" office:value-type="percentage" office:value="0.219583529113393" calcext:value-type="percentage">
            <text:p>%21,96</text:p>
          </table:table-cell>
          <table:table-cell table:style-name="ce607" table:formula="of:=[.M12]*[.E13]" office:value-type="currency" office:currency="TRY" office:value="876.973676389366" calcext:value-type="currency">
            <text:p>₺876,97</text:p>
          </table:table-cell>
          <table:table-cell table:formula="of:=[.N13]/[.S13]" office:value-type="currency" office:currency="USD" office:value="153.049507223275" calcext:value-type="currency">
            <text:p>$153</text:p>
          </table:table-cell>
          <table:table-cell table:style-name="ce607" table:formula="of:=[.P12]+[.N13]" office:value-type="currency" office:currency="TRY" office:value="5421.73891958933" calcext:value-type="currency">
            <text:p>₺5.421,74</text:p>
          </table:table-cell>
          <table:table-cell table:style-name="ce643" table:formula="of:=[.Q12]+[.O13]" office:value-type="currency" office:currency="USD" office:value="98812.5881010269" calcext:value-type="currency">
            <text:p>$98,812.59</text:p>
          </table:table-cell>
          <table:table-cell table:style-name="ce61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84"/>
          <table:table-cell/>
          <table:table-cell table:style-name="ce599" table:formula="of:=['02-12-GDR'.F32]" office:value-type="currency" office:currency="TRY" office:value="-3104.82" calcext:value-type="currency">
            <text:p>-₺3.104,82</text:p>
          </table:table-cell>
          <table:table-cell table:style-name="ce611"/>
          <table:table-cell table:style-name="ce621" table:formula="of:=[.K14]/[.$E$5]" office:value-type="percentage" office:value="0.780680875514438" calcext:value-type="percentage">
            <text:p>%78,07</text:p>
          </table:table-cell>
          <table:table-cell table:style-name="ce607" table:formula="of:=[.G13]*[.E14]" office:value-type="currency" office:currency="TRY" office:value="-2423.05266713815" calcext:value-type="currency">
            <text:p>-₺2.423,05</text:p>
          </table:table-cell>
          <table:table-cell table:style-name="ce634" table:formula="of:=[.H14]/[.S14]" office:value-type="currency" office:currency="USD" office:value="-422.871320617479" calcext:value-type="currency">
            <text:p>-$423</text:p>
          </table:table-cell>
          <table:table-cell table:style-name="ce607" table:formula="of:=[.J13]+[.H14]" office:value-type="currency" office:currency="TRY" office:value="17255.7884132725" calcext:value-type="currency">
            <text:p>₺17.255,79</text:p>
          </table:table-cell>
          <table:table-cell table:formula="of:=[.K13]-[.O14]" office:value-type="currency" office:currency="USD" office:value="351306.393981497" calcext:value-type="currency">
            <text:p>$351,306.39</text:p>
          </table:table-cell>
          <table:table-cell table:style-name="ce611"/>
          <table:table-cell table:style-name="ce621" table:formula="of:=[.Q14]/[.$E$5]" office:value-type="percentage" office:value="0.219319124485562" calcext:value-type="percentage">
            <text:p>%21,93</text:p>
          </table:table-cell>
          <table:table-cell table:style-name="ce607" table:formula="of:=[.M13]*[.E14]" office:value-type="currency" office:currency="TRY" office:value="-681.767332861845" calcext:value-type="currency">
            <text:p>-₺681,77</text:p>
          </table:table-cell>
          <table:table-cell table:formula="of:=[.N14]/[.S14]" office:value-type="currency" office:currency="USD" office:value="-118.982082523882" calcext:value-type="currency">
            <text:p>-$119</text:p>
          </table:table-cell>
          <table:table-cell table:style-name="ce607" table:formula="of:=[.P13]+[.N14]" office:value-type="currency" office:currency="TRY" office:value="4739.97158672748" calcext:value-type="currency">
            <text:p>₺4.739,97</text:p>
          </table:table-cell>
          <table:table-cell table:style-name="ce643" table:formula="of:=[.Q13]+[.O14]" office:value-type="currency" office:currency="USD" office:value="98693.606018503" calcext:value-type="currency">
            <text:p>$98,693.61</text:p>
          </table:table-cell>
          <table:table-cell table:style-name="ce61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office:value-type="string" calcext:value-type="string">
            <text:p><text:s/>Toplam 2019</text:p>
          </table:table-cell>
          <table:table-cell table:style-name="ce578"/>
          <table:table-cell table:style-name="ce590" table:formula="of:=SUM([.D12:.D14])" office:value-type="float" office:value="34645" calcext:value-type="float">
            <text:p>34645</text:p>
          </table:table-cell>
          <table:table-cell table:style-name="ce600" table:formula="of:=SUM([.E12:.E14])" office:value-type="currency" office:currency="TRY" office:value="23395.18" calcext:value-type="currency">
            <text:p>₺23.395,18</text:p>
          </table:table-cell>
          <table:table-cell table:style-name="ce612"/>
          <table:table-cell table:style-name="ce622"/>
          <table:table-cell table:style-name="ce600" table:formula="of:=SUM([.H12:.H14])" office:value-type="currency" office:currency="TRY" office:value="18309.6695375928" calcext:value-type="currency">
            <text:p>₺18.309,67</text:p>
          </table:table-cell>
          <table:table-cell table:style-name="ce635" table:formula="of:=SUM([.I12:.I14])" office:value-type="currency" office:currency="USD" office:value="3195.40480586261" calcext:value-type="currency">
            <text:p>$3,195</text:p>
          </table:table-cell>
          <table:table-cell table:style-name="ce639"/>
          <table:table-cell table:style-name="ce647"/>
          <table:table-cell table:style-name="ce639"/>
          <table:table-cell table:style-name="ce622"/>
          <table:table-cell table:style-name="ce600" table:formula="of:=SUM([.N12:.N14])" office:value-type="currency" office:currency="TRY" office:value="5085.51046240723" calcext:value-type="currency">
            <text:p>₺5.085,51</text:p>
          </table:table-cell>
          <table:table-cell table:style-name="ce635" table:formula="of:=SUM([.O12:.O14])" office:value-type="currency" office:currency="USD" office:value="887.523640908767" calcext:value-type="currency">
            <text:p>$888</text:p>
          </table:table-cell>
          <table:table-cell table:style-name="ce663"/>
          <table:table-cell table:style-name="ce647"/>
          <table:table-cell table:style-name="ce668"/>
          <table:table-cell table:style-name="ce667"/>
          <table:table-cell table:number-columns-repeated="1005"/>
        </table:table-row>
        <table:table-row table:style-name="ro6">
          <table:table-cell table:style-name="ce570"/>
          <table:table-cell table:style-name="ce568"/>
          <table:table-cell table:style-name="ce585" office:value-type="string" calcext:value-type="string">
            <text:p>Toplam – Net 2018-19</text:p>
          </table:table-cell>
          <table:table-cell table:style-name="ce568" table:formula="of:=[.D15]+[.D10]" office:value-type="float" office:value="59645" calcext:value-type="float">
            <text:p>59645</text:p>
          </table:table-cell>
          <table:table-cell table:style-name="ce601" table:formula="of:=[.E15]+[.E10]" office:value-type="currency" office:currency="TRY" office:value="21995.76" calcext:value-type="currency">
            <text:p>₺21.995,76</text:p>
          </table:table-cell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table:style-name="ce568" office:value-type="float" office:value="2020" calcext:value-type="float">
            <text:p>2020</text:p>
          </table:table-cell>
          <table:table-cell table:style-name="ce579" table:number-columns-repeated="2"/>
          <table:table-cell table:style-name="ce568"/>
          <table:table-cell/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9" table:formula="of:=['02-11-GLR'.G19]" office:value-type="currency" office:currency="TRY" office:value="6200" calcext:value-type="currency">
            <text:p>₺6.200,00</text:p>
          </table:table-cell>
          <table:table-cell table:style-name="ce610"/>
          <table:table-cell table:style-name="ce621" table:formula="of:=[.K18]/[.$E$5]" office:value-type="percentage" office:value="0.780210933032388" calcext:value-type="percentage">
            <text:p>%78,02</text:p>
          </table:table-cell>
          <table:table-cell table:style-name="ce607" table:formula="of:=[.G14]*[.E18]" office:value-type="currency" office:currency="TRY" office:value="4840.22142818951" calcext:value-type="currency">
            <text:p>₺4.840,22</text:p>
          </table:table-cell>
          <table:table-cell table:style-name="ce634" table:formula="of:=[.H18]/[.S18]" office:value-type="currency" office:currency="USD" office:value="752.75605415078" calcext:value-type="currency">
            <text:p>$753</text:p>
          </table:table-cell>
          <table:table-cell table:style-name="ce607" table:formula="of:=[.J14]+[.H18]" office:value-type="currency" office:currency="TRY" office:value="22096.009841462" calcext:value-type="currency">
            <text:p>₺22.096,01</text:p>
          </table:table-cell>
          <table:table-cell table:formula="of:=[.K14]-[.O18]" office:value-type="currency" office:currency="USD" office:value="351094.919864575" calcext:value-type="currency">
            <text:p>$351,094.92</text:p>
          </table:table-cell>
          <table:table-cell/>
          <table:table-cell table:style-name="ce621" table:formula="of:=[.Q18]/[.$E$5]" office:value-type="percentage" office:value="0.219789066967612" calcext:value-type="percentage">
            <text:p>%21,98</text:p>
          </table:table-cell>
          <table:table-cell table:style-name="ce607" table:formula="of:=[.M14]*[.E18]" office:value-type="currency" office:currency="TRY" office:value="1359.77857181049" calcext:value-type="currency">
            <text:p>₺1.359,78</text:p>
          </table:table-cell>
          <table:table-cell table:formula="of:=[.N18]/[.S18]" office:value-type="currency" office:currency="USD" office:value="211.474116922315" calcext:value-type="currency">
            <text:p>$211</text:p>
          </table:table-cell>
          <table:table-cell table:style-name="ce607" table:formula="of:=[.P14]+[.N18]" office:value-type="currency" office:currency="TRY" office:value="6099.75015853797" calcext:value-type="currency">
            <text:p>₺6.099,75</text:p>
          </table:table-cell>
          <table:table-cell table:style-name="ce643" table:formula="of:=[.Q14]+[.O18]" office:value-type="currency" office:currency="USD" office:value="98905.0801354253" calcext:value-type="currency">
            <text:p>$98,905.08</text:p>
          </table:table-cell>
          <table:table-cell table:style-name="ce611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9" table:formula="of:=['02-11-GLR'.G25]" office:value-type="currency" office:currency="TRY" office:value="7800" calcext:value-type="currency">
            <text:p>₺7.800,00</text:p>
          </table:table-cell>
          <table:table-cell table:style-name="ce610"/>
          <table:table-cell table:style-name="ce621" table:formula="of:=[.K19]/[.$E$5]" office:value-type="percentage" office:value="0.779741760968254" calcext:value-type="percentage">
            <text:p>%77,97</text:p>
          </table:table-cell>
          <table:table-cell table:style-name="ce607" table:formula="of:=[.G18]*[.E19]" office:value-type="currency" office:currency="TRY" office:value="6085.64527765263" calcext:value-type="currency">
            <text:p>₺6.085,65</text:p>
          </table:table-cell>
          <table:table-cell table:style-name="ce634" table:formula="of:=[.H19]/[.S19]" office:value-type="currency" office:currency="USD" office:value="749.463704144412" calcext:value-type="currency">
            <text:p>$749</text:p>
          </table:table-cell>
          <table:table-cell table:style-name="ce607" table:formula="of:=[.J18]+[.H19]" office:value-type="currency" office:currency="TRY" office:value="28181.6551191147" calcext:value-type="currency">
            <text:p>₺28.181,66</text:p>
          </table:table-cell>
          <table:table-cell table:formula="of:=[.K18]-[.O19]" office:value-type="currency" office:currency="USD" office:value="350883.792435714" calcext:value-type="currency">
            <text:p>$350,883.79</text:p>
          </table:table-cell>
          <table:table-cell/>
          <table:table-cell table:style-name="ce621" table:formula="of:=[.Q19]/[.$E$5]" office:value-type="percentage" office:value="0.220258239031746" calcext:value-type="percentage">
            <text:p>%22,03</text:p>
          </table:table-cell>
          <table:table-cell table:style-name="ce607" table:formula="of:=[.M18]*[.E19]" office:value-type="currency" office:currency="TRY" office:value="1714.35472234737" calcext:value-type="currency">
            <text:p>₺1.714,35</text:p>
          </table:table-cell>
          <table:table-cell table:formula="of:=[.N19]/[.S19]" office:value-type="currency" office:currency="USD" office:value="211.127428860514" calcext:value-type="currency">
            <text:p>$211</text:p>
          </table:table-cell>
          <table:table-cell table:style-name="ce607" table:formula="of:=[.P18]+[.N19]" office:value-type="currency" office:currency="TRY" office:value="7814.10488088534" calcext:value-type="currency">
            <text:p>₺7.814,1</text:p>
          </table:table-cell>
          <table:table-cell table:style-name="ce643" table:formula="of:=[.Q18]+[.O19]" office:value-type="currency" office:currency="USD" office:value="99116.2075642859" calcext:value-type="currency">
            <text:p>$99,116.21</text:p>
          </table:table-cell>
          <table:table-cell table:style-name="ce61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84"/>
          <table:table-cell/>
          <table:table-cell table:style-name="ce599" table:formula="of:=['02-12-GDR'.F57]" office:value-type="currency" office:currency="TRY" office:value="-2000" calcext:value-type="currency">
            <text:p>-₺2.000,00</text:p>
          </table:table-cell>
          <table:table-cell table:style-name="ce611"/>
          <table:table-cell table:style-name="ce621" table:formula="of:=[.K20]/[.$E$5]" office:value-type="percentage" office:value="0.779862318296678" calcext:value-type="percentage">
            <text:p>%77,99</text:p>
          </table:table-cell>
          <table:table-cell table:style-name="ce607" table:formula="of:=[.G19]*[.E20]" office:value-type="currency" office:currency="TRY" office:value="-1559.48352193651" calcext:value-type="currency">
            <text:p>-₺1.559,48</text:p>
          </table:table-cell>
          <table:table-cell table:style-name="ce634" table:formula="of:=[.H20]/[.S20]" office:value-type="currency" office:currency="USD" office:value="-192.054620928141" calcext:value-type="currency">
            <text:p>-$192</text:p>
          </table:table-cell>
          <table:table-cell table:style-name="ce607" table:formula="of:=[.J19]+[.H20]" office:value-type="currency" office:currency="TRY" office:value="26622.1715971781" calcext:value-type="currency">
            <text:p>₺26.622,17</text:p>
          </table:table-cell>
          <table:table-cell table:formula="of:=[.K19]-[.O20]" office:value-type="currency" office:currency="USD" office:value="350938.043233505" calcext:value-type="currency">
            <text:p>$350,938.04</text:p>
          </table:table-cell>
          <table:table-cell/>
          <table:table-cell table:style-name="ce621" table:formula="of:=[.Q20]/[.$E$5]" office:value-type="percentage" office:value="0.220137681703322" calcext:value-type="percentage">
            <text:p>%22,01</text:p>
          </table:table-cell>
          <table:table-cell table:style-name="ce607" table:formula="of:=[.M19]*[.E20]" office:value-type="currency" office:currency="TRY" office:value="-440.516478063493" calcext:value-type="currency">
            <text:p>-₺440,52</text:p>
          </table:table-cell>
          <table:table-cell table:formula="of:=[.N20]/[.S20]" office:value-type="currency" office:currency="USD" office:value="-54.2507977910705" calcext:value-type="currency">
            <text:p>-$54</text:p>
          </table:table-cell>
          <table:table-cell table:style-name="ce607" table:formula="of:=[.P19]+[.N20]" office:value-type="currency" office:currency="TRY" office:value="7373.58840282185" calcext:value-type="currency">
            <text:p>₺7.373,59</text:p>
          </table:table-cell>
          <table:table-cell table:style-name="ce643" table:formula="of:=[.Q19]+[.O20]" office:value-type="currency" office:currency="USD" office:value="99061.9567664948" calcext:value-type="currency">
            <text:p>$99,061.96</text:p>
          </table:table-cell>
          <table:table-cell table:style-name="ce61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9" table:formula="of:=['02-11-GLR'.G22]+['02-11-GLR'.G23]+['02-11-GLR'.G31]+['02-11-GLR'.G32]" office:value-type="currency" office:currency="TRY" office:value="22500" calcext:value-type="currency">
            <text:p>₺22.500,00</text:p>
          </table:table-cell>
          <table:table-cell table:style-name="ce610"/>
          <table:table-cell table:style-name="ce621" table:formula="of:=[.K21]/[.$E$5]" office:value-type="percentage" office:value="0.778474312737389" calcext:value-type="percentage">
            <text:p>%77,85</text:p>
          </table:table-cell>
          <table:table-cell table:style-name="ce607" table:formula="of:=[.G20]*[.E21]" office:value-type="currency" office:currency="TRY" office:value="17546.9021616753" calcext:value-type="currency">
            <text:p>₺17.546,9</text:p>
          </table:table-cell>
          <table:table-cell table:style-name="ce634" table:formula="of:=[.H21]/[.S21]" office:value-type="currency" office:currency="USD" office:value="2212.72410613812" calcext:value-type="currency">
            <text:p>$2,213</text:p>
          </table:table-cell>
          <table:table-cell table:style-name="ce607" table:formula="of:=[.J20]+[.H21]" office:value-type="currency" office:currency="TRY" office:value="44169.0737588534" calcext:value-type="currency">
            <text:p>₺44.169,07</text:p>
          </table:table-cell>
          <table:table-cell table:formula="of:=[.K20]-[.O21]" office:value-type="currency" office:currency="USD" office:value="350313.440731825" calcext:value-type="currency">
            <text:p>$350,313.44</text:p>
          </table:table-cell>
          <table:table-cell/>
          <table:table-cell table:style-name="ce621" table:formula="of:=[.Q21]/[.$E$5]" office:value-type="percentage" office:value="0.221525687262611" calcext:value-type="percentage">
            <text:p>%22,15</text:p>
          </table:table-cell>
          <table:table-cell table:style-name="ce607" table:formula="of:=[.M20]*[.E21]" office:value-type="currency" office:currency="TRY" office:value="4953.09783832474" calcext:value-type="currency">
            <text:p>₺4.953,1</text:p>
          </table:table-cell>
          <table:table-cell table:formula="of:=[.N21]/[.S21]" office:value-type="currency" office:currency="USD" office:value="624.602501680295" calcext:value-type="currency">
            <text:p>$625</text:p>
          </table:table-cell>
          <table:table-cell table:style-name="ce607" table:formula="of:=[.P20]+[.N21]" office:value-type="currency" office:currency="TRY" office:value="12326.6862411466" calcext:value-type="currency">
            <text:p>₺12.326,69</text:p>
          </table:table-cell>
          <table:table-cell table:style-name="ce643" table:formula="of:=[.Q20]+[.O21]" office:value-type="currency" office:currency="USD" office:value="99686.5592681751" calcext:value-type="currency">
            <text:p>$99,686.56</text:p>
          </table:table-cell>
          <table:table-cell table:style-name="ce61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84"/>
          <table:table-cell/>
          <table:table-cell table:style-name="ce599" table:formula="of:=['02-12-GDR'.F65]" office:value-type="currency" office:currency="TRY" office:value="-5500" calcext:value-type="currency">
            <text:p>-₺5.500,00</text:p>
          </table:table-cell>
          <table:table-cell table:style-name="ce611"/>
          <table:table-cell table:style-name="ce621" table:formula="of:=[.K22]/[.$E$5]" office:value-type="percentage" office:value="0.778815742267988" calcext:value-type="percentage">
            <text:p>%77,88</text:p>
          </table:table-cell>
          <table:table-cell table:style-name="ce607" table:formula="of:=[.G21]*[.E22]" office:value-type="currency" office:currency="TRY" office:value="-4281.60872005564" calcext:value-type="currency">
            <text:p>-₺4.281,61</text:p>
          </table:table-cell>
          <table:table-cell table:style-name="ce634" table:formula="of:=[.H22]/[.S22]" office:value-type="currency" office:currency="USD" office:value="-539.925437585831" calcext:value-type="currency">
            <text:p>-$540</text:p>
          </table:table-cell>
          <table:table-cell table:style-name="ce607" table:formula="of:=[.J21]+[.H22]" office:value-type="currency" office:currency="TRY" office:value="39887.4650387978" calcext:value-type="currency">
            <text:p>₺39.887,47</text:p>
          </table:table-cell>
          <table:table-cell table:formula="of:=[.K21]-[.O22]" office:value-type="currency" office:currency="USD" office:value="350467.084020595" calcext:value-type="currency">
            <text:p>$350,467.08</text:p>
          </table:table-cell>
          <table:table-cell/>
          <table:table-cell table:style-name="ce621" table:formula="of:=[.Q22]/[.$E$5]" office:value-type="percentage" office:value="0.221184257732012" calcext:value-type="percentage">
            <text:p>%22,12</text:p>
          </table:table-cell>
          <table:table-cell table:style-name="ce607" table:formula="of:=[.M21]*[.E22]" office:value-type="currency" office:currency="TRY" office:value="-1218.39127994436" calcext:value-type="currency">
            <text:p>-₺1.218,39</text:p>
          </table:table-cell>
          <table:table-cell table:formula="of:=[.N22]/[.S22]" office:value-type="currency" office:currency="USD" office:value="-153.643288769781" calcext:value-type="currency">
            <text:p>-$154</text:p>
          </table:table-cell>
          <table:table-cell table:style-name="ce607" table:formula="of:=[.P21]+[.N22]" office:value-type="currency" office:currency="TRY" office:value="11108.2949612022" calcext:value-type="currency">
            <text:p>₺11.108,29</text:p>
          </table:table-cell>
          <table:table-cell table:style-name="ce643" table:formula="of:=[.Q21]+[.O22]" office:value-type="currency" office:currency="USD" office:value="99532.9159794053" calcext:value-type="currency">
            <text:p>$99,532.92</text:p>
          </table:table-cell>
          <table:table-cell table:style-name="ce61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9" table:formula="of:=['02-11-GLR'.G29]+['02-11-GLR'.G30]" office:value-type="currency" office:currency="TRY" office:value="23000" calcext:value-type="currency">
            <text:p>₺23.000,00</text:p>
          </table:table-cell>
          <table:table-cell table:style-name="ce610"/>
          <table:table-cell table:style-name="ce621" table:formula="of:=[.K23]/[.$E$5]" office:value-type="percentage" office:value="0.777364526199571" calcext:value-type="percentage">
            <text:p>%77,74</text:p>
          </table:table-cell>
          <table:table-cell table:style-name="ce607" table:formula="of:=[.G22]*[.E23]" office:value-type="currency" office:currency="TRY" office:value="17912.7620721637" calcext:value-type="currency">
            <text:p>₺17.912,76</text:p>
          </table:table-cell>
          <table:table-cell table:style-name="ce634" table:formula="of:=[.H23]/[.S23]" office:value-type="currency" office:currency="USD" office:value="2299.45597845491" calcext:value-type="currency">
            <text:p>$2,299</text:p>
          </table:table-cell>
          <table:table-cell table:style-name="ce607" table:formula="of:=[.J22]+[.H23]" office:value-type="currency" office:currency="TRY" office:value="57800.2271109615" calcext:value-type="currency">
            <text:p>₺57.800,23</text:p>
          </table:table-cell>
          <table:table-cell table:formula="of:=[.K22]-[.O23]" office:value-type="currency" office:currency="USD" office:value="349814.036789807" calcext:value-type="currency">
            <text:p>$349,814.04</text:p>
          </table:table-cell>
          <table:table-cell/>
          <table:table-cell table:style-name="ce621" table:formula="of:=[.Q23]/[.$E$5]" office:value-type="percentage" office:value="0.222635473800429" calcext:value-type="percentage">
            <text:p>%22,26</text:p>
          </table:table-cell>
          <table:table-cell table:style-name="ce607" table:formula="of:=[.M22]*[.E23]" office:value-type="currency" office:currency="TRY" office:value="5087.23792783627" calcext:value-type="currency">
            <text:p>₺5.087,24</text:p>
          </table:table-cell>
          <table:table-cell table:formula="of:=[.N23]/[.S23]" office:value-type="currency" office:currency="USD" office:value="653.047230787711" calcext:value-type="currency">
            <text:p>$653</text:p>
          </table:table-cell>
          <table:table-cell table:style-name="ce607" table:formula="of:=[.P22]+[.N23]" office:value-type="currency" office:currency="TRY" office:value="16195.5328890385" calcext:value-type="currency">
            <text:p>₺16.195,53</text:p>
          </table:table-cell>
          <table:table-cell table:style-name="ce643" table:formula="of:=[.Q22]+[.O23]" office:value-type="currency" office:currency="USD" office:value="100185.963210193" calcext:value-type="currency">
            <text:p>$100,185.96</text:p>
          </table:table-cell>
          <table:table-cell table:style-name="ce61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84"/>
          <table:table-cell/>
          <table:table-cell table:style-name="ce599" table:formula="of:=['02-12-GDR'.F79]" office:value-type="currency" office:currency="TRY" office:value="-21220" calcext:value-type="currency">
            <text:p>-₺21.220,00</text:p>
          </table:table-cell>
          <table:table-cell table:style-name="ce611"/>
          <table:table-cell table:style-name="ce621" table:formula="of:=[.K24]/[.$E$5]" office:value-type="percentage" office:value="0.778712215474723" calcext:value-type="percentage">
            <text:p>%77,87</text:p>
          </table:table-cell>
          <table:table-cell table:style-name="ce607" table:formula="of:=[.G23]*[.E24]" office:value-type="currency" office:currency="TRY" office:value="-16495.6752459549" calcext:value-type="currency">
            <text:p>-₺16.495,68</text:p>
          </table:table-cell>
          <table:table-cell table:style-name="ce634" table:formula="of:=[.H24]/[.S24]" office:value-type="currency" office:currency="USD" office:value="-2117.54496096982" calcext:value-type="currency">
            <text:p>-$2,118</text:p>
          </table:table-cell>
          <table:table-cell table:style-name="ce607" table:formula="of:=[.J23]+[.H24]" office:value-type="currency" office:currency="TRY" office:value="41304.5518650066" calcext:value-type="currency">
            <text:p>₺41.304,55</text:p>
          </table:table-cell>
          <table:table-cell table:formula="of:=[.K23]-[.O24]" office:value-type="currency" office:currency="USD" office:value="350420.496963625" calcext:value-type="currency">
            <text:p>$350,420.50</text:p>
          </table:table-cell>
          <table:table-cell/>
          <table:table-cell table:style-name="ce621" table:formula="of:=[.Q24]/[.$E$5]" office:value-type="percentage" office:value="0.221287784525277" calcext:value-type="percentage">
            <text:p>%22,13</text:p>
          </table:table-cell>
          <table:table-cell table:style-name="ce607" table:formula="of:=[.M23]*[.E24]" office:value-type="currency" office:currency="TRY" office:value="-4724.3247540451" calcext:value-type="currency">
            <text:p>-₺4.724,32</text:p>
          </table:table-cell>
          <table:table-cell table:formula="of:=[.N24]/[.S24]" office:value-type="currency" office:currency="USD" office:value="-606.46017381837" calcext:value-type="currency">
            <text:p>-$606</text:p>
          </table:table-cell>
          <table:table-cell table:style-name="ce607" table:formula="of:=[.P23]+[.N24]" office:value-type="currency" office:currency="TRY" office:value="11471.2081349934" calcext:value-type="currency">
            <text:p>₺11.471,21</text:p>
          </table:table-cell>
          <table:table-cell table:style-name="ce643" table:formula="of:=[.Q23]+[.O24]" office:value-type="currency" office:currency="USD" office:value="99579.5030363746" calcext:value-type="currency">
            <text:p>$99,579.50</text:p>
          </table:table-cell>
          <table:table-cell table:style-name="ce61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84"/>
          <table:table-cell/>
          <table:table-cell table:style-name="ce599" table:formula="of:=['02-12-GDR'.F54]" office:value-type="currency" office:currency="TRY" office:value="-5097.07" calcext:value-type="currency">
            <text:p>-₺5.097,07</text:p>
          </table:table-cell>
          <table:table-cell table:style-name="ce611"/>
          <table:table-cell table:style-name="ce621" table:formula="of:=[.K25]/[.$E$5]" office:value-type="percentage" office:value="0.778997367624355" calcext:value-type="percentage">
            <text:p>%77,90</text:p>
          </table:table-cell>
          <table:table-cell table:style-name="ce607" table:formula="of:=[.G24]*[.E25]" office:value-type="currency" office:currency="TRY" office:value="-3969.15067212975" calcext:value-type="currency">
            <text:p>-₺3.969,15</text:p>
          </table:table-cell>
          <table:table-cell table:style-name="ce634" table:formula="of:=[.H25]/[.S25]" office:value-type="currency" office:currency="USD" office:value="-451.552977489163" calcext:value-type="currency">
            <text:p>-$452</text:p>
          </table:table-cell>
          <table:table-cell table:style-name="ce607" table:formula="of:=[.J24]+[.H25]" office:value-type="currency" office:currency="TRY" office:value="37335.4011928769" calcext:value-type="currency">
            <text:p>₺37.335,4</text:p>
          </table:table-cell>
          <table:table-cell table:formula="of:=[.K24]-[.O25]" office:value-type="currency" office:currency="USD" office:value="350548.81543096" calcext:value-type="currency">
            <text:p>$350,548.82</text:p>
          </table:table-cell>
          <table:table-cell/>
          <table:table-cell table:style-name="ce621" table:formula="of:=[.Q25]/[.$E$5]" office:value-type="percentage" office:value="0.221002632375645" calcext:value-type="percentage">
            <text:p>%22,10</text:p>
          </table:table-cell>
          <table:table-cell table:style-name="ce607" table:formula="of:=[.M24]*[.E25]" office:value-type="currency" office:currency="TRY" office:value="-1127.91932787025" calcext:value-type="currency">
            <text:p>-₺1.127,92</text:p>
          </table:table-cell>
          <table:table-cell table:formula="of:=[.N25]/[.S25]" office:value-type="currency" office:currency="USD" office:value="-128.3184673345" calcext:value-type="currency">
            <text:p>-$128</text:p>
          </table:table-cell>
          <table:table-cell table:style-name="ce607" table:formula="of:=[.P24]+[.N25]" office:value-type="currency" office:currency="TRY" office:value="10343.2888071231" calcext:value-type="currency">
            <text:p>₺10.343,29</text:p>
          </table:table-cell>
          <table:table-cell table:style-name="ce643" table:formula="of:=[.Q24]+[.O25]" office:value-type="currency" office:currency="USD" office:value="99451.1845690401" calcext:value-type="currency">
            <text:p>$99,451.18</text:p>
          </table:table-cell>
          <table:table-cell table:style-name="ce611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9" table:formula="of:=['02-11-GLR'.G20]" office:value-type="currency" office:currency="TRY" office:value="5000" calcext:value-type="currency">
            <text:p>₺5.000,00</text:p>
          </table:table-cell>
          <table:table-cell table:style-name="ce610"/>
          <table:table-cell table:style-name="ce621" table:formula="of:=[.K26]/[.$E$5]" office:value-type="percentage" office:value="0.778746541801661" calcext:value-type="percentage">
            <text:p>%77,87</text:p>
          </table:table-cell>
          <table:table-cell table:style-name="ce607" table:formula="of:=[.G25]*[.E26]" office:value-type="currency" office:currency="TRY" office:value="3894.98683812178" calcext:value-type="currency">
            <text:p>₺3.894,99</text:p>
          </table:table-cell>
          <table:table-cell table:style-name="ce634" table:formula="of:=[.H26]/[.S26]" office:value-type="currency" office:currency="USD" office:value="397.853609614073" calcext:value-type="currency">
            <text:p>$398</text:p>
          </table:table-cell>
          <table:table-cell table:style-name="ce607" table:formula="of:=[.J25]+[.H26]" office:value-type="currency" office:currency="TRY" office:value="41230.3880309986" calcext:value-type="currency">
            <text:p>₺41.230,39</text:p>
          </table:table-cell>
          <table:table-cell table:formula="of:=[.K25]-[.O26]" office:value-type="currency" office:currency="USD" office:value="350435.943810747" calcext:value-type="currency">
            <text:p>$350,435.94</text:p>
          </table:table-cell>
          <table:table-cell/>
          <table:table-cell table:style-name="ce621" table:formula="of:=[.Q26]/[.$E$5]" office:value-type="percentage" office:value="0.221253458198339" calcext:value-type="percentage">
            <text:p>%22,13</text:p>
          </table:table-cell>
          <table:table-cell table:style-name="ce607" table:formula="of:=[.M25]*[.E26]" office:value-type="currency" office:currency="TRY" office:value="1105.01316187822" calcext:value-type="currency">
            <text:p>₺1.105,01</text:p>
          </table:table-cell>
          <table:table-cell table:formula="of:=[.N26]/[.S26]" office:value-type="currency" office:currency="USD" office:value="112.87162021228" calcext:value-type="currency">
            <text:p>$113</text:p>
          </table:table-cell>
          <table:table-cell table:style-name="ce607" table:formula="of:=[.P25]+[.N26]" office:value-type="currency" office:currency="TRY" office:value="11448.3019690014" calcext:value-type="currency">
            <text:p>₺11.448,3</text:p>
          </table:table-cell>
          <table:table-cell table:style-name="ce643" table:formula="of:=[.Q25]+[.O26]" office:value-type="currency" office:currency="USD" office:value="99564.0561892524" calcext:value-type="currency">
            <text:p>$99,564.06</text:p>
          </table:table-cell>
          <table:table-cell table:style-name="ce611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84"/>
          <table:table-cell office:value-type="float" office:value="1610" calcext:value-type="float">
            <text:p>1610</text:p>
          </table:table-cell>
          <table:table-cell table:style-name="ce599" table:formula="of:=['02-12-GDR'.F83]" office:value-type="currency" office:currency="TRY" office:value="-43079.224" calcext:value-type="currency">
            <text:p>-₺43.079,22</text:p>
          </table:table-cell>
          <table:table-cell table:style-name="ce611"/>
          <table:table-cell table:style-name="ce621" table:formula="of:=[.K27]/[.$E$5]" office:value-type="percentage" office:value="0.781975345082996" calcext:value-type="percentage">
            <text:p>%78,20</text:p>
          </table:table-cell>
          <table:table-cell table:style-name="ce607" table:formula="of:=[.G26]*[.E27]" office:value-type="currency" office:currency="TRY" office:value="-33547.7967134991" calcext:value-type="currency">
            <text:p>-₺33.547,8</text:p>
          </table:table-cell>
          <table:table-cell table:style-name="ce634" table:formula="of:=[.H27]/[.S27]" office:value-type="currency" office:currency="USD" office:value="-5113.99340144804" calcext:value-type="currency">
            <text:p>-$5,114</text:p>
          </table:table-cell>
          <table:table-cell table:style-name="ce607" table:formula="of:=[.J26]+[.H27]" office:value-type="currency" office:currency="TRY" office:value="7682.59131749951" calcext:value-type="currency">
            <text:p>₺7.682,59</text:p>
          </table:table-cell>
          <table:table-cell table:formula="of:=[.K26]-[.O27]" office:value-type="currency" office:currency="USD" office:value="351888.905287348" calcext:value-type="currency">
            <text:p>$351,888.91</text:p>
          </table:table-cell>
          <table:table-cell/>
          <table:table-cell table:style-name="ce621" table:formula="of:=[.Q27]/[.$E$5]" office:value-type="percentage" office:value="0.218024654917004" calcext:value-type="percentage">
            <text:p>%21,80</text:p>
          </table:table-cell>
          <table:table-cell table:style-name="ce607" table:formula="of:=[.M26]*[.E27]" office:value-type="currency" office:currency="TRY" office:value="-9531.42728650087" calcext:value-type="currency">
            <text:p>-₺9.531,43</text:p>
          </table:table-cell>
          <table:table-cell table:formula="of:=[.N27]/[.S27]" office:value-type="currency" office:currency="USD" office:value="-1452.96147660074" calcext:value-type="currency">
            <text:p>-$1,453</text:p>
          </table:table-cell>
          <table:table-cell table:style-name="ce607" table:formula="of:=[.P26]+[.N27]" office:value-type="currency" office:currency="TRY" office:value="1916.87468250049" calcext:value-type="currency">
            <text:p>₺1.916,87</text:p>
          </table:table-cell>
          <table:table-cell table:style-name="ce643" table:formula="of:=[.Q26]+[.O27]" office:value-type="currency" office:currency="USD" office:value="98111.0947126517" calcext:value-type="currency">
            <text:p>$98,111.09</text:p>
          </table:table-cell>
          <table:table-cell table:style-name="ce611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office:value-type="string" calcext:value-type="string">
            <text:p>Yıllık Toplam 2020</text:p>
          </table:table-cell>
          <table:table-cell table:style-name="ce578"/>
          <table:table-cell table:style-name="ce590" table:formula="of:=SUM([.D18:.D27])" office:value-type="float" office:value="83624" calcext:value-type="float">
            <text:p>83624</text:p>
          </table:table-cell>
          <table:table-cell table:style-name="ce600" table:formula="of:=SUM([.E18:.E27])" office:value-type="currency" office:currency="TRY" office:value="-12396.294" calcext:value-type="currency">
            <text:p>-₺12.396,29</text:p>
          </table:table-cell>
          <table:table-cell table:style-name="ce613"/>
          <table:table-cell table:style-name="ce622"/>
          <table:table-cell table:style-name="ce600" table:formula="of:=SUM([.H18:.H27])" office:value-type="currency" office:currency="TRY" office:value="-9573.197095773" calcext:value-type="currency">
            <text:p>-₺9.573,20</text:p>
          </table:table-cell>
          <table:table-cell table:style-name="ce635" table:formula="of:=SUM([.I18:.I27])" office:value-type="currency" office:currency="USD" office:value="-2002.8179459187" calcext:value-type="currency">
            <text:p>-$2,003</text:p>
          </table:table-cell>
          <table:table-cell table:style-name="ce639"/>
          <table:table-cell table:style-name="ce647"/>
          <table:table-cell table:style-name="ce639"/>
          <table:table-cell table:style-name="ce622"/>
          <table:table-cell table:style-name="ce600" table:formula="of:=SUM([.N18:.N27])" office:value-type="currency" office:currency="TRY" office:value="-2823.09690422699" calcext:value-type="currency">
            <text:p>-₺2.823,10</text:p>
          </table:table-cell>
          <table:table-cell table:style-name="ce635" table:formula="of:=SUM([.O18:.O27])" office:value-type="currency" office:currency="USD" office:value="-582.511305851348" calcext:value-type="currency">
            <text:p>-$583</text:p>
          </table:table-cell>
          <table:table-cell table:style-name="ce663"/>
          <table:table-cell table:style-name="ce667"/>
          <table:table-cell table:style-name="ce668"/>
          <table:table-cell table:style-name="ce667"/>
          <table:table-cell table:number-columns-repeated="1005"/>
        </table:table-row>
        <table:table-row table:style-name="ro6">
          <table:table-cell table:style-name="ce568"/>
          <table:table-cell table:style-name="ce579"/>
          <table:table-cell table:style-name="ce585" office:value-type="string" calcext:value-type="string">
            <text:p>Toplam – Net 2018-20</text:p>
          </table:table-cell>
          <table:table-cell table:style-name="ce568" table:formula="of:=[.D28]+[.D16]" office:value-type="float" office:value="143269" calcext:value-type="float">
            <text:p>143269</text:p>
          </table:table-cell>
          <table:table-cell table:style-name="ce568" table:formula="of:=[.E28]+[.E16]" office:value-type="float" office:value="9599.466" calcext:value-type="float">
            <text:p>9599,466</text:p>
          </table:table-cell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table:style-name="ce568" office:value-type="float" office:value="2021" calcext:value-type="float">
            <text:p>2021</text:p>
          </table:table-cell>
          <table:table-cell table:style-name="ce579" table:number-columns-repeated="2"/>
          <table:table-cell table:style-name="ce568"/>
          <table:table-cell/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9" table:formula="of:=['02-11-GLR'.G39]" office:value-type="currency" office:currency="TRY" office:value="6800" calcext:value-type="currency">
            <text:p>₺6.800,00</text:p>
          </table:table-cell>
          <table:table-cell table:style-name="ce611"/>
          <table:table-cell table:style-name="ce621" table:formula="of:=[.K31]/[.$E$5]" office:value-type="percentage" office:value="0.781572089907303" calcext:value-type="percentage">
            <text:p>%78,16</text:p>
          </table:table-cell>
          <table:table-cell table:style-name="ce607" table:formula="of:=[.G27]*[.E31]" office:value-type="currency" office:currency="TRY" office:value="5317.43234656437" calcext:value-type="currency">
            <text:p>₺5.317,43</text:p>
          </table:table-cell>
          <table:table-cell table:style-name="ce634" table:formula="of:=[.H31]/[.S31]" office:value-type="currency" office:currency="USD" office:value="650.84851243138" calcext:value-type="currency">
            <text:p>$651</text:p>
          </table:table-cell>
          <table:table-cell table:style-name="ce607" table:formula="of:=[.J27]+[.H31]" office:value-type="currency" office:currency="TRY" office:value="13000.0236640639" calcext:value-type="currency">
            <text:p>₺13.000,02</text:p>
          </table:table-cell>
          <table:table-cell table:formula="of:=[.K27]-[.O31]" office:value-type="currency" office:currency="USD" office:value="351707.440458286" calcext:value-type="currency">
            <text:p>$351,707.44</text:p>
          </table:table-cell>
          <table:table-cell/>
          <table:table-cell table:style-name="ce621" table:formula="of:=[.Q31]/[.$E$5]" office:value-type="percentage" office:value="0.218427910092697" calcext:value-type="percentage">
            <text:p>%21,84</text:p>
          </table:table-cell>
          <table:table-cell table:style-name="ce607" table:formula="of:=[.M27]*[.E31]" office:value-type="currency" office:currency="TRY" office:value="1482.56765343563" calcext:value-type="currency">
            <text:p>₺1.482,57</text:p>
          </table:table-cell>
          <table:table-cell table:formula="of:=[.N31]/[.S31]" office:value-type="currency" office:currency="USD" office:value="181.464829061888" calcext:value-type="currency">
            <text:p>$181</text:p>
          </table:table-cell>
          <table:table-cell table:style-name="ce607" table:formula="of:=[.P27]+[.N31]" office:value-type="currency" office:currency="TRY" office:value="3399.44233593612" calcext:value-type="currency">
            <text:p>₺3.399,44</text:p>
          </table:table-cell>
          <table:table-cell table:style-name="ce643" table:formula="of:=[.Q27]+[.O31]" office:value-type="currency" office:currency="USD" office:value="98292.5595417136" calcext:value-type="currency">
            <text:p>$98,292.56</text:p>
          </table:table-cell>
          <table:table-cell table:style-name="ce611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9" table:formula="of:=['02-11-GLR'.G36]+['02-11-GLR'.G37]" office:value-type="currency" office:currency="TRY" office:value="12000" calcext:value-type="currency">
            <text:p>₺12.000,00</text:p>
          </table:table-cell>
          <table:table-cell table:style-name="ce611"/>
          <table:table-cell table:style-name="ce621" table:formula="of:=[.K32]/[.$E$5]" office:value-type="percentage" office:value="0.780853872364869" calcext:value-type="percentage">
            <text:p>%78,09</text:p>
          </table:table-cell>
          <table:table-cell table:style-name="ce607" table:formula="of:=[.G31]*[.E32]" office:value-type="currency" office:currency="TRY" office:value="9378.86507888764" calcext:value-type="currency">
            <text:p>₺9.378,87</text:p>
          </table:table-cell>
          <table:table-cell table:style-name="ce634" table:formula="of:=[.H32]/[.S32]" office:value-type="currency" office:currency="USD" office:value="1156.45685313041" calcext:value-type="currency">
            <text:p>$1,156</text:p>
          </table:table-cell>
          <table:table-cell table:style-name="ce607" table:formula="of:=[.J31]+[.H32]" office:value-type="currency" office:currency="TRY" office:value="22378.8887429515" calcext:value-type="currency">
            <text:p>₺22.378,89</text:p>
          </table:table-cell>
          <table:table-cell table:formula="of:=[.K31]-[.O32]" office:value-type="currency" office:currency="USD" office:value="351384.242564191" calcext:value-type="currency">
            <text:p>$351,384.24</text:p>
          </table:table-cell>
          <table:table-cell/>
          <table:table-cell table:style-name="ce621" table:formula="of:=[.Q32]/[.$E$5]" office:value-type="percentage" office:value="0.219146127635131" calcext:value-type="percentage">
            <text:p>%21,91</text:p>
          </table:table-cell>
          <table:table-cell table:style-name="ce607" table:formula="of:=[.M31]*[.E32]" office:value-type="currency" office:currency="TRY" office:value="2621.13492111236" calcext:value-type="currency">
            <text:p>₺2.621,13</text:p>
          </table:table-cell>
          <table:table-cell table:formula="of:=[.N32]/[.S32]" office:value-type="currency" office:currency="USD" office:value="323.197894095236" calcext:value-type="currency">
            <text:p>$323</text:p>
          </table:table-cell>
          <table:table-cell table:style-name="ce607" table:formula="of:=[.P31]+[.N32]" office:value-type="currency" office:currency="TRY" office:value="6020.57725704848" calcext:value-type="currency">
            <text:p>₺6.020,58</text:p>
          </table:table-cell>
          <table:table-cell table:style-name="ce643" table:formula="of:=[.Q31]+[.O32]" office:value-type="currency" office:currency="USD" office:value="98615.7574358088" calcext:value-type="currency">
            <text:p>$98,615.76</text:p>
          </table:table-cell>
          <table:table-cell table:style-name="ce611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9" table:formula="of:=['02-11-GLR'.G41]" office:value-type="currency" office:currency="TRY" office:value="24000" calcext:value-type="currency">
            <text:p>₺24.000,00</text:p>
          </table:table-cell>
          <table:table-cell table:style-name="ce611"/>
          <table:table-cell table:style-name="ce621" table:formula="of:=[.K33]/[.$E$5]" office:value-type="percentage" office:value="0.779488475931005" calcext:value-type="percentage">
            <text:p>%77,95</text:p>
          </table:table-cell>
          <table:table-cell table:style-name="ce607" table:formula="of:=[.G32]*[.E33]" office:value-type="currency" office:currency="TRY" office:value="18740.4929367569" calcext:value-type="currency">
            <text:p>₺18.740,49</text:p>
          </table:table-cell>
          <table:table-cell table:style-name="ce634" table:formula="of:=[.H33]/[.S33]" office:value-type="currency" office:currency="USD" office:value="2189.30992251832" calcext:value-type="currency">
            <text:p>$2,189</text:p>
          </table:table-cell>
          <table:table-cell table:style-name="ce607" table:formula="of:=[.J32]+[.H33]" office:value-type="currency" office:currency="TRY" office:value="41119.3816797084" calcext:value-type="currency">
            <text:p>₺41.119,38</text:p>
          </table:table-cell>
          <table:table-cell table:formula="of:=[.K32]-[.O33]" office:value-type="currency" office:currency="USD" office:value="350769.814168952" calcext:value-type="currency">
            <text:p>$350,769.81</text:p>
          </table:table-cell>
          <table:table-cell/>
          <table:table-cell table:style-name="ce621" table:formula="of:=[.Q33]/[.$E$5]" office:value-type="percentage" office:value="0.220511524068994" calcext:value-type="percentage">
            <text:p>%22,05</text:p>
          </table:table-cell>
          <table:table-cell table:style-name="ce607" table:formula="of:=[.M32]*[.E33]" office:value-type="currency" office:currency="TRY" office:value="5259.50706324314" calcext:value-type="currency">
            <text:p>₺5.259,51</text:p>
          </table:table-cell>
          <table:table-cell table:formula="of:=[.N33]/[.S33]" office:value-type="currency" office:currency="USD" office:value="614.428395238684" calcext:value-type="currency">
            <text:p>$614</text:p>
          </table:table-cell>
          <table:table-cell table:style-name="ce607" table:formula="of:=[.P32]+[.N33]" office:value-type="currency" office:currency="TRY" office:value="11280.0843202916" calcext:value-type="currency">
            <text:p>₺11.280,08</text:p>
          </table:table-cell>
          <table:table-cell table:style-name="ce643" table:formula="of:=[.Q32]+[.O33]" office:value-type="currency" office:currency="USD" office:value="99230.1858310475" calcext:value-type="currency">
            <text:p>$99,230.19</text:p>
          </table:table-cell>
          <table:table-cell table:style-name="ce611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9" table:formula="of:=['02-11-GLR'.G42]+['02-11-GLR'.G43]+['02-11-GLR'.G44]" office:value-type="currency" office:currency="TRY" office:value="7500" calcext:value-type="currency">
            <text:p>₺7.500,00</text:p>
          </table:table-cell>
          <table:table-cell table:style-name="ce611"/>
          <table:table-cell table:style-name="ce621" table:formula="of:=[.K34]/[.$E$5]" office:value-type="percentage" office:value="0.779062119542628" calcext:value-type="percentage">
            <text:p>%77,91</text:p>
          </table:table-cell>
          <table:table-cell table:style-name="ce607" table:formula="of:=[.G33]*[.E34]" office:value-type="currency" office:currency="TRY" office:value="5846.16356948254" calcext:value-type="currency">
            <text:p>₺5.846,16</text:p>
          </table:table-cell>
          <table:table-cell table:style-name="ce634" table:formula="of:=[.H34]/[.S34]" office:value-type="currency" office:currency="USD" office:value="678.209230798439" calcext:value-type="currency">
            <text:p>$678</text:p>
          </table:table-cell>
          <table:table-cell table:style-name="ce607" table:formula="of:=[.J33]+[.H34]" office:value-type="currency" office:currency="TRY" office:value="46965.5452491909" calcext:value-type="currency">
            <text:p>₺46.965,55</text:p>
          </table:table-cell>
          <table:table-cell table:formula="of:=[.K33]-[.O34]" office:value-type="currency" office:currency="USD" office:value="350577.953794182" calcext:value-type="currency">
            <text:p>$350,577.95</text:p>
          </table:table-cell>
          <table:table-cell/>
          <table:table-cell table:style-name="ce621" table:formula="of:=[.Q34]/[.$E$5]" office:value-type="percentage" office:value="0.220937880457372" calcext:value-type="percentage">
            <text:p>%22,09</text:p>
          </table:table-cell>
          <table:table-cell table:style-name="ce607" table:formula="of:=[.M33]*[.E34]" office:value-type="currency" office:currency="TRY" office:value="1653.83643051746" calcext:value-type="currency">
            <text:p>₺1.653,84</text:p>
          </table:table-cell>
          <table:table-cell table:formula="of:=[.N34]/[.S34]" office:value-type="currency" office:currency="USD" office:value="191.860374770007" calcext:value-type="currency">
            <text:p>$192</text:p>
          </table:table-cell>
          <table:table-cell table:style-name="ce607" table:formula="of:=[.P33]+[.N34]" office:value-type="currency" office:currency="TRY" office:value="12933.9207508091" calcext:value-type="currency">
            <text:p>₺12.933,92</text:p>
          </table:table-cell>
          <table:table-cell table:style-name="ce643" table:formula="of:=[.Q33]+[.O34]" office:value-type="currency" office:currency="USD" office:value="99422.0462058175" calcext:value-type="currency">
            <text:p>$99,422.05</text:p>
          </table:table-cell>
          <table:table-cell table:style-name="ce611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9" table:formula="of:=['02-11-GLR'.G46]" office:value-type="currency" office:currency="TRY" office:value="28800" calcext:value-type="currency">
            <text:p>₺28.800,00</text:p>
          </table:table-cell>
          <table:table-cell table:style-name="ce611"/>
          <table:table-cell table:style-name="ce621" table:formula="of:=[.K35]/[.$E$5]" office:value-type="percentage" office:value="0.777372749847374" calcext:value-type="percentage">
            <text:p>%77,74</text:p>
          </table:table-cell>
          <table:table-cell table:style-name="ce607" table:formula="of:=[.G34]*[.E35]" office:value-type="currency" office:currency="TRY" office:value="22436.9890428277" calcext:value-type="currency">
            <text:p>₺22.436,99</text:p>
          </table:table-cell>
          <table:table-cell table:style-name="ce634" table:formula="of:=[.H35]/[.S35]" office:value-type="currency" office:currency="USD" office:value="2680.64385218969" calcext:value-type="currency">
            <text:p>$2,681</text:p>
          </table:table-cell>
          <table:table-cell table:style-name="ce607" table:formula="of:=[.J34]+[.H35]" office:value-type="currency" office:currency="TRY" office:value="69402.5342920186" calcext:value-type="currency">
            <text:p>₺69.402,53</text:p>
          </table:table-cell>
          <table:table-cell table:formula="of:=[.K34]-[.O35]" office:value-type="currency" office:currency="USD" office:value="349817.737431318" calcext:value-type="currency">
            <text:p>$349,817.74</text:p>
          </table:table-cell>
          <table:table-cell/>
          <table:table-cell table:style-name="ce621" table:formula="of:=[.Q35]/[.$E$5]" office:value-type="percentage" office:value="0.222627250152626" calcext:value-type="percentage">
            <text:p>%22,26</text:p>
          </table:table-cell>
          <table:table-cell table:style-name="ce607" table:formula="of:=[.M34]*[.E35]" office:value-type="currency" office:currency="TRY" office:value="6363.01095717232" calcext:value-type="currency">
            <text:p>₺6.363,01</text:p>
          </table:table-cell>
          <table:table-cell table:formula="of:=[.N35]/[.S35]" office:value-type="currency" office:currency="USD" office:value="760.216362864076" calcext:value-type="currency">
            <text:p>$760</text:p>
          </table:table-cell>
          <table:table-cell table:style-name="ce607" table:formula="of:=[.P34]+[.N35]" office:value-type="currency" office:currency="TRY" office:value="19296.9317079814" calcext:value-type="currency">
            <text:p>₺19.296,93</text:p>
          </table:table-cell>
          <table:table-cell table:style-name="ce643" table:formula="of:=[.Q34]+[.O35]" office:value-type="currency" office:currency="USD" office:value="100182.262568682" calcext:value-type="currency">
            <text:p>$100,182.26</text:p>
          </table:table-cell>
          <table:table-cell table:style-name="ce611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9" table:formula="of:=['02-11-GLR'.G48]" office:value-type="currency" office:currency="TRY" office:value="43160" calcext:value-type="currency">
            <text:p>₺43.160,00</text:p>
          </table:table-cell>
          <table:table-cell table:style-name="ce611"/>
          <table:table-cell table:style-name="ce621" table:formula="of:=[.K36]/[.$E$5]" office:value-type="percentage" office:value="0.775603700392051" calcext:value-type="percentage">
            <text:p>%77,56</text:p>
          </table:table-cell>
          <table:table-cell table:style-name="ce607" table:formula="of:=[.G35]*[.E36]" office:value-type="currency" office:currency="TRY" office:value="33551.4078834127" calcext:value-type="currency">
            <text:p>₺33.551,41</text:p>
          </table:table-cell>
          <table:table-cell table:style-name="ce634" table:formula="of:=[.H36]/[.S36]" office:value-type="currency" office:currency="USD" office:value="2779.73553300851" calcext:value-type="currency">
            <text:p>$2,780</text:p>
          </table:table-cell>
          <table:table-cell table:style-name="ce607" table:formula="of:=[.J35]+[.H36]" office:value-type="currency" office:currency="TRY" office:value="102953.942175431" calcext:value-type="currency">
            <text:p>₺102.953,94</text:p>
          </table:table-cell>
          <table:table-cell table:formula="of:=[.K35]-[.O36]" office:value-type="currency" office:currency="USD" office:value="349021.665176423" calcext:value-type="currency">
            <text:p>$349,021.67</text:p>
          </table:table-cell>
          <table:table-cell/>
          <table:table-cell table:style-name="ce621" table:formula="of:=[.Q36]/[.$E$5]" office:value-type="percentage" office:value="0.224396299607949" calcext:value-type="percentage">
            <text:p>%22,44</text:p>
          </table:table-cell>
          <table:table-cell table:style-name="ce607" table:formula="of:=[.M35]*[.E36]" office:value-type="currency" office:currency="TRY" office:value="9608.59211658732" calcext:value-type="currency">
            <text:p>₺9.608,59</text:p>
          </table:table-cell>
          <table:table-cell table:formula="of:=[.N36]/[.S36]" office:value-type="currency" office:currency="USD" office:value="796.072254895387" calcext:value-type="currency">
            <text:p>$796</text:p>
          </table:table-cell>
          <table:table-cell table:style-name="ce607" table:formula="of:=[.P35]+[.N36]" office:value-type="currency" office:currency="TRY" office:value="28905.5238245687" calcext:value-type="currency">
            <text:p>₺28.905,52</text:p>
          </table:table-cell>
          <table:table-cell table:style-name="ce643" table:formula="of:=[.Q35]+[.O36]" office:value-type="currency" office:currency="USD" office:value="100978.334823577" calcext:value-type="currency">
            <text:p>$100,978.33</text:p>
          </table:table-cell>
          <table:table-cell table:style-name="ce611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9" table:formula="of:=['02-11-GLR'.G50]" office:value-type="currency" office:currency="TRY" office:value="30000" calcext:value-type="currency">
            <text:p>₺30.000,00</text:p>
          </table:table-cell>
          <table:table-cell table:style-name="ce611"/>
          <table:table-cell table:style-name="ce621" table:formula="of:=[.K37]/[.$E$5]" office:value-type="percentage" office:value="0.77382489500475" calcext:value-type="percentage">
            <text:p>%77,38</text:p>
          </table:table-cell>
          <table:table-cell table:style-name="ce607" table:formula="of:=[.G36]*[.E37]" office:value-type="currency" office:currency="TRY" office:value="23268.1110117615" calcext:value-type="currency">
            <text:p>₺23.268,11</text:p>
          </table:table-cell>
          <table:table-cell table:style-name="ce634" table:formula="of:=[.H37]/[.S37]" office:value-type="currency" office:currency="USD" office:value="2766.71950199305" calcext:value-type="currency">
            <text:p>$2,767</text:p>
          </table:table-cell>
          <table:table-cell table:style-name="ce607" table:formula="of:=[.J36]+[.H37]" office:value-type="currency" office:currency="TRY" office:value="126222.053187193" calcext:value-type="currency">
            <text:p>₺126.222,05</text:p>
          </table:table-cell>
          <table:table-cell table:formula="of:=[.K36]-[.O37]" office:value-type="currency" office:currency="USD" office:value="348221.202752138" calcext:value-type="currency">
            <text:p>$348,221.20</text:p>
          </table:table-cell>
          <table:table-cell/>
          <table:table-cell table:style-name="ce621" table:formula="of:=[.Q37]/[.$E$5]" office:value-type="percentage" office:value="0.226175104995249" calcext:value-type="percentage">
            <text:p>%22,62</text:p>
          </table:table-cell>
          <table:table-cell table:style-name="ce607" table:formula="of:=[.M36]*[.E37]" office:value-type="currency" office:currency="TRY" office:value="6731.88898823846" calcext:value-type="currency">
            <text:p>₺6.731,89</text:p>
          </table:table-cell>
          <table:table-cell table:formula="of:=[.N37]/[.S37]" office:value-type="currency" office:currency="USD" office:value="800.462424285192" calcext:value-type="currency">
            <text:p>$800</text:p>
          </table:table-cell>
          <table:table-cell table:style-name="ce607" table:formula="of:=[.P36]+[.N37]" office:value-type="currency" office:currency="TRY" office:value="35637.4128128072" calcext:value-type="currency">
            <text:p>₺35.637,41</text:p>
          </table:table-cell>
          <table:table-cell table:style-name="ce643" table:formula="of:=[.Q36]+[.O37]" office:value-type="currency" office:currency="USD" office:value="101778.797247862" calcext:value-type="currency">
            <text:p>$101,778.80</text:p>
          </table:table-cell>
          <table:table-cell table:style-name="ce611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84"/>
          <table:table-cell/>
          <table:table-cell table:style-name="ce599" table:formula="of:=['02-12-GDR'.F116]" office:value-type="currency" office:currency="TRY" office:value="-15585" calcext:value-type="currency">
            <text:p>-₺15.585,00</text:p>
          </table:table-cell>
          <table:table-cell table:style-name="ce611"/>
          <table:table-cell table:style-name="ce621" table:formula="of:=[.K38]/[.$E$5]" office:value-type="percentage" office:value="0.774743206587752" calcext:value-type="percentage">
            <text:p>%77,47</text:p>
          </table:table-cell>
          <table:table-cell table:style-name="ce607" table:formula="of:=[.G37]*[.E38]" office:value-type="currency" office:currency="TRY" office:value="-12060.060988649" calcext:value-type="currency">
            <text:p>-₺12.060,06</text:p>
          </table:table-cell>
          <table:table-cell table:style-name="ce634" table:formula="of:=[.H38]/[.S38]" office:value-type="currency" office:currency="USD" office:value="-1413.8406786224" calcext:value-type="currency">
            <text:p>-$1,414</text:p>
          </table:table-cell>
          <table:table-cell table:style-name="ce607" table:formula="of:=[.J37]+[.H38]" office:value-type="currency" office:currency="TRY" office:value="114161.992198544" calcext:value-type="currency">
            <text:p>₺114.161,99</text:p>
          </table:table-cell>
          <table:table-cell table:formula="of:=[.K37]-[.O38]" office:value-type="currency" office:currency="USD" office:value="348634.442964488" calcext:value-type="currency">
            <text:p>$348,634.44</text:p>
          </table:table-cell>
          <table:table-cell/>
          <table:table-cell table:style-name="ce621" table:formula="of:=[.Q38]/[.$E$5]" office:value-type="percentage" office:value="0.225256793412248" calcext:value-type="percentage">
            <text:p>%22,53</text:p>
          </table:table-cell>
          <table:table-cell table:style-name="ce607" table:formula="of:=[.M37]*[.E38]" office:value-type="currency" office:currency="TRY" office:value="-3524.93901135096" calcext:value-type="currency">
            <text:p>-₺3.524,94</text:p>
          </table:table-cell>
          <table:table-cell table:formula="of:=[.N38]/[.S38]" office:value-type="currency" office:currency="USD" office:value="-413.24021235064" calcext:value-type="currency">
            <text:p>-$413</text:p>
          </table:table-cell>
          <table:table-cell table:style-name="ce607" table:formula="of:=[.P37]+[.N38]" office:value-type="currency" office:currency="TRY" office:value="32112.4738014562" calcext:value-type="currency">
            <text:p>₺32.112,47</text:p>
          </table:table-cell>
          <table:table-cell table:style-name="ce643" table:formula="of:=[.Q37]+[.O38]" office:value-type="currency" office:currency="USD" office:value="101365.557035511" calcext:value-type="currency">
            <text:p>$101,365.56</text:p>
          </table:table-cell>
          <table:table-cell table:style-name="ce61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84"/>
          <table:table-cell/>
          <table:table-cell table:style-name="ce599" table:formula="of:=['02-12-GDR'.F127]" office:value-type="currency" office:currency="TRY" office:value="-12305" calcext:value-type="currency">
            <text:p>-₺12.305,00</text:p>
          </table:table-cell>
          <table:table-cell table:style-name="ce611"/>
          <table:table-cell table:style-name="ce621" table:formula="of:=[.K39]/[.$E$5]" office:value-type="percentage" office:value="0.775465307627986" calcext:value-type="percentage">
            <text:p>%77,55</text:p>
          </table:table-cell>
          <table:table-cell table:style-name="ce607" table:formula="of:=[.G38]*[.E39]" office:value-type="currency" office:currency="TRY" office:value="-9533.21515706229" calcext:value-type="currency">
            <text:p>-₺9.533,22</text:p>
          </table:table-cell>
          <table:table-cell table:style-name="ce634" table:formula="of:=[.H39]/[.S39]" office:value-type="currency" office:currency="USD" office:value="-1117.61021770953" calcext:value-type="currency">
            <text:p>-$1,118</text:p>
          </table:table-cell>
          <table:table-cell table:style-name="ce607" table:formula="of:=[.J38]+[.H39]" office:value-type="currency" office:currency="TRY" office:value="104628.777041481" calcext:value-type="currency">
            <text:p>₺104.628,78</text:p>
          </table:table-cell>
          <table:table-cell table:formula="of:=[.K38]-[.O39]" office:value-type="currency" office:currency="USD" office:value="348959.388432594" calcext:value-type="currency">
            <text:p>$348,959.39</text:p>
          </table:table-cell>
          <table:table-cell/>
          <table:table-cell table:style-name="ce621" table:formula="of:=[.Q39]/[.$E$5]" office:value-type="percentage" office:value="0.224534692372014" calcext:value-type="percentage">
            <text:p>%22,45</text:p>
          </table:table-cell>
          <table:table-cell table:style-name="ce607" table:formula="of:=[.M38]*[.E39]" office:value-type="currency" office:currency="TRY" office:value="-2771.78484293771" calcext:value-type="currency">
            <text:p>-₺2.771,78</text:p>
          </table:table-cell>
          <table:table-cell table:formula="of:=[.N39]/[.S39]" office:value-type="currency" office:currency="USD" office:value="-324.945468105241" calcext:value-type="currency">
            <text:p>-$325</text:p>
          </table:table-cell>
          <table:table-cell table:style-name="ce607" table:formula="of:=[.P38]+[.N39]" office:value-type="currency" office:currency="TRY" office:value="29340.6889585185" calcext:value-type="currency">
            <text:p>₺29.340,69</text:p>
          </table:table-cell>
          <table:table-cell table:style-name="ce643" table:formula="of:=[.Q38]+[.O39]" office:value-type="currency" office:currency="USD" office:value="101040.611567406" calcext:value-type="currency">
            <text:p>$101,040.61</text:p>
          </table:table-cell>
          <table:table-cell table:style-name="ce61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84"/>
          <table:table-cell/>
          <table:table-cell table:style-name="ce599" table:formula="of:=['02-12-GDR'.F104]" office:value-type="currency" office:currency="TRY" office:value="-4179.31" calcext:value-type="currency">
            <text:p>-₺4.179,31</text:p>
          </table:table-cell>
          <table:table-cell table:style-name="ce611"/>
          <table:table-cell table:style-name="ce621" table:formula="of:=[.K40]/[.$E$5]" office:value-type="percentage" office:value="0.775709778146464" calcext:value-type="percentage">
            <text:p>%77,57</text:p>
          </table:table-cell>
          <table:table-cell table:style-name="ce607" table:formula="of:=[.G39]*[.E40]" office:value-type="currency" office:currency="TRY" office:value="-3240.90991482272" calcext:value-type="currency">
            <text:p>-₺3.240,91</text:p>
          </table:table-cell>
          <table:table-cell table:style-name="ce634" table:formula="of:=[.H40]/[.S40]" office:value-type="currency" office:currency="USD" office:value="-379.942545700201" calcext:value-type="currency">
            <text:p>-$380</text:p>
          </table:table-cell>
          <table:table-cell table:style-name="ce607" table:formula="of:=[.J39]+[.H40]" office:value-type="currency" office:currency="TRY" office:value="101387.867126659" calcext:value-type="currency">
            <text:p>₺101.387,87</text:p>
          </table:table-cell>
          <table:table-cell table:formula="of:=[.K39]-[.O40]" office:value-type="currency" office:currency="USD" office:value="349069.400165909" calcext:value-type="currency">
            <text:p>$349,069.40</text:p>
          </table:table-cell>
          <table:table-cell/>
          <table:table-cell table:style-name="ce621" table:formula="of:=[.Q40]/[.$E$5]" office:value-type="percentage" office:value="0.224290221853536" calcext:value-type="percentage">
            <text:p>%22,43</text:p>
          </table:table-cell>
          <table:table-cell table:style-name="ce607" table:formula="of:=[.M39]*[.E40]" office:value-type="currency" office:currency="TRY" office:value="-938.400085177281" calcext:value-type="currency">
            <text:p>-₺938,4</text:p>
          </table:table-cell>
          <table:table-cell table:formula="of:=[.N40]/[.S40]" office:value-type="currency" office:currency="USD" office:value="-110.011733315039" calcext:value-type="currency">
            <text:p>-$110</text:p>
          </table:table-cell>
          <table:table-cell table:style-name="ce607" table:formula="of:=[.P39]+[.N40]" office:value-type="currency" office:currency="TRY" office:value="28402.2888733412" calcext:value-type="currency">
            <text:p>₺28.402,29</text:p>
          </table:table-cell>
          <table:table-cell table:style-name="ce643" table:formula="of:=[.Q39]+[.O40]" office:value-type="currency" office:currency="USD" office:value="100930.599834091" calcext:value-type="currency">
            <text:p>$100,930.60</text:p>
          </table:table-cell>
          <table:table-cell table:style-name="ce61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office:value-type="string" calcext:value-type="string">
            <text:p>Yıllık Toplam 2021</text:p>
          </table:table-cell>
          <table:table-cell table:style-name="ce578"/>
          <table:table-cell table:style-name="ce590" table:formula="of:=SUM([.D31:.D40])" office:value-type="float" office:value="132760" calcext:value-type="float">
            <text:p>132760</text:p>
          </table:table-cell>
          <table:table-cell table:style-name="ce600" table:formula="of:=SUM([.E31:.E40])" office:value-type="currency" office:currency="TRY" office:value="120190.69" calcext:value-type="currency">
            <text:p>₺120.190,69</text:p>
          </table:table-cell>
          <table:table-cell table:style-name="ce612"/>
          <table:table-cell table:style-name="ce622"/>
          <table:table-cell table:style-name="ce600" table:formula="of:=SUM([.H31:.H40])" office:value-type="currency" office:currency="TRY" office:value="93705.2758091592" calcext:value-type="currency">
            <text:p>₺93.705,28</text:p>
          </table:table-cell>
          <table:table-cell table:style-name="ce635" table:formula="of:=SUM([.I31:.I40])" office:value-type="currency" office:currency="USD" office:value="9990.52996403767" calcext:value-type="currency">
            <text:p>$9,991</text:p>
          </table:table-cell>
          <table:table-cell table:style-name="ce640"/>
          <table:table-cell table:style-name="ce647"/>
          <table:table-cell table:style-name="ce639"/>
          <table:table-cell table:style-name="ce622"/>
          <table:table-cell table:style-name="ce600" table:formula="of:=SUM([.N31:.N40])" office:value-type="currency" office:currency="TRY" office:value="26485.4141908407" calcext:value-type="currency">
            <text:p>₺26.485,41</text:p>
          </table:table-cell>
          <table:table-cell table:style-name="ce635" table:formula="of:=SUM([.O31:.O40])" office:value-type="currency" office:currency="USD" office:value="2819.50512143955" calcext:value-type="currency">
            <text:p>$2,820</text:p>
          </table:table-cell>
          <table:table-cell table:style-name="ce663"/>
          <table:table-cell table:style-name="ce647"/>
          <table:table-cell table:style-name="ce668"/>
          <table:table-cell table:style-name="ce667"/>
          <table:table-cell table:number-columns-repeated="1005"/>
        </table:table-row>
        <table:table-row table:style-name="ro6">
          <table:table-cell table:number-columns-repeated="2"/>
          <table:table-cell table:style-name="ce585" office:value-type="string" calcext:value-type="string">
            <text:p>Toplam – Net 2018-21</text:p>
          </table:table-cell>
          <table:table-cell table:style-name="ce568" table:formula="of:=[.D41]+[.D29]" office:value-type="float" office:value="276029" calcext:value-type="float">
            <text:p>276029</text:p>
          </table:table-cell>
          <table:table-cell table:style-name="ce568" table:formula="of:=[.E41]+[.E29]" office:value-type="float" office:value="129790.156" calcext:value-type="float">
            <text:p>129790,156</text:p>
          </table:table-cell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 table:number-rows-repeated="2">
          <table:table-cell table:number-columns-repeated="2"/>
          <table:table-cell table:style-name="ce585"/>
          <table:table-cell table:style-name="ce568" table:number-columns-repeated="2"/>
          <table:table-cell table:style-name="ce610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number-columns-repeated="1006"/>
        </table:table-row>
        <table:table-row table:style-name="ro6">
          <table:table-cell table:style-name="ce568" office:value-type="float" office:value="2022" calcext:value-type="float">
            <text:p>2022</text:p>
          </table:table-cell>
          <table:table-cell table:style-name="ce579" table:number-columns-repeated="2"/>
          <table:table-cell table:style-name="ce568"/>
          <table:table-cell table:style-name="ce599"/>
          <table:table-cell table:style-name="ce611"/>
          <table:table-cell table:style-name="ce621"/>
          <table:table-cell table:number-columns-repeated="5"/>
          <table:table-cell table:style-name="ce621"/>
          <table:table-cell table:number-columns-repeated="4"/>
          <table:table-cell table:style-name="ce610"/>
          <table:table-cell table:style-name="ce607"/>
          <table:table-cell table:number-columns-repeated="1005"/>
        </table:table-row>
        <table:table-row table:style-name="ro6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9" table:formula="of:=['02-11-GLR'.G61]+['02-11-GLR'.G62]+['02-11-GLR'.G63]" office:value-type="currency" office:currency="TRY" office:value="36000" calcext:value-type="currency">
            <text:p>₺36.000,00</text:p>
          </table:table-cell>
          <table:table-cell table:style-name="ce611"/>
          <table:table-cell table:style-name="ce621" table:formula="of:=[.K46]/[.$E$5]" office:value-type="percentage" office:value="0.774671998056916" calcext:value-type="percentage">
            <text:p>%77,47</text:p>
          </table:table-cell>
          <table:table-cell table:style-name="ce607" table:formula="of:=[.G40]*[.E46]" office:value-type="currency" office:currency="TRY" office:value="27925.5520132727" calcext:value-type="currency">
            <text:p>₺27.925,55</text:p>
          </table:table-cell>
          <table:table-cell table:style-name="ce634" table:formula="of:=[.H46]/[.S46]" office:value-type="currency" office:currency="USD" office:value="1615.12735762132" calcext:value-type="currency">
            <text:p>$1,615</text:p>
          </table:table-cell>
          <table:table-cell table:style-name="ce607" table:formula="of:=[.J40]+[.H46]" office:value-type="currency" office:currency="TRY" office:value="129313.419139931" calcext:value-type="currency">
            <text:p>₺129.313,42</text:p>
          </table:table-cell>
          <table:table-cell table:formula="of:=[.K40]-[.O46]" office:value-type="currency" office:currency="USD" office:value="348602.399125612" calcext:value-type="currency">
            <text:p>$348,602.40</text:p>
          </table:table-cell>
          <table:table-cell/>
          <table:table-cell table:style-name="ce621" table:formula="of:=[.Q46]/[.$E$5]" office:value-type="percentage" office:value="0.225328001943084" calcext:value-type="percentage">
            <text:p>%22,53</text:p>
          </table:table-cell>
          <table:table-cell table:style-name="ce607" table:formula="of:=[.M40]*[.E46]" office:value-type="currency" office:currency="TRY" office:value="8074.4479867273" calcext:value-type="currency">
            <text:p>₺8.074,45</text:p>
          </table:table-cell>
          <table:table-cell table:formula="of:=[.N46]/[.S46]" office:value-type="currency" office:currency="USD" office:value="467.001040296547" calcext:value-type="currency">
            <text:p>$467</text:p>
          </table:table-cell>
          <table:table-cell table:style-name="ce607" table:formula="of:=[.P40]+[.N46]" office:value-type="currency" office:currency="TRY" office:value="36476.7368600685" calcext:value-type="currency">
            <text:p>₺36.476,74</text:p>
          </table:table-cell>
          <table:table-cell table:style-name="ce643" table:formula="of:=[.Q40]+[.O46]" office:value-type="currency" office:currency="USD" office:value="101397.600874388" calcext:value-type="currency">
            <text:p>$101,397.60</text:p>
          </table:table-cell>
          <table:table-cell table:style-name="ce611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9" table:formula="of:=['02-11-GLR'.G65]" office:value-type="currency" office:currency="TRY" office:value="20000" calcext:value-type="currency">
            <text:p>₺20.000,00</text:p>
          </table:table-cell>
          <table:table-cell table:style-name="ce611"/>
          <table:table-cell table:style-name="ce621" table:formula="of:=[.K47]/[.$E$5]" office:value-type="percentage" office:value="0.77410620269736" calcext:value-type="percentage">
            <text:p>%77,41</text:p>
          </table:table-cell>
          <table:table-cell table:style-name="ce607" table:formula="of:=[.G46]*[.E47]" office:value-type="currency" office:currency="TRY" office:value="15493.4399611383" calcext:value-type="currency">
            <text:p>₺15.493,44</text:p>
          </table:table-cell>
          <table:table-cell table:style-name="ce634" table:formula="of:=[.H47]/[.S47]" office:value-type="currency" office:currency="USD" office:value="895.574564227648" calcext:value-type="currency">
            <text:p>$896</text:p>
          </table:table-cell>
          <table:table-cell table:style-name="ce607" table:formula="of:=[.J46]+[.H47]" office:value-type="currency" office:currency="TRY" office:value="144806.85910107" calcext:value-type="currency">
            <text:p>₺144.806,86</text:p>
          </table:table-cell>
          <table:table-cell table:formula="of:=[.K46]-[.O47]" office:value-type="currency" office:currency="USD" office:value="348347.791213812" calcext:value-type="currency">
            <text:p>$348,347.79</text:p>
          </table:table-cell>
          <table:table-cell/>
          <table:table-cell table:style-name="ce621" table:formula="of:=[.Q47]/[.$E$5]" office:value-type="percentage" office:value="0.22589379730264" calcext:value-type="percentage">
            <text:p>%22,59</text:p>
          </table:table-cell>
          <table:table-cell table:style-name="ce607" table:formula="of:=[.M46]*[.E47]" office:value-type="currency" office:currency="TRY" office:value="4506.56003886168" calcext:value-type="currency">
            <text:p>₺4.506,56</text:p>
          </table:table-cell>
          <table:table-cell table:formula="of:=[.N47]/[.S67]" office:value-type="currency" office:currency="USD" office:value="254.607911800095" calcext:value-type="currency">
            <text:p>$255</text:p>
          </table:table-cell>
          <table:table-cell table:style-name="ce607" table:formula="of:=[.P46]+[.N47]" office:value-type="currency" office:currency="TRY" office:value="40983.2968989302" calcext:value-type="currency">
            <text:p>₺40.983,3</text:p>
          </table:table-cell>
          <table:table-cell table:style-name="ce643" table:formula="of:=[.Q46]+[.O47]" office:value-type="currency" office:currency="USD" office:value="101652.208786188" calcext:value-type="currency">
            <text:p>$101,652.21</text:p>
          </table:table-cell>
          <table:table-cell table:style-name="ce611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9" table:formula="of:=['02-11-GLR'.G66]" office:value-type="currency" office:currency="TRY" office:value="25000" calcext:value-type="currency">
            <text:p>₺25.000,00</text:p>
          </table:table-cell>
          <table:table-cell table:style-name="ce611"/>
          <table:table-cell table:style-name="ce621" table:formula="of:=[.K48]/[.$E$5]" office:value-type="percentage" office:value="0.77343509813021" calcext:value-type="percentage">
            <text:p>%77,34</text:p>
          </table:table-cell>
          <table:table-cell table:style-name="ce607" table:formula="of:=[.G47]*[.E48]" office:value-type="currency" office:currency="TRY" office:value="19352.655067434" calcext:value-type="currency">
            <text:p>₺19.352,66</text:p>
          </table:table-cell>
          <table:table-cell table:style-name="ce634" table:formula="of:=[.H48]/[.S48]" office:value-type="currency" office:currency="USD" office:value="1034.90134050449" calcext:value-type="currency">
            <text:p>$1,035</text:p>
          </table:table-cell>
          <table:table-cell table:style-name="ce607" table:formula="of:=[.J47]+[.H48]" office:value-type="currency" office:currency="TRY" office:value="164159.514168504" calcext:value-type="currency">
            <text:p>₺164.159,51</text:p>
          </table:table-cell>
          <table:table-cell table:formula="of:=[.K47]-[.O48]" office:value-type="currency" office:currency="USD" office:value="348045.794158595" calcext:value-type="currency">
            <text:p>$348,045.79</text:p>
          </table:table-cell>
          <table:table-cell/>
          <table:table-cell table:style-name="ce621" table:formula="of:=[.Q48]/[.$E$5]" office:value-type="percentage" office:value="0.226564901869789" calcext:value-type="percentage">
            <text:p>%22,66</text:p>
          </table:table-cell>
          <table:table-cell table:style-name="ce607" table:formula="of:=[.M47]*[.E48]" office:value-type="currency" office:currency="TRY" office:value="5647.34493256599" calcext:value-type="currency">
            <text:p>₺5.647,34</text:p>
          </table:table-cell>
          <table:table-cell table:formula="of:=[.N48]/[.S48]" office:value-type="currency" office:currency="USD" office:value="301.997055217433" calcext:value-type="currency">
            <text:p>$302</text:p>
          </table:table-cell>
          <table:table-cell table:style-name="ce607" table:formula="of:=[.P47]+[.N48]" office:value-type="currency" office:currency="TRY" office:value="46630.6418314962" calcext:value-type="currency">
            <text:p>₺46.630,64</text:p>
          </table:table-cell>
          <table:table-cell table:style-name="ce643" table:formula="of:=[.Q47]+[.O48]" office:value-type="currency" office:currency="USD" office:value="101954.205841405" calcext:value-type="currency">
            <text:p>$101,954.21</text:p>
          </table:table-cell>
          <table:table-cell table:style-name="ce611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84"/>
          <table:table-cell/>
          <table:table-cell table:style-name="ce599" table:formula="of:=['02-12-GDR'.F134]" office:value-type="currency" office:currency="TRY" office:value="-8594.06" calcext:value-type="currency">
            <text:p>-₺8.594,06</text:p>
          </table:table-cell>
          <table:table-cell table:style-name="ce611"/>
          <table:table-cell table:style-name="ce621" table:formula="of:=[.K49]/[.$E$5]" office:value-type="percentage" office:value="0.773675482372255" calcext:value-type="percentage">
            <text:p>%77,37</text:p>
          </table:table-cell>
          <table:table-cell table:style-name="ce607" table:formula="of:=[.G48]*[.E49]" office:value-type="currency" office:currency="TRY" office:value="-6646.94763943691" calcext:value-type="currency">
            <text:p>-₺6.646,95</text:p>
          </table:table-cell>
          <table:table-cell table:style-name="ce634" table:formula="of:=[.H49]/[.S49]" office:value-type="currency" office:currency="USD" office:value="-369.274868857606" calcext:value-type="currency">
            <text:p>-$369</text:p>
          </table:table-cell>
          <table:table-cell table:style-name="ce607" table:formula="of:=[.J48]+[.H49]" office:value-type="currency" office:currency="TRY" office:value="157512.566529067" calcext:value-type="currency">
            <text:p>₺157.512,57</text:p>
          </table:table-cell>
          <table:table-cell table:formula="of:=[.K48]-[.O49]" office:value-type="currency" office:currency="USD" office:value="348153.967067515" calcext:value-type="currency">
            <text:p>$348,153.97</text:p>
          </table:table-cell>
          <table:table-cell/>
          <table:table-cell table:style-name="ce621" table:formula="of:=[.Q49]/[.$E$5]" office:value-type="percentage" office:value="0.226324517627745" calcext:value-type="percentage">
            <text:p>%22,63</text:p>
          </table:table-cell>
          <table:table-cell table:style-name="ce607" table:formula="of:=[.M48]*[.E49]" office:value-type="currency" office:currency="TRY" office:value="-1947.11236056308" calcext:value-type="currency">
            <text:p>-₺1.947,11</text:p>
          </table:table-cell>
          <table:table-cell table:formula="of:=[.N49]/[.S49]" office:value-type="currency" office:currency="USD" office:value="-108.172908920171" calcext:value-type="currency">
            <text:p>-$108</text:p>
          </table:table-cell>
          <table:table-cell table:style-name="ce607" table:formula="of:=[.P48]+[.N49]" office:value-type="currency" office:currency="TRY" office:value="44683.5294709331" calcext:value-type="currency">
            <text:p>₺44.683,53</text:p>
          </table:table-cell>
          <table:table-cell table:style-name="ce643" table:formula="of:=[.Q48]+[.O49]" office:value-type="currency" office:currency="USD" office:value="101846.032932485" calcext:value-type="currency">
            <text:p>$101,846.03</text:p>
          </table:table-cell>
          <table:table-cell table:style-name="ce611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9" office:value-type="currency" office:currency="TRY" office:value="40000" calcext:value-type="currency">
            <text:p>₺40.000,00</text:p>
          </table:table-cell>
          <table:table-cell table:style-name="ce611"/>
          <table:table-cell table:style-name="ce621" table:formula="of:=[.K50]/[.$E$5]" office:value-type="percentage" office:value="0.772588037242512" calcext:value-type="percentage">
            <text:p>%77,26</text:p>
          </table:table-cell>
          <table:table-cell table:style-name="ce607" table:formula="of:=[.G49]*[.E50]" office:value-type="currency" office:currency="TRY" office:value="30947.0192948902" calcext:value-type="currency">
            <text:p>₺30.947,02</text:p>
          </table:table-cell>
          <table:table-cell table:style-name="ce634" table:formula="of:=[.H50]/[.S50]" office:value-type="currency" office:currency="USD" office:value="1672.81185377785" calcext:value-type="currency">
            <text:p>$1,673</text:p>
          </table:table-cell>
          <table:table-cell table:style-name="ce607" table:formula="of:=[.J49]+[.H50]" office:value-type="currency" office:currency="TRY" office:value="188459.585823957" calcext:value-type="currency">
            <text:p>₺188.459,59</text:p>
          </table:table-cell>
          <table:table-cell table:formula="of:=[.K49]-[.O50]" office:value-type="currency" office:currency="USD" office:value="347664.61675913" calcext:value-type="currency">
            <text:p>$347,664.62</text:p>
          </table:table-cell>
          <table:table-cell/>
          <table:table-cell table:style-name="ce621" table:formula="of:=[.Q50]/[.$E$5]" office:value-type="percentage" office:value="0.227411962757488" calcext:value-type="percentage">
            <text:p>%22,74</text:p>
          </table:table-cell>
          <table:table-cell table:style-name="ce607" table:formula="of:=[.M49]*[.E50]" office:value-type="currency" office:currency="TRY" office:value="9052.98070510979" calcext:value-type="currency">
            <text:p>₺9.052,98</text:p>
          </table:table-cell>
          <table:table-cell table:formula="of:=[.N50]/[.S50]" office:value-type="currency" office:currency="USD" office:value="489.350308384313" calcext:value-type="currency">
            <text:p>$489</text:p>
          </table:table-cell>
          <table:table-cell table:style-name="ce607" table:formula="of:=[.P49]+[.N50]" office:value-type="currency" office:currency="TRY" office:value="53736.5101760429" calcext:value-type="currency">
            <text:p>₺53.736,51</text:p>
          </table:table-cell>
          <table:table-cell table:style-name="ce643" table:formula="of:=[.Q49]+[.O50]" office:value-type="currency" office:currency="USD" office:value="102335.383240869" calcext:value-type="currency">
            <text:p>$102,335.38</text:p>
          </table:table-cell>
          <table:table-cell table:style-name="ce61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1"/>
          <table:table-cell table:style-name="ce621" table:formula="of:=[.K51]/[.$E$5]" office:value-type="percentage" office:value="0.772560720490229" calcext:value-type="percentage">
            <text:p>%77,26</text:p>
          </table:table-cell>
          <table:table-cell table:style-name="ce607" table:formula="of:=[.G50]*[.E51]" office:value-type="currency" office:currency="TRY" office:value="772.588037242512" calcext:value-type="currency">
            <text:p>₺772,59</text:p>
          </table:table-cell>
          <table:table-cell table:style-name="ce634" table:formula="of:=[.H51]/[.S51]" office:value-type="currency" office:currency="USD" office:value="41.7615155266223" calcext:value-type="currency">
            <text:p>$42</text:p>
          </table:table-cell>
          <table:table-cell table:style-name="ce607" table:formula="of:=[.J50]+[.H51]" office:value-type="currency" office:currency="TRY" office:value="189232.1738612" calcext:value-type="currency">
            <text:p>₺189.232,17</text:p>
          </table:table-cell>
          <table:table-cell table:formula="of:=[.K50]-[.O51]" office:value-type="currency" office:currency="USD" office:value="347652.324220603" calcext:value-type="currency">
            <text:p>$347,652.32</text:p>
          </table:table-cell>
          <table:table-cell/>
          <table:table-cell table:style-name="ce621" table:formula="of:=[.Q51]/[.$E$5]" office:value-type="percentage" office:value="0.227439279509771" calcext:value-type="percentage">
            <text:p>%22,74</text:p>
          </table:table-cell>
          <table:table-cell table:style-name="ce607" table:formula="of:=[.M50]*[.E51]" office:value-type="currency" office:currency="TRY" office:value="227.411962757488" calcext:value-type="currency">
            <text:p>₺227,41</text:p>
          </table:table-cell>
          <table:table-cell table:formula="of:=[.N51]/[.S51]" office:value-type="currency" office:currency="USD" office:value="12.2925385274318" calcext:value-type="currency">
            <text:p>$12</text:p>
          </table:table-cell>
          <table:table-cell table:style-name="ce607" table:formula="of:=[.P50]+[.N51]" office:value-type="currency" office:currency="TRY" office:value="53963.9221388004" calcext:value-type="currency">
            <text:p>₺53.963,92</text:p>
          </table:table-cell>
          <table:table-cell table:style-name="ce643" table:formula="of:=[.Q50]+[.O51]" office:value-type="currency" office:currency="USD" office:value="102347.675779397" calcext:value-type="currency">
            <text:p>$102,347.68</text:p>
          </table:table-cell>
          <table:table-cell table:style-name="ce61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9" table:formula="of:=['02-11-GLR'.G72]" office:value-type="currency" office:currency="TRY" office:value="40000" calcext:value-type="currency">
            <text:p>₺40.000,00</text:p>
          </table:table-cell>
          <table:table-cell table:style-name="ce611"/>
          <table:table-cell table:style-name="ce621" table:formula="of:=[.K52]/[.$E$5]" office:value-type="percentage" office:value="0.771523960241751" calcext:value-type="percentage">
            <text:p>%77,15</text:p>
          </table:table-cell>
          <table:table-cell table:style-name="ce607" table:formula="of:=[.G51]*[.E52]" office:value-type="currency" office:currency="TRY" office:value="30902.4288196091" calcext:value-type="currency">
            <text:p>₺30.902,43</text:p>
          </table:table-cell>
          <table:table-cell table:style-name="ce634" table:formula="of:=[.H52]/[.S52]" office:value-type="currency" office:currency="USD" office:value="1584.73993946714" calcext:value-type="currency">
            <text:p>$1,585</text:p>
          </table:table-cell>
          <table:table-cell table:style-name="ce607" table:formula="of:=[.J51]+[.H52]" office:value-type="currency" office:currency="TRY" office:value="220134.602680809" calcext:value-type="currency">
            <text:p>₺220.134,6</text:p>
          </table:table-cell>
          <table:table-cell table:formula="of:=[.K51]-[.O52]" office:value-type="currency" office:currency="USD" office:value="347185.782108788" calcext:value-type="currency">
            <text:p>$347,185.78</text:p>
          </table:table-cell>
          <table:table-cell/>
          <table:table-cell table:style-name="ce621" table:formula="of:=[.Q52]/[.$E$5]" office:value-type="percentage" office:value="0.228476039758248" calcext:value-type="percentage">
            <text:p>%22,85</text:p>
          </table:table-cell>
          <table:table-cell table:style-name="ce607" table:formula="of:=[.M51]*[.E52]" office:value-type="currency" office:currency="TRY" office:value="9097.57118039083" calcext:value-type="currency">
            <text:p>₺9.097,57</text:p>
          </table:table-cell>
          <table:table-cell table:formula="of:=[.N52]/[.S52]" office:value-type="currency" office:currency="USD" office:value="466.542111814914" calcext:value-type="currency">
            <text:p>$467</text:p>
          </table:table-cell>
          <table:table-cell table:style-name="ce607" table:formula="of:=[.P51]+[.N52]" office:value-type="currency" office:currency="TRY" office:value="63061.4933191912" calcext:value-type="currency">
            <text:p>₺63.061,49</text:p>
          </table:table-cell>
          <table:table-cell table:style-name="ce643" table:formula="of:=[.Q51]+[.O52]" office:value-type="currency" office:currency="USD" office:value="102814.217891212" calcext:value-type="currency">
            <text:p>$102,814.22</text:p>
          </table:table-cell>
          <table:table-cell table:style-name="ce611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1"/>
          <table:table-cell table:style-name="ce621" table:formula="of:=[.K53]/[.$E$5]" office:value-type="percentage" office:value="0.771496515672411" calcext:value-type="percentage">
            <text:p>%77,15</text:p>
          </table:table-cell>
          <table:table-cell table:style-name="ce607" table:formula="of:=[.G52]*[.E53]" office:value-type="currency" office:currency="TRY" office:value="771.523960241751" calcext:value-type="currency">
            <text:p>₺771,52</text:p>
          </table:table-cell>
          <table:table-cell table:style-name="ce634" table:formula="of:=[.H53]/[.S53]" office:value-type="currency" office:currency="USD" office:value="41.7039978509055" calcext:value-type="currency">
            <text:p>$42</text:p>
          </table:table-cell>
          <table:table-cell table:style-name="ce607" table:formula="of:=[.J52]+[.H53]" office:value-type="currency" office:currency="TRY" office:value="220906.12664105" calcext:value-type="currency">
            <text:p>₺220.906,13</text:p>
          </table:table-cell>
          <table:table-cell table:formula="of:=[.K52]-[.O53]" office:value-type="currency" office:currency="USD" office:value="347173.432052585" calcext:value-type="currency">
            <text:p>$347,173.43</text:p>
          </table:table-cell>
          <table:table-cell/>
          <table:table-cell table:style-name="ce621" table:formula="of:=[.Q53]/[.$E$5]" office:value-type="percentage" office:value="0.228503484327589" calcext:value-type="percentage">
            <text:p>%22,85</text:p>
          </table:table-cell>
          <table:table-cell table:style-name="ce607" table:formula="of:=[.M52]*[.E53]" office:value-type="currency" office:currency="TRY" office:value="228.476039758248" calcext:value-type="currency">
            <text:p>₺228,48</text:p>
          </table:table-cell>
          <table:table-cell table:formula="of:=[.N53]/[.S53]" office:value-type="currency" office:currency="USD" office:value="12.3500562031486" calcext:value-type="currency">
            <text:p>$12</text:p>
          </table:table-cell>
          <table:table-cell table:style-name="ce607" table:formula="of:=[.P52]+[.N53]" office:value-type="currency" office:currency="TRY" office:value="63289.9693589495" calcext:value-type="currency">
            <text:p>₺63.289,97</text:p>
          </table:table-cell>
          <table:table-cell table:style-name="ce643" table:formula="of:=[.Q52]+[.O53]" office:value-type="currency" office:currency="USD" office:value="102826.567947415" calcext:value-type="currency">
            <text:p>$102,826.57</text:p>
          </table:table-cell>
          <table:table-cell table:style-name="ce61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9" office:value-type="currency" office:currency="TRY" office:value="82000" calcext:value-type="currency">
            <text:p>₺82.000,00</text:p>
          </table:table-cell>
          <table:table-cell table:style-name="ce611"/>
          <table:table-cell table:style-name="ce621" table:formula="of:=[.K54]/[.$E$5]" office:value-type="percentage" office:value="0.769257891333717" calcext:value-type="percentage">
            <text:p>%76,93</text:p>
          </table:table-cell>
          <table:table-cell table:style-name="ce607" table:formula="of:=[.G53]*[.E54]" office:value-type="currency" office:currency="TRY" office:value="63262.7142851377" calcext:value-type="currency">
            <text:p>₺63.262,71</text:p>
          </table:table-cell>
          <table:table-cell table:style-name="ce634" table:formula="of:=[.H54]/[.S54]" office:value-type="currency" office:currency="USD" office:value="3401.22119812568" calcext:value-type="currency">
            <text:p>$3,401</text:p>
          </table:table-cell>
          <table:table-cell table:style-name="ce607" table:formula="of:=[.J53]+[.H54]" office:value-type="currency" office:currency="TRY" office:value="284168.840926188" calcext:value-type="currency">
            <text:p>₺284.168,84</text:p>
          </table:table-cell>
          <table:table-cell table:formula="of:=[.K53]-[.O54]" office:value-type="currency" office:currency="USD" office:value="346166.051100173" calcext:value-type="currency">
            <text:p>$346,166.05</text:p>
          </table:table-cell>
          <table:table-cell/>
          <table:table-cell table:style-name="ce621" table:formula="of:=[.Q54]/[.$E$5]" office:value-type="percentage" office:value="0.230742108666282" calcext:value-type="percentage">
            <text:p>%23,07</text:p>
          </table:table-cell>
          <table:table-cell table:style-name="ce607" table:formula="of:=[.M53]*[.E54]" office:value-type="currency" office:currency="TRY" office:value="18737.2857148623" calcext:value-type="currency">
            <text:p>₺18.737,29</text:p>
          </table:table-cell>
          <table:table-cell table:formula="of:=[.N54]/[.S54]" office:value-type="currency" office:currency="USD" office:value="1007.38095241195" calcext:value-type="currency">
            <text:p>$1,007</text:p>
          </table:table-cell>
          <table:table-cell table:style-name="ce607" table:formula="of:=[.P53]+[.N54]" office:value-type="currency" office:currency="TRY" office:value="82027.2550738117" calcext:value-type="currency">
            <text:p>₺82.027,26</text:p>
          </table:table-cell>
          <table:table-cell table:style-name="ce643" table:formula="of:=[.Q53]+[.O54]" office:value-type="currency" office:currency="USD" office:value="103833.948899827" calcext:value-type="currency">
            <text:p>$103,833.95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9" office:value-type="currency" office:currency="TRY" office:value="84000" calcext:value-type="currency">
            <text:p>₺84.000,00</text:p>
          </table:table-cell>
          <table:table-cell table:style-name="ce611"/>
          <table:table-cell table:style-name="ce621" table:formula="of:=[.K55]/[.$E$5]" office:value-type="percentage" office:value="0.766942199920579" calcext:value-type="percentage">
            <text:p>%76,69</text:p>
          </table:table-cell>
          <table:table-cell table:style-name="ce607" table:formula="of:=[.G54]*[.E55]" office:value-type="currency" office:currency="TRY" office:value="64617.6628720323" calcext:value-type="currency">
            <text:p>₺64.617,66</text:p>
          </table:table-cell>
          <table:table-cell table:style-name="ce634" table:formula="of:=[.H55]/[.S55]" office:value-type="currency" office:currency="USD" office:value="3474.06789634582" calcext:value-type="currency">
            <text:p>$3,474</text:p>
          </table:table-cell>
          <table:table-cell table:style-name="ce607" table:formula="of:=[.J54]+[.H55]" office:value-type="currency" office:currency="TRY" office:value="348786.50379822" calcext:value-type="currency">
            <text:p>₺348.786,5</text:p>
          </table:table-cell>
          <table:table-cell table:formula="of:=[.K54]-[.O55]" office:value-type="currency" office:currency="USD" office:value="345123.989964261" calcext:value-type="currency">
            <text:p>$345,123.99</text:p>
          </table:table-cell>
          <table:table-cell/>
          <table:table-cell table:style-name="ce621" table:formula="of:=[.Q55]/[.$E$5]" office:value-type="percentage" office:value="0.23305780007942" calcext:value-type="percentage">
            <text:p>%23,31</text:p>
          </table:table-cell>
          <table:table-cell table:style-name="ce607" table:formula="of:=[.M54]*[.E55]" office:value-type="currency" office:currency="TRY" office:value="19382.3371279677" calcext:value-type="currency">
            <text:p>₺19.382,34</text:p>
          </table:table-cell>
          <table:table-cell table:formula="of:=[.N55]/[.S55]" office:value-type="currency" office:currency="USD" office:value="1042.06113591224" calcext:value-type="currency">
            <text:p>$1,042</text:p>
          </table:table-cell>
          <table:table-cell table:style-name="ce607" table:formula="of:=[.P54]+[.N55]" office:value-type="currency" office:currency="TRY" office:value="101409.592201779" calcext:value-type="currency">
            <text:p>₺101.409,59</text:p>
          </table:table-cell>
          <table:table-cell table:style-name="ce643" table:formula="of:=[.Q54]+[.O55]" office:value-type="currency" office:currency="USD" office:value="104876.010035739" calcext:value-type="currency">
            <text:p>$104,876.01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1"/>
          <table:table-cell table:style-name="ce621" table:formula="of:=[.K56]/[.$E$5]" office:value-type="percentage" office:value="0.766915776133722" calcext:value-type="percentage">
            <text:p>%76,69</text:p>
          </table:table-cell>
          <table:table-cell table:style-name="ce607" table:formula="of:=[.G55]*[.E56]" office:value-type="currency" office:currency="TRY" office:value="766.942199920579" calcext:value-type="currency">
            <text:p>₺766,94</text:p>
          </table:table-cell>
          <table:table-cell table:style-name="ce634" table:formula="of:=[.H56]/[.S56]" office:value-type="currency" office:currency="USD" office:value="39.1297040775806" calcext:value-type="currency">
            <text:p>$39</text:p>
          </table:table-cell>
          <table:table-cell table:style-name="ce607" table:formula="of:=[.J55]+[.H56]" office:value-type="currency" office:currency="TRY" office:value="349553.445998141" calcext:value-type="currency">
            <text:p>₺349.553,45</text:p>
          </table:table-cell>
          <table:table-cell table:formula="of:=[.K55]-[.O56]" office:value-type="currency" office:currency="USD" office:value="345112.099260175" calcext:value-type="currency">
            <text:p>$345,112.10</text:p>
          </table:table-cell>
          <table:table-cell table:style-name="ce610"/>
          <table:table-cell table:style-name="ce621" table:formula="of:=[.Q55]/[.$E$5]" office:value-type="percentage" office:value="0.23305780007942" calcext:value-type="percentage">
            <text:p>%23,31</text:p>
          </table:table-cell>
          <table:table-cell table:style-name="ce607" table:formula="of:=[.M55]*[.E56]" office:value-type="currency" office:currency="TRY" office:value="233.05780007942" calcext:value-type="currency">
            <text:p>₺233,06</text:p>
          </table:table-cell>
          <table:table-cell table:formula="of:=[.N56]/[.S56]" office:value-type="currency" office:currency="USD" office:value="11.8907040856847" calcext:value-type="currency">
            <text:p>$12</text:p>
          </table:table-cell>
          <table:table-cell table:style-name="ce607" table:formula="of:=[.P55]+[.N56]" office:value-type="currency" office:currency="TRY" office:value="101642.650001859" calcext:value-type="currency">
            <text:p>₺101.642,65</text:p>
          </table:table-cell>
          <table:table-cell table:style-name="ce643" table:formula="of:=[.Q55]+[.O56]" office:value-type="currency" office:currency="USD" office:value="104887.900739825" calcext:value-type="currency">
            <text:p>$104,887.90</text:p>
          </table:table-cell>
          <table:table-cell table:style-name="ce611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1"/>
          <table:table-cell table:style-name="ce621" table:formula="of:=[.K57]/[.$E$5]" office:value-type="percentage" office:value="0.766887931713163" calcext:value-type="percentage">
            <text:p>%76,69</text:p>
          </table:table-cell>
          <table:table-cell table:style-name="ce607" table:formula="of:=[.G56]*[.E57]" office:value-type="currency" office:currency="TRY" office:value="766.915776133722" calcext:value-type="currency">
            <text:p>₺766,92</text:p>
          </table:table-cell>
          <table:table-cell table:style-name="ce634" table:formula="of:=[.H57]/[.S57]" office:value-type="currency" office:currency="USD" office:value="41.2320309749313" calcext:value-type="currency">
            <text:p>$41</text:p>
          </table:table-cell>
          <table:table-cell table:style-name="ce607" table:formula="of:=[.J56]+[.H57]" office:value-type="currency" office:currency="TRY" office:value="350320.361774275" calcext:value-type="currency">
            <text:p>₺350.320,36</text:p>
          </table:table-cell>
          <table:table-cell table:formula="of:=[.K56]-[.O57]" office:value-type="currency" office:currency="USD" office:value="345099.569270923" calcext:value-type="currency">
            <text:p>$345,099.57</text:p>
          </table:table-cell>
          <table:table-cell table:style-name="ce610"/>
          <table:table-cell table:style-name="ce621" table:formula="of:=[.Q57]/[.$E$5]" office:value-type="percentage" office:value="0.233112068286836" calcext:value-type="percentage">
            <text:p>%23,31</text:p>
          </table:table-cell>
          <table:table-cell table:style-name="ce607" table:formula="of:=[.M56]*[.E57]" office:value-type="currency" office:currency="TRY" office:value="233.05780007942" calcext:value-type="currency">
            <text:p>₺233,06</text:p>
          </table:table-cell>
          <table:table-cell table:formula="of:=[.N57]/[.S57]" office:value-type="currency" office:currency="USD" office:value="12.5299892515817" calcext:value-type="currency">
            <text:p>$13</text:p>
          </table:table-cell>
          <table:table-cell table:style-name="ce607" table:formula="of:=[.P56]+[.N57]" office:value-type="currency" office:currency="TRY" office:value="101875.707801938" calcext:value-type="currency">
            <text:p>₺101.875,71</text:p>
          </table:table-cell>
          <table:table-cell table:style-name="ce643" table:formula="of:=[.Q56]+[.O57]" office:value-type="currency" office:currency="USD" office:value="104900.430729076" calcext:value-type="currency">
            <text:p>$104,900.43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0"/>
          <table:table-cell table:style-name="ce621" table:formula="of:=[.K58]/[.$E$5]" office:value-type="percentage" office:value="0.766860080808947" calcext:value-type="percentage">
            <text:p>%76,69</text:p>
          </table:table-cell>
          <table:table-cell table:style-name="ce607" table:formula="of:=[.G57]*[.E58]" office:value-type="currency" office:currency="TRY" office:value="766.887931713163" calcext:value-type="currency">
            <text:p>₺766,89</text:p>
          </table:table-cell>
          <table:table-cell table:style-name="ce634" table:formula="of:=[.H58]/[.S58]" office:value-type="currency" office:currency="USD" office:value="41.2305339630733" calcext:value-type="currency">
            <text:p>$41</text:p>
          </table:table-cell>
          <table:table-cell table:style-name="ce607" table:formula="of:=[.J57]+[.H58]" office:value-type="currency" office:currency="TRY" office:value="351087.249705988" calcext:value-type="currency">
            <text:p>₺351.087,25</text:p>
          </table:table-cell>
          <table:table-cell table:formula="of:=[.K57]-[.O58]" office:value-type="currency" office:currency="USD" office:value="345087.036364026" calcext:value-type="currency">
            <text:p>$345,087.04</text:p>
          </table:table-cell>
          <table:table-cell/>
          <table:table-cell table:style-name="ce621" table:formula="of:=[.Q58]/[.$E$5]" office:value-type="percentage" office:value="0.233139919191052" calcext:value-type="percentage">
            <text:p>%23,31</text:p>
          </table:table-cell>
          <table:table-cell table:style-name="ce607" table:formula="of:=[.M57]*[.E58]" office:value-type="currency" office:currency="TRY" office:value="233.112068286836" calcext:value-type="currency">
            <text:p>₺233,11</text:p>
          </table:table-cell>
          <table:table-cell table:formula="of:=[.N58]/[.S58]" office:value-type="currency" office:currency="USD" office:value="12.5329068971417" calcext:value-type="currency">
            <text:p>$13</text:p>
          </table:table-cell>
          <table:table-cell table:style-name="ce607" table:formula="of:=[.P57]+[.N58]" office:value-type="currency" office:currency="TRY" office:value="102108.819870225" calcext:value-type="currency">
            <text:p>₺102.108,82</text:p>
          </table:table-cell>
          <table:table-cell table:style-name="ce643" table:formula="of:=[.Q57]+[.O58]" office:value-type="currency" office:currency="USD" office:value="104912.963635974" calcext:value-type="currency">
            <text:p>$104,912.96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0"/>
          <table:table-cell table:style-name="ce621" table:formula="of:=[.K59]/[.$E$5]" office:value-type="percentage" office:value="0.766832226577264" calcext:value-type="percentage">
            <text:p>%76,68</text:p>
          </table:table-cell>
          <table:table-cell table:style-name="ce607" table:formula="of:=[.G58]*[.E59]" office:value-type="currency" office:currency="TRY" office:value="766.860080808947" calcext:value-type="currency">
            <text:p>₺766,86</text:p>
          </table:table-cell>
          <table:table-cell table:style-name="ce634" table:formula="of:=[.H59]/[.S59]" office:value-type="currency" office:currency="USD" office:value="41.2290366026316" calcext:value-type="currency">
            <text:p>$41</text:p>
          </table:table-cell>
          <table:table-cell table:style-name="ce607" table:formula="of:=[.J58]+[.H59]" office:value-type="currency" office:currency="TRY" office:value="351854.109786797" calcext:value-type="currency">
            <text:p>₺351.854,11</text:p>
          </table:table-cell>
          <table:table-cell table:formula="of:=[.K58]-[.O59]" office:value-type="currency" office:currency="USD" office:value="345074.501959769" calcext:value-type="currency">
            <text:p>$345,074.50</text:p>
          </table:table-cell>
          <table:table-cell/>
          <table:table-cell table:style-name="ce621" table:formula="of:=[.Q59]/[.$E$5]" office:value-type="percentage" office:value="0.233167773422736" calcext:value-type="percentage">
            <text:p>%23,32</text:p>
          </table:table-cell>
          <table:table-cell table:style-name="ce607" table:formula="of:=[.M58]*[.E59]" office:value-type="currency" office:currency="TRY" office:value="233.139919191052" calcext:value-type="currency">
            <text:p>₺233,14</text:p>
          </table:table-cell>
          <table:table-cell table:formula="of:=[.N59]/[.S59]" office:value-type="currency" office:currency="USD" office:value="12.5344042575835" calcext:value-type="currency">
            <text:p>$13</text:p>
          </table:table-cell>
          <table:table-cell table:style-name="ce607" table:formula="of:=[.P58]+[.N59]" office:value-type="currency" office:currency="TRY" office:value="102341.959789416" calcext:value-type="currency">
            <text:p>₺102.341,96</text:p>
          </table:table-cell>
          <table:table-cell table:style-name="ce643" table:formula="of:=[.Q58]+[.O59]" office:value-type="currency" office:currency="USD" office:value="104925.498040231" calcext:value-type="currency">
            <text:p>$104,925.50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0"/>
          <table:table-cell table:style-name="ce621" table:formula="of:=[.K60]/[.$E$5]" office:value-type="percentage" office:value="0.766804369017715" calcext:value-type="percentage">
            <text:p>%76,68</text:p>
          </table:table-cell>
          <table:table-cell table:style-name="ce607" table:formula="of:=[.G59]*[.E60]" office:value-type="currency" office:currency="TRY" office:value="766.832226577264" calcext:value-type="currency">
            <text:p>₺766,83</text:p>
          </table:table-cell>
          <table:table-cell table:style-name="ce634" table:formula="of:=[.H60]/[.S60]" office:value-type="currency" office:currency="USD" office:value="41.2275390632937" calcext:value-type="currency">
            <text:p>$41</text:p>
          </table:table-cell>
          <table:table-cell table:style-name="ce607" table:formula="of:=[.J59]+[.H60]" office:value-type="currency" office:currency="TRY" office:value="352620.942013374" calcext:value-type="currency">
            <text:p>₺352.620,94</text:p>
          </table:table-cell>
          <table:table-cell table:formula="of:=[.K59]-[.O60]" office:value-type="currency" office:currency="USD" office:value="345061.966057972" calcext:value-type="currency">
            <text:p>$345,061.97</text:p>
          </table:table-cell>
          <table:table-cell/>
          <table:table-cell table:style-name="ce621" table:formula="of:=[.Q60]/[.$E$5]" office:value-type="percentage" office:value="0.233195630982284" calcext:value-type="percentage">
            <text:p>%23,32</text:p>
          </table:table-cell>
          <table:table-cell table:style-name="ce607" table:formula="of:=[.M59]*[.E60]" office:value-type="currency" office:currency="TRY" office:value="233.167773422736" calcext:value-type="currency">
            <text:p>₺233,17</text:p>
          </table:table-cell>
          <table:table-cell table:formula="of:=[.N60]/[.S60]" office:value-type="currency" office:currency="USD" office:value="12.5359017969213" calcext:value-type="currency">
            <text:p>$13</text:p>
          </table:table-cell>
          <table:table-cell table:style-name="ce607" table:formula="of:=[.P59]+[.N60]" office:value-type="currency" office:currency="TRY" office:value="102575.127562839" calcext:value-type="currency">
            <text:p>₺102.575,13</text:p>
          </table:table-cell>
          <table:table-cell table:style-name="ce643" table:formula="of:=[.Q59]+[.O60]" office:value-type="currency" office:currency="USD" office:value="104938.033942028" calcext:value-type="currency">
            <text:p>$104,938.03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9" office:value-type="currency" office:currency="TRY" office:value="1000" calcext:value-type="currency">
            <text:p>₺1.000,00</text:p>
          </table:table-cell>
          <table:table-cell table:style-name="ce610"/>
          <table:table-cell table:style-name="ce621" table:formula="of:=[.K61]/[.$E$5]" office:value-type="percentage" office:value="0.766776508129903" calcext:value-type="percentage">
            <text:p>%76,68</text:p>
          </table:table-cell>
          <table:table-cell table:style-name="ce607" table:formula="of:=[.G60]*[.E61]" office:value-type="currency" office:currency="TRY" office:value="766.804369017715" calcext:value-type="currency">
            <text:p>₺766,8</text:p>
          </table:table-cell>
          <table:table-cell table:style-name="ce634" table:formula="of:=[.H61]/[.S61]" office:value-type="currency" office:currency="USD" office:value="41.2260413450384" calcext:value-type="currency">
            <text:p>$41</text:p>
          </table:table-cell>
          <table:table-cell table:style-name="ce607" table:formula="of:=[.J60]+[.H61]" office:value-type="currency" office:currency="TRY" office:value="353387.746382392" calcext:value-type="currency">
            <text:p>₺353.387,75</text:p>
          </table:table-cell>
          <table:table-cell table:formula="of:=[.K60]-[.O61]" office:value-type="currency" office:currency="USD" office:value="345049.428658456" calcext:value-type="currency">
            <text:p>$345,049.43</text:p>
          </table:table-cell>
          <table:table-cell/>
          <table:table-cell table:style-name="ce621" table:formula="of:=[.Q61]/[.$E$5]" office:value-type="percentage" office:value="0.233223491870096" calcext:value-type="percentage">
            <text:p>%23,32</text:p>
          </table:table-cell>
          <table:table-cell table:style-name="ce607" table:formula="of:=[.M60]*[.E61]" office:value-type="currency" office:currency="TRY" office:value="233.195630982284" calcext:value-type="currency">
            <text:p>₺233,2</text:p>
          </table:table-cell>
          <table:table-cell table:formula="of:=[.N61]/[.S61]" office:value-type="currency" office:currency="USD" office:value="12.5373995151766" calcext:value-type="currency">
            <text:p>$13</text:p>
          </table:table-cell>
          <table:table-cell table:style-name="ce607" table:formula="of:=[.P60]+[.N61]" office:value-type="currency" office:currency="TRY" office:value="102808.323193821" calcext:value-type="currency">
            <text:p>₺102.808,32</text:p>
          </table:table-cell>
          <table:table-cell table:style-name="ce643" table:formula="of:=[.Q60]+[.O61]" office:value-type="currency" office:currency="USD" office:value="104950.571341543" calcext:value-type="currency">
            <text:p>$104,950.57</text:p>
          </table:table-cell>
          <table:table-cell table:style-name="ce61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office:value-type="string" calcext:value-type="string">
            <text:p>Yıllık Toplam 2022</text:p>
          </table:table-cell>
          <table:table-cell table:style-name="ce578"/>
          <table:table-cell table:style-name="ce590" table:formula="of:=SUM([.D46:.D61])" office:value-type="float" office:value="335000" calcext:value-type="float">
            <text:p>335000</text:p>
          </table:table-cell>
          <table:table-cell table:style-name="ce600" table:formula="of:=SUM([.E46:.E61])" office:value-type="currency" office:currency="TRY" office:value="326405.94" calcext:value-type="currency">
            <text:p>₺326.405,94</text:p>
          </table:table-cell>
          <table:table-cell table:style-name="ce612"/>
          <table:table-cell table:style-name="ce622"/>
          <table:table-cell table:style-name="ce630" table:formula="of:=SUM([.H46:.H57])" office:value-type="currency" office:currency="TRY" office:value="248932.494647616" calcext:value-type="currency">
            <text:p>₺248.932,49</text:p>
          </table:table-cell>
          <table:table-cell table:style-name="ce635" table:formula="of:=SUM([.I46:.I61])" office:value-type="currency" office:currency="USD" office:value="13637.9096806164" calcext:value-type="currency">
            <text:p>$13,638</text:p>
          </table:table-cell>
          <table:table-cell table:style-name="ce640"/>
          <table:table-cell table:style-name="ce647"/>
          <table:table-cell table:style-name="ce613"/>
          <table:table-cell table:style-name="ce593"/>
          <table:table-cell table:style-name="ce630" table:formula="of:=SUM([.N46:.N57])" office:value-type="currency" office:currency="TRY" office:value="73473.418928597" calcext:value-type="currency">
            <text:p>₺73.473,42</text:p>
          </table:table-cell>
          <table:table-cell table:style-name="ce635" table:formula="of:=SUM([.O46:.O61])" office:value-type="currency" office:currency="USD" office:value="4019.97150745199" calcext:value-type="currency">
            <text:p>$4,020</text:p>
          </table:table-cell>
          <table:table-cell table:style-name="ce663"/>
          <table:table-cell table:style-name="ce647"/>
          <table:table-cell table:style-name="ce612"/>
          <table:table-cell table:style-name="ce667"/>
          <table:table-cell table:number-columns-repeated="1005"/>
        </table:table-row>
        <table:table-row table:style-name="ro6">
          <table:table-cell/>
          <table:table-cell table:style-name="ce580"/>
          <table:table-cell table:style-name="ce585" office:value-type="string" calcext:value-type="string">
            <text:p>Toplam – Net 2018-22</text:p>
          </table:table-cell>
          <table:table-cell table:style-name="ce568" table:formula="of:=[.D62]+[.D42]" office:value-type="float" office:value="611029" calcext:value-type="float">
            <text:p>611029</text:p>
          </table:table-cell>
          <table:table-cell table:style-name="ce568" table:formula="of:=[.E62]+[.E42]" office:value-type="float" office:value="456196.096" calcext:value-type="float">
            <text:p>456196,096</text:p>
          </table:table-cell>
          <table:table-cell table:style-name="ce611"/>
          <table:table-cell table:style-name="ce623"/>
          <table:table-cell table:style-name="ce599" table:number-columns-repeated="2"/>
          <table:table-cell table:style-name="ce607"/>
          <table:table-cell table:style-name="ce642"/>
          <table:table-cell table:style-name="ce610"/>
          <table:table-cell table:style-name="ce623"/>
          <table:table-cell table:style-name="ce599"/>
          <table:table-cell table:style-name="ce660"/>
          <table:table-cell table:style-name="ce641"/>
          <table:table-cell table:style-name="ce642"/>
          <table:table-cell table:style-name="ce611"/>
          <table:table-cell table:number-columns-repeated="1006"/>
        </table:table-row>
        <table:table-row table:style-name="ro6">
          <table:table-cell/>
          <table:table-cell table:style-name="ce580" table:number-columns-repeated="2"/>
          <table:table-cell table:style-name="ce591"/>
          <table:table-cell table:style-name="ce599"/>
          <table:table-cell table:style-name="ce611"/>
          <table:table-cell table:style-name="ce623"/>
          <table:table-cell table:style-name="ce599" table:number-columns-repeated="2"/>
          <table:table-cell table:style-name="ce607"/>
          <table:table-cell table:style-name="ce642"/>
          <table:table-cell table:style-name="ce610"/>
          <table:table-cell table:style-name="ce623"/>
          <table:table-cell table:style-name="ce599"/>
          <table:table-cell table:style-name="ce660"/>
          <table:table-cell table:style-name="ce641"/>
          <table:table-cell table:style-name="ce642"/>
          <table:table-cell table:style-name="ce611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91"/>
          <table:table-cell table:style-name="ce599" office:value-type="currency" office:currency="TRY" office:value="11769" calcext:value-type="currency">
            <text:p>₺11.769,00</text:p>
          </table:table-cell>
          <table:table-cell table:style-name="ce611"/>
          <table:table-cell table:style-name="ce621" table:formula="of:=[.K65]/[.$E$5]" office:value-type="percentage" office:value="0.766431899557923" calcext:value-type="percentage">
            <text:p>%76,64</text:p>
          </table:table-cell>
          <table:table-cell table:style-name="ce607" table:formula="of:=[.G61]*[.E65]" office:value-type="currency" office:currency="TRY" office:value="9024.19272418083" calcext:value-type="currency">
            <text:p>₺9.024,19</text:p>
          </table:table-cell>
          <table:table-cell table:style-name="ce634" table:formula="of:=[.H65]/[.S65]" office:value-type="currency" office:currency="USD" office:value="509.841396846375" calcext:value-type="currency">
            <text:p>$510</text:p>
          </table:table-cell>
          <table:table-cell table:style-name="ce607" table:formula="of:=[.J61]+[.H65]" office:value-type="currency" office:currency="TRY" office:value="362411.939106573" calcext:value-type="currency">
            <text:p>₺362.411,94</text:p>
          </table:table-cell>
          <table:table-cell table:formula="of:=[.K61]-[.O65]" office:value-type="currency" office:currency="USD" office:value="344894.354801066" calcext:value-type="currency">
            <text:p>$344,894.35</text:p>
          </table:table-cell>
          <table:table-cell table:style-name="ce610"/>
          <table:table-cell table:style-name="ce621" table:formula="of:=[.Q65]/[.$E$5]" office:value-type="percentage" office:value="0.233568100442076" calcext:value-type="percentage">
            <text:p>%23,36</text:p>
          </table:table-cell>
          <table:table-cell table:style-name="ce607" table:formula="of:=[.M61]*[.E65]" office:value-type="currency" office:currency="TRY" office:value="2744.80727581916" calcext:value-type="currency">
            <text:p>₺2.744,81</text:p>
          </table:table-cell>
          <table:table-cell table:formula="of:=[.N65]/[.S65]" office:value-type="currency" office:currency="USD" office:value="155.073857390913" calcext:value-type="currency">
            <text:p>$155</text:p>
          </table:table-cell>
          <table:table-cell table:style-name="ce607" table:formula="of:=[.P61]+[.N65]" office:value-type="currency" office:currency="TRY" office:value="105553.13046964" calcext:value-type="currency">
            <text:p>₺105.553,13</text:p>
          </table:table-cell>
          <table:table-cell table:style-name="ce643" table:formula="of:=[.Q61]+[.O65]" office:value-type="currency" office:currency="USD" office:value="105105.645198934" calcext:value-type="currency">
            <text:p>$105,105.65</text:p>
          </table:table-cell>
          <table:table-cell table:style-name="ce61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91" office:value-type="float" office:value="3892.36" calcext:value-type="float">
            <text:p>3892,36</text:p>
          </table:table-cell>
          <table:table-cell table:style-name="ce599" office:value-type="currency" office:currency="TRY" office:value="3892.36" calcext:value-type="currency">
            <text:p>₺3.892,36</text:p>
          </table:table-cell>
          <table:table-cell table:style-name="ce611"/>
          <table:table-cell table:style-name="ce621" table:formula="of:=[.K66]/[.$E$5]" office:value-type="percentage" office:value="0.766317758800681" calcext:value-type="percentage">
            <text:p>%76,63</text:p>
          </table:table-cell>
          <table:table-cell table:style-name="ce607" table:formula="of:=[.G65]*[.E66]" office:value-type="currency" office:currency="TRY" office:value="2983.22886856328" calcext:value-type="currency">
            <text:p>₺2.983,23</text:p>
          </table:table-cell>
          <table:table-cell table:style-name="ce634" table:formula="of:=[.H66]/[.S66]" office:value-type="currency" office:currency="USD" office:value="168.544003873632" calcext:value-type="currency">
            <text:p>$169</text:p>
          </table:table-cell>
          <table:table-cell table:style-name="ce607" table:formula="of:=[.J65]+[.H66]" office:value-type="currency" office:currency="TRY" office:value="365395.167975136" calcext:value-type="currency">
            <text:p>₺365.395,17</text:p>
          </table:table-cell>
          <table:table-cell table:formula="of:=[.K65]-[.O66]" office:value-type="currency" office:currency="USD" office:value="344842.991460306" calcext:value-type="currency">
            <text:p>$344,842.99</text:p>
          </table:table-cell>
          <table:table-cell table:style-name="ce610"/>
          <table:table-cell table:style-name="ce621" table:formula="of:=[.Q66]/[.$E$5]" office:value-type="percentage" office:value="0.233682241199318" calcext:value-type="percentage">
            <text:p>%23,37</text:p>
          </table:table-cell>
          <table:table-cell table:style-name="ce607" table:formula="of:=[.M65]*[.E66]" office:value-type="currency" office:currency="TRY" office:value="909.131131436718" calcext:value-type="currency">
            <text:p>₺909,13</text:p>
          </table:table-cell>
          <table:table-cell table:formula="of:=[.N66]/[.S66]" office:value-type="currency" office:currency="USD" office:value="51.3633407591366" calcext:value-type="currency">
            <text:p>$51</text:p>
          </table:table-cell>
          <table:table-cell table:style-name="ce607" table:formula="of:=[.P65]+[.N66]" office:value-type="currency" office:currency="TRY" office:value="106462.261601077" calcext:value-type="currency">
            <text:p>₺106.462,26</text:p>
          </table:table-cell>
          <table:table-cell table:style-name="ce643" table:formula="of:=[.Q65]+[.O66]" office:value-type="currency" office:currency="USD" office:value="105157.008539693" calcext:value-type="currency">
            <text:p>$105,157.01</text:p>
          </table:table-cell>
          <table:table-cell table:style-name="ce61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91" office:value-type="float" office:value="11181.35" calcext:value-type="float">
            <text:p>11181,35</text:p>
          </table:table-cell>
          <table:table-cell table:style-name="ce599" office:value-type="currency" office:currency="TRY" office:value="11181.35" calcext:value-type="currency">
            <text:p>₺11.181,35</text:p>
          </table:table-cell>
          <table:table-cell table:style-name="ce611"/>
          <table:table-cell table:style-name="ce624" table:formula="of:=[.K67]/[.$E$5]" office:value-type="percentage" office:value="0.765989713235379" calcext:value-type="percentage">
            <text:p>76,5990%</text:p>
          </table:table-cell>
          <table:table-cell table:style-name="ce607" table:formula="of:=[.G66]*[.E67]" office:value-type="currency" office:currency="TRY" office:value="8568.46707236599" calcext:value-type="currency">
            <text:p>₺8.568,47</text:p>
          </table:table-cell>
          <table:table-cell table:style-name="ce634" table:formula="of:=[.H67]/[.S67]" office:value-type="currency" office:currency="USD" office:value="484.094184879435" calcext:value-type="currency">
            <text:p>$484</text:p>
          </table:table-cell>
          <table:table-cell table:style-name="ce607" table:formula="of:=[.J66]+[.H67]" office:value-type="currency" office:currency="TRY" office:value="373963.635047502" calcext:value-type="currency">
            <text:p>₺373.963,64</text:p>
          </table:table-cell>
          <table:table-cell table:formula="of:=[.K66]-[.O67]" office:value-type="currency" office:currency="USD" office:value="344695.37095592" calcext:value-type="currency">
            <text:p>$344,695.37</text:p>
          </table:table-cell>
          <table:table-cell table:style-name="ce610"/>
          <table:table-cell table:style-name="ce624" table:formula="of:=[.Q67]/[.$E$5]" office:value-type="percentage" office:value="0.234010286764621" calcext:value-type="percentage">
            <text:p>23,4010%</text:p>
          </table:table-cell>
          <table:table-cell table:style-name="ce607" table:formula="of:=[.M66]*[.E67]" office:value-type="currency" office:currency="TRY" office:value="2612.882927634" calcext:value-type="currency">
            <text:p>₺2.612,88</text:p>
          </table:table-cell>
          <table:table-cell table:formula="of:=[.N67]/[.S67]" office:value-type="currency" office:currency="USD" office:value="147.620504386102" calcext:value-type="currency">
            <text:p>$148</text:p>
          </table:table-cell>
          <table:table-cell table:style-name="ce607" table:formula="of:=[.P66]+[.N67]" office:value-type="currency" office:currency="TRY" office:value="109075.144528711" calcext:value-type="currency">
            <text:p>₺109.075,14</text:p>
          </table:table-cell>
          <table:table-cell table:style-name="ce643" table:formula="of:=[.Q66]+[.O67]" office:value-type="currency" office:currency="USD" office:value="105304.629044079" calcext:value-type="currency">
            <text:p>$105,304.63</text:p>
          </table:table-cell>
          <table:table-cell table:style-name="ce61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table:style-name="ce569"/>
          <table:table-cell table:style-name="ce578" table:number-columns-repeated="2"/>
          <table:table-cell table:style-name="ce590" table:formula="of:=SUM([.D65:.D67])" office:value-type="float" office:value="15073.71" calcext:value-type="float">
            <text:p>15073,71</text:p>
          </table:table-cell>
          <table:table-cell table:style-name="ce600" table:formula="of:=SUM([.E65:.E67])" office:value-type="currency" office:currency="TRY" office:value="26842.71" calcext:value-type="currency">
            <text:p>₺26.842,71</text:p>
          </table:table-cell>
          <table:table-cell table:style-name="ce612"/>
          <table:table-cell table:style-name="ce622"/>
          <table:table-cell table:style-name="ce600" table:formula="of:=SUM([.H65:.H67])" office:value-type="currency" office:currency="TRY" office:value="20575.8886651101" calcext:value-type="currency">
            <text:p>₺20.575,89</text:p>
          </table:table-cell>
          <table:table-cell table:style-name="ce635" table:formula="of:=SUM([.I65:.I67])" office:value-type="currency" office:currency="USD" office:value="1162.47958559944" calcext:value-type="currency">
            <text:p>$1,162</text:p>
          </table:table-cell>
          <table:table-cell table:style-name="ce639"/>
          <table:table-cell table:style-name="ce647"/>
          <table:table-cell table:style-name="ce613"/>
          <table:table-cell table:style-name="ce622"/>
          <table:table-cell table:style-name="ce600" table:formula="of:=SUM([.N65:.N67])" office:value-type="currency" office:currency="TRY" office:value="6266.82133488988" calcext:value-type="currency">
            <text:p>₺6.266,82</text:p>
          </table:table-cell>
          <table:table-cell table:style-name="ce635" table:formula="of:=SUM([.O65:.O67])" office:value-type="currency" office:currency="USD" office:value="354.057702536151" calcext:value-type="currency">
            <text:p>$354</text:p>
          </table:table-cell>
          <table:table-cell table:style-name="ce663"/>
          <table:table-cell table:style-name="ce646"/>
          <table:table-cell table:style-name="ce612"/>
          <table:table-cell table:style-name="ce667"/>
          <table:table-cell table:number-columns-repeated="1005"/>
        </table:table-row>
        <table:table-row table:style-name="ro6">
          <table:table-cell/>
          <table:table-cell table:style-name="ce565"/>
          <table:table-cell table:style-name="ce585" office:value-type="string" calcext:value-type="string">
            <text:p>Toplam – Net 2018-22</text:p>
          </table:table-cell>
          <table:table-cell table:style-name="ce568" table:formula="of:=[.D68]+[.D63]" office:value-type="float" office:value="626102.71" calcext:value-type="float">
            <text:p>626102,71</text:p>
          </table:table-cell>
          <table:table-cell table:style-name="ce601" table:formula="of:=[.E68]+[.E63]" office:value-type="currency" office:currency="TRY" office:value="483038.806" calcext:value-type="currency">
            <text:p>₺483.038,81</text:p>
          </table:table-cell>
          <table:table-cell table:style-name="ce611"/>
          <table:table-cell table:style-name="ce623"/>
          <table:table-cell table:style-name="ce599" table:number-columns-repeated="2"/>
          <table:table-cell table:style-name="ce607"/>
          <table:table-cell table:style-name="ce642"/>
          <table:table-cell table:style-name="ce610"/>
          <table:table-cell table:style-name="ce623"/>
          <table:table-cell table:style-name="ce599"/>
          <table:table-cell table:style-name="ce660"/>
          <table:table-cell table:style-name="ce641"/>
          <table:table-cell table:style-name="ce642"/>
          <table:table-cell table:style-name="ce611"/>
          <table:table-cell table:number-columns-repeated="1006"/>
        </table:table-row>
        <table:table-row table:style-name="ro6">
          <table:table-cell table:style-name="ce568" table:number-columns-repeated="4"/>
          <table:table-cell table:style-name="ce599"/>
          <table:table-cell table:style-name="ce611"/>
          <table:table-cell table:style-name="ce621"/>
          <table:table-cell table:style-name="ce607" table:number-columns-repeated="3"/>
          <table:table-cell/>
          <table:table-cell table:style-name="ce610"/>
          <table:table-cell table:style-name="ce621"/>
          <table:table-cell table:style-name="ce607"/>
          <table:table-cell/>
          <table:table-cell table:style-name="ce607"/>
          <table:table-cell table:style-name="ce643"/>
          <table:table-cell table:style-name="ce611"/>
          <table:table-cell table:number-columns-repeated="1006"/>
        </table:table-row>
        <table:table-row table:style-name="ro6">
          <table:table-cell table:style-name="ce570" table:number-columns-repeated="2"/>
          <table:table-cell table:style-name="ce586" office:value-type="string" calcext:value-type="string" table:number-columns-spanned="3" table:number-rows-spanned="2">
            <text:p>HİSSE ORANLARI - %</text:p>
          </table:table-cell>
          <table:covered-table-cell table:number-columns-repeated="2"/>
          <table:table-cell table:style-name="ce614"/>
          <table:table-cell table:style-name="ce625" table:formula="of:=[.G67]" office:value-type="percentage" office:value="0.765989713235379" calcext:value-type="percentage" table:number-columns-spanned="2" table:number-rows-spanned="2">
            <text:p>76,5990%</text:p>
          </table:table-cell>
          <table:covered-table-cell/>
          <table:table-cell table:style-name="ce614" table:number-columns-repeated="2"/>
          <table:table-cell table:style-name="ce648"/>
          <table:table-cell table:style-name="ce614"/>
          <table:table-cell table:style-name="ce654" table:formula="of:=[.M67]" office:value-type="percentage" office:value="0.234010286764621" calcext:value-type="percentage" table:number-columns-spanned="2" table:number-rows-spanned="2">
            <text:p>23,4010%</text:p>
          </table:table-cell>
          <table:covered-table-cell/>
          <table:table-cell table:style-name="ce632"/>
          <table:table-cell table:style-name="ce568"/>
          <table:table-cell table:number-columns-repeated="1008"/>
        </table:table-row>
        <table:table-row table:style-name="ro6">
          <table:table-cell table:style-name="ce571" office:value-type="date" office:date-value="2022-12-31" calcext:value-type="date">
            <text:p>31.12.2022</text:p>
          </table:table-cell>
          <table:table-cell table:style-name="ce570"/>
          <table:covered-table-cell table:number-columns-repeated="3"/>
          <table:table-cell table:style-name="ce572"/>
          <table:covered-table-cell table:number-columns-repeated="2"/>
          <table:table-cell table:style-name="ce572" table:number-columns-repeated="2"/>
          <table:table-cell table:style-name="ce649"/>
          <table:table-cell table:style-name="ce572"/>
          <table:covered-table-cell table:number-columns-repeated="2"/>
          <table:table-cell table:style-name="ce632"/>
          <table:table-cell table:style-name="ce568"/>
          <table:table-cell table:number-columns-repeated="1008"/>
        </table:table-row>
        <table:table-row table:style-name="ro6">
          <table:table-cell table:style-name="ce571"/>
          <table:table-cell table:style-name="ce570"/>
          <table:table-cell table:style-name="ce587"/>
          <table:table-cell table:style-name="ce592"/>
          <table:table-cell table:style-name="ce602"/>
          <table:table-cell table:style-name="ce572"/>
          <table:table-cell table:style-name="ce627"/>
          <table:table-cell table:style-name="ce572" table:number-columns-repeated="3"/>
          <table:table-cell table:style-name="ce649"/>
          <table:table-cell table:style-name="ce572"/>
          <table:table-cell table:style-name="ce627"/>
          <table:table-cell table:style-name="ce656"/>
          <table:table-cell table:style-name="ce632"/>
          <table:table-cell table:style-name="ce568"/>
          <table:table-cell table:number-columns-repeated="1008"/>
        </table:table-row>
        <table:table-row table:style-name="ro6">
          <table:table-cell table:style-name="ce570" table:number-columns-repeated="4"/>
          <table:table-cell table:style-name="ce603" office:value-type="string" calcext:value-type="string">
            <text:p>NET GELİR – TL</text:p>
          </table:table-cell>
          <table:table-cell table:style-name="ce568"/>
          <table:table-cell table:style-name="ce621"/>
          <table:table-cell table:style-name="ce568"/>
          <table:table-cell table:style-name="ce636" table:formula="of:=[.I68]+[.I62]+[.I41]+[.I28]+[.I15]+[.I10]" office:value-type="currency" office:currency="USD" office:value="25792.5855966612" calcext:value-type="currency">
            <text:p>$25,793</text:p>
          </table:table-cell>
          <table:table-cell table:style-name="ce641" table:formula="of:=[.J67]" office:value-type="currency" office:currency="TRY" office:value="373963.635047502" calcext:value-type="currency">
            <text:p>₺373.963,64</text:p>
          </table:table-cell>
          <table:table-cell table:style-name="ce650"/>
          <table:table-cell table:style-name="ce568"/>
          <table:table-cell table:style-name="ce621"/>
          <table:table-cell table:style-name="ce568"/>
          <table:table-cell table:style-name="ce661" table:formula="of:=[.O68]+[.O62]+[.O41]+[.O28]+[.O15]+[.O10]" office:value-type="currency" office:currency="USD" office:value="7435.94904407936" calcext:value-type="currency">
            <text:p>$7,435.95</text:p>
          </table:table-cell>
          <table:table-cell table:style-name="ce641" table:formula="of:=[.P67]" office:value-type="currency" office:currency="TRY" office:value="109075.144528711" calcext:value-type="currency">
            <text:p>₺109.075,14</text:p>
          </table:table-cell>
          <table:table-cell table:number-columns-repeated="1008"/>
        </table:table-row>
        <table:table-row table:style-name="ro6">
          <table:table-cell table:style-name="ce570" table:number-columns-repeated="4"/>
          <table:table-cell table:style-name="ce603"/>
          <table:table-cell table:style-name="ce568"/>
          <table:table-cell table:style-name="ce621"/>
          <table:table-cell table:style-name="ce568" table:number-columns-repeated="3"/>
          <table:table-cell table:style-name="ce650"/>
          <table:table-cell table:style-name="ce568"/>
          <table:table-cell table:style-name="ce621"/>
          <table:table-cell table:style-name="ce568"/>
          <table:table-cell table:style-name="ce447" table:number-columns-repeated="2"/>
          <table:table-cell table:number-columns-repeated="1008"/>
        </table:table-row>
        <table:table-row table:style-name="ro6">
          <table:table-cell table:style-name="ce570" table:number-columns-repeated="2"/>
          <table:table-cell table:style-name="ce588"/>
          <table:table-cell table:style-name="ce593"/>
          <table:table-cell table:style-name="ce604" office:value-type="string" calcext:value-type="string">
            <text:p>MASRAF - USD</text:p>
          </table:table-cell>
          <table:table-cell table:style-name="ce615"/>
          <table:table-cell table:style-name="ce622"/>
          <table:table-cell table:style-name="ce631" table:formula="of:=[.H49]+[.H40]+[.H39]+[.H38]+[.H27]+[.H25]+[.H24]+[.H22]+[.H20]+[.H14]+[.H9]" office:value-type="currency" office:currency="TRY" office:value="-111244.577298339" calcext:value-type="currency">
            <text:p>-₺111.244,58</text:p>
          </table:table-cell>
          <table:table-cell table:style-name="ce637" table:formula="of:=[.I49]+[.I40]+[.I39]+[.I38]+[.I27]+[.I25]+[.I24]+[.I22]+[.I20]+[.I14]+[.I9]" office:value-type="currency" office:currency="USD" office:value="-15286.4871273292" calcext:value-type="currency">
            <text:p>-$15,286</text:p>
          </table:table-cell>
          <table:table-cell table:style-name="ce615"/>
          <table:table-cell table:style-name="ce651"/>
          <table:table-cell table:style-name="ce615"/>
          <table:table-cell table:style-name="ce622"/>
          <table:table-cell table:style-name="ce631" table:formula="of:=[.N49]+[.N40]+[.N39]+[.N38]+[.N27]+[.N25]+[.N24]+[.N22]+[.N20]+[.N14]+[.N9]" office:value-type="currency" office:currency="TRY" office:value="-31819.3267016614" calcext:value-type="currency">
            <text:p>-₺31.819,33</text:p>
          </table:table-cell>
          <table:table-cell table:style-name="ce637" table:formula="of:=[.O49]+[.O40]+[.O39]+[.O38]+[.O27]+[.O25]+[.O24]+[.O22]+[.O20]+[.O14]+[.O9]" office:value-type="currency" office:currency="USD" office:value="-4360.97645415741" calcext:value-type="currency">
            <text:p>-$4,361</text:p>
          </table:table-cell>
          <table:table-cell table:style-name="ce664"/>
          <table:table-cell table:number-columns-repeated="1008"/>
        </table:table-row>
        <table:table-row table:style-name="ro6">
          <table:table-cell table:style-name="ce570" table:number-columns-repeated="4"/>
          <table:table-cell table:style-name="ce605"/>
          <table:table-cell table:style-name="ce568"/>
          <table:table-cell table:style-name="ce621"/>
          <table:table-cell table:style-name="ce632"/>
          <table:table-cell table:style-name="ce568"/>
          <table:table-cell table:style-name="ce641"/>
          <table:table-cell table:style-name="ce650"/>
          <table:table-cell table:style-name="ce568"/>
          <table:table-cell table:style-name="ce621"/>
          <table:table-cell table:style-name="ce632" table:number-columns-repeated="2"/>
          <table:table-cell table:style-name="ce641"/>
          <table:table-cell table:number-columns-repeated="1008"/>
        </table:table-row>
        <table:table-row table:style-name="ro6">
          <table:table-cell table:style-name="ce447" table:number-columns-repeated="4"/>
          <table:table-cell table:style-name="ce471"/>
          <table:table-cell table:style-name="ce568"/>
          <table:table-cell table:style-name="ce621"/>
          <table:table-cell table:style-name="ce601"/>
          <table:table-cell table:style-name="ce568" table:number-columns-repeated="2"/>
          <table:table-cell table:style-name="ce650"/>
          <table:table-cell table:style-name="ce568"/>
          <table:table-cell table:style-name="ce621"/>
          <table:table-cell table:style-name="ce568"/>
          <table:table-cell table:style-name="ce632"/>
          <table:table-cell table:style-name="ce568"/>
          <table:table-cell table:number-columns-repeated="1008"/>
        </table:table-row>
        <table:table-row table:style-name="ro6">
          <table:table-cell table:style-name="ce447" table:number-columns-repeated="5"/>
          <table:table-cell table:number-columns-repeated="1019"/>
        </table:table-row>
        <table:table-row table:style-name="ro6">
          <table:table-cell table:style-name="ce572" office:value-type="string" calcext:value-type="string">
            <text:p>2018-2022</text:p>
          </table:table-cell>
          <table:table-cell table:style-name="ce577" table:number-columns-repeated="2"/>
          <table:table-cell table:style-name="ce594"/>
          <table:table-cell table:style-name="ce606"/>
          <table:table-cell table:number-columns-repeated="1019"/>
        </table:table-row>
        <table:table-row table:style-name="ro6">
          <table:table-cell table:style-name="ce568" office:value-type="string" calcext:value-type="string">
            <text:p>Gelecek</text:p>
          </table:table-cell>
          <table:table-cell table:style-name="ce581" table:formula="of:=[.B84]-[.B85]" office:value-type="currency" office:currency="USD" office:value="-52875.9982222271" calcext:value-type="currency" table:number-columns-spanned="2" table:number-rows-spanned="1">
            <text:p>-$52,876.00</text:p>
          </table:table-cell>
          <table:covered-table-cell/>
          <table:table-cell table:style-name="ce595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Gelen</text:p>
          </table:table-cell>
          <table:table-cell table:style-name="ce486" table:number-columns-spanned="2" table:number-rows-spanned="1"/>
          <table:covered-table-cell/>
          <table:table-cell table:style-name="ce59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Kalan</text:p>
          </table:table-cell>
          <table:table-cell table:style-name="ce486" table:number-columns-spanned="2" table:number-rows-spanned="1"/>
          <table:covered-table-cell/>
          <table:table-cell table:style-name="ce596" office:value-type="currency" office:currency="TRY" office:value="0" calcext:value-type="currency" table:number-columns-spanned="2" table:number-rows-spanned="1">
            <text:p>₺0,00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Masraf</text:p>
          </table:table-cell>
          <table:table-cell table:style-name="ce582" table:formula="of:=[.O76]+[.I76]" office:value-type="currency" office:currency="USD" office:value="-19647.4635814866" calcext:value-type="currency" table:number-columns-spanned="2" table:number-rows-spanned="1">
            <text:p>-$19,647.46</text:p>
          </table:table-cell>
          <table:covered-table-cell/>
          <table:table-cell table:style-name="ce596" table:formula="of:=([.D82]-[.D85])*-1" office:value-type="currency" office:currency="TRY" office:value="-143063.904" calcext:value-type="currency" table:number-columns-spanned="2" table:number-rows-spanned="1">
            <text:p>-₺143.063,90</text:p>
          </table:table-cell>
          <table:covered-table-cell/>
          <table:table-cell table:number-columns-repeated="1019"/>
        </table:table-row>
        <table:table-row table:style-name="ro6">
          <table:table-cell table:style-name="ce568" office:value-type="string" calcext:value-type="string">
            <text:p>NET</text:p>
          </table:table-cell>
          <table:table-cell table:style-name="ce582" table:formula="of:=[.I74]+[.O74]" office:value-type="currency" office:currency="USD" office:value="33228.5346407405" calcext:value-type="currency" table:number-columns-spanned="2" table:number-rows-spanned="1">
            <text:p>$33,228.53</text:p>
          </table:table-cell>
          <table:covered-table-cell/>
          <table:table-cell table:style-name="ce596" table:formula="of:=[.E69]" office:value-type="currency" office:currency="TRY" office:value="483038.806" calcext:value-type="currency" table:number-columns-spanned="2" table:number-rows-spanned="1">
            <text:p>₺483.038,81</text:p>
          </table:table-cell>
          <table:covered-table-cell/>
          <table:table-cell table:number-columns-repeated="1019"/>
        </table:table-row>
        <table:table-row table:style-name="ro6" table:number-rows-repeated="1048350">
          <table:table-cell table:number-columns-repeated="1024"/>
        </table:table-row>
        <table:table-row table:style-name="ro7" table:number-rows-repeated="1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4-BKY" table:style-name="ta1">
        <table:table-column table:style-name="co48" table:default-cell-style-name="ce447"/>
        <table:table-column table:style-name="co9" table:default-cell-style-name="ce447"/>
        <table:table-column table:style-name="co1" table:default-cell-style-name="ce454"/>
        <table:table-column table:style-name="co49" table:default-cell-style-name="ce447"/>
        <table:table-column table:style-name="co50" table:default-cell-style-name="ce447"/>
        <table:table-column table:style-name="co51" table:default-cell-style-name="ce447"/>
        <table:table-column table:style-name="co52" table:default-cell-style-name="ce447"/>
        <table:table-column table:style-name="co1" table:number-columns-repeated="2" table:default-cell-style-name="ce447"/>
        <table:table-column table:style-name="co42" table:default-cell-style-name="ce447"/>
        <table:table-column table:style-name="co1" table:default-cell-style-name="ce447"/>
        <table:table-column table:style-name="co6" table:number-columns-repeated="1013" table:default-cell-style-name="ce447"/>
        <table:table-row table:style-name="ro1">
          <table:table-cell table:style-name="ce671"/>
          <table:table-cell table:style-name="ce672"/>
          <table:table-cell table:style-name="ce599"/>
          <table:table-cell table:style-name="ce642" table:number-columns-repeated="2"/>
          <table:table-cell table:style-name="ce677"/>
          <table:table-cell table:style-name="ce672"/>
          <table:table-cell table:style-name="ce642" table:number-columns-repeated="2"/>
          <table:table-cell table:style-name="ce677"/>
          <table:table-cell table:style-name="ce672"/>
          <table:table-cell table:number-columns-repeated="1013"/>
        </table:table-row>
        <table:table-row table:style-name="ro1">
          <table:table-cell table:style-name="ce671"/>
          <table:table-cell table:number-columns-repeated="5"/>
          <table:table-cell table:style-name="ce672"/>
          <table:table-cell table:style-name="ce642" table:number-columns-repeated="2"/>
          <table:table-cell table:style-name="ce677"/>
          <table:table-cell table:style-name="ce672"/>
          <table:table-cell table:number-columns-repeated="1013"/>
        </table:table-row>
        <table:table-row table:style-name="ro1">
          <table:table-cell table:style-name="ce671"/>
          <table:table-cell table:style-name="ce672"/>
          <table:table-cell/>
          <table:table-cell table:style-name="ce642" table:number-columns-repeated="2"/>
          <table:table-cell table:style-name="ce677"/>
          <table:table-cell table:style-name="ce672"/>
          <table:table-cell table:style-name="ce642" table:number-columns-repeated="2"/>
          <table:table-cell table:style-name="ce677"/>
          <table:table-cell table:style-name="ce672"/>
          <table:table-cell table:number-columns-repeated="1013"/>
        </table:table-row>
        <table:table-row table:style-name="ro1">
          <table:table-cell/>
          <table:table-cell table:style-name="ce469"/>
          <table:table-cell table:style-name="ce673" office:value-type="string" calcext:value-type="string">
            <text:p>GLR</text:p>
          </table:table-cell>
          <table:table-cell table:style-name="ce452" office:value-type="string" calcext:value-type="string">
            <text:p>GDR</text:p>
          </table:table-cell>
          <table:table-cell/>
          <table:table-cell table:style-name="ce452" office:value-type="string" calcext:value-type="string">
            <text:p>BAKİY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formula="of:=['02-11-GLR'.G6]" office:value-type="currency" office:currency="TRY" office:value="21000" calcext:value-type="currency">
            <text:p>₺21.000,00</text:p>
          </table:table-cell>
          <table:table-cell table:style-name="ce454" table:formula="of:=['02-12-GDR'.F16]" office:value-type="currency" office:currency="TRY" office:value="-22399.42" calcext:value-type="currency">
            <text:p>-₺22.399,42</text:p>
          </table:table-cell>
          <table:table-cell table:style-name="ce454" table:formula="of:=[.C5]+[.D5]" office:value-type="currency" office:currency="TRY" office:value="-1399.42" calcext:value-type="currency">
            <text:p>-₺1.399,42</text:p>
          </table:table-cell>
          <table:table-cell table:style-name="ce454" table:formula="of:=[.C5]+[.D5]" office:value-type="currency" office:currency="TRY" office:value="-1399.42" calcext:value-type="currency">
            <text:p>-₺1.399,42</text:p>
          </table:table-cell>
          <table:table-cell table:number-columns-repeated="1018"/>
        </table:table-row>
        <table:table-row table:style-name="ro1">
          <table:table-cell table:style-name="ce471"/>
          <table:table-cell office:value-type="float" office:value="2019" calcext:value-type="float">
            <text:p>2019</text:p>
          </table:table-cell>
          <table:table-cell table:formula="of:=['02-11-GLR'.G15]" office:value-type="currency" office:currency="TRY" office:value="26500" calcext:value-type="currency">
            <text:p>₺26.500,00</text:p>
          </table:table-cell>
          <table:table-cell table:style-name="ce454" table:formula="of:=['02-12-GDR'.F32]" office:value-type="currency" office:currency="TRY" office:value="-3104.82" calcext:value-type="currency">
            <text:p>-₺3.104,82</text:p>
          </table:table-cell>
          <table:table-cell table:style-name="ce454" table:formula="of:=[.C6]+[.D6]" office:value-type="currency" office:currency="TRY" office:value="23395.18" calcext:value-type="currency">
            <text:p>₺23.395,18</text:p>
          </table:table-cell>
          <table:table-cell table:style-name="ce454" table:formula="of:=[.F5]+[.C6]+[.D6]" office:value-type="currency" office:currency="TRY" office:value="21995.76" calcext:value-type="currency">
            <text:p>₺21.995,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'02-11-GLR'.G33]" office:value-type="currency" office:currency="TRY" office:value="64500" calcext:value-type="currency">
            <text:p>₺64.500,00</text:p>
          </table:table-cell>
          <table:table-cell table:style-name="ce454" table:formula="of:=['02-12-GDR'.F84]" office:value-type="currency" office:currency="TRY" office:value="-76896.294" calcext:value-type="currency">
            <text:p>-₺76.896,29</text:p>
          </table:table-cell>
          <table:table-cell table:style-name="ce454" table:formula="of:=[.C7]+[.D7]" office:value-type="currency" office:currency="TRY" office:value="-12396.294" calcext:value-type="currency">
            <text:p>-₺12.396,29</text:p>
          </table:table-cell>
          <table:table-cell table:style-name="ce454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'02-11-GLR'.G53]" office:value-type="currency" office:currency="TRY" office:value="152260" calcext:value-type="currency">
            <text:p>₺152.260,00</text:p>
          </table:table-cell>
          <table:table-cell table:style-name="ce454" table:formula="of:=['02-12-GDR'.F128]" office:value-type="currency" office:currency="TRY" office:value="-32069.31" calcext:value-type="currency">
            <text:p>-₺32.069,31</text:p>
          </table:table-cell>
          <table:table-cell table:style-name="ce454" table:formula="of:=[.C8]+[.D8]" office:value-type="currency" office:currency="TRY" office:value="120190.69" calcext:value-type="currency">
            <text:p>₺120.190,69</text:p>
          </table:table-cell>
          <table:table-cell table:style-name="ce454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'02-11-GLR'.G91]" office:value-type="currency" office:currency="TRY" office:value="361842.71" calcext:value-type="currency">
            <text:p>₺361.842,71</text:p>
          </table:table-cell>
          <table:table-cell table:style-name="ce675" table:formula="of:=['02-12-GDR'.F134]" office:value-type="currency" office:currency="TRY" office:value="-8594.06" calcext:value-type="currency">
            <text:p>-₺8.594,06</text:p>
          </table:table-cell>
          <table:table-cell table:style-name="ce454" table:formula="of:=[.C9]+[.D9]" office:value-type="currency" office:currency="TRY" office:value="353248.65" calcext:value-type="currency">
            <text:p>₺353.248,65</text:p>
          </table:table-cell>
          <table:table-cell table:style-name="ce454" table:formula="of:=[.F8]+[.C9]+[.D9]" office:value-type="currency" office:currency="TRY" office:value="483038.806" calcext:value-type="currency">
            <text:p>₺483.038,81</text:p>
          </table:table-cell>
          <table:table-cell table:number-columns-repeated="1018"/>
        </table:table-row>
        <table:table-row table:style-name="ro1">
          <table:table-cell/>
          <table:table-cell table:style-name="ce469"/>
          <table:table-cell table:number-columns-repeated="2"/>
          <table:table-cell table:style-name="ce46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54" table:formula="of:=SUM([.D5:.D10])" office:value-type="currency" office:currency="TRY" office:value="-143063.904" calcext:value-type="currency">
            <text:p>-₺143.063,90</text:p>
          </table:table-cell>
          <table:table-cell table:style-name="ce454" table:formula="of:=SUM([.E5:.E10])" office:value-type="currency" office:currency="TRY" office:value="483038.806" calcext:value-type="currency">
            <text:p>₺483.038,81</text:p>
          </table:table-cell>
          <table:table-cell table:style-name="ce454"/>
          <table:table-cell table:number-columns-repeated="1018"/>
        </table:table-row>
        <table:table-row table:style-name="ro1">
          <table:table-cell table:number-columns-repeated="2"/>
          <table:table-cell table:style-name="ce674"/>
          <table:table-cell table:style-name="ce676" table:number-columns-repeated="3"/>
          <table:table-cell table:number-columns-repeated="1018"/>
        </table:table-row>
        <table:table-row table:style-name="ro1">
          <table:table-cell/>
          <table:table-cell table:style-name="ce463"/>
          <table:table-cell/>
          <table:table-cell table:style-name="ce539" table:number-columns-repeated="3"/>
          <table:table-cell table:number-columns-repeated="1018"/>
        </table:table-row>
        <table:table-row table:style-name="ro1">
          <table:table-cell/>
          <table:table-cell table:style-name="ce469"/>
          <table:table-cell/>
          <table:table-cell table:style-name="ce469" table:number-columns-repeated="3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1'"/>
    <style:font-face style:name="Calibri Light2" svg:font-family="'Calibri Light'"/>
    <style:font-face style:name="Calibri1" svg:font-family="Calibri1"/>
    <style:font-face style:name="Calibri2" svg:font-family="Calibri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date-style style:name="N116">
      <number:month number:textual="true"/>
      <number:text>.</number:text>
      <number:year/>
    </number:date-style>
    <number:percentage-style style:name="N115">
      <number:number number:decimal-places="4" number:min-decimal-places="4" number:min-integer-digits="1"/>
      <number:text>%</number:text>
    </number:percentage-style>
    <number:date-style style:name="N114">
      <number:day/>
      <number:text>.</number:text>
      <number:month number:textual="true"/>
    </number:date-style>
    <number:percentage-style style:name="N113">
      <number:number number:decimal-places="3" number:min-decimal-places="3" number:min-integer-digits="1"/>
      <number:text>%</number:text>
    </number:percentage-style>
    <number:date-style style:name="N112">
      <number:day/>
      <number:text>.</number:text>
      <number:month/>
      <number:text>.</number:text>
      <number:year/>
    </number:date-style>
    <number:date-style style:name="N111">
      <number:day/>
      <number:text>.</number:text>
      <number:month number:style="long"/>
      <number:text>.</number:text>
      <number:year number:style="long"/>
    </number:date-style>
    <number:currency-style style:name="N10113P0" style:volatile="true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decimal-replacement="" number:grouping="true"/>
      <style:map style:condition="value()&gt;=0" style:apply-style-name="N10113P0"/>
    </number:currency-style>
    <number:currency-style style:name="N10112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</office:styles>
  <office:automatic-styles>
    <style:page-layout style:name="Mpm1">
      <style:page-layout-properties style:num-format="1" style:print-orientation="landscape" fo:margin-top="0.801cm" fo:margin-bottom="0.794cm" fo:margin-left="1cm" fo:margin-right="0.6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10-08T07:01:51.500689564</dc:date>
    <meta:print-date>2023-05-15T10:13:52Z</meta:print-date>
    <meta:editing-cycles>322</meta:editing-cycles>
    <meta:editing-duration>PT16H50M25S</meta:editing-duration>
    <meta:document-statistic meta:table-count="13" meta:cell-count="2883" meta:object-count="1"/>
  </office:meta>
</office:document-meta>
</file>